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Data source: <text:a xlink:href="https://forebears.io/kazakhstan/forenames" xlink:type="simple">https://forebears.io/kazakhstan/forenames</text:a></text:p>
          </table:table-cell>
          <table:covered-table-cell table:style-name="ce6"/>
          <table:covered-table-cell table:number-columns-repeated="3" table:style-name="ce3"/>
          <table:covered-table-cell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7" table:number-rows-spanned="1">
            <text:p>Note: Names with more than 10% of a second gender are treated as IsNB</text:p>
          </table:table-cell>
          <table:covered-table-cell table:style-name="ce6"/>
          <table:covered-table-cell table:number-columns-repeated="3" table:style-name="ce3"/>
          <table:covered-table-cell table:number-columns-repeated="2"/>
          <table:table-cell/>
          <table:table-cell office:value-type="string" calcext:value-type="string">
            <text:p>Results saved as JSON</text:p>
          </table:table-cell>
          <table:table-cell/>
        </table:table-row>
        <table:table-row table:style-name="ro2"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Gender fraction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Frequency</text:p>
          </table:table-cell>
          <table:table-cell table:style-name="ce4" office:value-type="string" calcext:value-type="string">
            <text:p>Gender if not IsMale</text:p>
          </table:table-cell>
          <table:table-cell table:style-name="ce4" office:value-type="string" calcext:value-type="string">
            <text:p>Gender Distribution</text:p>
          </table:table-cell>
          <table:table-cell table:style-name="ce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Gender Distribu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lena" xlink:type="simple">Elena</text:a></text:p>
          </table:table-cell>
          <table:table-cell office:value-type="float" office:value="307744" calcext:value-type="float">
            <text:p>307744</text:p>
          </table:table-cell>
          <table:table-cell table:style-name="ce10" office:value-type="string" calcext:value-type="string">
            <text:p>“1:58”</text:p>
          </table:table-cell>
          <table:table-cell office:value-type="string" calcext:value-type="string">
            <text:p>IsFemale</text:p>
          </table:table-cell>
          <table:table-cell table:formula="of:=IF([.F4]=&quot;&quot;;&quot;IsMale&quot;; [.F4])" office:value-type="string" office:string-value="IsFemale" calcext:value-type="string">
            <text:p>IsFemale</text:p>
          </table:table-cell>
          <table:table-cell/>
          <table:table-cell table:formula="of:=[.C4]" office:value-type="string" office:string-value="Elena" calcext:value-type="string">
            <text:p>Elena</text:p>
          </table:table-cell>
          <table:table-cell table:formula="of:=[.G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ergey" xlink:type="simple">Sergey</text:a></text:p>
          </table:table-cell>
          <table:table-cell office:value-type="float" office:value="289903" calcext:value-type="float">
            <text:p>289903</text:p>
          </table:table-cell>
          <table:table-cell office:value-type="string" calcext:value-type="string">
            <text:p>1:61</text:p>
          </table:table-cell>
          <table:table-cell/>
          <table:table-cell table:formula="of:=IF([.F5]=&quot;&quot;;&quot;IsMale&quot;; [.F5])" office:value-type="string" office:string-value="IsMale" calcext:value-type="string">
            <text:p>IsMale</text:p>
          </table:table-cell>
          <table:table-cell/>
          <table:table-cell table:formula="of:=[.C5]" office:value-type="string" office:string-value="Sergey" calcext:value-type="string">
            <text:p>Sergey</text:p>
          </table:table-cell>
          <table:table-cell table:formula="of:=[.G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talya" xlink:type="simple">Natalya</text:a></text:p>
          </table:table-cell>
          <table:table-cell office:value-type="float" office:value="249655" calcext:value-type="float">
            <text:p>249655</text:p>
          </table:table-cell>
          <table:table-cell office:value-type="string" calcext:value-type="string">
            <text:p>1:71</text:p>
          </table:table-cell>
          <table:table-cell office:value-type="string" calcext:value-type="string">
            <text:p>IsFemale</text:p>
          </table:table-cell>
          <table:table-cell table:formula="of:=IF([.F6]=&quot;&quot;;&quot;IsMale&quot;; [.F6])" office:value-type="string" office:string-value="IsFemale" calcext:value-type="string">
            <text:p>IsFemale</text:p>
          </table:table-cell>
          <table:table-cell/>
          <table:table-cell table:formula="of:=[.C6]" office:value-type="string" office:string-value="Natalya" calcext:value-type="string">
            <text:p>Natalya</text:p>
          </table:table-cell>
          <table:table-cell table:formula="of:=[.G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tyana" xlink:type="simple">Tatyana</text:a></text:p>
          </table:table-cell>
          <table:table-cell office:value-type="float" office:value="243238" calcext:value-type="float">
            <text:p>243238</text:p>
          </table:table-cell>
          <table:table-cell office:value-type="string" calcext:value-type="string">
            <text:p>1:73</text:p>
          </table:table-cell>
          <table:table-cell office:value-type="string" calcext:value-type="string">
            <text:p>IsFemale</text:p>
          </table:table-cell>
          <table:table-cell table:formula="of:=IF([.F7]=&quot;&quot;;&quot;IsMale&quot;; [.F7])" office:value-type="string" office:string-value="IsFemale" calcext:value-type="string">
            <text:p>IsFemale</text:p>
          </table:table-cell>
          <table:table-cell/>
          <table:table-cell table:formula="of:=[.C7]" office:value-type="string" office:string-value="Tatyana" calcext:value-type="string">
            <text:p>Tatyana</text:p>
          </table:table-cell>
          <table:table-cell table:formula="of:=[.G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ladimir" xlink:type="simple">Vladimir</text:a></text:p>
          </table:table-cell>
          <table:table-cell office:value-type="float" office:value="236155" calcext:value-type="float">
            <text:p>236155</text:p>
          </table:table-cell>
          <table:table-cell office:value-type="string" calcext:value-type="string">
            <text:p>1:75</text:p>
          </table:table-cell>
          <table:table-cell/>
          <table:table-cell table:formula="of:=IF([.F8]=&quot;&quot;;&quot;IsMale&quot;; [.F8])" office:value-type="string" office:string-value="IsMale" calcext:value-type="string">
            <text:p>IsMale</text:p>
          </table:table-cell>
          <table:table-cell/>
          <table:table-cell table:formula="of:=[.C8]" office:value-type="string" office:string-value="Vladimir" calcext:value-type="string">
            <text:p>Vladimir</text:p>
          </table:table-cell>
          <table:table-cell table:formula="of:=[.G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olga" xlink:type="simple">Olga</text:a></text:p>
          </table:table-cell>
          <table:table-cell office:value-type="float" office:value="199038" calcext:value-type="float">
            <text:p>199038</text:p>
          </table:table-cell>
          <table:table-cell office:value-type="string" calcext:value-type="string">
            <text:p>1:89</text:p>
          </table:table-cell>
          <table:table-cell office:value-type="string" calcext:value-type="string">
            <text:p>IsFemale</text:p>
          </table:table-cell>
          <table:table-cell table:formula="of:=IF([.F9]=&quot;&quot;;&quot;IsMale&quot;; [.F9])" office:value-type="string" office:string-value="IsFemale" calcext:value-type="string">
            <text:p>IsFemale</text:p>
          </table:table-cell>
          <table:table-cell/>
          <table:table-cell table:formula="of:=[.C9]" office:value-type="string" office:string-value="Olga" calcext:value-type="string">
            <text:p>Olga</text:p>
          </table:table-cell>
          <table:table-cell table:formula="of:=[.G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eksandr" xlink:type="simple">Aleksandr</text:a></text:p>
          </table:table-cell>
          <table:table-cell office:value-type="float" office:value="195789" calcext:value-type="float">
            <text:p>195789</text:p>
          </table:table-cell>
          <table:table-cell office:value-type="string" calcext:value-type="string">
            <text:p>1:91</text:p>
          </table:table-cell>
          <table:table-cell/>
          <table:table-cell table:formula="of:=IF([.F10]=&quot;&quot;;&quot;IsMale&quot;; [.F10])" office:value-type="string" office:string-value="IsMale" calcext:value-type="string">
            <text:p>IsMale</text:p>
          </table:table-cell>
          <table:table-cell/>
          <table:table-cell table:formula="of:=[.C10]" office:value-type="string" office:string-value="Aleksandr" calcext:value-type="string">
            <text:p>Aleksandr</text:p>
          </table:table-cell>
          <table:table-cell table:formula="of:=[.G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rina" xlink:type="simple">Irina</text:a></text:p>
          </table:table-cell>
          <table:table-cell office:value-type="float" office:value="181223" calcext:value-type="float">
            <text:p>181223</text:p>
          </table:table-cell>
          <table:table-cell office:value-type="string" calcext:value-type="string">
            <text:p>1:98</text:p>
          </table:table-cell>
          <table:table-cell office:value-type="string" calcext:value-type="string">
            <text:p>IsFemale</text:p>
          </table:table-cell>
          <table:table-cell table:formula="of:=IF([.F11]=&quot;&quot;;&quot;IsMale&quot;; [.F11])" office:value-type="string" office:string-value="IsFemale" calcext:value-type="string">
            <text:p>IsFemale</text:p>
          </table:table-cell>
          <table:table-cell/>
          <table:table-cell table:formula="of:=[.C11]" office:value-type="string" office:string-value="Irina" calcext:value-type="string">
            <text:p>Irina</text:p>
          </table:table-cell>
          <table:table-cell table:formula="of:=[.G1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exander" xlink:type="simple">Alexander</text:a></text:p>
          </table:table-cell>
          <table:table-cell office:value-type="float" office:value="178259" calcext:value-type="float">
            <text:p>178259</text:p>
          </table:table-cell>
          <table:table-cell office:value-type="string" calcext:value-type="string">
            <text:p>1:100</text:p>
          </table:table-cell>
          <table:table-cell/>
          <table:table-cell table:formula="of:=IF([.F12]=&quot;&quot;;&quot;IsMale&quot;; [.F12])" office:value-type="string" office:string-value="IsMale" calcext:value-type="string">
            <text:p>IsMale</text:p>
          </table:table-cell>
          <table:table-cell/>
          <table:table-cell table:formula="of:=[.C12]" office:value-type="string" office:string-value="Alexander" calcext:value-type="string">
            <text:p>Alexander</text:p>
          </table:table-cell>
          <table:table-cell table:formula="of:=[.G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vetlana" xlink:type="simple">Svetlana</text:a></text:p>
          </table:table-cell>
          <table:table-cell office:value-type="float" office:value="168178" calcext:value-type="float">
            <text:p>168178</text:p>
          </table:table-cell>
          <table:table-cell office:value-type="string" calcext:value-type="string">
            <text:p>1:106</text:p>
          </table:table-cell>
          <table:table-cell office:value-type="string" calcext:value-type="string">
            <text:p>IsFemale</text:p>
          </table:table-cell>
          <table:table-cell table:formula="of:=IF([.F13]=&quot;&quot;;&quot;IsMale&quot;; [.F13])" office:value-type="string" office:string-value="IsFemale" calcext:value-type="string">
            <text:p>IsFemale</text:p>
          </table:table-cell>
          <table:table-cell/>
          <table:table-cell table:formula="of:=[.C13]" office:value-type="string" office:string-value="Svetlana" calcext:value-type="string">
            <text:p>Svetlana</text:p>
          </table:table-cell>
          <table:table-cell table:formula="of:=[.G1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uslan" xlink:type="simple">Ruslan</text:a></text:p>
          </table:table-cell>
          <table:table-cell office:value-type="float" office:value="164660" calcext:value-type="float">
            <text:p>164660</text:p>
          </table:table-cell>
          <table:table-cell office:value-type="string" calcext:value-type="string">
            <text:p>1:108</text:p>
          </table:table-cell>
          <table:table-cell/>
          <table:table-cell table:formula="of:=IF([.F14]=&quot;&quot;;&quot;IsMale&quot;; [.F14])" office:value-type="string" office:string-value="IsMale" calcext:value-type="string">
            <text:p>IsMale</text:p>
          </table:table-cell>
          <table:table-cell/>
          <table:table-cell table:formula="of:=[.C14]" office:value-type="string" office:string-value="Ruslan" calcext:value-type="string">
            <text:p>Ruslan</text:p>
          </table:table-cell>
          <table:table-cell table:formula="of:=[.G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drey" xlink:type="simple">Andrey</text:a></text:p>
          </table:table-cell>
          <table:table-cell office:value-type="float" office:value="163684" calcext:value-type="float">
            <text:p>163684</text:p>
          </table:table-cell>
          <table:table-cell office:value-type="string" calcext:value-type="string">
            <text:p>1:108</text:p>
          </table:table-cell>
          <table:table-cell/>
          <table:table-cell table:formula="of:=IF([.F15]=&quot;&quot;;&quot;IsMale&quot;; [.F15])" office:value-type="string" office:string-value="IsMale" calcext:value-type="string">
            <text:p>IsMale</text:p>
          </table:table-cell>
          <table:table-cell/>
          <table:table-cell table:formula="of:=[.C15]" office:value-type="string" office:string-value="Andrey" calcext:value-type="string">
            <text:p>Andrey</text:p>
          </table:table-cell>
          <table:table-cell table:formula="of:=[.G1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dezhda" xlink:type="simple">Nadezhda</text:a></text:p>
          </table:table-cell>
          <table:table-cell office:value-type="float" office:value="129288" calcext:value-type="float">
            <text:p>129288</text:p>
          </table:table-cell>
          <table:table-cell office:value-type="string" calcext:value-type="string">
            <text:p>1:137</text:p>
          </table:table-cell>
          <table:table-cell office:value-type="string" calcext:value-type="string">
            <text:p>IsFemale</text:p>
          </table:table-cell>
          <table:table-cell table:formula="of:=IF([.F16]=&quot;&quot;;&quot;IsMale&quot;; [.F16])" office:value-type="string" office:string-value="IsFemale" calcext:value-type="string">
            <text:p>IsFemale</text:p>
          </table:table-cell>
          <table:table-cell/>
          <table:table-cell table:formula="of:=[.C16]" office:value-type="string" office:string-value="Nadezhda" calcext:value-type="string">
            <text:p>Nadezhda</text:p>
          </table:table-cell>
          <table:table-cell table:formula="of:=[.G1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gerim" xlink:type="simple">Aygerim</text:a></text:p>
          </table:table-cell>
          <table:table-cell office:value-type="float" office:value="125992" calcext:value-type="float">
            <text:p>125992</text:p>
          </table:table-cell>
          <table:table-cell office:value-type="string" calcext:value-type="string">
            <text:p>1:141</text:p>
          </table:table-cell>
          <table:table-cell office:value-type="string" calcext:value-type="string">
            <text:p>IsFemale</text:p>
          </table:table-cell>
          <table:table-cell table:formula="of:=IF([.F17]=&quot;&quot;;&quot;IsMale&quot;; [.F17])" office:value-type="string" office:string-value="IsFemale" calcext:value-type="string">
            <text:p>IsFemale</text:p>
          </table:table-cell>
          <table:table-cell/>
          <table:table-cell table:formula="of:=[.C17]" office:value-type="string" office:string-value="Aygerim" calcext:value-type="string">
            <text:p>Aygerim</text:p>
          </table:table-cell>
          <table:table-cell table:formula="of:=[.G1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katerina" xlink:type="simple">Ekaterina</text:a></text:p>
          </table:table-cell>
          <table:table-cell office:value-type="float" office:value="121229" calcext:value-type="float">
            <text:p>121229</text:p>
          </table:table-cell>
          <table:table-cell office:value-type="string" calcext:value-type="string">
            <text:p>1:146</text:p>
          </table:table-cell>
          <table:table-cell office:value-type="string" calcext:value-type="string">
            <text:p>IsFemale</text:p>
          </table:table-cell>
          <table:table-cell table:formula="of:=IF([.F18]=&quot;&quot;;&quot;IsMale&quot;; [.F18])" office:value-type="string" office:string-value="IsFemale" calcext:value-type="string">
            <text:p>IsFemale</text:p>
          </table:table-cell>
          <table:table-cell/>
          <table:table-cell table:formula="of:=[.C18]" office:value-type="string" office:string-value="Ekaterina" calcext:value-type="string">
            <text:p>Ekaterina</text:p>
          </table:table-cell>
          <table:table-cell table:formula="of:=[.G1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lina" xlink:type="simple">Galina</text:a></text:p>
          </table:table-cell>
          <table:table-cell office:value-type="float" office:value="120639" calcext:value-type="float">
            <text:p>120639</text:p>
          </table:table-cell>
          <table:table-cell office:value-type="string" calcext:value-type="string">
            <text:p>1:147</text:p>
          </table:table-cell>
          <table:table-cell office:value-type="string" calcext:value-type="string">
            <text:p>IsFemale</text:p>
          </table:table-cell>
          <table:table-cell table:formula="of:=IF([.F19]=&quot;&quot;;&quot;IsMale&quot;; [.F19])" office:value-type="string" office:string-value="IsFemale" calcext:value-type="string">
            <text:p>IsFemale</text:p>
          </table:table-cell>
          <table:table-cell/>
          <table:table-cell table:formula="of:=[.C19]" office:value-type="string" office:string-value="Galina" calcext:value-type="string">
            <text:p>Galina</text:p>
          </table:table-cell>
          <table:table-cell table:formula="of:=[.G1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zamat" xlink:type="simple">Azamat</text:a></text:p>
          </table:table-cell>
          <table:table-cell office:value-type="float" office:value="119329" calcext:value-type="float">
            <text:p>119329</text:p>
          </table:table-cell>
          <table:table-cell office:value-type="string" calcext:value-type="string">
            <text:p>1:149</text:p>
          </table:table-cell>
          <table:table-cell/>
          <table:table-cell table:formula="of:=IF([.F20]=&quot;&quot;;&quot;IsMale&quot;; [.F20])" office:value-type="string" office:string-value="IsMale" calcext:value-type="string">
            <text:p>IsMale</text:p>
          </table:table-cell>
          <table:table-cell/>
          <table:table-cell table:formula="of:=[.C20]" office:value-type="string" office:string-value="Azamat" calcext:value-type="string">
            <text:p>Azamat</text:p>
          </table:table-cell>
          <table:table-cell table:formula="of:=[.G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ina" xlink:type="simple">Marina</text:a></text:p>
          </table:table-cell>
          <table:table-cell office:value-type="float" office:value="115337" calcext:value-type="float">
            <text:p>115337</text:p>
          </table:table-cell>
          <table:table-cell office:value-type="string" calcext:value-type="string">
            <text:p>1:154</text:p>
          </table:table-cell>
          <table:table-cell office:value-type="string" calcext:value-type="string">
            <text:p>IsFemale</text:p>
          </table:table-cell>
          <table:table-cell table:formula="of:=IF([.F21]=&quot;&quot;;&quot;IsMale&quot;; [.F21])" office:value-type="string" office:string-value="IsFemale" calcext:value-type="string">
            <text:p>IsFemale</text:p>
          </table:table-cell>
          <table:table-cell/>
          <table:table-cell table:formula="of:=[.C21]" office:value-type="string" office:string-value="Marina" calcext:value-type="string">
            <text:p>Marina</text:p>
          </table:table-cell>
          <table:table-cell table:formula="of:=[.G2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iktor" xlink:type="simple">Viktor</text:a></text:p>
          </table:table-cell>
          <table:table-cell office:value-type="float" office:value="108248" calcext:value-type="float">
            <text:p>108248</text:p>
          </table:table-cell>
          <table:table-cell office:value-type="string" calcext:value-type="string">
            <text:p>1:164</text:p>
          </table:table-cell>
          <table:table-cell/>
          <table:table-cell table:formula="of:=IF([.F22]=&quot;&quot;;&quot;IsMale&quot;; [.F22])" office:value-type="string" office:string-value="IsMale" calcext:value-type="string">
            <text:p>IsMale</text:p>
          </table:table-cell>
          <table:table-cell/>
          <table:table-cell table:formula="of:=[.C22]" office:value-type="string" office:string-value="Viktor" calcext:value-type="string">
            <text:p>Viktor</text:p>
          </table:table-cell>
          <table:table-cell table:formula="of:=[.G2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talgat" xlink:type="simple">Talgat</text:a></text:p>
          </table:table-cell>
          <table:table-cell office:value-type="float" office:value="105452" calcext:value-type="float">
            <text:p>105452</text:p>
          </table:table-cell>
          <table:table-cell office:value-type="string" calcext:value-type="string">
            <text:p>1:168</text:p>
          </table:table-cell>
          <table:table-cell/>
          <table:table-cell table:formula="of:=IF([.F23]=&quot;&quot;;&quot;IsMale&quot;; [.F23])" office:value-type="string" office:string-value="IsMale" calcext:value-type="string">
            <text:p>IsMale</text:p>
          </table:table-cell>
          <table:table-cell/>
          <table:table-cell table:formula="of:=[.C23]" office:value-type="string" office:string-value="Talgat" calcext:value-type="string">
            <text:p>Talgat</text:p>
          </table:table-cell>
          <table:table-cell table:formula="of:=[.G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inara" xlink:type="simple">Dinara</text:a></text:p>
          </table:table-cell>
          <table:table-cell office:value-type="float" office:value="104051" calcext:value-type="float">
            <text:p>104051</text:p>
          </table:table-cell>
          <table:table-cell office:value-type="string" calcext:value-type="string">
            <text:p>1:171</text:p>
          </table:table-cell>
          <table:table-cell office:value-type="string" calcext:value-type="string">
            <text:p>IsFemale</text:p>
          </table:table-cell>
          <table:table-cell table:formula="of:=IF([.F24]=&quot;&quot;;&quot;IsMale&quot;; [.F24])" office:value-type="string" office:string-value="IsFemale" calcext:value-type="string">
            <text:p>IsFemale</text:p>
          </table:table-cell>
          <table:table-cell/>
          <table:table-cell table:formula="of:=[.C24]" office:value-type="string" office:string-value="Dinara" calcext:value-type="string">
            <text:p>Dinara</text:p>
          </table:table-cell>
          <table:table-cell table:formula="of:=[.G2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ikolay" xlink:type="simple">Nikolay</text:a></text:p>
          </table:table-cell>
          <table:table-cell office:value-type="float" office:value="103690" calcext:value-type="float">
            <text:p>103690</text:p>
          </table:table-cell>
          <table:table-cell office:value-type="string" calcext:value-type="string">
            <text:p>1:171</text:p>
          </table:table-cell>
          <table:table-cell/>
          <table:table-cell table:formula="of:=IF([.F25]=&quot;&quot;;&quot;IsMale&quot;; [.F25])" office:value-type="string" office:string-value="IsMale" calcext:value-type="string">
            <text:p>IsMale</text:p>
          </table:table-cell>
          <table:table-cell/>
          <table:table-cell table:formula="of:=[.C25]" office:value-type="string" office:string-value="Nikolay" calcext:value-type="string">
            <text:p>Nikolay</text:p>
          </table:table-cell>
          <table:table-cell table:formula="of:=[.G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astasiya" xlink:type="simple">Anastasiya</text:a></text:p>
          </table:table-cell>
          <table:table-cell office:value-type="float" office:value="103075" calcext:value-type="float">
            <text:p>103075</text:p>
          </table:table-cell>
          <table:table-cell office:value-type="string" calcext:value-type="string">
            <text:p>1:172</text:p>
          </table:table-cell>
          <table:table-cell office:value-type="string" calcext:value-type="string">
            <text:p>IsFemale</text:p>
          </table:table-cell>
          <table:table-cell table:formula="of:=IF([.F26]=&quot;&quot;;&quot;IsMale&quot;; [.F26])" office:value-type="string" office:string-value="IsFemale" calcext:value-type="string">
            <text:p>IsFemale</text:p>
          </table:table-cell>
          <table:table-cell/>
          <table:table-cell table:formula="of:=[.C26]" office:value-type="string" office:string-value="Anastasiya" calcext:value-type="string">
            <text:p>Anastasiya</text:p>
          </table:table-cell>
          <table:table-cell table:formula="of:=[.G2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erik" xlink:type="simple">Serik</text:a></text:p>
          </table:table-cell>
          <table:table-cell office:value-type="float" office:value="102285" calcext:value-type="float">
            <text:p>102285</text:p>
          </table:table-cell>
          <table:table-cell office:value-type="string" calcext:value-type="string">
            <text:p>1:174</text:p>
          </table:table-cell>
          <table:table-cell/>
          <table:table-cell table:formula="of:=IF([.F27]=&quot;&quot;;&quot;IsMale&quot;; [.F27])" office:value-type="string" office:string-value="IsMale" calcext:value-type="string">
            <text:p>IsMale</text:p>
          </table:table-cell>
          <table:table-cell/>
          <table:table-cell table:formula="of:=[.C27]" office:value-type="string" office:string-value="Serik" calcext:value-type="string">
            <text:p>Serik</text:p>
          </table:table-cell>
          <table:table-cell table:formula="of:=[.G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dina" xlink:type="simple">Madina</text:a></text:p>
          </table:table-cell>
          <table:table-cell office:value-type="float" office:value="101679" calcext:value-type="float">
            <text:p>101679</text:p>
          </table:table-cell>
          <table:table-cell office:value-type="string" calcext:value-type="string">
            <text:p>1:175</text:p>
          </table:table-cell>
          <table:table-cell office:value-type="string" calcext:value-type="string">
            <text:p>IsFemale</text:p>
          </table:table-cell>
          <table:table-cell table:formula="of:=IF([.F28]=&quot;&quot;;&quot;IsMale&quot;; [.F28])" office:value-type="string" office:string-value="IsFemale" calcext:value-type="string">
            <text:p>IsFemale</text:p>
          </table:table-cell>
          <table:table-cell/>
          <table:table-cell table:formula="of:=[.C28]" office:value-type="string" office:string-value="Madina" calcext:value-type="string">
            <text:p>Madina</text:p>
          </table:table-cell>
          <table:table-cell table:formula="of:=[.G2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mitriy" xlink:type="simple">Dmitriy</text:a></text:p>
          </table:table-cell>
          <table:table-cell office:value-type="float" office:value="98175" calcext:value-type="float">
            <text:p>98175</text:p>
          </table:table-cell>
          <table:table-cell office:value-type="string" calcext:value-type="string">
            <text:p>1:181</text:p>
          </table:table-cell>
          <table:table-cell/>
          <table:table-cell table:formula="of:=IF([.F29]=&quot;&quot;;&quot;IsMale&quot;; [.F29])" office:value-type="string" office:string-value="IsMale" calcext:value-type="string">
            <text:p>IsMale</text:p>
          </table:table-cell>
          <table:table-cell/>
          <table:table-cell table:formula="of:=[.C29]" office:value-type="string" office:string-value="Dmitriy" calcext:value-type="string">
            <text:p>Dmitriy</text:p>
          </table:table-cell>
          <table:table-cell table:formula="of:=[.G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sultan" xlink:type="simple">Nursultan</text:a></text:p>
          </table:table-cell>
          <table:table-cell office:value-type="float" office:value="96268" calcext:value-type="float">
            <text:p>96268</text:p>
          </table:table-cell>
          <table:table-cell office:value-type="string" calcext:value-type="string">
            <text:p>1:184</text:p>
          </table:table-cell>
          <table:table-cell/>
          <table:table-cell table:formula="of:=IF([.F30]=&quot;&quot;;&quot;IsMale&quot;; [.F30])" office:value-type="string" office:string-value="IsMale" calcext:value-type="string">
            <text:p>IsMale</text:p>
          </table:table-cell>
          <table:table-cell/>
          <table:table-cell table:formula="of:=[.C30]" office:value-type="string" office:string-value="Nursultan" calcext:value-type="string">
            <text:p>Nursultan</text:p>
          </table:table-cell>
          <table:table-cell table:formula="of:=[.G3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ina" xlink:type="simple">Alina</text:a></text:p>
          </table:table-cell>
          <table:table-cell office:value-type="float" office:value="95073" calcext:value-type="float">
            <text:p>95073</text:p>
          </table:table-cell>
          <table:table-cell office:value-type="string" calcext:value-type="string">
            <text:p>1:187</text:p>
          </table:table-cell>
          <table:table-cell office:value-type="string" calcext:value-type="string">
            <text:p>IsFemale</text:p>
          </table:table-cell>
          <table:table-cell table:formula="of:=IF([.F31]=&quot;&quot;;&quot;IsMale&quot;; [.F31])" office:value-type="string" office:string-value="IsFemale" calcext:value-type="string">
            <text:p>IsFemale</text:p>
          </table:table-cell>
          <table:table-cell/>
          <table:table-cell table:formula="of:=[.C31]" office:value-type="string" office:string-value="Alina" calcext:value-type="string">
            <text:p>Alina</text:p>
          </table:table-cell>
          <table:table-cell table:formula="of:=[.G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na" xlink:type="simple">Anna</text:a></text:p>
          </table:table-cell>
          <table:table-cell office:value-type="float" office:value="93050" calcext:value-type="float">
            <text:p>93050</text:p>
          </table:table-cell>
          <table:table-cell office:value-type="string" calcext:value-type="string">
            <text:p>1:191</text:p>
          </table:table-cell>
          <table:table-cell office:value-type="string" calcext:value-type="string">
            <text:p>IsFemale</text:p>
          </table:table-cell>
          <table:table-cell table:formula="of:=IF([.F32]=&quot;&quot;;&quot;IsMale&quot;; [.F32])" office:value-type="string" office:string-value="IsFemale" calcext:value-type="string">
            <text:p>IsFemale</text:p>
          </table:table-cell>
          <table:table-cell/>
          <table:table-cell table:formula="of:=[.C32]" office:value-type="string" office:string-value="Anna" calcext:value-type="string">
            <text:p>Anna</text:p>
          </table:table-cell>
          <table:table-cell table:formula="of:=[.G3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yudmila" xlink:type="simple">Lyudmila</text:a></text:p>
          </table:table-cell>
          <table:table-cell office:value-type="float" office:value="92704" calcext:value-type="float">
            <text:p>92704</text:p>
          </table:table-cell>
          <table:table-cell office:value-type="string" calcext:value-type="string">
            <text:p>1:191</text:p>
          </table:table-cell>
          <table:table-cell office:value-type="string" calcext:value-type="string">
            <text:p>IsFemale</text:p>
          </table:table-cell>
          <table:table-cell table:formula="of:=IF([.F33]=&quot;&quot;;&quot;IsMale&quot;; [.F33])" office:value-type="string" office:string-value="IsFemale" calcext:value-type="string">
            <text:p>IsFemale</text:p>
          </table:table-cell>
          <table:table-cell/>
          <table:table-cell table:formula="of:=[.C33]" office:value-type="string" office:string-value="Lyudmila" calcext:value-type="string">
            <text:p>Lyudmila</text:p>
          </table:table-cell>
          <table:table-cell table:formula="of:=[.G3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enis" xlink:type="simple">Denis</text:a></text:p>
          </table:table-cell>
          <table:table-cell office:value-type="float" office:value="89982" calcext:value-type="float">
            <text:p>89982</text:p>
          </table:table-cell>
          <table:table-cell office:value-type="string" calcext:value-type="string">
            <text:p>1:197</text:p>
          </table:table-cell>
          <table:table-cell/>
          <table:table-cell table:formula="of:=IF([.F34]=&quot;&quot;;&quot;IsMale&quot;; [.F34])" office:value-type="string" office:string-value="IsMale" calcext:value-type="string">
            <text:p>IsMale</text:p>
          </table:table-cell>
          <table:table-cell/>
          <table:table-cell table:formula="of:=[.C34]" office:value-type="string" office:string-value="Denis" calcext:value-type="string">
            <text:p>Denis</text:p>
          </table:table-cell>
          <table:table-cell table:formula="of:=[.G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kmaral" xlink:type="simple">Akmaral</text:a></text:p>
          </table:table-cell>
          <table:table-cell office:value-type="float" office:value="87128" calcext:value-type="float">
            <text:p>87128</text:p>
          </table:table-cell>
          <table:table-cell office:value-type="string" calcext:value-type="string">
            <text:p>1:204</text:p>
          </table:table-cell>
          <table:table-cell office:value-type="string" calcext:value-type="string">
            <text:p>IsFemale</text:p>
          </table:table-cell>
          <table:table-cell table:formula="of:=IF([.F35]=&quot;&quot;;&quot;IsMale&quot;; [.F35])" office:value-type="string" office:string-value="IsFemale" calcext:value-type="string">
            <text:p>IsFemale</text:p>
          </table:table-cell>
          <table:table-cell/>
          <table:table-cell table:formula="of:=[.C35]" office:value-type="string" office:string-value="Akmaral" calcext:value-type="string">
            <text:p>Akmaral</text:p>
          </table:table-cell>
          <table:table-cell table:formula="of:=[.G3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alentina" xlink:type="simple">Valentina</text:a></text:p>
          </table:table-cell>
          <table:table-cell office:value-type="float" office:value="86868" calcext:value-type="float">
            <text:p>86868</text:p>
          </table:table-cell>
          <table:table-cell office:value-type="string" calcext:value-type="string">
            <text:p>1:204</text:p>
          </table:table-cell>
          <table:table-cell office:value-type="string" calcext:value-type="string">
            <text:p>IsFemale</text:p>
          </table:table-cell>
          <table:table-cell table:formula="of:=IF([.F36]=&quot;&quot;;&quot;IsMale&quot;; [.F36])" office:value-type="string" office:string-value="IsFemale" calcext:value-type="string">
            <text:p>IsFemale</text:p>
          </table:table-cell>
          <table:table-cell/>
          <table:table-cell table:formula="of:=[.C36]" office:value-type="string" office:string-value="Valentina" calcext:value-type="string">
            <text:p>Valentina</text:p>
          </table:table-cell>
          <table:table-cell table:formula="of:=[.G3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van" xlink:type="simple">Ivan</text:a></text:p>
          </table:table-cell>
          <table:table-cell office:value-type="float" office:value="85528" calcext:value-type="float">
            <text:p>85528</text:p>
          </table:table-cell>
          <table:table-cell office:value-type="string" calcext:value-type="string">
            <text:p>1:207</text:p>
          </table:table-cell>
          <table:table-cell/>
          <table:table-cell table:formula="of:=IF([.F37]=&quot;&quot;;&quot;IsMale&quot;; [.F37])" office:value-type="string" office:string-value="IsMale" calcext:value-type="string">
            <text:p>IsMale</text:p>
          </table:table-cell>
          <table:table-cell/>
          <table:table-cell table:formula="of:=[.C37]" office:value-type="string" office:string-value="Ivan" calcext:value-type="string">
            <text:p>Ivan</text:p>
          </table:table-cell>
          <table:table-cell table:formula="of:=[.G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el" xlink:type="simple">Asel</text:a></text:p>
          </table:table-cell>
          <table:table-cell office:value-type="float" office:value="84014" calcext:value-type="float">
            <text:p>84014</text:p>
          </table:table-cell>
          <table:table-cell office:value-type="string" calcext:value-type="string">
            <text:p>1:211</text:p>
          </table:table-cell>
          <table:table-cell office:value-type="string" calcext:value-type="string">
            <text:p>IsFemale</text:p>
          </table:table-cell>
          <table:table-cell table:formula="of:=IF([.F38]=&quot;&quot;;&quot;IsMale&quot;; [.F38])" office:value-type="string" office:string-value="IsFemale" calcext:value-type="string">
            <text:p>IsFemale</text:p>
          </table:table-cell>
          <table:table-cell/>
          <table:table-cell table:formula="of:=[.C38]" office:value-type="string" office:string-value="Asel" calcext:value-type="string">
            <text:p>Asel</text:p>
          </table:table-cell>
          <table:table-cell table:formula="of:=[.G3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zhan" xlink:type="simple">Erzhan</text:a></text:p>
          </table:table-cell>
          <table:table-cell office:value-type="float" office:value="82852" calcext:value-type="float">
            <text:p>82852</text:p>
          </table:table-cell>
          <table:table-cell office:value-type="string" calcext:value-type="string">
            <text:p>1:214</text:p>
          </table:table-cell>
          <table:table-cell/>
          <table:table-cell table:formula="of:=IF([.F39]=&quot;&quot;;&quot;IsMale&quot;; [.F39])" office:value-type="string" office:string-value="IsMale" calcext:value-type="string">
            <text:p>IsMale</text:p>
          </table:table-cell>
          <table:table-cell/>
          <table:table-cell table:formula="of:=[.C39]" office:value-type="string" office:string-value="Erzhan" calcext:value-type="string">
            <text:p>Erzhan</text:p>
          </table:table-cell>
          <table:table-cell table:formula="of:=[.G3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rman" xlink:type="simple">Arman</text:a></text:p>
          </table:table-cell>
          <table:table-cell office:value-type="float" office:value="82759" calcext:value-type="float">
            <text:p>82759</text:p>
          </table:table-cell>
          <table:table-cell office:value-type="string" calcext:value-type="string">
            <text:p>1:214</text:p>
          </table:table-cell>
          <table:table-cell/>
          <table:table-cell table:formula="of:=IF([.F40]=&quot;&quot;;&quot;IsMale&quot;; [.F40])" office:value-type="string" office:string-value="IsMale" calcext:value-type="string">
            <text:p>IsMale</text:p>
          </table:table-cell>
          <table:table-cell/>
          <table:table-cell table:formula="of:=[.C40]" office:value-type="string" office:string-value="Arman" calcext:value-type="string">
            <text:p>Arman</text:p>
          </table:table-cell>
          <table:table-cell table:formula="of:=[.G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imur" xlink:type="simple">Timur</text:a></text:p>
          </table:table-cell>
          <table:table-cell office:value-type="float" office:value="75874" calcext:value-type="float">
            <text:p>75874</text:p>
          </table:table-cell>
          <table:table-cell office:value-type="string" calcext:value-type="string">
            <text:p>1:234</text:p>
          </table:table-cell>
          <table:table-cell/>
          <table:table-cell table:formula="of:=IF([.F41]=&quot;&quot;;&quot;IsMale&quot;; [.F41])" office:value-type="string" office:string-value="IsMale" calcext:value-type="string">
            <text:p>IsMale</text:p>
          </table:table-cell>
          <table:table-cell/>
          <table:table-cell table:formula="of:=[.C41]" office:value-type="string" office:string-value="Timur" calcext:value-type="string">
            <text:p>Timur</text:p>
          </table:table-cell>
          <table:table-cell table:formula="of:=[.G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lan" xlink:type="simple">Nurlan</text:a></text:p>
          </table:table-cell>
          <table:table-cell office:value-type="float" office:value="75683" calcext:value-type="float">
            <text:p>75683</text:p>
          </table:table-cell>
          <table:table-cell office:value-type="string" calcext:value-type="string">
            <text:p>1:234</text:p>
          </table:table-cell>
          <table:table-cell/>
          <table:table-cell table:formula="of:=IF([.F42]=&quot;&quot;;&quot;IsMale&quot;; [.F42])" office:value-type="string" office:string-value="IsMale" calcext:value-type="string">
            <text:p>IsMale</text:p>
          </table:table-cell>
          <table:table-cell/>
          <table:table-cell table:formula="of:=[.C42]" office:value-type="string" office:string-value="Nurlan" calcext:value-type="string">
            <text:p>Nurlan</text:p>
          </table:table-cell>
          <table:table-cell table:formula="of:=[.G4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dana" xlink:type="simple">Aydana</text:a></text:p>
          </table:table-cell>
          <table:table-cell office:value-type="float" office:value="74924" calcext:value-type="float">
            <text:p>74924</text:p>
          </table:table-cell>
          <table:table-cell office:value-type="string" calcext:value-type="string">
            <text:p>1:237</text:p>
          </table:table-cell>
          <table:table-cell office:value-type="string" calcext:value-type="string">
            <text:p>IsFemale</text:p>
          </table:table-cell>
          <table:table-cell table:formula="of:=IF([.F43]=&quot;&quot;;&quot;IsMale&quot;; [.F43])" office:value-type="string" office:string-value="IsFemale" calcext:value-type="string">
            <text:p>IsFemale</text:p>
          </table:table-cell>
          <table:table-cell/>
          <table:table-cell table:formula="of:=[.C43]" office:value-type="string" office:string-value="Aydana" calcext:value-type="string">
            <text:p>Aydana</text:p>
          </table:table-cell>
          <table:table-cell table:formula="of:=[.G4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exey" xlink:type="simple">Alexey</text:a></text:p>
          </table:table-cell>
          <table:table-cell office:value-type="float" office:value="73533" calcext:value-type="float">
            <text:p>73533</text:p>
          </table:table-cell>
          <table:table-cell office:value-type="string" calcext:value-type="string">
            <text:p>1:241</text:p>
          </table:table-cell>
          <table:table-cell/>
          <table:table-cell table:formula="of:=IF([.F44]=&quot;&quot;;&quot;IsMale&quot;; [.F44])" office:value-type="string" office:string-value="IsMale" calcext:value-type="string">
            <text:p>IsMale</text:p>
          </table:table-cell>
          <table:table-cell/>
          <table:table-cell table:formula="of:=[.C44]" office:value-type="string" office:string-value="Alexey" calcext:value-type="string">
            <text:p>Alexey</text:p>
          </table:table-cell>
          <table:table-cell table:formula="of:=[.G4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gor" xlink:type="simple">Igor</text:a></text:p>
          </table:table-cell>
          <table:table-cell office:value-type="float" office:value="73167" calcext:value-type="float">
            <text:p>73167</text:p>
          </table:table-cell>
          <table:table-cell office:value-type="string" calcext:value-type="string">
            <text:p>1:243</text:p>
          </table:table-cell>
          <table:table-cell/>
          <table:table-cell table:formula="of:=IF([.F45]=&quot;&quot;;&quot;IsMale&quot;; [.F45])" office:value-type="string" office:string-value="IsMale" calcext:value-type="string">
            <text:p>IsMale</text:p>
          </table:table-cell>
          <table:table-cell/>
          <table:table-cell table:formula="of:=[.C45]" office:value-type="string" office:string-value="Igor" calcext:value-type="string">
            <text:p>Igor</text:p>
          </table:table-cell>
          <table:table-cell table:formula="of:=[.G4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arat" xlink:type="simple">Marat</text:a></text:p>
          </table:table-cell>
          <table:table-cell office:value-type="float" office:value="71545" calcext:value-type="float">
            <text:p>71545</text:p>
          </table:table-cell>
          <table:table-cell office:value-type="string" calcext:value-type="string">
            <text:p>1:248</text:p>
          </table:table-cell>
          <table:table-cell/>
          <table:table-cell table:formula="of:=IF([.F46]=&quot;&quot;;&quot;IsMale&quot;; [.F46])" office:value-type="string" office:string-value="IsMale" calcext:value-type="string">
            <text:p>IsMale</text:p>
          </table:table-cell>
          <table:table-cell/>
          <table:table-cell table:formula="of:=[.C46]" office:value-type="string" office:string-value="Marat" calcext:value-type="string">
            <text:p>Marat</text:p>
          </table:table-cell>
          <table:table-cell table:formula="of:=[.G4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iana" xlink:type="simple">Diana</text:a></text:p>
          </table:table-cell>
          <table:table-cell office:value-type="float" office:value="70757" calcext:value-type="float">
            <text:p>70757</text:p>
          </table:table-cell>
          <table:table-cell office:value-type="string" calcext:value-type="string">
            <text:p>1:251</text:p>
          </table:table-cell>
          <table:table-cell office:value-type="string" calcext:value-type="string">
            <text:p>IsFemale</text:p>
          </table:table-cell>
          <table:table-cell table:formula="of:=IF([.F47]=&quot;&quot;;&quot;IsMale&quot;; [.F47])" office:value-type="string" office:string-value="IsFemale" calcext:value-type="string">
            <text:p>IsFemale</text:p>
          </table:table-cell>
          <table:table-cell/>
          <table:table-cell table:formula="of:=[.C47]" office:value-type="string" office:string-value="Diana" calcext:value-type="string">
            <text:p>Diana</text:p>
          </table:table-cell>
          <table:table-cell table:formula="of:=[.G4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lan" xlink:type="simple">Erlan</text:a></text:p>
          </table:table-cell>
          <table:table-cell office:value-type="float" office:value="69342" calcext:value-type="float">
            <text:p>69342</text:p>
          </table:table-cell>
          <table:table-cell office:value-type="string" calcext:value-type="string">
            <text:p>1:256</text:p>
          </table:table-cell>
          <table:table-cell/>
          <table:table-cell table:formula="of:=IF([.F48]=&quot;&quot;;&quot;IsMale&quot;; [.F48])" office:value-type="string" office:string-value="IsMale" calcext:value-type="string">
            <text:p>IsMale</text:p>
          </table:table-cell>
          <table:table-cell/>
          <table:table-cell table:formula="of:=[.C48]" office:value-type="string" office:string-value="Erlan" calcext:value-type="string">
            <text:p>Erlan</text:p>
          </table:table-cell>
          <table:table-cell table:formula="of:=[.G4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nat" xlink:type="simple">Kanat</text:a></text:p>
          </table:table-cell>
          <table:table-cell office:value-type="float" office:value="69319" calcext:value-type="float">
            <text:p>69319</text:p>
          </table:table-cell>
          <table:table-cell office:value-type="string" calcext:value-type="string">
            <text:p>1:256</text:p>
          </table:table-cell>
          <table:table-cell/>
          <table:table-cell table:formula="of:=IF([.F49]=&quot;&quot;;&quot;IsMale&quot;; [.F49])" office:value-type="string" office:string-value="IsMale" calcext:value-type="string">
            <text:p>IsMale</text:p>
          </table:table-cell>
          <table:table-cell/>
          <table:table-cell table:formula="of:=[.C49]" office:value-type="string" office:string-value="Kanat" calcext:value-type="string">
            <text:p>Kanat</text:p>
          </table:table-cell>
          <table:table-cell table:formula="of:=[.G4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vgeniy" xlink:type="simple">Evgeniy</text:a></text:p>
          </table:table-cell>
          <table:table-cell office:value-type="float" office:value="68404" calcext:value-type="float">
            <text:p>68404</text:p>
          </table:table-cell>
          <table:table-cell office:value-type="string" calcext:value-type="string">
            <text:p>1:259</text:p>
          </table:table-cell>
          <table:table-cell/>
          <table:table-cell table:formula="of:=IF([.F50]=&quot;&quot;;&quot;IsMale&quot;; [.F50])" office:value-type="string" office:string-value="IsMale" calcext:value-type="string">
            <text:p>IsMale</text:p>
          </table:table-cell>
          <table:table-cell/>
          <table:table-cell table:formula="of:=[.C50]" office:value-type="string" office:string-value="Evgeniy" calcext:value-type="string">
            <text:p>Evgeniy</text:p>
          </table:table-cell>
          <table:table-cell table:formula="of:=[.G5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ikhail" xlink:type="simple">Mikhail</text:a></text:p>
          </table:table-cell>
          <table:table-cell office:value-type="float" office:value="68023" calcext:value-type="float">
            <text:p>68023</text:p>
          </table:table-cell>
          <table:table-cell office:value-type="string" calcext:value-type="string">
            <text:p>1:261</text:p>
          </table:table-cell>
          <table:table-cell/>
          <table:table-cell table:formula="of:=IF([.F51]=&quot;&quot;;&quot;IsMale&quot;; [.F51])" office:value-type="string" office:string-value="IsMale" calcext:value-type="string">
            <text:p>IsMale</text:p>
          </table:table-cell>
          <table:table-cell/>
          <table:table-cell table:formula="of:=[.C51]" office:value-type="string" office:string-value="Mikhail" calcext:value-type="string">
            <text:p>Mikhail</text:p>
          </table:table-cell>
          <table:table-cell table:formula="of:=[.G5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kuanysh" xlink:type="simple">Kuanysh</text:a></text:p>
          </table:table-cell>
          <table:table-cell office:value-type="float" office:value="67989" calcext:value-type="float">
            <text:p>67989</text:p>
          </table:table-cell>
          <table:table-cell office:value-type="string" calcext:value-type="string">
            <text:p>1:261</text:p>
          </table:table-cell>
          <table:table-cell/>
          <table:table-cell table:formula="of:=IF([.F52]=&quot;&quot;;&quot;IsMale&quot;; [.F52])" office:value-type="string" office:string-value="IsMale" calcext:value-type="string">
            <text:p>IsMale</text:p>
          </table:table-cell>
          <table:table-cell/>
          <table:table-cell table:formula="of:=[.C52]" office:value-type="string" office:string-value="Kuanysh" calcext:value-type="string">
            <text:p>Kuanysh</text:p>
          </table:table-cell>
          <table:table-cell table:formula="of:=[.G5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yubov" xlink:type="simple">Lyubov</text:a></text:p>
          </table:table-cell>
          <table:table-cell office:value-type="float" office:value="67129" calcext:value-type="float">
            <text:p>67129</text:p>
          </table:table-cell>
          <table:table-cell office:value-type="string" calcext:value-type="string">
            <text:p>1:264</text:p>
          </table:table-cell>
          <table:table-cell office:value-type="string" calcext:value-type="string">
            <text:p>IsFemale</text:p>
          </table:table-cell>
          <table:table-cell table:formula="of:=IF([.F53]=&quot;&quot;;&quot;IsMale&quot;; [.F53])" office:value-type="string" office:string-value="IsFemale" calcext:value-type="string">
            <text:p>IsFemale</text:p>
          </table:table-cell>
          <table:table-cell/>
          <table:table-cell table:formula="of:=[.C53]" office:value-type="string" office:string-value="Lyubov" calcext:value-type="string">
            <text:p>Lyubov</text:p>
          </table:table-cell>
          <table:table-cell table:formula="of:=[.G5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<text:a xlink:href="https://forebears.io/forenames/bakhytzhan" xlink:type="simple">Bakhytzhan</text:a></text:p>
          </table:table-cell>
          <table:table-cell office:value-type="float" office:value="66109" calcext:value-type="float">
            <text:p>66109</text:p>
          </table:table-cell>
          <table:table-cell office:value-type="string" calcext:value-type="string">
            <text:p>1:268</text:p>
          </table:table-cell>
          <table:table-cell/>
          <table:table-cell table:formula="of:=IF([.F54]=&quot;&quot;;&quot;IsMale&quot;; [.F54])" office:value-type="string" office:string-value="IsMale" calcext:value-type="string">
            <text:p>IsMale</text:p>
          </table:table-cell>
          <table:table-cell/>
          <table:table-cell table:formula="of:=[.C54]" office:value-type="string" office:string-value="Bakhytzhan" calcext:value-type="string">
            <text:p>Bakhytzhan</text:p>
          </table:table-cell>
          <table:table-cell table:formula="of:=[.G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pavel" xlink:type="simple">Pavel</text:a></text:p>
          </table:table-cell>
          <table:table-cell office:value-type="float" office:value="63999" calcext:value-type="float">
            <text:p>63999</text:p>
          </table:table-cell>
          <table:table-cell office:value-type="string" calcext:value-type="string">
            <text:p>1:277</text:p>
          </table:table-cell>
          <table:table-cell/>
          <table:table-cell table:formula="of:=IF([.F55]=&quot;&quot;;&quot;IsMale&quot;; [.F55])" office:value-type="string" office:string-value="IsMale" calcext:value-type="string">
            <text:p>IsMale</text:p>
          </table:table-cell>
          <table:table-cell/>
          <table:table-cell table:formula="of:=[.C55]" office:value-type="string" office:string-value="Pavel" calcext:value-type="string">
            <text:p>Pavel</text:p>
          </table:table-cell>
          <table:table-cell table:formula="of:=[.G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eg" xlink:type="simple">Oleg</text:a></text:p>
          </table:table-cell>
          <table:table-cell office:value-type="float" office:value="63964" calcext:value-type="float">
            <text:p>63964</text:p>
          </table:table-cell>
          <table:table-cell office:value-type="string" calcext:value-type="string">
            <text:p>1:277</text:p>
          </table:table-cell>
          <table:table-cell/>
          <table:table-cell table:formula="of:=IF([.F56]=&quot;&quot;;&quot;IsMale&quot;; [.F56])" office:value-type="string" office:string-value="IsMale" calcext:value-type="string">
            <text:p>IsMale</text:p>
          </table:table-cell>
          <table:table-cell/>
          <table:table-cell table:formula="of:=[.C56]" office:value-type="string" office:string-value="Oleg" calcext:value-type="string">
            <text:p>Oleg</text:p>
          </table:table-cell>
          <table:table-cell table:formula="of:=[.G5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nurzhan" xlink:type="simple">Nurzhan</text:a></text:p>
          </table:table-cell>
          <table:table-cell office:value-type="float" office:value="63264" calcext:value-type="float">
            <text:p>63264</text:p>
          </table:table-cell>
          <table:table-cell office:value-type="string" calcext:value-type="string">
            <text:p>1:281</text:p>
          </table:table-cell>
          <table:table-cell/>
          <table:table-cell table:formula="of:=IF([.F57]=&quot;&quot;;&quot;IsMale&quot;; [.F57])" office:value-type="string" office:string-value="IsMale" calcext:value-type="string">
            <text:p>IsMale</text:p>
          </table:table-cell>
          <table:table-cell/>
          <table:table-cell table:formula="of:=[.C57]" office:value-type="string" office:string-value="Nurzhan" calcext:value-type="string">
            <text:p>Nurzhan</text:p>
          </table:table-cell>
          <table:table-cell table:formula="of:=[.G5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oman" xlink:type="simple">Roman</text:a></text:p>
          </table:table-cell>
          <table:table-cell office:value-type="float" office:value="63027" calcext:value-type="float">
            <text:p>63027</text:p>
          </table:table-cell>
          <table:table-cell office:value-type="string" calcext:value-type="string">
            <text:p>1:282</text:p>
          </table:table-cell>
          <table:table-cell/>
          <table:table-cell table:formula="of:=IF([.F58]=&quot;&quot;;&quot;IsMale&quot;; [.F58])" office:value-type="string" office:string-value="IsMale" calcext:value-type="string">
            <text:p>IsMale</text:p>
          </table:table-cell>
          <table:table-cell/>
          <table:table-cell table:formula="of:=[.C58]" office:value-type="string" office:string-value="Roman" calcext:value-type="string">
            <text:p>Roman</text:p>
          </table:table-cell>
          <table:table-cell table:formula="of:=[.G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mira" xlink:type="simple">Gulmira</text:a></text:p>
          </table:table-cell>
          <table:table-cell office:value-type="float" office:value="62182" calcext:value-type="float">
            <text:p>62182</text:p>
          </table:table-cell>
          <table:table-cell office:value-type="string" calcext:value-type="string">
            <text:p>1:285</text:p>
          </table:table-cell>
          <table:table-cell/>
          <table:table-cell table:formula="of:=IF([.F59]=&quot;&quot;;&quot;IsMale&quot;; [.F59])" office:value-type="string" office:string-value="IsMale" calcext:value-type="string">
            <text:p>IsMale</text:p>
          </table:table-cell>
          <table:table-cell/>
          <table:table-cell table:formula="of:=[.C59]" office:value-type="string" office:string-value="Gulmira" calcext:value-type="string">
            <text:p>Gulmira</text:p>
          </table:table-cell>
          <table:table-cell table:formula="of:=[.G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ksim" xlink:type="simple">Maksim</text:a></text:p>
          </table:table-cell>
          <table:table-cell office:value-type="float" office:value="61251" calcext:value-type="float">
            <text:p>61251</text:p>
          </table:table-cell>
          <table:table-cell office:value-type="string" calcext:value-type="string">
            <text:p>1:290</text:p>
          </table:table-cell>
          <table:table-cell/>
          <table:table-cell table:formula="of:=IF([.F60]=&quot;&quot;;&quot;IsMale&quot;; [.F60])" office:value-type="string" office:string-value="IsMale" calcext:value-type="string">
            <text:p>IsMale</text:p>
          </table:table-cell>
          <table:table-cell/>
          <table:table-cell table:formula="of:=[.C60]" office:value-type="string" office:string-value="Maksim" calcext:value-type="string">
            <text:p>Maksim</text:p>
          </table:table-cell>
          <table:table-cell table:formula="of:=[.G6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orken" xlink:type="simple">Orken</text:a></text:p>
          </table:table-cell>
          <table:table-cell office:value-type="float" office:value="60915" calcext:value-type="float">
            <text:p>60915</text:p>
          </table:table-cell>
          <table:table-cell office:value-type="string" calcext:value-type="string">
            <text:p>1:291</text:p>
          </table:table-cell>
          <table:table-cell/>
          <table:table-cell table:formula="of:=IF([.F61]=&quot;&quot;;&quot;IsMale&quot;; [.F61])" office:value-type="string" office:string-value="IsMale" calcext:value-type="string">
            <text:p>IsMale</text:p>
          </table:table-cell>
          <table:table-cell/>
          <table:table-cell table:formula="of:=[.C61]" office:value-type="string" office:string-value="Orken" calcext:value-type="string">
            <text:p>Orken</text:p>
          </table:table-cell>
          <table:table-cell table:formula="of:=[.G6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uren" xlink:type="simple">Dauren</text:a></text:p>
          </table:table-cell>
          <table:table-cell office:value-type="float" office:value="60757" calcext:value-type="float">
            <text:p>60757</text:p>
          </table:table-cell>
          <table:table-cell office:value-type="string" calcext:value-type="string">
            <text:p>1:292</text:p>
          </table:table-cell>
          <table:table-cell/>
          <table:table-cell table:formula="of:=IF([.F62]=&quot;&quot;;&quot;IsMale&quot;; [.F62])" office:value-type="string" office:string-value="IsMale" calcext:value-type="string">
            <text:p>IsMale</text:p>
          </table:table-cell>
          <table:table-cell/>
          <table:table-cell table:formula="of:=[.C62]" office:value-type="string" office:string-value="Dauren" calcext:value-type="string">
            <text:p>Dauren</text:p>
          </table:table-cell>
          <table:table-cell table:formula="of:=[.G6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vgeny" xlink:type="simple">Evgeny</text:a></text:p>
          </table:table-cell>
          <table:table-cell office:value-type="float" office:value="60500" calcext:value-type="float">
            <text:p>60500</text:p>
          </table:table-cell>
          <table:table-cell office:value-type="string" calcext:value-type="string">
            <text:p>1:293</text:p>
          </table:table-cell>
          <table:table-cell/>
          <table:table-cell table:formula="of:=IF([.F63]=&quot;&quot;;&quot;IsMale&quot;; [.F63])" office:value-type="string" office:string-value="IsMale" calcext:value-type="string">
            <text:p>IsMale</text:p>
          </table:table-cell>
          <table:table-cell/>
          <table:table-cell table:formula="of:=[.C63]" office:value-type="string" office:string-value="Evgeny" calcext:value-type="string">
            <text:p>Evgeny</text:p>
          </table:table-cell>
          <table:table-cell table:formula="of:=[.G6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astasia" xlink:type="simple">Anastasia</text:a></text:p>
          </table:table-cell>
          <table:table-cell office:value-type="float" office:value="58700" calcext:value-type="float">
            <text:p>58700</text:p>
          </table:table-cell>
          <table:table-cell office:value-type="string" calcext:value-type="string">
            <text:p>1:302</text:p>
          </table:table-cell>
          <table:table-cell office:value-type="string" calcext:value-type="string">
            <text:p>IsFemale</text:p>
          </table:table-cell>
          <table:table-cell table:formula="of:=IF([.F64]=&quot;&quot;;&quot;IsMale&quot;; [.F64])" office:value-type="string" office:string-value="IsFemale" calcext:value-type="string">
            <text:p>IsFemale</text:p>
          </table:table-cell>
          <table:table-cell/>
          <table:table-cell table:formula="of:=[.C64]" office:value-type="string" office:string-value="Anastasia" calcext:value-type="string">
            <text:p>Anastasia</text:p>
          </table:table-cell>
          <table:table-cell table:formula="of:=[.G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mitry" xlink:type="simple">Dmitry</text:a></text:p>
          </table:table-cell>
          <table:table-cell office:value-type="float" office:value="57262" calcext:value-type="float">
            <text:p>57262</text:p>
          </table:table-cell>
          <table:table-cell office:value-type="string" calcext:value-type="string">
            <text:p>1:310</text:p>
          </table:table-cell>
          <table:table-cell/>
          <table:table-cell table:formula="of:=IF([.F65]=&quot;&quot;;&quot;IsMale&quot;; [.F65])" office:value-type="string" office:string-value="IsMale" calcext:value-type="string">
            <text:p>IsMale</text:p>
          </table:table-cell>
          <table:table-cell/>
          <table:table-cell table:formula="of:=[.C65]" office:value-type="string" office:string-value="Dmitry" calcext:value-type="string">
            <text:p>Dmitry</text:p>
          </table:table-cell>
          <table:table-cell table:formula="of:=[.G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skar" xlink:type="simple">Askar</text:a></text:p>
          </table:table-cell>
          <table:table-cell office:value-type="float" office:value="57116" calcext:value-type="float">
            <text:p>57116</text:p>
          </table:table-cell>
          <table:table-cell office:value-type="string" calcext:value-type="string">
            <text:p>1:311</text:p>
          </table:table-cell>
          <table:table-cell/>
          <table:table-cell table:formula="of:=IF([.F66]=&quot;&quot;;&quot;IsMale&quot;; [.F66])" office:value-type="string" office:string-value="IsMale" calcext:value-type="string">
            <text:p>IsMale</text:p>
          </table:table-cell>
          <table:table-cell/>
          <table:table-cell table:formula="of:=[.C66]" office:value-type="string" office:string-value="Askar" calcext:value-type="string">
            <text:p>Askar</text:p>
          </table:table-cell>
          <table:table-cell table:formula="of:=[.G6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ulet" xlink:type="simple">Daulet</text:a></text:p>
          </table:table-cell>
          <table:table-cell office:value-type="float" office:value="56939" calcext:value-type="float">
            <text:p>56939</text:p>
          </table:table-cell>
          <table:table-cell office:value-type="string" calcext:value-type="string">
            <text:p>1:312</text:p>
          </table:table-cell>
          <table:table-cell/>
          <table:table-cell table:formula="of:=IF([.F67]=&quot;&quot;;&quot;IsMale&quot;; [.F67])" office:value-type="string" office:string-value="IsMale" calcext:value-type="string">
            <text:p>IsMale</text:p>
          </table:table-cell>
          <table:table-cell/>
          <table:table-cell table:formula="of:=[.C67]" office:value-type="string" office:string-value="Daulet" calcext:value-type="string">
            <text:p>Daulet</text:p>
          </table:table-cell>
          <table:table-cell table:formula="of:=[.G6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ltanat" xlink:type="simple">Saltanat</text:a></text:p>
          </table:table-cell>
          <table:table-cell office:value-type="float" office:value="56819" calcext:value-type="float">
            <text:p>56819</text:p>
          </table:table-cell>
          <table:table-cell office:value-type="string" calcext:value-type="string">
            <text:p>1:312</text:p>
          </table:table-cell>
          <table:table-cell office:value-type="string" calcext:value-type="string">
            <text:p>IsFemale</text:p>
          </table:table-cell>
          <table:table-cell table:formula="of:=IF([.F68]=&quot;&quot;;&quot;IsMale&quot;; [.F68])" office:value-type="string" office:string-value="IsFemale" calcext:value-type="string">
            <text:p>IsFemale</text:p>
          </table:table-cell>
          <table:table-cell/>
          <table:table-cell table:formula="of:=[.C68]" office:value-type="string" office:string-value="Saltanat" calcext:value-type="string">
            <text:p>Saltanat</text:p>
          </table:table-cell>
          <table:table-cell table:formula="of:=[.G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iya" xlink:type="simple">Mariya</text:a></text:p>
          </table:table-cell>
          <table:table-cell office:value-type="float" office:value="56341" calcext:value-type="float">
            <text:p>56341</text:p>
          </table:table-cell>
          <table:table-cell office:value-type="string" calcext:value-type="string">
            <text:p>1:315</text:p>
          </table:table-cell>
          <table:table-cell office:value-type="string" calcext:value-type="string">
            <text:p>IsFemale</text:p>
          </table:table-cell>
          <table:table-cell table:formula="of:=IF([.F69]=&quot;&quot;;&quot;IsMale&quot;; [.F69])" office:value-type="string" office:string-value="IsFemale" calcext:value-type="string">
            <text:p>IsFemale</text:p>
          </table:table-cell>
          <table:table-cell/>
          <table:table-cell table:formula="of:=[.C69]" office:value-type="string" office:string-value="Mariya" calcext:value-type="string">
            <text:p>Mariya</text:p>
          </table:table-cell>
          <table:table-cell table:formula="of:=[.G6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eksey" xlink:type="simple">Aleksey</text:a></text:p>
          </table:table-cell>
          <table:table-cell office:value-type="float" office:value="55708" calcext:value-type="float">
            <text:p>55708</text:p>
          </table:table-cell>
          <table:table-cell office:value-type="string" calcext:value-type="string">
            <text:p>1:319</text:p>
          </table:table-cell>
          <table:table-cell/>
          <table:table-cell table:formula="of:=IF([.F70]=&quot;&quot;;&quot;IsMale&quot;; [.F70])" office:value-type="string" office:string-value="IsMale" calcext:value-type="string">
            <text:p>IsMale</text:p>
          </table:table-cell>
          <table:table-cell/>
          <table:table-cell table:formula="of:=[.C70]" office:value-type="string" office:string-value="Aleksey" calcext:value-type="string">
            <text:p>Aleksey</text:p>
          </table:table-cell>
          <table:table-cell table:formula="of:=[.G7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urat" xlink:type="simple">Murat</text:a></text:p>
          </table:table-cell>
          <table:table-cell office:value-type="float" office:value="54828" calcext:value-type="float">
            <text:p>54828</text:p>
          </table:table-cell>
          <table:table-cell office:value-type="string" calcext:value-type="string">
            <text:p>1:324</text:p>
          </table:table-cell>
          <table:table-cell/>
          <table:table-cell table:formula="of:=IF([.F71]=&quot;&quot;;&quot;IsMale&quot;; [.F71])" office:value-type="string" office:string-value="IsMale" calcext:value-type="string">
            <text:p>IsMale</text:p>
          </table:table-cell>
          <table:table-cell/>
          <table:table-cell table:formula="of:=[.C71]" office:value-type="string" office:string-value="Murat" calcext:value-type="string">
            <text:p>Murat</text:p>
          </table:table-cell>
          <table:table-cell table:formula="of:=[.G7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rkhan" xlink:type="simple">Darkhan</text:a></text:p>
          </table:table-cell>
          <table:table-cell office:value-type="float" office:value="54818" calcext:value-type="float">
            <text:p>54818</text:p>
          </table:table-cell>
          <table:table-cell office:value-type="string" calcext:value-type="string">
            <text:p>1:324</text:p>
          </table:table-cell>
          <table:table-cell/>
          <table:table-cell table:formula="of:=IF([.F72]=&quot;&quot;;&quot;IsMale&quot;; [.F72])" office:value-type="string" office:string-value="IsMale" calcext:value-type="string">
            <text:p>IsMale</text:p>
          </table:table-cell>
          <table:table-cell/>
          <table:table-cell table:formula="of:=[.C72]" office:value-type="string" office:string-value="Darkhan" calcext:value-type="string">
            <text:p>Darkhan</text:p>
          </table:table-cell>
          <table:table-cell table:formula="of:=[.G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uyrzhan" xlink:type="simple">Bauyrzhan</text:a></text:p>
          </table:table-cell>
          <table:table-cell office:value-type="float" office:value="54459" calcext:value-type="float">
            <text:p>54459</text:p>
          </table:table-cell>
          <table:table-cell office:value-type="string" calcext:value-type="string">
            <text:p>1:326</text:p>
          </table:table-cell>
          <table:table-cell/>
          <table:table-cell table:formula="of:=IF([.F73]=&quot;&quot;;&quot;IsMale&quot;; [.F73])" office:value-type="string" office:string-value="IsMale" calcext:value-type="string">
            <text:p>IsMale</text:p>
          </table:table-cell>
          <table:table-cell/>
          <table:table-cell table:formula="of:=[.C73]" office:value-type="string" office:string-value="Bauyrzhan" calcext:value-type="string">
            <text:p>Bauyrzhan</text:p>
          </table:table-cell>
          <table:table-cell table:formula="of:=[.G7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ristina" xlink:type="simple">Kristina</text:a></text:p>
          </table:table-cell>
          <table:table-cell office:value-type="float" office:value="54449" calcext:value-type="float">
            <text:p>54449</text:p>
          </table:table-cell>
          <table:table-cell office:value-type="string" calcext:value-type="string">
            <text:p>1:326</text:p>
          </table:table-cell>
          <table:table-cell office:value-type="string" calcext:value-type="string">
            <text:p>IsFemale</text:p>
          </table:table-cell>
          <table:table-cell table:formula="of:=IF([.F74]=&quot;&quot;;&quot;IsMale&quot;; [.F74])" office:value-type="string" office:string-value="IsFemale" calcext:value-type="string">
            <text:p>IsFemale</text:p>
          </table:table-cell>
          <table:table-cell/>
          <table:table-cell table:formula="of:=[.C74]" office:value-type="string" office:string-value="Kristina" calcext:value-type="string">
            <text:p>Kristina</text:p>
          </table:table-cell>
          <table:table-cell table:formula="of:=[.G7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inkar" xlink:type="simple">Inkar</text:a></text:p>
          </table:table-cell>
          <table:table-cell office:value-type="float" office:value="54415" calcext:value-type="float">
            <text:p>54415</text:p>
          </table:table-cell>
          <table:table-cell office:value-type="string" calcext:value-type="string">
            <text:p>1:326</text:p>
          </table:table-cell>
          <table:table-cell office:value-type="string" calcext:value-type="string">
            <text:p>IsFemale</text:p>
          </table:table-cell>
          <table:table-cell table:formula="of:=IF([.F75]=&quot;&quot;;&quot;IsMale&quot;; [.F75])" office:value-type="string" office:string-value="IsFemale" calcext:value-type="string">
            <text:p>IsFemale</text:p>
          </table:table-cell>
          <table:table-cell/>
          <table:table-cell table:formula="of:=[.C75]" office:value-type="string" office:string-value="Inkar" calcext:value-type="string">
            <text:p>Inkar</text:p>
          </table:table-cell>
          <table:table-cell table:formula="of:=[.G7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tugan" xlink:type="simple">Ertugan</text:a></text:p>
          </table:table-cell>
          <table:table-cell office:value-type="float" office:value="54375" calcext:value-type="float">
            <text:p>54375</text:p>
          </table:table-cell>
          <table:table-cell office:value-type="string" calcext:value-type="string">
            <text:p>1:326</text:p>
          </table:table-cell>
          <table:table-cell/>
          <table:table-cell table:formula="of:=IF([.F76]=&quot;&quot;;&quot;IsMale&quot;; [.F76])" office:value-type="string" office:string-value="IsMale" calcext:value-type="string">
            <text:p>IsMale</text:p>
          </table:table-cell>
          <table:table-cell/>
          <table:table-cell table:formula="of:=[.C76]" office:value-type="string" office:string-value="Ertugan" calcext:value-type="string">
            <text:p>Ertugan</text:p>
          </table:table-cell>
          <table:table-cell table:formula="of:=[.G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da" xlink:type="simple">Aida</text:a></text:p>
          </table:table-cell>
          <table:table-cell office:value-type="float" office:value="52817" calcext:value-type="float">
            <text:p>52817</text:p>
          </table:table-cell>
          <table:table-cell office:value-type="string" calcext:value-type="string">
            <text:p>1:336</text:p>
          </table:table-cell>
          <table:table-cell office:value-type="string" calcext:value-type="string">
            <text:p>IsFemale</text:p>
          </table:table-cell>
          <table:table-cell table:formula="of:=IF([.F77]=&quot;&quot;;&quot;IsMale&quot;; [.F77])" office:value-type="string" office:string-value="IsFemale" calcext:value-type="string">
            <text:p>IsFemale</text:p>
          </table:table-cell>
          <table:table-cell/>
          <table:table-cell table:formula="of:=[.C77]" office:value-type="string" office:string-value="Aida" calcext:value-type="string">
            <text:p>Aida</text:p>
          </table:table-cell>
          <table:table-cell table:formula="of:=[.G7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ustam" xlink:type="simple">Rustam</text:a></text:p>
          </table:table-cell>
          <table:table-cell office:value-type="float" office:value="49822" calcext:value-type="float">
            <text:p>49822</text:p>
          </table:table-cell>
          <table:table-cell office:value-type="string" calcext:value-type="string">
            <text:p>1:356</text:p>
          </table:table-cell>
          <table:table-cell/>
          <table:table-cell table:formula="of:=IF([.F78]=&quot;&quot;;&quot;IsMale&quot;; [.F78])" office:value-type="string" office:string-value="IsMale" calcext:value-type="string">
            <text:p>IsMale</text:p>
          </table:table-cell>
          <table:table-cell/>
          <table:table-cell table:formula="of:=[.C78]" office:value-type="string" office:string-value="Rustam" calcext:value-type="string">
            <text:p>Rustam</text:p>
          </table:table-cell>
          <table:table-cell table:formula="of:=[.G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ndos" xlink:type="simple">Zhandos</text:a></text:p>
          </table:table-cell>
          <table:table-cell office:value-type="float" office:value="49806" calcext:value-type="float">
            <text:p>49806</text:p>
          </table:table-cell>
          <table:table-cell office:value-type="string" calcext:value-type="string">
            <text:p>1:356</text:p>
          </table:table-cell>
          <table:table-cell/>
          <table:table-cell table:formula="of:=IF([.F79]=&quot;&quot;;&quot;IsMale&quot;; [.F79])" office:value-type="string" office:string-value="IsMale" calcext:value-type="string">
            <text:p>IsMale</text:p>
          </table:table-cell>
          <table:table-cell/>
          <table:table-cell table:formula="of:=[.C79]" office:value-type="string" office:string-value="Zhandos" calcext:value-type="string">
            <text:p>Zhandos</text:p>
          </table:table-cell>
          <table:table-cell table:formula="of:=[.G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onstantin" xlink:type="simple">Konstantin</text:a></text:p>
          </table:table-cell>
          <table:table-cell office:value-type="float" office:value="49755" calcext:value-type="float">
            <text:p>49755</text:p>
          </table:table-cell>
          <table:table-cell office:value-type="string" calcext:value-type="string">
            <text:p>1:357</text:p>
          </table:table-cell>
          <table:table-cell/>
          <table:table-cell table:formula="of:=IF([.F80]=&quot;&quot;;&quot;IsMale&quot;; [.F80])" office:value-type="string" office:string-value="IsMale" calcext:value-type="string">
            <text:p>IsMale</text:p>
          </table:table-cell>
          <table:table-cell/>
          <table:table-cell table:formula="of:=[.C80]" office:value-type="string" office:string-value="Konstantin" calcext:value-type="string">
            <text:p>Konstantin</text:p>
          </table:table-cell>
          <table:table-cell table:formula="of:=[.G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gul" xlink:type="simple">Aygul</text:a></text:p>
          </table:table-cell>
          <table:table-cell office:value-type="float" office:value="49584" calcext:value-type="float">
            <text:p>49584</text:p>
          </table:table-cell>
          <table:table-cell office:value-type="string" calcext:value-type="string">
            <text:p>1:358</text:p>
          </table:table-cell>
          <table:table-cell office:value-type="string" calcext:value-type="string">
            <text:p>IsFemale</text:p>
          </table:table-cell>
          <table:table-cell table:formula="of:=IF([.F81]=&quot;&quot;;&quot;IsMale&quot;; [.F81])" office:value-type="string" office:string-value="IsFemale" calcext:value-type="string">
            <text:p>IsFemale</text:p>
          </table:table-cell>
          <table:table-cell/>
          <table:table-cell table:formula="of:=[.C81]" office:value-type="string" office:string-value="Aygul" calcext:value-type="string">
            <text:p>Aygul</text:p>
          </table:table-cell>
          <table:table-cell table:formula="of:=[.G8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zhas" xlink:type="simple">Olzhas</text:a></text:p>
          </table:table-cell>
          <table:table-cell office:value-type="float" office:value="49518" calcext:value-type="float">
            <text:p>49518</text:p>
          </table:table-cell>
          <table:table-cell office:value-type="string" calcext:value-type="string">
            <text:p>1:358</text:p>
          </table:table-cell>
          <table:table-cell/>
          <table:table-cell table:formula="of:=IF([.F82]=&quot;&quot;;&quot;IsMale&quot;; [.F82])" office:value-type="string" office:string-value="IsMale" calcext:value-type="string">
            <text:p>IsMale</text:p>
          </table:table-cell>
          <table:table-cell/>
          <table:table-cell table:formula="of:=[.C82]" office:value-type="string" office:string-value="Olzhas" calcext:value-type="string">
            <text:p>Olzhas</text:p>
          </table:table-cell>
          <table:table-cell table:formula="of:=[.G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ibek" xlink:type="simple">Alibek</text:a></text:p>
          </table:table-cell>
          <table:table-cell office:value-type="float" office:value="48942" calcext:value-type="float">
            <text:p>48942</text:p>
          </table:table-cell>
          <table:table-cell office:value-type="string" calcext:value-type="string">
            <text:p>1:363</text:p>
          </table:table-cell>
          <table:table-cell/>
          <table:table-cell table:formula="of:=IF([.F83]=&quot;&quot;;&quot;IsMale&quot;; [.F83])" office:value-type="string" office:string-value="IsMale" calcext:value-type="string">
            <text:p>IsMale</text:p>
          </table:table-cell>
          <table:table-cell/>
          <table:table-cell table:formula="of:=[.C83]" office:value-type="string" office:string-value="Alibek" calcext:value-type="string">
            <text:p>Alibek</text:p>
          </table:table-cell>
          <table:table-cell table:formula="of:=[.G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ulia" xlink:type="simple">Yulia</text:a></text:p>
          </table:table-cell>
          <table:table-cell office:value-type="float" office:value="48321" calcext:value-type="float">
            <text:p>48321</text:p>
          </table:table-cell>
          <table:table-cell office:value-type="string" calcext:value-type="string">
            <text:p>1:367</text:p>
          </table:table-cell>
          <table:table-cell office:value-type="string" calcext:value-type="string">
            <text:p>IsFemale</text:p>
          </table:table-cell>
          <table:table-cell table:formula="of:=IF([.F84]=&quot;&quot;;&quot;IsMale&quot;; [.F84])" office:value-type="string" office:string-value="IsFemale" calcext:value-type="string">
            <text:p>IsFemale</text:p>
          </table:table-cell>
          <table:table-cell/>
          <table:table-cell table:formula="of:=[.C84]" office:value-type="string" office:string-value="Yulia" calcext:value-type="string">
            <text:p>Yulia</text:p>
          </table:table-cell>
          <table:table-cell table:formula="of:=[.G8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na" xlink:type="simple">Dana</text:a>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1:370</text:p>
          </table:table-cell>
          <table:table-cell office:value-type="string" calcext:value-type="string">
            <text:p>IsFemale</text:p>
          </table:table-cell>
          <table:table-cell table:formula="of:=IF([.F85]=&quot;&quot;;&quot;IsMale&quot;; [.F85])" office:value-type="string" office:string-value="IsFemale" calcext:value-type="string">
            <text:p>IsFemale</text:p>
          </table:table-cell>
          <table:table-cell/>
          <table:table-cell table:formula="of:=[.C85]" office:value-type="string" office:string-value="Dana" calcext:value-type="string">
            <text:p>Dana</text:p>
          </table:table-cell>
          <table:table-cell table:formula="of:=[.G8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niar" xlink:type="simple">Daniar</text:a></text:p>
          </table:table-cell>
          <table:table-cell office:value-type="float" office:value="47169" calcext:value-type="float">
            <text:p>47169</text:p>
          </table:table-cell>
          <table:table-cell office:value-type="string" calcext:value-type="string">
            <text:p>1:376</text:p>
          </table:table-cell>
          <table:table-cell/>
          <table:table-cell table:formula="of:=IF([.F86]=&quot;&quot;;&quot;IsMale&quot;; [.F86])" office:value-type="string" office:string-value="IsMale" calcext:value-type="string">
            <text:p>IsMale</text:p>
          </table:table-cell>
          <table:table-cell/>
          <table:table-cell table:formula="of:=[.C86]" office:value-type="string" office:string-value="Daniar" calcext:value-type="string">
            <text:p>Daniar</text:p>
          </table:table-cell>
          <table:table-cell table:formula="of:=[.G8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bol" xlink:type="simple">Erbol</text:a></text:p>
          </table:table-cell>
          <table:table-cell office:value-type="float" office:value="46996" calcext:value-type="float">
            <text:p>46996</text:p>
          </table:table-cell>
          <table:table-cell office:value-type="string" calcext:value-type="string">
            <text:p>1:378</text:p>
          </table:table-cell>
          <table:table-cell/>
          <table:table-cell table:formula="of:=IF([.F87]=&quot;&quot;;&quot;IsMale&quot;; [.F87])" office:value-type="string" office:string-value="IsMale" calcext:value-type="string">
            <text:p>IsMale</text:p>
          </table:table-cell>
          <table:table-cell/>
          <table:table-cell table:formula="of:=[.C87]" office:value-type="string" office:string-value="Erbol" calcext:value-type="string">
            <text:p>Erbol</text:p>
          </table:table-cell>
          <table:table-cell table:formula="of:=[.G8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yuliya" xlink:type="simple">Yuliya</text:a></text:p>
          </table:table-cell>
          <table:table-cell office:value-type="float" office:value="46918" calcext:value-type="float">
            <text:p>46918</text:p>
          </table:table-cell>
          <table:table-cell office:value-type="string" calcext:value-type="string">
            <text:p>1:378</text:p>
          </table:table-cell>
          <table:table-cell office:value-type="string" calcext:value-type="string">
            <text:p>IsFemale</text:p>
          </table:table-cell>
          <table:table-cell table:formula="of:=IF([.F88]=&quot;&quot;;&quot;IsMale&quot;; [.F88])" office:value-type="string" office:string-value="IsFemale" calcext:value-type="string">
            <text:p>IsFemale</text:p>
          </table:table-cell>
          <table:table-cell/>
          <table:table-cell table:formula="of:=[.C88]" office:value-type="string" office:string-value="Yuliya" calcext:value-type="string">
            <text:p>Yuliya</text:p>
          </table:table-cell>
          <table:table-cell table:formula="of:=[.G8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isher" xlink:type="simple">Alisher</text:a></text:p>
          </table:table-cell>
          <table:table-cell office:value-type="float" office:value="46832" calcext:value-type="float">
            <text:p>46832</text:p>
          </table:table-cell>
          <table:table-cell office:value-type="string" calcext:value-type="string">
            <text:p>1:379</text:p>
          </table:table-cell>
          <table:table-cell/>
          <table:table-cell table:formula="of:=IF([.F89]=&quot;&quot;;&quot;IsMale&quot;; [.F89])" office:value-type="string" office:string-value="IsMale" calcext:value-type="string">
            <text:p>IsMale</text:p>
          </table:table-cell>
          <table:table-cell/>
          <table:table-cell table:formula="of:=[.C89]" office:value-type="string" office:string-value="Alisher" calcext:value-type="string">
            <text:p>Alisher</text:p>
          </table:table-cell>
          <table:table-cell table:formula="of:=[.G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mat" xlink:type="simple">Samat</text:a></text:p>
          </table:table-cell>
          <table:table-cell office:value-type="float" office:value="46788" calcext:value-type="float">
            <text:p>46788</text:p>
          </table:table-cell>
          <table:table-cell office:value-type="string" calcext:value-type="string">
            <text:p>1:379</text:p>
          </table:table-cell>
          <table:table-cell/>
          <table:table-cell table:formula="of:=IF([.F90]=&quot;&quot;;&quot;IsMale&quot;; [.F90])" office:value-type="string" office:string-value="IsMale" calcext:value-type="string">
            <text:p>IsMale</text:p>
          </table:table-cell>
          <table:table-cell/>
          <table:table-cell table:formula="of:=[.C90]" office:value-type="string" office:string-value="Samat" calcext:value-type="string">
            <text:p>Samat</text:p>
          </table:table-cell>
          <table:table-cell table:formula="of:=[.G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mir" xlink:type="simple">Damir</text:a></text:p>
          </table:table-cell>
          <table:table-cell office:value-type="float" office:value="46287" calcext:value-type="float">
            <text:p>46287</text:p>
          </table:table-cell>
          <table:table-cell office:value-type="string" calcext:value-type="string">
            <text:p>1:383</text:p>
          </table:table-cell>
          <table:table-cell/>
          <table:table-cell table:formula="of:=IF([.F91]=&quot;&quot;;&quot;IsMale&quot;; [.F91])" office:value-type="string" office:string-value="IsMale" calcext:value-type="string">
            <text:p>IsMale</text:p>
          </table:table-cell>
          <table:table-cell/>
          <table:table-cell table:formula="of:=[.C91]" office:value-type="string" office:string-value="Damir" calcext:value-type="string">
            <text:p>Damir</text:p>
          </table:table-cell>
          <table:table-cell table:formula="of:=[.G9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kerke" xlink:type="simple">Akerke</text:a></text:p>
          </table:table-cell>
          <table:table-cell office:value-type="float" office:value="45367" calcext:value-type="float">
            <text:p>45367</text:p>
          </table:table-cell>
          <table:table-cell office:value-type="string" calcext:value-type="string">
            <text:p>1:391</text:p>
          </table:table-cell>
          <table:table-cell office:value-type="string" calcext:value-type="string">
            <text:p>IsFemale</text:p>
          </table:table-cell>
          <table:table-cell table:formula="of:=IF([.F92]=&quot;&quot;;&quot;IsMale&quot;; [.F92])" office:value-type="string" office:string-value="IsFemale" calcext:value-type="string">
            <text:p>IsFemale</text:p>
          </table:table-cell>
          <table:table-cell/>
          <table:table-cell table:formula="of:=[.C92]" office:value-type="string" office:string-value="Akerke" calcext:value-type="string">
            <text:p>Akerke</text:p>
          </table:table-cell>
          <table:table-cell table:formula="of:=[.G9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rya" xlink:type="simple">Darya</text:a></text:p>
          </table:table-cell>
          <table:table-cell office:value-type="float" office:value="45195" calcext:value-type="float">
            <text:p>45195</text:p>
          </table:table-cell>
          <table:table-cell office:value-type="string" calcext:value-type="string">
            <text:p>1:393</text:p>
          </table:table-cell>
          <table:table-cell office:value-type="string" calcext:value-type="string">
            <text:p>IsFemale</text:p>
          </table:table-cell>
          <table:table-cell table:formula="of:=IF([.F93]=&quot;&quot;;&quot;IsMale&quot;; [.F93])" office:value-type="string" office:string-value="IsFemale" calcext:value-type="string">
            <text:p>IsFemale</text:p>
          </table:table-cell>
          <table:table-cell/>
          <table:table-cell table:formula="of:=[.C93]" office:value-type="string" office:string-value="Darya" calcext:value-type="string">
            <text:p>Darya</text:p>
          </table:table-cell>
          <table:table-cell table:formula="of:=[.G9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arina" xlink:type="simple">Zarina</text:a></text:p>
          </table:table-cell>
          <table:table-cell office:value-type="float" office:value="44548" calcext:value-type="float">
            <text:p>44548</text:p>
          </table:table-cell>
          <table:table-cell office:value-type="string" calcext:value-type="string">
            <text:p>1:398</text:p>
          </table:table-cell>
          <table:table-cell office:value-type="string" calcext:value-type="string">
            <text:p>IsFemale</text:p>
          </table:table-cell>
          <table:table-cell table:formula="of:=IF([.F94]=&quot;&quot;;&quot;IsMale&quot;; [.F94])" office:value-type="string" office:string-value="IsFemale" calcext:value-type="string">
            <text:p>IsFemale</text:p>
          </table:table-cell>
          <table:table-cell/>
          <table:table-cell table:formula="of:=[.C94]" office:value-type="string" office:string-value="Zarina" calcext:value-type="string">
            <text:p>Zarina</text:p>
          </table:table-cell>
          <table:table-cell table:formula="of:=[.G9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uriy" xlink:type="simple">Yuriy</text:a>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1:400</text:p>
          </table:table-cell>
          <table:table-cell/>
          <table:table-cell table:formula="of:=IF([.F95]=&quot;&quot;;&quot;IsMale&quot;; [.F95])" office:value-type="string" office:string-value="IsMale" calcext:value-type="string">
            <text:p>IsMale</text:p>
          </table:table-cell>
          <table:table-cell/>
          <table:table-cell table:formula="of:=[.C95]" office:value-type="string" office:string-value="Yuriy" calcext:value-type="string">
            <text:p>Yuriy</text:p>
          </table:table-cell>
          <table:table-cell table:formula="of:=[.G9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oldir" xlink:type="simple">Moldir</text:a></text:p>
          </table:table-cell>
          <table:table-cell office:value-type="float" office:value="44068" calcext:value-type="float">
            <text:p>44068</text:p>
          </table:table-cell>
          <table:table-cell office:value-type="string" calcext:value-type="string">
            <text:p>1:403</text:p>
          </table:table-cell>
          <table:table-cell office:value-type="string" calcext:value-type="string">
            <text:p>IsFemale</text:p>
          </table:table-cell>
          <table:table-cell table:formula="of:=IF([.F96]=&quot;&quot;;&quot;IsMale&quot;; [.F96])" office:value-type="string" office:string-value="IsFemale" calcext:value-type="string">
            <text:p>IsFemale</text:p>
          </table:table-cell>
          <table:table-cell/>
          <table:table-cell table:formula="of:=[.C96]" office:value-type="string" office:string-value="Moldir" calcext:value-type="string">
            <text:p>Moldir</text:p>
          </table:table-cell>
          <table:table-cell table:formula="of:=[.G9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ton" xlink:type="simple">Anton</text:a></text:p>
          </table:table-cell>
          <table:table-cell office:value-type="float" office:value="41717" calcext:value-type="float">
            <text:p>41717</text:p>
          </table:table-cell>
          <table:table-cell office:value-type="string" calcext:value-type="string">
            <text:p>1:425</text:p>
          </table:table-cell>
          <table:table-cell/>
          <table:table-cell table:formula="of:=IF([.F97]=&quot;&quot;;&quot;IsMale&quot;; [.F97])" office:value-type="string" office:string-value="IsMale" calcext:value-type="string">
            <text:p>IsMale</text:p>
          </table:table-cell>
          <table:table-cell/>
          <table:table-cell table:formula="of:=[.C97]" office:value-type="string" office:string-value="Anton" calcext:value-type="string">
            <text:p>Anton</text:p>
          </table:table-cell>
          <table:table-cell table:formula="of:=[.G9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ustem" xlink:type="simple">Rustem</text:a></text:p>
          </table:table-cell>
          <table:table-cell office:value-type="float" office:value="41500" calcext:value-type="float">
            <text:p>41500</text:p>
          </table:table-cell>
          <table:table-cell office:value-type="string" calcext:value-type="string">
            <text:p>1:428</text:p>
          </table:table-cell>
          <table:table-cell/>
          <table:table-cell table:formula="of:=IF([.F98]=&quot;&quot;;&quot;IsMale&quot;; [.F98])" office:value-type="string" office:string-value="IsMale" calcext:value-type="string">
            <text:p>IsMale</text:p>
          </table:table-cell>
          <table:table-cell/>
          <table:table-cell table:formula="of:=[.C98]" office:value-type="string" office:string-value="Rustem" calcext:value-type="string">
            <text:p>Rustem</text:p>
          </table:table-cell>
          <table:table-cell table:formula="of:=[.G9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xim" xlink:type="simple">Maxim</text:a></text:p>
          </table:table-cell>
          <table:table-cell office:value-type="float" office:value="41406" calcext:value-type="float">
            <text:p>41406</text:p>
          </table:table-cell>
          <table:table-cell office:value-type="string" calcext:value-type="string">
            <text:p>1:429</text:p>
          </table:table-cell>
          <table:table-cell/>
          <table:table-cell table:formula="of:=IF([.F99]=&quot;&quot;;&quot;IsMale&quot;; [.F99])" office:value-type="string" office:string-value="IsMale" calcext:value-type="string">
            <text:p>IsMale</text:p>
          </table:table-cell>
          <table:table-cell/>
          <table:table-cell table:formula="of:=[.C99]" office:value-type="string" office:string-value="Maxim" calcext:value-type="string">
            <text:p>Maxim</text:p>
          </table:table-cell>
          <table:table-cell table:formula="of:=[.G9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zhan" xlink:type="simple">Ayzhan</text:a></text:p>
          </table:table-cell>
          <table:table-cell office:value-type="float" office:value="41191" calcext:value-type="float">
            <text:p>41191</text:p>
          </table:table-cell>
          <table:table-cell office:value-type="string" calcext:value-type="string">
            <text:p>1:431</text:p>
          </table:table-cell>
          <table:table-cell office:value-type="string" calcext:value-type="string">
            <text:p>IsFemale</text:p>
          </table:table-cell>
          <table:table-cell table:formula="of:=IF([.F100]=&quot;&quot;;&quot;IsMale&quot;; [.F100])" office:value-type="string" office:string-value="IsFemale" calcext:value-type="string">
            <text:p>IsFemale</text:p>
          </table:table-cell>
          <table:table-cell/>
          <table:table-cell table:formula="of:=[.C100]" office:value-type="string" office:string-value="Ayzhan" calcext:value-type="string">
            <text:p>Ayzhan</text:p>
          </table:table-cell>
          <table:table-cell table:formula="of:=[.G10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ias" xlink:type="simple">Dias</text:a></text:p>
          </table:table-cell>
          <table:table-cell office:value-type="float" office:value="40966" calcext:value-type="float">
            <text:p>40966</text:p>
          </table:table-cell>
          <table:table-cell office:value-type="string" calcext:value-type="string">
            <text:p>1:433</text:p>
          </table:table-cell>
          <table:table-cell/>
          <table:table-cell table:formula="of:=IF([.F101]=&quot;&quot;;&quot;IsMale&quot;; [.F101])" office:value-type="string" office:string-value="IsMale" calcext:value-type="string">
            <text:p>IsMale</text:p>
          </table:table-cell>
          <table:table-cell/>
          <table:table-cell table:formula="of:=[.C101]" office:value-type="string" office:string-value="Dias" calcext:value-type="string">
            <text:p>Dias</text:p>
          </table:table-cell>
          <table:table-cell table:formula="of:=[.G10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ina" xlink:type="simple">Nina</text:a></text:p>
          </table:table-cell>
          <table:table-cell office:value-type="float" office:value="40853" calcext:value-type="float">
            <text:p>40853</text:p>
          </table:table-cell>
          <table:table-cell office:value-type="string" calcext:value-type="string">
            <text:p>1:434</text:p>
          </table:table-cell>
          <table:table-cell office:value-type="string" calcext:value-type="string">
            <text:p>IsFemale</text:p>
          </table:table-cell>
          <table:table-cell table:formula="of:=IF([.F102]=&quot;&quot;;&quot;IsMale&quot;; [.F102])" office:value-type="string" office:string-value="IsFemale" calcext:value-type="string">
            <text:p>IsFemale</text:p>
          </table:table-cell>
          <table:table-cell/>
          <table:table-cell table:formula="of:=[.C102]" office:value-type="string" office:string-value="Nina" calcext:value-type="string">
            <text:p>Nina</text:p>
          </table:table-cell>
          <table:table-cell table:formula="of:=[.G10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nna" xlink:type="simple">Zhanna</text:a></text:p>
          </table:table-cell>
          <table:table-cell office:value-type="float" office:value="40450" calcext:value-type="float">
            <text:p>40450</text:p>
          </table:table-cell>
          <table:table-cell office:value-type="string" calcext:value-type="string">
            <text:p>1:439</text:p>
          </table:table-cell>
          <table:table-cell office:value-type="string" calcext:value-type="string">
            <text:p>IsFemale</text:p>
          </table:table-cell>
          <table:table-cell table:formula="of:=IF([.F103]=&quot;&quot;;&quot;IsMale&quot;; [.F103])" office:value-type="string" office:string-value="IsFemale" calcext:value-type="string">
            <text:p>IsFemale</text:p>
          </table:table-cell>
          <table:table-cell/>
          <table:table-cell table:formula="of:=[.C103]" office:value-type="string" office:string-value="Zhanna" calcext:value-type="string">
            <text:p>Zhanna</text:p>
          </table:table-cell>
          <table:table-cell table:formula="of:=[.G10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ikita" xlink:type="simple">Nikita</text:a></text:p>
          </table:table-cell>
          <table:table-cell office:value-type="float" office:value="40276" calcext:value-type="float">
            <text:p>40276</text:p>
          </table:table-cell>
          <table:table-cell office:value-type="string" calcext:value-type="string">
            <text:p>1:441</text:p>
          </table:table-cell>
          <table:table-cell/>
          <table:table-cell table:formula="of:=IF([.F104]=&quot;&quot;;&quot;IsMale&quot;; [.F104])" office:value-type="string" office:string-value="IsMale" calcext:value-type="string">
            <text:p>IsMale</text:p>
          </table:table-cell>
          <table:table-cell/>
          <table:table-cell table:formula="of:=[.C104]" office:value-type="string" office:string-value="Nikita" calcext:value-type="string">
            <text:p>Nikita</text:p>
          </table:table-cell>
          <table:table-cell table:formula="of:=[.G10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ultan" xlink:type="simple">Sultan</text:a></text:p>
          </table:table-cell>
          <table:table-cell office:value-type="float" office:value="39994" calcext:value-type="float">
            <text:p>39994</text:p>
          </table:table-cell>
          <table:table-cell office:value-type="string" calcext:value-type="string">
            <text:p>1:444</text:p>
          </table:table-cell>
          <table:table-cell/>
          <table:table-cell table:formula="of:=IF([.F105]=&quot;&quot;;&quot;IsMale&quot;; [.F105])" office:value-type="string" office:string-value="IsMale" calcext:value-type="string">
            <text:p>IsMale</text:p>
          </table:table-cell>
          <table:table-cell/>
          <table:table-cell table:formula="of:=[.C105]" office:value-type="string" office:string-value="Sultan" calcext:value-type="string">
            <text:p>Sultan</text:p>
          </table:table-cell>
          <table:table-cell table:formula="of:=[.G10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arisa" xlink:type="simple">Larisa</text:a></text:p>
          </table:table-cell>
          <table:table-cell office:value-type="float" office:value="39941" calcext:value-type="float">
            <text:p>39941</text:p>
          </table:table-cell>
          <table:table-cell office:value-type="string" calcext:value-type="string">
            <text:p>1:444</text:p>
          </table:table-cell>
          <table:table-cell office:value-type="string" calcext:value-type="string">
            <text:p>IsFemale</text:p>
          </table:table-cell>
          <table:table-cell table:formula="of:=IF([.F106]=&quot;&quot;;&quot;IsMale&quot;; [.F106])" office:value-type="string" office:string-value="IsFemale" calcext:value-type="string">
            <text:p>IsFemale</text:p>
          </table:table-cell>
          <table:table-cell/>
          <table:table-cell table:formula="of:=[.C106]" office:value-type="string" office:string-value="Larisa" calcext:value-type="string">
            <text:p>Larisa</text:p>
          </table:table-cell>
          <table:table-cell table:formula="of:=[.G10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iktoriya" xlink:type="simple">Viktoriya</text:a></text:p>
          </table:table-cell>
          <table:table-cell office:value-type="float" office:value="39631" calcext:value-type="float">
            <text:p>39631</text:p>
          </table:table-cell>
          <table:table-cell office:value-type="string" calcext:value-type="string">
            <text:p>1:448</text:p>
          </table:table-cell>
          <table:table-cell office:value-type="string" calcext:value-type="string">
            <text:p>IsFemale</text:p>
          </table:table-cell>
          <table:table-cell table:formula="of:=IF([.F107]=&quot;&quot;;&quot;IsMale&quot;; [.F107])" office:value-type="string" office:string-value="IsFemale" calcext:value-type="string">
            <text:p>IsFemale</text:p>
          </table:table-cell>
          <table:table-cell/>
          <table:table-cell table:formula="of:=[.C107]" office:value-type="string" office:string-value="Viktoriya" calcext:value-type="string">
            <text:p>Viktoriya</text:p>
          </table:table-cell>
          <table:table-cell table:formula="of:=[.G10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niyar" xlink:type="simple">Daniyar</text:a></text:p>
          </table:table-cell>
          <table:table-cell office:value-type="float" office:value="39621" calcext:value-type="float">
            <text:p>39621</text:p>
          </table:table-cell>
          <table:table-cell office:value-type="string" calcext:value-type="string">
            <text:p>1:448</text:p>
          </table:table-cell>
          <table:table-cell/>
          <table:table-cell table:formula="of:=IF([.F108]=&quot;&quot;;&quot;IsMale&quot;; [.F108])" office:value-type="string" office:string-value="IsMale" calcext:value-type="string">
            <text:p>IsMale</text:p>
          </table:table-cell>
          <table:table-cell/>
          <table:table-cell table:formula="of:=[.C108]" office:value-type="string" office:string-value="Daniyar" calcext:value-type="string">
            <text:p>Daniyar</text:p>
          </table:table-cell>
          <table:table-cell table:formula="of:=[.G1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nara" xlink:type="simple">Gulnara</text:a></text:p>
          </table:table-cell>
          <table:table-cell office:value-type="float" office:value="39406" calcext:value-type="float">
            <text:p>39406</text:p>
          </table:table-cell>
          <table:table-cell office:value-type="string" calcext:value-type="string">
            <text:p>1:450</text:p>
          </table:table-cell>
          <table:table-cell office:value-type="string" calcext:value-type="string">
            <text:p>IsFemale</text:p>
          </table:table-cell>
          <table:table-cell table:formula="of:=IF([.F109]=&quot;&quot;;&quot;IsMale&quot;; [.F109])" office:value-type="string" office:string-value="IsFemale" calcext:value-type="string">
            <text:p>IsFemale</text:p>
          </table:table-cell>
          <table:table-cell/>
          <table:table-cell table:formula="of:=[.C109]" office:value-type="string" office:string-value="Gulnara" calcext:value-type="string">
            <text:p>Gulnara</text:p>
          </table:table-cell>
          <table:table-cell table:formula="of:=[.G10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zat" xlink:type="simple">Azat</text:a></text:p>
          </table:table-cell>
          <table:table-cell office:value-type="float" office:value="38751" calcext:value-type="float">
            <text:p>38751</text:p>
          </table:table-cell>
          <table:table-cell office:value-type="string" calcext:value-type="string">
            <text:p>1:458</text:p>
          </table:table-cell>
          <table:table-cell/>
          <table:table-cell table:formula="of:=IF([.F110]=&quot;&quot;;&quot;IsMale&quot;; [.F110])" office:value-type="string" office:string-value="IsMale" calcext:value-type="string">
            <text:p>IsMale</text:p>
          </table:table-cell>
          <table:table-cell/>
          <table:table-cell table:formula="of:=[.C110]" office:value-type="string" office:string-value="Azat" calcext:value-type="string">
            <text:p>Azat</text:p>
          </table:table-cell>
          <table:table-cell table:formula="of:=[.G1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sulan" xlink:type="simple">Zhasulan</text:a></text:p>
          </table:table-cell>
          <table:table-cell office:value-type="float" office:value="38301" calcext:value-type="float">
            <text:p>38301</text:p>
          </table:table-cell>
          <table:table-cell office:value-type="string" calcext:value-type="string">
            <text:p>1:463</text:p>
          </table:table-cell>
          <table:table-cell/>
          <table:table-cell table:formula="of:=IF([.F111]=&quot;&quot;;&quot;IsMale&quot;; [.F111])" office:value-type="string" office:string-value="IsMale" calcext:value-type="string">
            <text:p>IsMale</text:p>
          </table:table-cell>
          <table:table-cell/>
          <table:table-cell table:formula="of:=[.C111]" office:value-type="string" office:string-value="Zhasulan" calcext:value-type="string">
            <text:p>Zhasulan</text:p>
          </table:table-cell>
          <table:table-cell table:formula="of:=[.G11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bek" xlink:type="simple">Aybek</text:a></text:p>
          </table:table-cell>
          <table:table-cell office:value-type="float" office:value="37818" calcext:value-type="float">
            <text:p>37818</text:p>
          </table:table-cell>
          <table:table-cell office:value-type="string" calcext:value-type="string">
            <text:p>1:469</text:p>
          </table:table-cell>
          <table:table-cell/>
          <table:table-cell table:formula="of:=IF([.F112]=&quot;&quot;;&quot;IsMale&quot;; [.F112])" office:value-type="string" office:string-value="IsMale" calcext:value-type="string">
            <text:p>IsMale</text:p>
          </table:table-cell>
          <table:table-cell/>
          <table:table-cell table:formula="of:=[.C112]" office:value-type="string" office:string-value="Aybek" calcext:value-type="string">
            <text:p>Aybek</text:p>
          </table:table-cell>
          <table:table-cell table:formula="of:=[.G1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nsaya" xlink:type="simple">Zhansaya</text:a></text:p>
          </table:table-cell>
          <table:table-cell office:value-type="float" office:value="37197" calcext:value-type="float">
            <text:p>37197</text:p>
          </table:table-cell>
          <table:table-cell office:value-type="string" calcext:value-type="string">
            <text:p>1:477</text:p>
          </table:table-cell>
          <table:table-cell office:value-type="string" calcext:value-type="string">
            <text:p>IsFemale</text:p>
          </table:table-cell>
          <table:table-cell table:formula="of:=IF([.F113]=&quot;&quot;;&quot;IsMale&quot;; [.F113])" office:value-type="string" office:string-value="IsFemale" calcext:value-type="string">
            <text:p>IsFemale</text:p>
          </table:table-cell>
          <table:table-cell/>
          <table:table-cell table:formula="of:=[.C113]" office:value-type="string" office:string-value="Zhansaya" calcext:value-type="string">
            <text:p>Zhansaya</text:p>
          </table:table-cell>
          <table:table-cell table:formula="of:=[.G11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xat" xlink:type="simple">Maxat</text:a></text:p>
          </table:table-cell>
          <table:table-cell office:value-type="float" office:value="36831" calcext:value-type="float">
            <text:p>36831</text:p>
          </table:table-cell>
          <table:table-cell office:value-type="string" calcext:value-type="string">
            <text:p>1:482</text:p>
          </table:table-cell>
          <table:table-cell/>
          <table:table-cell table:formula="of:=IF([.F114]=&quot;&quot;;&quot;IsMale&quot;; [.F114])" office:value-type="string" office:string-value="IsMale" calcext:value-type="string">
            <text:p>IsMale</text:p>
          </table:table-cell>
          <table:table-cell/>
          <table:table-cell table:formula="of:=[.C114]" office:value-type="string" office:string-value="Maxat" calcext:value-type="string">
            <text:p>Maxat</text:p>
          </table:table-cell>
          <table:table-cell table:formula="of:=[.G1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nar" xlink:type="simple">Gulnar</text:a></text:p>
          </table:table-cell>
          <table:table-cell office:value-type="float" office:value="36682" calcext:value-type="float">
            <text:p>36682</text:p>
          </table:table-cell>
          <table:table-cell office:value-type="string" calcext:value-type="string">
            <text:p>1:484</text:p>
          </table:table-cell>
          <table:table-cell office:value-type="string" calcext:value-type="string">
            <text:p>IsFemale</text:p>
          </table:table-cell>
          <table:table-cell table:formula="of:=IF([.F115]=&quot;&quot;;&quot;IsMale&quot;; [.F115])" office:value-type="string" office:string-value="IsFemale" calcext:value-type="string">
            <text:p>IsFemale</text:p>
          </table:table-cell>
          <table:table-cell/>
          <table:table-cell table:formula="of:=[.C115]" office:value-type="string" office:string-value="Gulnar" calcext:value-type="string">
            <text:p>Gulnar</text:p>
          </table:table-cell>
          <table:table-cell table:formula="of:=[.G11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em" xlink:type="simple">Asem</text:a></text:p>
          </table:table-cell>
          <table:table-cell office:value-type="float" office:value="36664" calcext:value-type="float">
            <text:p>36664</text:p>
          </table:table-cell>
          <table:table-cell office:value-type="string" calcext:value-type="string">
            <text:p>1:484</text:p>
          </table:table-cell>
          <table:table-cell office:value-type="string" calcext:value-type="string">
            <text:p>IsFemale</text:p>
          </table:table-cell>
          <table:table-cell table:formula="of:=IF([.F116]=&quot;&quot;;&quot;IsMale&quot;; [.F116])" office:value-type="string" office:string-value="IsFemale" calcext:value-type="string">
            <text:p>IsFemale</text:p>
          </table:table-cell>
          <table:table-cell/>
          <table:table-cell table:formula="of:=[.C116]" office:value-type="string" office:string-value="Asem" calcext:value-type="string">
            <text:p>Asem</text:p>
          </table:table-cell>
          <table:table-cell table:formula="of:=[.G11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erik" xlink:type="simple">Berik</text:a></text:p>
          </table:table-cell>
          <table:table-cell office:value-type="float" office:value="36661" calcext:value-type="float">
            <text:p>36661</text:p>
          </table:table-cell>
          <table:table-cell office:value-type="string" calcext:value-type="string">
            <text:p>1:484</text:p>
          </table:table-cell>
          <table:table-cell/>
          <table:table-cell table:formula="of:=IF([.F117]=&quot;&quot;;&quot;IsMale&quot;; [.F117])" office:value-type="string" office:string-value="IsMale" calcext:value-type="string">
            <text:p>IsMale</text:p>
          </table:table-cell>
          <table:table-cell/>
          <table:table-cell table:formula="of:=[.C117]" office:value-type="string" office:string-value="Berik" calcext:value-type="string">
            <text:p>Berik</text:p>
          </table:table-cell>
          <table:table-cell table:formula="of:=[.G11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mas" xlink:type="simple">Almas</text:a></text:p>
          </table:table-cell>
          <table:table-cell office:value-type="float" office:value="36660" calcext:value-type="float">
            <text:p>36660</text:p>
          </table:table-cell>
          <table:table-cell office:value-type="string" calcext:value-type="string">
            <text:p>1:484</text:p>
          </table:table-cell>
          <table:table-cell/>
          <table:table-cell table:formula="of:=IF([.F118]=&quot;&quot;;&quot;IsMale&quot;; [.F118])" office:value-type="string" office:string-value="IsMale" calcext:value-type="string">
            <text:p>IsMale</text:p>
          </table:table-cell>
          <table:table-cell/>
          <table:table-cell table:formula="of:=[.C118]" office:value-type="string" office:string-value="Almas" calcext:value-type="string">
            <text:p>Almas</text:p>
          </table:table-cell>
          <table:table-cell table:formula="of:=[.G1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kebulan" xlink:type="simple">Erkebulan</text:a></text:p>
          </table:table-cell>
          <table:table-cell office:value-type="float" office:value="36244" calcext:value-type="float">
            <text:p>36244</text:p>
          </table:table-cell>
          <table:table-cell office:value-type="string" calcext:value-type="string">
            <text:p>1:490</text:p>
          </table:table-cell>
          <table:table-cell/>
          <table:table-cell table:formula="of:=IF([.F119]=&quot;&quot;;&quot;IsMale&quot;; [.F119])" office:value-type="string" office:string-value="IsMale" calcext:value-type="string">
            <text:p>IsMale</text:p>
          </table:table-cell>
          <table:table-cell/>
          <table:table-cell table:formula="of:=[.C119]" office:value-type="string" office:string-value="Erkebulan" calcext:value-type="string">
            <text:p>Erkebulan</text:p>
          </table:table-cell>
          <table:table-cell table:formula="of:=[.G11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era" xlink:type="simple">Vera</text:a></text:p>
          </table:table-cell>
          <table:table-cell office:value-type="float" office:value="35900" calcext:value-type="float">
            <text:p>35900</text:p>
          </table:table-cell>
          <table:table-cell office:value-type="string" calcext:value-type="string">
            <text:p>1:494</text:p>
          </table:table-cell>
          <table:table-cell office:value-type="string" calcext:value-type="string">
            <text:p>IsFemale</text:p>
          </table:table-cell>
          <table:table-cell table:formula="of:=IF([.F120]=&quot;&quot;;&quot;IsMale&quot;; [.F120])" office:value-type="string" office:string-value="IsFemale" calcext:value-type="string">
            <text:p>IsFemale</text:p>
          </table:table-cell>
          <table:table-cell/>
          <table:table-cell table:formula="of:=[.C120]" office:value-type="string" office:string-value="Vera" calcext:value-type="string">
            <text:p>Vera</text:p>
          </table:table-cell>
          <table:table-cell table:formula="of:=[.G12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khat" xlink:type="simple">Askhat</text:a></text:p>
          </table:table-cell>
          <table:table-cell office:value-type="float" office:value="35538" calcext:value-type="float">
            <text:p>35538</text:p>
          </table:table-cell>
          <table:table-cell office:value-type="string" calcext:value-type="string">
            <text:p>1:499</text:p>
          </table:table-cell>
          <table:table-cell/>
          <table:table-cell table:formula="of:=IF([.F121]=&quot;&quot;;&quot;IsMale&quot;; [.F121])" office:value-type="string" office:string-value="IsMale" calcext:value-type="string">
            <text:p>IsMale</text:p>
          </table:table-cell>
          <table:table-cell/>
          <table:table-cell table:formula="of:=[.C121]" office:value-type="string" office:string-value="Askhat" calcext:value-type="string">
            <text:p>Askhat</text:p>
          </table:table-cell>
          <table:table-cell table:formula="of:=[.G12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ule" xlink:type="simple">Saule</text:a></text:p>
          </table:table-cell>
          <table:table-cell office:value-type="float" office:value="35512" calcext:value-type="float">
            <text:p>35512</text:p>
          </table:table-cell>
          <table:table-cell office:value-type="string" calcext:value-type="string">
            <text:p>1:500</text:p>
          </table:table-cell>
          <table:table-cell office:value-type="string" calcext:value-type="string">
            <text:p>IsFemale</text:p>
          </table:table-cell>
          <table:table-cell table:formula="of:=IF([.F122]=&quot;&quot;;&quot;IsMale&quot;; [.F122])" office:value-type="string" office:string-value="IsFemale" calcext:value-type="string">
            <text:p>IsFemale</text:p>
          </table:table-cell>
          <table:table-cell/>
          <table:table-cell table:formula="of:=[.C122]" office:value-type="string" office:string-value="Saule" calcext:value-type="string">
            <text:p>Saule</text:p>
          </table:table-cell>
          <table:table-cell table:formula="of:=[.G12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lan" xlink:type="simple">Aslan</text:a></text:p>
          </table:table-cell>
          <table:table-cell office:value-type="float" office:value="35451" calcext:value-type="float">
            <text:p>35451</text:p>
          </table:table-cell>
          <table:table-cell office:value-type="string" calcext:value-type="string">
            <text:p>1:501</text:p>
          </table:table-cell>
          <table:table-cell/>
          <table:table-cell table:formula="of:=IF([.F123]=&quot;&quot;;&quot;IsMale&quot;; [.F123])" office:value-type="string" office:string-value="IsMale" calcext:value-type="string">
            <text:p>IsMale</text:p>
          </table:table-cell>
          <table:table-cell/>
          <table:table-cell table:formula="of:=[.C123]" office:value-type="string" office:string-value="Aslan" calcext:value-type="string">
            <text:p>Aslan</text:p>
          </table:table-cell>
          <table:table-cell table:formula="of:=[.G1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daulet" xlink:type="simple">Nurdaulet</text:a></text:p>
          </table:table-cell>
          <table:table-cell office:value-type="float" office:value="35262" calcext:value-type="float">
            <text:p>35262</text:p>
          </table:table-cell>
          <table:table-cell office:value-type="string" calcext:value-type="string">
            <text:p>1:503</text:p>
          </table:table-cell>
          <table:table-cell/>
          <table:table-cell table:formula="of:=IF([.F124]=&quot;&quot;;&quot;IsMale&quot;; [.F124])" office:value-type="string" office:string-value="IsMale" calcext:value-type="string">
            <text:p>IsMale</text:p>
          </table:table-cell>
          <table:table-cell/>
          <table:table-cell table:formula="of:=[.C124]" office:value-type="string" office:string-value="Nurdaulet" calcext:value-type="string">
            <text:p>Nurdaulet</text:p>
          </table:table-cell>
          <table:table-cell table:formula="of:=[.G12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zerke" xlink:type="simple">Nazerke</text:a></text:p>
          </table:table-cell>
          <table:table-cell office:value-type="float" office:value="35178" calcext:value-type="float">
            <text:p>35178</text:p>
          </table:table-cell>
          <table:table-cell office:value-type="string" calcext:value-type="string">
            <text:p>1:504</text:p>
          </table:table-cell>
          <table:table-cell office:value-type="string" calcext:value-type="string">
            <text:p>IsFemale</text:p>
          </table:table-cell>
          <table:table-cell table:formula="of:=IF([.F125]=&quot;&quot;;&quot;IsMale&quot;; [.F125])" office:value-type="string" office:string-value="IsFemale" calcext:value-type="string">
            <text:p>IsFemale</text:p>
          </table:table-cell>
          <table:table-cell/>
          <table:table-cell table:formula="of:=[.C125]" office:value-type="string" office:string-value="Nazerke" calcext:value-type="string">
            <text:p>Nazerke</text:p>
          </table:table-cell>
          <table:table-cell table:formula="of:=[.G12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yrat" xlink:type="simple">Kayrat</text:a></text:p>
          </table:table-cell>
          <table:table-cell office:value-type="float" office:value="35133" calcext:value-type="float">
            <text:p>35133</text:p>
          </table:table-cell>
          <table:table-cell office:value-type="string" calcext:value-type="string">
            <text:p>1:505</text:p>
          </table:table-cell>
          <table:table-cell/>
          <table:table-cell table:formula="of:=IF([.F126]=&quot;&quot;;&quot;IsMale&quot;; [.F126])" office:value-type="string" office:string-value="IsMale" calcext:value-type="string">
            <text:p>IsMale</text:p>
          </table:table-cell>
          <table:table-cell/>
          <table:table-cell table:formula="of:=[.C126]" office:value-type="string" office:string-value="Kayrat" calcext:value-type="string">
            <text:p>Kayrat</text:p>
          </table:table-cell>
          <table:table-cell table:formula="of:=[.G12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nura" xlink:type="simple">Aynura</text:a>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1:506</text:p>
          </table:table-cell>
          <table:table-cell office:value-type="string" calcext:value-type="string">
            <text:p>IsFemale</text:p>
          </table:table-cell>
          <table:table-cell table:formula="of:=IF([.F127]=&quot;&quot;;&quot;IsMale&quot;; [.F127])" office:value-type="string" office:string-value="IsFemale" calcext:value-type="string">
            <text:p>IsFemale</text:p>
          </table:table-cell>
          <table:table-cell/>
          <table:table-cell table:formula="of:=[.C127]" office:value-type="string" office:string-value="Aynura" calcext:value-type="string">
            <text:p>Aynura</text:p>
          </table:table-cell>
          <table:table-cell table:formula="of:=[.G12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tanislav" xlink:type="simple">Stanislav</text:a></text:p>
          </table:table-cell>
          <table:table-cell office:value-type="float" office:value="34967" calcext:value-type="float">
            <text:p>34967</text:p>
          </table:table-cell>
          <table:table-cell office:value-type="string" calcext:value-type="string">
            <text:p>1:508</text:p>
          </table:table-cell>
          <table:table-cell/>
          <table:table-cell table:formula="of:=IF([.F128]=&quot;&quot;;&quot;IsMale&quot;; [.F128])" office:value-type="string" office:string-value="IsMale" calcext:value-type="string">
            <text:p>IsMale</text:p>
          </table:table-cell>
          <table:table-cell/>
          <table:table-cell table:formula="of:=[.C128]" office:value-type="string" office:string-value="Stanislav" calcext:value-type="string">
            <text:p>Stanislav</text:p>
          </table:table-cell>
          <table:table-cell table:formula="of:=[.G12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lya" xlink:type="simple">Ilya</text:a></text:p>
          </table:table-cell>
          <table:table-cell office:value-type="float" office:value="34944" calcext:value-type="float">
            <text:p>34944</text:p>
          </table:table-cell>
          <table:table-cell office:value-type="string" calcext:value-type="string">
            <text:p>1:508</text:p>
          </table:table-cell>
          <table:table-cell/>
          <table:table-cell table:formula="of:=IF([.F129]=&quot;&quot;;&quot;IsMale&quot;; [.F129])" office:value-type="string" office:string-value="IsMale" calcext:value-type="string">
            <text:p>IsMale</text:p>
          </table:table-cell>
          <table:table-cell/>
          <table:table-cell table:formula="of:=[.C129]" office:value-type="string" office:string-value="Ilya" calcext:value-type="string">
            <text:p>Ilya</text:p>
          </table:table-cell>
          <table:table-cell table:formula="of:=[.G1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eruert" xlink:type="simple">Meruert</text:a></text:p>
          </table:table-cell>
          <table:table-cell office:value-type="float" office:value="34626" calcext:value-type="float">
            <text:p>34626</text:p>
          </table:table-cell>
          <table:table-cell office:value-type="string" calcext:value-type="string">
            <text:p>1:513</text:p>
          </table:table-cell>
          <table:table-cell office:value-type="string" calcext:value-type="string">
            <text:p>IsFemale</text:p>
          </table:table-cell>
          <table:table-cell table:formula="of:=IF([.F130]=&quot;&quot;;&quot;IsMale&quot;; [.F130])" office:value-type="string" office:string-value="IsFemale" calcext:value-type="string">
            <text:p>IsFemale</text:p>
          </table:table-cell>
          <table:table-cell/>
          <table:table-cell table:formula="of:=[.C130]" office:value-type="string" office:string-value="Meruert" calcext:value-type="string">
            <text:p>Meruert</text:p>
          </table:table-cell>
          <table:table-cell table:formula="of:=[.G1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nar" xlink:type="simple">Zhanar</text:a></text:p>
          </table:table-cell>
          <table:table-cell office:value-type="float" office:value="33638" calcext:value-type="float">
            <text:p>33638</text:p>
          </table:table-cell>
          <table:table-cell office:value-type="string" calcext:value-type="string">
            <text:p>1:528</text:p>
          </table:table-cell>
          <table:table-cell office:value-type="string" calcext:value-type="string">
            <text:p>IsFemale</text:p>
          </table:table-cell>
          <table:table-cell table:formula="of:=IF([.F131]=&quot;&quot;;&quot;IsMale&quot;; [.F131])" office:value-type="string" office:string-value="IsFemale" calcext:value-type="string">
            <text:p>IsFemale</text:p>
          </table:table-cell>
          <table:table-cell/>
          <table:table-cell table:formula="of:=[.C131]" office:value-type="string" office:string-value="Zhanar" calcext:value-type="string">
            <text:p>Zhanar</text:p>
          </table:table-cell>
          <table:table-cell table:formula="of:=[.G1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dana" xlink:type="simple">Aidana</text:a></text:p>
          </table:table-cell>
          <table:table-cell office:value-type="float" office:value="33309" calcext:value-type="float">
            <text:p>33309</text:p>
          </table:table-cell>
          <table:table-cell office:value-type="string" calcext:value-type="string">
            <text:p>1:533</text:p>
          </table:table-cell>
          <table:table-cell office:value-type="string" calcext:value-type="string">
            <text:p>IsFemale</text:p>
          </table:table-cell>
          <table:table-cell table:formula="of:=IF([.F132]=&quot;&quot;;&quot;IsMale&quot;; [.F132])" office:value-type="string" office:string-value="IsFemale" calcext:value-type="string">
            <text:p>IsFemale</text:p>
          </table:table-cell>
          <table:table-cell/>
          <table:table-cell table:formula="of:=[.C132]" office:value-type="string" office:string-value="Aidana" calcext:value-type="string">
            <text:p>Aidana</text:p>
          </table:table-cell>
          <table:table-cell table:formula="of:=[.G13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iktoria" xlink:type="simple">Viktoria</text:a></text:p>
          </table:table-cell>
          <table:table-cell office:value-type="float" office:value="33183" calcext:value-type="float">
            <text:p>33183</text:p>
          </table:table-cell>
          <table:table-cell office:value-type="string" calcext:value-type="string">
            <text:p>1:535</text:p>
          </table:table-cell>
          <table:table-cell office:value-type="string" calcext:value-type="string">
            <text:p>IsFemale</text:p>
          </table:table-cell>
          <table:table-cell table:formula="of:=IF([.F133]=&quot;&quot;;&quot;IsMale&quot;; [.F133])" office:value-type="string" office:string-value="IsFemale" calcext:value-type="string">
            <text:p>IsFemale</text:p>
          </table:table-cell>
          <table:table-cell/>
          <table:table-cell table:formula="of:=[.C133]" office:value-type="string" office:string-value="Viktoria" calcext:value-type="string">
            <text:p>Viktoria</text:p>
          </table:table-cell>
          <table:table-cell table:formula="of:=[.G13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rina" xlink:type="simple">Karina</text:a></text:p>
          </table:table-cell>
          <table:table-cell office:value-type="float" office:value="32712" calcext:value-type="float">
            <text:p>32712</text:p>
          </table:table-cell>
          <table:table-cell office:value-type="string" calcext:value-type="string">
            <text:p>1:543</text:p>
          </table:table-cell>
          <table:table-cell office:value-type="string" calcext:value-type="string">
            <text:p>IsFemale</text:p>
          </table:table-cell>
          <table:table-cell table:formula="of:=IF([.F134]=&quot;&quot;;&quot;IsMale&quot;; [.F134])" office:value-type="string" office:string-value="IsFemale" calcext:value-type="string">
            <text:p>IsFemale</text:p>
          </table:table-cell>
          <table:table-cell/>
          <table:table-cell table:formula="of:=[.C134]" office:value-type="string" office:string-value="Karina" calcext:value-type="string">
            <text:p>Karina</text:p>
          </table:table-cell>
          <table:table-cell table:formula="of:=[.G13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adim" xlink:type="simple">Vadim</text:a></text:p>
          </table:table-cell>
          <table:table-cell office:value-type="float" office:value="32609" calcext:value-type="float">
            <text:p>32609</text:p>
          </table:table-cell>
          <table:table-cell office:value-type="string" calcext:value-type="string">
            <text:p>1:544</text:p>
          </table:table-cell>
          <table:table-cell/>
          <table:table-cell table:formula="of:=IF([.F135]=&quot;&quot;;&quot;IsMale&quot;; [.F135])" office:value-type="string" office:string-value="IsMale" calcext:value-type="string">
            <text:p>IsMale</text:p>
          </table:table-cell>
          <table:table-cell/>
          <table:table-cell table:formula="of:=[.C135]" office:value-type="string" office:string-value="Vadim" calcext:value-type="string">
            <text:p>Vadim</text:p>
          </table:table-cell>
          <table:table-cell table:formula="of:=[.G1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italiy" xlink:type="simple">Vitaliy</text:a></text:p>
          </table:table-cell>
          <table:table-cell office:value-type="float" office:value="32546" calcext:value-type="float">
            <text:p>32546</text:p>
          </table:table-cell>
          <table:table-cell office:value-type="string" calcext:value-type="string">
            <text:p>1:545</text:p>
          </table:table-cell>
          <table:table-cell/>
          <table:table-cell table:formula="of:=IF([.F136]=&quot;&quot;;&quot;IsMale&quot;; [.F136])" office:value-type="string" office:string-value="IsMale" calcext:value-type="string">
            <text:p>IsMale</text:p>
          </table:table-cell>
          <table:table-cell/>
          <table:table-cell table:formula="of:=[.C136]" office:value-type="string" office:string-value="Vitaliy" calcext:value-type="string">
            <text:p>Vitaliy</text:p>
          </table:table-cell>
          <table:table-cell table:formula="of:=[.G13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nur" xlink:type="simple">Aynur</text:a></text:p>
          </table:table-cell>
          <table:table-cell office:value-type="float" office:value="32520" calcext:value-type="float">
            <text:p>32520</text:p>
          </table:table-cell>
          <table:table-cell office:value-type="string" calcext:value-type="string">
            <text:p>1:546</text:p>
          </table:table-cell>
          <table:table-cell office:value-type="string" calcext:value-type="string">
            <text:p>IsFemale</text:p>
          </table:table-cell>
          <table:table-cell table:formula="of:=IF([.F137]=&quot;&quot;;&quot;IsMale&quot;; [.F137])" office:value-type="string" office:string-value="IsFemale" calcext:value-type="string">
            <text:p>IsFemale</text:p>
          </table:table-cell>
          <table:table-cell/>
          <table:table-cell table:formula="of:=[.C137]" office:value-type="string" office:string-value="Aynur" calcext:value-type="string">
            <text:p>Aynur</text:p>
          </table:table-cell>
          <table:table-cell table:formula="of:=[.G13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dil" xlink:type="simple">Adil</text:a></text:p>
          </table:table-cell>
          <table:table-cell office:value-type="float" office:value="32210" calcext:value-type="float">
            <text:p>32210</text:p>
          </table:table-cell>
          <table:table-cell office:value-type="string" calcext:value-type="string">
            <text:p>1:551</text:p>
          </table:table-cell>
          <table:table-cell/>
          <table:table-cell table:formula="of:=IF([.F138]=&quot;&quot;;&quot;IsMale&quot;; [.F138])" office:value-type="string" office:string-value="IsMale" calcext:value-type="string">
            <text:p>IsMale</text:p>
          </table:table-cell>
          <table:table-cell/>
          <table:table-cell table:formula="of:=[.C138]" office:value-type="string" office:string-value="Adil" calcext:value-type="string">
            <text:p>Adil</text:p>
          </table:table-cell>
          <table:table-cell table:formula="of:=[.G13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ystanbek" xlink:type="simple">Arystanbek</text:a></text:p>
          </table:table-cell>
          <table:table-cell office:value-type="float" office:value="32148" calcext:value-type="float">
            <text:p>32148</text:p>
          </table:table-cell>
          <table:table-cell office:value-type="string" calcext:value-type="string">
            <text:p>1:552</text:p>
          </table:table-cell>
          <table:table-cell/>
          <table:table-cell table:formula="of:=IF([.F139]=&quot;&quot;;&quot;IsMale&quot;; [.F139])" office:value-type="string" office:string-value="IsMale" calcext:value-type="string">
            <text:p>IsMale</text:p>
          </table:table-cell>
          <table:table-cell/>
          <table:table-cell table:formula="of:=[.C139]" office:value-type="string" office:string-value="Arystanbek" calcext:value-type="string">
            <text:p>Arystanbek</text:p>
          </table:table-cell>
          <table:table-cell table:formula="of:=[.G13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atoliy" xlink:type="simple">Anatoliy</text:a></text:p>
          </table:table-cell>
          <table:table-cell office:value-type="float" office:value="31922" calcext:value-type="float">
            <text:p>31922</text:p>
          </table:table-cell>
          <table:table-cell office:value-type="string" calcext:value-type="string">
            <text:p>1:556</text:p>
          </table:table-cell>
          <table:table-cell/>
          <table:table-cell table:formula="of:=IF([.F140]=&quot;&quot;;&quot;IsMale&quot;; [.F140])" office:value-type="string" office:string-value="IsMale" calcext:value-type="string">
            <text:p>IsMale</text:p>
          </table:table-cell>
          <table:table-cell/>
          <table:table-cell table:formula="of:=[.C140]" office:value-type="string" office:string-value="Anatoliy" calcext:value-type="string">
            <text:p>Anatoliy</text:p>
          </table:table-cell>
          <table:table-cell table:formula="of:=[.G1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lmira" xlink:type="simple">Elmira</text:a></text:p>
          </table:table-cell>
          <table:table-cell office:value-type="float" office:value="31919" calcext:value-type="float">
            <text:p>31919</text:p>
          </table:table-cell>
          <table:table-cell office:value-type="string" calcext:value-type="string">
            <text:p>1:556</text:p>
          </table:table-cell>
          <table:table-cell office:value-type="string" calcext:value-type="string">
            <text:p>IsFemale</text:p>
          </table:table-cell>
          <table:table-cell table:formula="of:=IF([.F141]=&quot;&quot;;&quot;IsMale&quot;; [.F141])" office:value-type="string" office:string-value="IsFemale" calcext:value-type="string">
            <text:p>IsFemale</text:p>
          </table:table-cell>
          <table:table-cell/>
          <table:table-cell table:formula="of:=[.C141]" office:value-type="string" office:string-value="Elmira" calcext:value-type="string">
            <text:p>Elmira</text:p>
          </table:table-cell>
          <table:table-cell table:formula="of:=[.G14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uldyz" xlink:type="simple">Zhuldyz</text:a></text:p>
          </table:table-cell>
          <table:table-cell office:value-type="float" office:value="31751" calcext:value-type="float">
            <text:p>31751</text:p>
          </table:table-cell>
          <table:table-cell office:value-type="string" calcext:value-type="string">
            <text:p>1:559</text:p>
          </table:table-cell>
          <table:table-cell office:value-type="string" calcext:value-type="string">
            <text:p>IsFemale</text:p>
          </table:table-cell>
          <table:table-cell table:formula="of:=IF([.F142]=&quot;&quot;;&quot;IsMale&quot;; [.F142])" office:value-type="string" office:string-value="IsFemale" calcext:value-type="string">
            <text:p>IsFemale</text:p>
          </table:table-cell>
          <table:table-cell/>
          <table:table-cell table:formula="of:=[.C142]" office:value-type="string" office:string-value="Zhuldyz" calcext:value-type="string">
            <text:p>Zhuldyz</text:p>
          </table:table-cell>
          <table:table-cell table:formula="of:=[.G1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ekhimzhan" xlink:type="simple">Rekhimzhan</text:a></text:p>
          </table:table-cell>
          <table:table-cell office:value-type="float" office:value="31319" calcext:value-type="float">
            <text:p>31319</text:p>
          </table:table-cell>
          <table:table-cell office:value-type="string" calcext:value-type="string">
            <text:p>1:567</text:p>
          </table:table-cell>
          <table:table-cell/>
          <table:table-cell table:formula="of:=IF([.F143]=&quot;&quot;;&quot;IsMale&quot;; [.F143])" office:value-type="string" office:string-value="IsMale" calcext:value-type="string">
            <text:p>IsMale</text:p>
          </table:table-cell>
          <table:table-cell/>
          <table:table-cell table:formula="of:=[.C143]" office:value-type="string" office:string-value="Rekhimzhan" calcext:value-type="string">
            <text:p>Rekhimzhan</text:p>
          </table:table-cell>
          <table:table-cell table:formula="of:=[.G1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igerim" xlink:type="simple">Aigerim</text:a></text:p>
          </table:table-cell>
          <table:table-cell office:value-type="float" office:value="31278" calcext:value-type="float">
            <text:p>31278</text:p>
          </table:table-cell>
          <table:table-cell office:value-type="string" calcext:value-type="string">
            <text:p>1:567</text:p>
          </table:table-cell>
          <table:table-cell office:value-type="string" calcext:value-type="string">
            <text:p>IsFemale</text:p>
          </table:table-cell>
          <table:table-cell table:formula="of:=IF([.F144]=&quot;&quot;;&quot;IsMale&quot;; [.F144])" office:value-type="string" office:string-value="IsFemale" calcext:value-type="string">
            <text:p>IsFemale</text:p>
          </table:table-cell>
          <table:table-cell/>
          <table:table-cell table:formula="of:=[.C144]" office:value-type="string" office:string-value="Aigerim" calcext:value-type="string">
            <text:p>Aigerim</text:p>
          </table:table-cell>
          <table:table-cell table:formula="of:=[.G14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<text:a xlink:href="https://forebears.io/forenames/bekzat" xlink:type="simple">Bekzat</text:a></text:p>
          </table:table-cell>
          <table:table-cell office:value-type="float" office:value="31273" calcext:value-type="float">
            <text:p>31273</text:p>
          </table:table-cell>
          <table:table-cell office:value-type="string" calcext:value-type="string">
            <text:p>1:567</text:p>
          </table:table-cell>
          <table:table-cell/>
          <table:table-cell table:formula="of:=IF([.F145]=&quot;&quot;;&quot;IsMale&quot;; [.F145])" office:value-type="string" office:string-value="IsMale" calcext:value-type="string">
            <text:p>IsMale</text:p>
          </table:table-cell>
          <table:table-cell/>
          <table:table-cell table:formula="of:=[.C145]" office:value-type="string" office:string-value="Bekzat" calcext:value-type="string">
            <text:p>Bekzat</text:p>
          </table:table-cell>
          <table:table-cell table:formula="of:=[.G14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ndira" xlink:type="simple">Indira</text:a></text:p>
          </table:table-cell>
          <table:table-cell office:value-type="float" office:value="30923" calcext:value-type="float">
            <text:p>30923</text:p>
          </table:table-cell>
          <table:table-cell office:value-type="string" calcext:value-type="string">
            <text:p>1:574</text:p>
          </table:table-cell>
          <table:table-cell office:value-type="string" calcext:value-type="string">
            <text:p>IsFemale</text:p>
          </table:table-cell>
          <table:table-cell table:formula="of:=IF([.F146]=&quot;&quot;;&quot;IsMale&quot;; [.F146])" office:value-type="string" office:string-value="IsFemale" calcext:value-type="string">
            <text:p>IsFemale</text:p>
          </table:table-cell>
          <table:table-cell/>
          <table:table-cell table:formula="of:=[.C146]" office:value-type="string" office:string-value="Indira" calcext:value-type="string">
            <text:p>Indira</text:p>
          </table:table-cell>
          <table:table-cell table:formula="of:=[.G14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aura" xlink:type="simple">Laura</text:a></text:p>
          </table:table-cell>
          <table:table-cell office:value-type="float" office:value="30646" calcext:value-type="float">
            <text:p>30646</text:p>
          </table:table-cell>
          <table:table-cell office:value-type="string" calcext:value-type="string">
            <text:p>1:579</text:p>
          </table:table-cell>
          <table:table-cell office:value-type="string" calcext:value-type="string">
            <text:p>IsFemale</text:p>
          </table:table-cell>
          <table:table-cell table:formula="of:=IF([.F147]=&quot;&quot;;&quot;IsMale&quot;; [.F147])" office:value-type="string" office:string-value="IsFemale" calcext:value-type="string">
            <text:p>IsFemale</text:p>
          </table:table-cell>
          <table:table-cell/>
          <table:table-cell table:formula="of:=[.C147]" office:value-type="string" office:string-value="Laura" calcext:value-type="string">
            <text:p>Laura</text:p>
          </table:table-cell>
          <table:table-cell table:formula="of:=[.G14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eksandra" xlink:type="simple">Aleksandra</text:a></text:p>
          </table:table-cell>
          <table:table-cell office:value-type="float" office:value="30330" calcext:value-type="float">
            <text:p>30330</text:p>
          </table:table-cell>
          <table:table-cell office:value-type="string" calcext:value-type="string">
            <text:p>1:585</text:p>
          </table:table-cell>
          <table:table-cell office:value-type="string" calcext:value-type="string">
            <text:p>IsFemale</text:p>
          </table:table-cell>
          <table:table-cell table:formula="of:=IF([.F148]=&quot;&quot;;&quot;IsMale&quot;; [.F148])" office:value-type="string" office:string-value="IsFemale" calcext:value-type="string">
            <text:p>IsFemale</text:p>
          </table:table-cell>
          <table:table-cell/>
          <table:table-cell table:formula="of:=[.C148]" office:value-type="string" office:string-value="Aleksandra" calcext:value-type="string">
            <text:p>Aleksandra</text:p>
          </table:table-cell>
          <table:table-cell table:formula="of:=[.G14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bek" xlink:type="simple">Nurbek</text:a></text:p>
          </table:table-cell>
          <table:table-cell office:value-type="float" office:value="30279" calcext:value-type="float">
            <text:p>30279</text:p>
          </table:table-cell>
          <table:table-cell office:value-type="string" calcext:value-type="string">
            <text:p>1:586</text:p>
          </table:table-cell>
          <table:table-cell/>
          <table:table-cell table:formula="of:=IF([.F149]=&quot;&quot;;&quot;IsMale&quot;; [.F149])" office:value-type="string" office:string-value="IsMale" calcext:value-type="string">
            <text:p>IsMale</text:p>
          </table:table-cell>
          <table:table-cell/>
          <table:table-cell table:formula="of:=[.C149]" office:value-type="string" office:string-value="Nurbek" calcext:value-type="string">
            <text:p>Nurbek</text:p>
          </table:table-cell>
          <table:table-cell table:formula="of:=[.G14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dos" xlink:type="simple">Aydos</text:a></text:p>
          </table:table-cell>
          <table:table-cell office:value-type="float" office:value="30226" calcext:value-type="float">
            <text:p>30226</text:p>
          </table:table-cell>
          <table:table-cell office:value-type="string" calcext:value-type="string">
            <text:p>1:587</text:p>
          </table:table-cell>
          <table:table-cell/>
          <table:table-cell table:formula="of:=IF([.F150]=&quot;&quot;;&quot;IsMale&quot;; [.F150])" office:value-type="string" office:string-value="IsMale" calcext:value-type="string">
            <text:p>IsMale</text:p>
          </table:table-cell>
          <table:table-cell/>
          <table:table-cell table:formula="of:=[.C150]" office:value-type="string" office:string-value="Aydos" calcext:value-type="string">
            <text:p>Aydos</text:p>
          </table:table-cell>
          <table:table-cell table:formula="of:=[.G15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zal" xlink:type="simple">Abzal</text:a>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1:588</text:p>
          </table:table-cell>
          <table:table-cell/>
          <table:table-cell table:formula="of:=IF([.F151]=&quot;&quot;;&quot;IsMale&quot;; [.F151])" office:value-type="string" office:string-value="IsMale" calcext:value-type="string">
            <text:p>IsMale</text:p>
          </table:table-cell>
          <table:table-cell/>
          <table:table-cell table:formula="of:=[.C151]" office:value-type="string" office:string-value="Abzal" calcext:value-type="string">
            <text:p>Abzal</text:p>
          </table:table-cell>
          <table:table-cell table:formula="of:=[.G15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ukhar" xlink:type="simple">Gaukhar</text:a></text:p>
          </table:table-cell>
          <table:table-cell office:value-type="float" office:value="29983" calcext:value-type="float">
            <text:p>29983</text:p>
          </table:table-cell>
          <table:table-cell office:value-type="string" calcext:value-type="string">
            <text:p>1:592</text:p>
          </table:table-cell>
          <table:table-cell office:value-type="string" calcext:value-type="string">
            <text:p>IsFemale</text:p>
          </table:table-cell>
          <table:table-cell table:formula="of:=IF([.F152]=&quot;&quot;;&quot;IsMale&quot;; [.F152])" office:value-type="string" office:string-value="IsFemale" calcext:value-type="string">
            <text:p>IsFemale</text:p>
          </table:table-cell>
          <table:table-cell/>
          <table:table-cell table:formula="of:=[.C152]" office:value-type="string" office:string-value="Gaukhar" calcext:value-type="string">
            <text:p>Gaukhar</text:p>
          </table:table-cell>
          <table:table-cell table:formula="of:=[.G15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zhan" xlink:type="simple">Marzhan</text:a></text:p>
          </table:table-cell>
          <table:table-cell office:value-type="float" office:value="29694" calcext:value-type="float">
            <text:p>29694</text:p>
          </table:table-cell>
          <table:table-cell office:value-type="string" calcext:value-type="string">
            <text:p>1:598</text:p>
          </table:table-cell>
          <table:table-cell office:value-type="string" calcext:value-type="string">
            <text:p>IsFemale</text:p>
          </table:table-cell>
          <table:table-cell table:formula="of:=IF([.F153]=&quot;&quot;;&quot;IsMale&quot;; [.F153])" office:value-type="string" office:string-value="IsFemale" calcext:value-type="string">
            <text:p>IsFemale</text:p>
          </table:table-cell>
          <table:table-cell/>
          <table:table-cell table:formula="of:=[.C153]" office:value-type="string" office:string-value="Marzhan" calcext:value-type="string">
            <text:p>Marzhan</text:p>
          </table:table-cell>
          <table:table-cell table:formula="of:=[.G15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aleriy" xlink:type="simple">Valeriy</text:a></text:p>
          </table:table-cell>
          <table:table-cell office:value-type="float" office:value="29089" calcext:value-type="float">
            <text:p>29089</text:p>
          </table:table-cell>
          <table:table-cell office:value-type="string" calcext:value-type="string">
            <text:p>1:610</text:p>
          </table:table-cell>
          <table:table-cell/>
          <table:table-cell table:formula="of:=IF([.F154]=&quot;&quot;;&quot;IsMale&quot;; [.F154])" office:value-type="string" office:string-value="IsMale" calcext:value-type="string">
            <text:p>IsMale</text:p>
          </table:table-cell>
          <table:table-cell/>
          <table:table-cell table:formula="of:=[.C154]" office:value-type="string" office:string-value="Valeriy" calcext:value-type="string">
            <text:p>Valeriy</text:p>
          </table:table-cell>
          <table:table-cell table:formula="of:=[.G1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ina" xlink:type="simple">Dina</text:a></text:p>
          </table:table-cell>
          <table:table-cell office:value-type="float" office:value="29005" calcext:value-type="float">
            <text:p>29005</text:p>
          </table:table-cell>
          <table:table-cell office:value-type="string" calcext:value-type="string">
            <text:p>1:612</text:p>
          </table:table-cell>
          <table:table-cell office:value-type="string" calcext:value-type="string">
            <text:p>IsFemale</text:p>
          </table:table-cell>
          <table:table-cell table:formula="of:=IF([.F155]=&quot;&quot;;&quot;IsMale&quot;; [.F155])" office:value-type="string" office:string-value="IsFemale" calcext:value-type="string">
            <text:p>IsFemale</text:p>
          </table:table-cell>
          <table:table-cell/>
          <table:table-cell table:formula="of:=[.C155]" office:value-type="string" office:string-value="Dina" calcext:value-type="string">
            <text:p>Dina</text:p>
          </table:table-cell>
          <table:table-cell table:formula="of:=[.G15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nil" xlink:type="simple">Danil</text:a></text:p>
          </table:table-cell>
          <table:table-cell office:value-type="float" office:value="28929" calcext:value-type="float">
            <text:p>28929</text:p>
          </table:table-cell>
          <table:table-cell office:value-type="string" calcext:value-type="string">
            <text:p>1:613</text:p>
          </table:table-cell>
          <table:table-cell/>
          <table:table-cell table:formula="of:=IF([.F156]=&quot;&quot;;&quot;IsMale&quot;; [.F156])" office:value-type="string" office:string-value="IsMale" calcext:value-type="string">
            <text:p>IsMale</text:p>
          </table:table-cell>
          <table:table-cell/>
          <table:table-cell table:formula="of:=[.C156]" office:value-type="string" office:string-value="Danil" calcext:value-type="string">
            <text:p>Danil</text:p>
          </table:table-cell>
          <table:table-cell table:formula="of:=[.G15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mila" xlink:type="simple">Kamila</text:a></text:p>
          </table:table-cell>
          <table:table-cell office:value-type="float" office:value="28321" calcext:value-type="float">
            <text:p>28321</text:p>
          </table:table-cell>
          <table:table-cell office:value-type="string" calcext:value-type="string">
            <text:p>1:627</text:p>
          </table:table-cell>
          <table:table-cell office:value-type="string" calcext:value-type="string">
            <text:p>IsFemale</text:p>
          </table:table-cell>
          <table:table-cell table:formula="of:=IF([.F157]=&quot;&quot;;&quot;IsMale&quot;; [.F157])" office:value-type="string" office:string-value="IsFemale" calcext:value-type="string">
            <text:p>IsFemale</text:p>
          </table:table-cell>
          <table:table-cell/>
          <table:table-cell table:formula="of:=[.C157]" office:value-type="string" office:string-value="Kamila" calcext:value-type="string">
            <text:p>Kamila</text:p>
          </table:table-cell>
          <table:table-cell table:formula="of:=[.G15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tyom" xlink:type="simple">Artyom</text:a></text:p>
          </table:table-cell>
          <table:table-cell office:value-type="float" office:value="28069" calcext:value-type="float">
            <text:p>28069</text:p>
          </table:table-cell>
          <table:table-cell office:value-type="string" calcext:value-type="string">
            <text:p>1:632</text:p>
          </table:table-cell>
          <table:table-cell/>
          <table:table-cell table:formula="of:=IF([.F158]=&quot;&quot;;&quot;IsMale&quot;; [.F158])" office:value-type="string" office:string-value="IsMale" calcext:value-type="string">
            <text:p>IsMale</text:p>
          </table:table-cell>
          <table:table-cell/>
          <table:table-cell table:formula="of:=[.C158]" office:value-type="string" office:string-value="Artyom" calcext:value-type="string">
            <text:p>Artyom</text:p>
          </table:table-cell>
          <table:table-cell table:formula="of:=[.G1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uman" xlink:type="simple">Duman</text:a></text:p>
          </table:table-cell>
          <table:table-cell office:value-type="float" office:value="28007" calcext:value-type="float">
            <text:p>28007</text:p>
          </table:table-cell>
          <table:table-cell office:value-type="string" calcext:value-type="string">
            <text:p>1:634</text:p>
          </table:table-cell>
          <table:table-cell/>
          <table:table-cell table:formula="of:=IF([.F159]=&quot;&quot;;&quot;IsMale&quot;; [.F159])" office:value-type="string" office:string-value="IsMale" calcext:value-type="string">
            <text:p>IsMale</text:p>
          </table:table-cell>
          <table:table-cell/>
          <table:table-cell table:formula="of:=[.C159]" office:value-type="string" office:string-value="Duman" calcext:value-type="string">
            <text:p>Duman</text:p>
          </table:table-cell>
          <table:table-cell table:formula="of:=[.G1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ena" xlink:type="simple">Alena</text:a></text:p>
          </table:table-cell>
          <table:table-cell office:value-type="float" office:value="27945" calcext:value-type="float">
            <text:p>27945</text:p>
          </table:table-cell>
          <table:table-cell office:value-type="string" calcext:value-type="string">
            <text:p>1:635</text:p>
          </table:table-cell>
          <table:table-cell office:value-type="string" calcext:value-type="string">
            <text:p>IsFemale</text:p>
          </table:table-cell>
          <table:table-cell table:formula="of:=IF([.F160]=&quot;&quot;;&quot;IsMale&quot;; [.F160])" office:value-type="string" office:string-value="IsFemale" calcext:value-type="string">
            <text:p>IsFemale</text:p>
          </table:table-cell>
          <table:table-cell/>
          <table:table-cell table:formula="of:=[.C160]" office:value-type="string" office:string-value="Alena" calcext:value-type="string">
            <text:p>Alena</text:p>
          </table:table-cell>
          <table:table-cell table:formula="of:=[.G16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tynay" xlink:type="simple">Altynay</text:a></text:p>
          </table:table-cell>
          <table:table-cell office:value-type="float" office:value="27824" calcext:value-type="float">
            <text:p>27824</text:p>
          </table:table-cell>
          <table:table-cell office:value-type="string" calcext:value-type="string">
            <text:p>1:638</text:p>
          </table:table-cell>
          <table:table-cell office:value-type="string" calcext:value-type="string">
            <text:p>IsFemale</text:p>
          </table:table-cell>
          <table:table-cell table:formula="of:=IF([.F161]=&quot;&quot;;&quot;IsMale&quot;; [.F161])" office:value-type="string" office:string-value="IsFemale" calcext:value-type="string">
            <text:p>IsFemale</text:p>
          </table:table-cell>
          <table:table-cell/>
          <table:table-cell table:formula="of:=[.C161]" office:value-type="string" office:string-value="Altynay" calcext:value-type="string">
            <text:p>Altynay</text:p>
          </table:table-cell>
          <table:table-cell table:formula="of:=[.G16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xana" xlink:type="simple">Oxana</text:a></text:p>
          </table:table-cell>
          <table:table-cell office:value-type="float" office:value="27804" calcext:value-type="float">
            <text:p>27804</text:p>
          </table:table-cell>
          <table:table-cell office:value-type="string" calcext:value-type="string">
            <text:p>1:638</text:p>
          </table:table-cell>
          <table:table-cell office:value-type="string" calcext:value-type="string">
            <text:p>IsFemale</text:p>
          </table:table-cell>
          <table:table-cell table:formula="of:=IF([.F162]=&quot;&quot;;&quot;IsMale&quot;; [.F162])" office:value-type="string" office:string-value="IsFemale" calcext:value-type="string">
            <text:p>IsFemale</text:p>
          </table:table-cell>
          <table:table-cell/>
          <table:table-cell table:formula="of:=[.C162]" office:value-type="string" office:string-value="Oxana" calcext:value-type="string">
            <text:p>Oxana</text:p>
          </table:table-cell>
          <table:table-cell table:formula="of:=[.G16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mara" xlink:type="simple">Tamara</text:a></text:p>
          </table:table-cell>
          <table:table-cell office:value-type="float" office:value="27613" calcext:value-type="float">
            <text:p>27613</text:p>
          </table:table-cell>
          <table:table-cell office:value-type="string" calcext:value-type="string">
            <text:p>1:643</text:p>
          </table:table-cell>
          <table:table-cell office:value-type="string" calcext:value-type="string">
            <text:p>IsFemale</text:p>
          </table:table-cell>
          <table:table-cell table:formula="of:=IF([.F163]=&quot;&quot;;&quot;IsMale&quot;; [.F163])" office:value-type="string" office:string-value="IsFemale" calcext:value-type="string">
            <text:p>IsFemale</text:p>
          </table:table-cell>
          <table:table-cell/>
          <table:table-cell table:formula="of:=[.C163]" office:value-type="string" office:string-value="Tamara" calcext:value-type="string">
            <text:p>Tamara</text:p>
          </table:table-cell>
          <table:table-cell table:formula="of:=[.G16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ruzhan" xlink:type="simple">Aruzhan</text:a></text:p>
          </table:table-cell>
          <table:table-cell office:value-type="float" office:value="27514" calcext:value-type="float">
            <text:p>27514</text:p>
          </table:table-cell>
          <table:table-cell office:value-type="string" calcext:value-type="string">
            <text:p>1:645</text:p>
          </table:table-cell>
          <table:table-cell office:value-type="string" calcext:value-type="string">
            <text:p>IsFemale</text:p>
          </table:table-cell>
          <table:table-cell table:formula="of:=IF([.F164]=&quot;&quot;;&quot;IsMale&quot;; [.F164])" office:value-type="string" office:string-value="IsFemale" calcext:value-type="string">
            <text:p>IsFemale</text:p>
          </table:table-cell>
          <table:table-cell/>
          <table:table-cell table:formula="of:=[.C164]" office:value-type="string" office:string-value="Aruzhan" calcext:value-type="string">
            <text:p>Aruzhan</text:p>
          </table:table-cell>
          <table:table-cell table:formula="of:=[.G1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i" xlink:type="simple">Ali</text:a></text:p>
          </table:table-cell>
          <table:table-cell office:value-type="float" office:value="27347" calcext:value-type="float">
            <text:p>27347</text:p>
          </table:table-cell>
          <table:table-cell office:value-type="string" calcext:value-type="string">
            <text:p>1:649</text:p>
          </table:table-cell>
          <table:table-cell/>
          <table:table-cell table:formula="of:=IF([.F165]=&quot;&quot;;&quot;IsMale&quot;; [.F165])" office:value-type="string" office:string-value="IsMale" calcext:value-type="string">
            <text:p>IsMale</text:p>
          </table:table-cell>
          <table:table-cell/>
          <table:table-cell table:formula="of:=[.C165]" office:value-type="string" office:string-value="Ali" calcext:value-type="string">
            <text:p>Ali</text:p>
          </table:table-cell>
          <table:table-cell table:formula="of:=[.G1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irill" xlink:type="simple">Kirill</text:a></text:p>
          </table:table-cell>
          <table:table-cell office:value-type="float" office:value="27074" calcext:value-type="float">
            <text:p>27074</text:p>
          </table:table-cell>
          <table:table-cell office:value-type="string" calcext:value-type="string">
            <text:p>1:655</text:p>
          </table:table-cell>
          <table:table-cell/>
          <table:table-cell table:formula="of:=IF([.F166]=&quot;&quot;;&quot;IsMale&quot;; [.F166])" office:value-type="string" office:string-value="IsMale" calcext:value-type="string">
            <text:p>IsMale</text:p>
          </table:table-cell>
          <table:table-cell/>
          <table:table-cell table:formula="of:=[.C166]" office:value-type="string" office:string-value="Kirill" calcext:value-type="string">
            <text:p>Kirill</text:p>
          </table:table-cell>
          <table:table-cell table:formula="of:=[.G16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raylym" xlink:type="simple">Araylym</text:a></text:p>
          </table:table-cell>
          <table:table-cell office:value-type="float" office:value="26933" calcext:value-type="float">
            <text:p>26933</text:p>
          </table:table-cell>
          <table:table-cell office:value-type="string" calcext:value-type="string">
            <text:p>1:659</text:p>
          </table:table-cell>
          <table:table-cell office:value-type="string" calcext:value-type="string">
            <text:p>IsFemale</text:p>
          </table:table-cell>
          <table:table-cell table:formula="of:=IF([.F167]=&quot;&quot;;&quot;IsMale&quot;; [.F167])" office:value-type="string" office:string-value="IsFemale" calcext:value-type="string">
            <text:p>IsFemale</text:p>
          </table:table-cell>
          <table:table-cell/>
          <table:table-cell table:formula="of:=[.C167]" office:value-type="string" office:string-value="Araylym" calcext:value-type="string">
            <text:p>Araylym</text:p>
          </table:table-cell>
          <table:table-cell table:formula="of:=[.G16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oksana" xlink:type="simple">Oksana</text:a></text:p>
          </table:table-cell>
          <table:table-cell office:value-type="float" office:value="26616" calcext:value-type="float">
            <text:p>26616</text:p>
          </table:table-cell>
          <table:table-cell office:value-type="string" calcext:value-type="string">
            <text:p>1:667</text:p>
          </table:table-cell>
          <table:table-cell office:value-type="string" calcext:value-type="string">
            <text:p>IsFemale</text:p>
          </table:table-cell>
          <table:table-cell table:formula="of:=IF([.F168]=&quot;&quot;;&quot;IsMale&quot;; [.F168])" office:value-type="string" office:string-value="IsFemale" calcext:value-type="string">
            <text:p>IsFemale</text:p>
          </table:table-cell>
          <table:table-cell/>
          <table:table-cell table:formula="of:=[.C168]" office:value-type="string" office:string-value="Oksana" calcext:value-type="string">
            <text:p>Oksana</text:p>
          </table:table-cell>
          <table:table-cell table:formula="of:=[.G1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stan" xlink:type="simple">Dastan</text:a></text:p>
          </table:table-cell>
          <table:table-cell office:value-type="float" office:value="26582" calcext:value-type="float">
            <text:p>26582</text:p>
          </table:table-cell>
          <table:table-cell office:value-type="string" calcext:value-type="string">
            <text:p>1:668</text:p>
          </table:table-cell>
          <table:table-cell/>
          <table:table-cell table:formula="of:=IF([.F169]=&quot;&quot;;&quot;IsMale&quot;; [.F169])" office:value-type="string" office:string-value="IsMale" calcext:value-type="string">
            <text:p>IsMale</text:p>
          </table:table-cell>
          <table:table-cell/>
          <table:table-cell table:formula="of:=[.C169]" office:value-type="string" office:string-value="Dastan" calcext:value-type="string">
            <text:p>Dastan</text:p>
          </table:table-cell>
          <table:table-cell table:formula="of:=[.G1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olat" xlink:type="simple">Bolat</text:a></text:p>
          </table:table-cell>
          <table:table-cell office:value-type="float" office:value="26573" calcext:value-type="float">
            <text:p>26573</text:p>
          </table:table-cell>
          <table:table-cell office:value-type="string" calcext:value-type="string">
            <text:p>1:668</text:p>
          </table:table-cell>
          <table:table-cell/>
          <table:table-cell table:formula="of:=IF([.F170]=&quot;&quot;;&quot;IsMale&quot;; [.F170])" office:value-type="string" office:string-value="IsMale" calcext:value-type="string">
            <text:p>IsMale</text:p>
          </table:table-cell>
          <table:table-cell/>
          <table:table-cell table:formula="of:=[.C170]" office:value-type="string" office:string-value="Bolat" calcext:value-type="string">
            <text:p>Bolat</text:p>
          </table:table-cell>
          <table:table-cell table:formula="of:=[.G17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gul" xlink:type="simple">Nurgul</text:a></text:p>
          </table:table-cell>
          <table:table-cell office:value-type="float" office:value="26502" calcext:value-type="float">
            <text:p>26502</text:p>
          </table:table-cell>
          <table:table-cell office:value-type="string" calcext:value-type="string">
            <text:p>1:670</text:p>
          </table:table-cell>
          <table:table-cell office:value-type="string" calcext:value-type="string">
            <text:p>IsFemale</text:p>
          </table:table-cell>
          <table:table-cell table:formula="of:=IF([.F171]=&quot;&quot;;&quot;IsMale&quot;; [.F171])" office:value-type="string" office:string-value="IsFemale" calcext:value-type="string">
            <text:p>IsFemale</text:p>
          </table:table-cell>
          <table:table-cell/>
          <table:table-cell table:formula="of:=[.C171]" office:value-type="string" office:string-value="Nurgul" calcext:value-type="string">
            <text:p>Nurgul</text:p>
          </table:table-cell>
          <table:table-cell table:formula="of:=[.G1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bolat" xlink:type="simple">Erbolat</text:a></text:p>
          </table:table-cell>
          <table:table-cell office:value-type="float" office:value="26466" calcext:value-type="float">
            <text:p>26466</text:p>
          </table:table-cell>
          <table:table-cell office:value-type="string" calcext:value-type="string">
            <text:p>1:671</text:p>
          </table:table-cell>
          <table:table-cell/>
          <table:table-cell table:formula="of:=IF([.F172]=&quot;&quot;;&quot;IsMale&quot;; [.F172])" office:value-type="string" office:string-value="IsMale" calcext:value-type="string">
            <text:p>IsMale</text:p>
          </table:table-cell>
          <table:table-cell/>
          <table:table-cell table:formula="of:=[.C172]" office:value-type="string" office:string-value="Erbolat" calcext:value-type="string">
            <text:p>Erbolat</text:p>
          </table:table-cell>
          <table:table-cell table:formula="of:=[.G1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tem" xlink:type="simple">Artem</text:a></text:p>
          </table:table-cell>
          <table:table-cell office:value-type="float" office:value="26257" calcext:value-type="float">
            <text:p>26257</text:p>
          </table:table-cell>
          <table:table-cell office:value-type="string" calcext:value-type="string">
            <text:p>1:676</text:p>
          </table:table-cell>
          <table:table-cell/>
          <table:table-cell table:formula="of:=IF([.F173]=&quot;&quot;;&quot;IsMale&quot;; [.F173])" office:value-type="string" office:string-value="IsMale" calcext:value-type="string">
            <text:p>IsMale</text:p>
          </table:table-cell>
          <table:table-cell/>
          <table:table-cell table:formula="of:=[.C173]" office:value-type="string" office:string-value="Artem" calcext:value-type="string">
            <text:p>Artem</text:p>
          </table:table-cell>
          <table:table-cell table:formula="of:=[.G17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ladislav" xlink:type="simple">Vladislav</text:a></text:p>
          </table:table-cell>
          <table:table-cell office:value-type="float" office:value="26200" calcext:value-type="float">
            <text:p>26200</text:p>
          </table:table-cell>
          <table:table-cell office:value-type="string" calcext:value-type="string">
            <text:p>1:677</text:p>
          </table:table-cell>
          <table:table-cell/>
          <table:table-cell table:formula="of:=IF([.F174]=&quot;&quot;;&quot;IsMale&quot;; [.F174])" office:value-type="string" office:string-value="IsMale" calcext:value-type="string">
            <text:p>IsMale</text:p>
          </table:table-cell>
          <table:table-cell/>
          <table:table-cell table:formula="of:=[.C174]" office:value-type="string" office:string-value="Vladislav" calcext:value-type="string">
            <text:p>Vladislav</text:p>
          </table:table-cell>
          <table:table-cell table:formula="of:=[.G17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yacheslav" xlink:type="simple">Vyacheslav</text:a></text:p>
          </table:table-cell>
          <table:table-cell office:value-type="float" office:value="25775" calcext:value-type="float">
            <text:p>25775</text:p>
          </table:table-cell>
          <table:table-cell office:value-type="string" calcext:value-type="string">
            <text:p>1:689</text:p>
          </table:table-cell>
          <table:table-cell/>
          <table:table-cell table:formula="of:=IF([.F175]=&quot;&quot;;&quot;IsMale&quot;; [.F175])" office:value-type="string" office:string-value="IsMale" calcext:value-type="string">
            <text:p>IsMale</text:p>
          </table:table-cell>
          <table:table-cell/>
          <table:table-cell table:formula="of:=[.C175]" office:value-type="string" office:string-value="Vyacheslav" calcext:value-type="string">
            <text:p>Vyacheslav</text:p>
          </table:table-cell>
          <table:table-cell table:formula="of:=[.G1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nar" xlink:type="simple">Ernar</text:a></text:p>
          </table:table-cell>
          <table:table-cell office:value-type="float" office:value="25676" calcext:value-type="float">
            <text:p>25676</text:p>
          </table:table-cell>
          <table:table-cell office:value-type="string" calcext:value-type="string">
            <text:p>1:691</text:p>
          </table:table-cell>
          <table:table-cell/>
          <table:table-cell table:formula="of:=IF([.F176]=&quot;&quot;;&quot;IsMale&quot;; [.F176])" office:value-type="string" office:string-value="IsMale" calcext:value-type="string">
            <text:p>IsMale</text:p>
          </table:table-cell>
          <table:table-cell/>
          <table:table-cell table:formula="of:=[.C176]" office:value-type="string" office:string-value="Ernar" calcext:value-type="string">
            <text:p>Ernar</text:p>
          </table:table-cell>
          <table:table-cell table:formula="of:=[.G1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olesya" xlink:type="simple">Olesya</text:a></text:p>
          </table:table-cell>
          <table:table-cell office:value-type="float" office:value="25411" calcext:value-type="float">
            <text:p>25411</text:p>
          </table:table-cell>
          <table:table-cell office:value-type="string" calcext:value-type="string">
            <text:p>1:698</text:p>
          </table:table-cell>
          <table:table-cell office:value-type="string" calcext:value-type="string">
            <text:p>IsFemale</text:p>
          </table:table-cell>
          <table:table-cell table:formula="of:=IF([.F177]=&quot;&quot;;&quot;IsMale&quot;; [.F177])" office:value-type="string" office:string-value="IsFemale" calcext:value-type="string">
            <text:p>IsFemale</text:p>
          </table:table-cell>
          <table:table-cell/>
          <table:table-cell table:formula="of:=[.C177]" office:value-type="string" office:string-value="Olesya" calcext:value-type="string">
            <text:p>Olesya</text:p>
          </table:table-cell>
          <table:table-cell table:formula="of:=[.G17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bina" xlink:type="simple">Sabina</text:a></text:p>
          </table:table-cell>
          <table:table-cell office:value-type="float" office:value="25313" calcext:value-type="float">
            <text:p>25313</text:p>
          </table:table-cell>
          <table:table-cell office:value-type="string" calcext:value-type="string">
            <text:p>1:701</text:p>
          </table:table-cell>
          <table:table-cell office:value-type="string" calcext:value-type="string">
            <text:p>IsFemale</text:p>
          </table:table-cell>
          <table:table-cell table:formula="of:=IF([.F178]=&quot;&quot;;&quot;IsMale&quot;; [.F178])" office:value-type="string" office:string-value="IsFemale" calcext:value-type="string">
            <text:p>IsFemale</text:p>
          </table:table-cell>
          <table:table-cell/>
          <table:table-cell table:formula="of:=[.C178]" office:value-type="string" office:string-value="Sabina" calcext:value-type="string">
            <text:p>Sabina</text:p>
          </table:table-cell>
          <table:table-cell table:formula="of:=[.G17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bol" xlink:type="simple">Nurbol</text:a></text:p>
          </table:table-cell>
          <table:table-cell office:value-type="float" office:value="25260" calcext:value-type="float">
            <text:p>25260</text:p>
          </table:table-cell>
          <table:table-cell office:value-type="string" calcext:value-type="string">
            <text:p>1:703</text:p>
          </table:table-cell>
          <table:table-cell/>
          <table:table-cell table:formula="of:=IF([.F179]=&quot;&quot;;&quot;IsMale&quot;; [.F179])" office:value-type="string" office:string-value="IsMale" calcext:value-type="string">
            <text:p>IsMale</text:p>
          </table:table-cell>
          <table:table-cell/>
          <table:table-cell table:formula="of:=[.C179]" office:value-type="string" office:string-value="Nurbol" calcext:value-type="string">
            <text:p>Nurbol</text:p>
          </table:table-cell>
          <table:table-cell table:formula="of:=[.G1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garita" xlink:type="simple">Margarita</text:a></text:p>
          </table:table-cell>
          <table:table-cell office:value-type="float" office:value="25219" calcext:value-type="float">
            <text:p>25219</text:p>
          </table:table-cell>
          <table:table-cell office:value-type="string" calcext:value-type="string">
            <text:p>1:704</text:p>
          </table:table-cell>
          <table:table-cell office:value-type="string" calcext:value-type="string">
            <text:p>IsFemale</text:p>
          </table:table-cell>
          <table:table-cell table:formula="of:=IF([.F180]=&quot;&quot;;&quot;IsMale&quot;; [.F180])" office:value-type="string" office:string-value="IsFemale" calcext:value-type="string">
            <text:p>IsFemale</text:p>
          </table:table-cell>
          <table:table-cell/>
          <table:table-cell table:formula="of:=[.C180]" office:value-type="string" office:string-value="Margarita" calcext:value-type="string">
            <text:p>Margarita</text:p>
          </table:table-cell>
          <table:table-cell table:formula="of:=[.G18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ia" xlink:type="simple">Alia</text:a></text:p>
          </table:table-cell>
          <table:table-cell office:value-type="float" office:value="25104" calcext:value-type="float">
            <text:p>25104</text:p>
          </table:table-cell>
          <table:table-cell office:value-type="string" calcext:value-type="string">
            <text:p>1:707</text:p>
          </table:table-cell>
          <table:table-cell office:value-type="string" calcext:value-type="string">
            <text:p>IsFemale</text:p>
          </table:table-cell>
          <table:table-cell table:formula="of:=IF([.F181]=&quot;&quot;;&quot;IsMale&quot;; [.F181])" office:value-type="string" office:string-value="IsFemale" calcext:value-type="string">
            <text:p>IsFemale</text:p>
          </table:table-cell>
          <table:table-cell/>
          <table:table-cell table:formula="of:=[.C181]" office:value-type="string" office:string-value="Alia" calcext:value-type="string">
            <text:p>Alia</text:p>
          </table:table-cell>
          <table:table-cell table:formula="of:=[.G18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bolat" xlink:type="simple">Nurbolat</text:a></text:p>
          </table:table-cell>
          <table:table-cell office:value-type="float" office:value="24879" calcext:value-type="float">
            <text:p>24879</text:p>
          </table:table-cell>
          <table:table-cell office:value-type="string" calcext:value-type="string">
            <text:p>1:713</text:p>
          </table:table-cell>
          <table:table-cell/>
          <table:table-cell table:formula="of:=IF([.F182]=&quot;&quot;;&quot;IsMale&quot;; [.F182])" office:value-type="string" office:string-value="IsMale" calcext:value-type="string">
            <text:p>IsMale</text:p>
          </table:table-cell>
          <table:table-cell/>
          <table:table-cell table:formula="of:=[.C182]" office:value-type="string" office:string-value="Nurbolat" calcext:value-type="string">
            <text:p>Nurbolat</text:p>
          </table:table-cell>
          <table:table-cell table:formula="of:=[.G1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inat" xlink:type="simple">Rinat</text:a></text:p>
          </table:table-cell>
          <table:table-cell office:value-type="float" office:value="24784" calcext:value-type="float">
            <text:p>24784</text:p>
          </table:table-cell>
          <table:table-cell office:value-type="string" calcext:value-type="string">
            <text:p>1:716</text:p>
          </table:table-cell>
          <table:table-cell/>
          <table:table-cell table:formula="of:=IF([.F183]=&quot;&quot;;&quot;IsMale&quot;; [.F183])" office:value-type="string" office:string-value="IsMale" calcext:value-type="string">
            <text:p>IsMale</text:p>
          </table:table-cell>
          <table:table-cell/>
          <table:table-cell table:formula="of:=[.C183]" office:value-type="string" office:string-value="Rinat" calcext:value-type="string">
            <text:p>Rinat</text:p>
          </table:table-cell>
          <table:table-cell table:formula="of:=[.G1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seniya" xlink:type="simple">Kseniya</text:a></text:p>
          </table:table-cell>
          <table:table-cell office:value-type="float" office:value="24686" calcext:value-type="float">
            <text:p>24686</text:p>
          </table:table-cell>
          <table:table-cell office:value-type="string" calcext:value-type="string">
            <text:p>1:719</text:p>
          </table:table-cell>
          <table:table-cell office:value-type="string" calcext:value-type="string">
            <text:p>IsFemale</text:p>
          </table:table-cell>
          <table:table-cell table:formula="of:=IF([.F184]=&quot;&quot;;&quot;IsMale&quot;; [.F184])" office:value-type="string" office:string-value="IsFemale" calcext:value-type="string">
            <text:p>IsFemale</text:p>
          </table:table-cell>
          <table:table-cell/>
          <table:table-cell table:formula="of:=[.C184]" office:value-type="string" office:string-value="Kseniya" calcext:value-type="string">
            <text:p>Kseniya</text:p>
          </table:table-cell>
          <table:table-cell table:formula="of:=[.G18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slam" xlink:type="simple">Islam</text:a></text:p>
          </table:table-cell>
          <table:table-cell office:value-type="float" office:value="24607" calcext:value-type="float">
            <text:p>24607</text:p>
          </table:table-cell>
          <table:table-cell office:value-type="string" calcext:value-type="string">
            <text:p>1:721</text:p>
          </table:table-cell>
          <table:table-cell/>
          <table:table-cell table:formula="of:=IF([.F185]=&quot;&quot;;&quot;IsMale&quot;; [.F185])" office:value-type="string" office:string-value="IsMale" calcext:value-type="string">
            <text:p>IsMale</text:p>
          </table:table-cell>
          <table:table-cell/>
          <table:table-cell table:formula="of:=[.C185]" office:value-type="string" office:string-value="Islam" calcext:value-type="string">
            <text:p>Islam</text:p>
          </table:table-cell>
          <table:table-cell table:formula="of:=[.G1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olpan" xlink:type="simple">Sholpan</text:a></text:p>
          </table:table-cell>
          <table:table-cell office:value-type="float" office:value="24570" calcext:value-type="float">
            <text:p>24570</text:p>
          </table:table-cell>
          <table:table-cell office:value-type="string" calcext:value-type="string">
            <text:p>1:722</text:p>
          </table:table-cell>
          <table:table-cell office:value-type="string" calcext:value-type="string">
            <text:p>IsFemale</text:p>
          </table:table-cell>
          <table:table-cell table:formula="of:=IF([.F186]=&quot;&quot;;&quot;IsMale&quot;; [.F186])" office:value-type="string" office:string-value="IsFemale" calcext:value-type="string">
            <text:p>IsFemale</text:p>
          </table:table-cell>
          <table:table-cell/>
          <table:table-cell table:formula="of:=[.C186]" office:value-type="string" office:string-value="Sholpan" calcext:value-type="string">
            <text:p>Sholpan</text:p>
          </table:table-cell>
          <table:table-cell table:formula="of:=[.G1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ara" xlink:type="simple">Anara</text:a></text:p>
          </table:table-cell>
          <table:table-cell office:value-type="float" office:value="24557" calcext:value-type="float">
            <text:p>24557</text:p>
          </table:table-cell>
          <table:table-cell office:value-type="string" calcext:value-type="string">
            <text:p>1:723</text:p>
          </table:table-cell>
          <table:table-cell office:value-type="string" calcext:value-type="string">
            <text:p>IsFemale</text:p>
          </table:table-cell>
          <table:table-cell table:formula="of:=IF([.F187]=&quot;&quot;;&quot;IsMale&quot;; [.F187])" office:value-type="string" office:string-value="IsFemale" calcext:value-type="string">
            <text:p>IsFemale</text:p>
          </table:table-cell>
          <table:table-cell/>
          <table:table-cell table:formula="of:=[.C187]" office:value-type="string" office:string-value="Anara" calcext:value-type="string">
            <text:p>Anara</text:p>
          </table:table-cell>
          <table:table-cell table:formula="of:=[.G18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oza" xlink:type="simple">Roza</text:a></text:p>
          </table:table-cell>
          <table:table-cell office:value-type="float" office:value="24550" calcext:value-type="float">
            <text:p>24550</text:p>
          </table:table-cell>
          <table:table-cell office:value-type="string" calcext:value-type="string">
            <text:p>1:723</text:p>
          </table:table-cell>
          <table:table-cell office:value-type="string" calcext:value-type="string">
            <text:p>IsFemale</text:p>
          </table:table-cell>
          <table:table-cell table:formula="of:=IF([.F188]=&quot;&quot;;&quot;IsMale&quot;; [.F188])" office:value-type="string" office:string-value="IsFemale" calcext:value-type="string">
            <text:p>IsFemale</text:p>
          </table:table-cell>
          <table:table-cell/>
          <table:table-cell table:formula="of:=[.C188]" office:value-type="string" office:string-value="Roza" calcext:value-type="string">
            <text:p>Roza</text:p>
          </table:table-cell>
          <table:table-cell table:formula="of:=[.G18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khtiar" xlink:type="simple">Bakhtiar</text:a></text:p>
          </table:table-cell>
          <table:table-cell office:value-type="float" office:value="24523" calcext:value-type="float">
            <text:p>24523</text:p>
          </table:table-cell>
          <table:table-cell office:value-type="string" calcext:value-type="string">
            <text:p>1:724</text:p>
          </table:table-cell>
          <table:table-cell/>
          <table:table-cell table:formula="of:=IF([.F189]=&quot;&quot;;&quot;IsMale&quot;; [.F189])" office:value-type="string" office:string-value="IsMale" calcext:value-type="string">
            <text:p>IsMale</text:p>
          </table:table-cell>
          <table:table-cell/>
          <table:table-cell table:formula="of:=[.C189]" office:value-type="string" office:string-value="Bakhtiar" calcext:value-type="string">
            <text:p>Bakhtiar</text:p>
          </table:table-cell>
          <table:table-cell table:formula="of:=[.G1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yona" xlink:type="simple">Alyona</text:a></text:p>
          </table:table-cell>
          <table:table-cell office:value-type="float" office:value="24501" calcext:value-type="float">
            <text:p>24501</text:p>
          </table:table-cell>
          <table:table-cell office:value-type="string" calcext:value-type="string">
            <text:p>1:724</text:p>
          </table:table-cell>
          <table:table-cell office:value-type="string" calcext:value-type="string">
            <text:p>IsFemale</text:p>
          </table:table-cell>
          <table:table-cell table:formula="of:=IF([.F190]=&quot;&quot;;&quot;IsMale&quot;; [.F190])" office:value-type="string" office:string-value="IsFemale" calcext:value-type="string">
            <text:p>IsFemale</text:p>
          </table:table-cell>
          <table:table-cell/>
          <table:table-cell table:formula="of:=[.C190]" office:value-type="string" office:string-value="Alyona" calcext:value-type="string">
            <text:p>Alyona</text:p>
          </table:table-cell>
          <table:table-cell table:formula="of:=[.G19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mek" xlink:type="simple">Ermek</text:a></text:p>
          </table:table-cell>
          <table:table-cell office:value-type="float" office:value="24426" calcext:value-type="float">
            <text:p>24426</text:p>
          </table:table-cell>
          <table:table-cell office:value-type="string" calcext:value-type="string">
            <text:p>1:727</text:p>
          </table:table-cell>
          <table:table-cell/>
          <table:table-cell table:formula="of:=IF([.F191]=&quot;&quot;;&quot;IsMale&quot;; [.F191])" office:value-type="string" office:string-value="IsMale" calcext:value-type="string">
            <text:p>IsMale</text:p>
          </table:table-cell>
          <table:table-cell/>
          <table:table-cell table:formula="of:=[.C191]" office:value-type="string" office:string-value="Ermek" calcext:value-type="string">
            <text:p>Ermek</text:p>
          </table:table-cell>
          <table:table-cell table:formula="of:=[.G19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<text:a xlink:href="https://forebears.io/forenames/symbat" xlink:type="simple">Symbat</text:a></text:p>
          </table:table-cell>
          <table:table-cell office:value-type="float" office:value="24197" calcext:value-type="float">
            <text:p>24197</text:p>
          </table:table-cell>
          <table:table-cell office:value-type="string" calcext:value-type="string">
            <text:p>1:733</text:p>
          </table:table-cell>
          <table:table-cell office:value-type="string" calcext:value-type="string">
            <text:p>IsFemale</text:p>
          </table:table-cell>
          <table:table-cell table:formula="of:=IF([.F192]=&quot;&quot;;&quot;IsMale&quot;; [.F192])" office:value-type="string" office:string-value="IsFemale" calcext:value-type="string">
            <text:p>IsFemale</text:p>
          </table:table-cell>
          <table:table-cell/>
          <table:table-cell table:formula="of:=[.C192]" office:value-type="string" office:string-value="Symbat" calcext:value-type="string">
            <text:p>Symbat</text:p>
          </table:table-cell>
          <table:table-cell table:formula="of:=[.G19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lvira" xlink:type="simple">Elvira</text:a></text:p>
          </table:table-cell>
          <table:table-cell office:value-type="float" office:value="24022" calcext:value-type="float">
            <text:p>24022</text:p>
          </table:table-cell>
          <table:table-cell office:value-type="string" calcext:value-type="string">
            <text:p>1:739</text:p>
          </table:table-cell>
          <table:table-cell office:value-type="string" calcext:value-type="string">
            <text:p>IsFemale</text:p>
          </table:table-cell>
          <table:table-cell table:formula="of:=IF([.F193]=&quot;&quot;;&quot;IsMale&quot;; [.F193])" office:value-type="string" office:string-value="IsFemale" calcext:value-type="string">
            <text:p>IsFemale</text:p>
          </table:table-cell>
          <table:table-cell/>
          <table:table-cell table:formula="of:=[.C193]" office:value-type="string" office:string-value="Elvira" calcext:value-type="string">
            <text:p>Elvira</text:p>
          </table:table-cell>
          <table:table-cell table:formula="of:=[.G19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emirlan" xlink:type="simple">Temirlan</text:a></text:p>
          </table:table-cell>
          <table:table-cell office:value-type="float" office:value="23867" calcext:value-type="float">
            <text:p>23867</text:p>
          </table:table-cell>
          <table:table-cell office:value-type="string" calcext:value-type="string">
            <text:p>1:744</text:p>
          </table:table-cell>
          <table:table-cell/>
          <table:table-cell table:formula="of:=IF([.F194]=&quot;&quot;;&quot;IsMale&quot;; [.F194])" office:value-type="string" office:string-value="IsMale" calcext:value-type="string">
            <text:p>IsMale</text:p>
          </table:table-cell>
          <table:table-cell/>
          <table:table-cell table:formula="of:=[.C194]" office:value-type="string" office:string-value="Temirlan" calcext:value-type="string">
            <text:p>Temirlan</text:p>
          </table:table-cell>
          <table:table-cell table:formula="of:=[.G19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vgeniya" xlink:type="simple">Evgeniya</text:a></text:p>
          </table:table-cell>
          <table:table-cell office:value-type="float" office:value="23761" calcext:value-type="float">
            <text:p>23761</text:p>
          </table:table-cell>
          <table:table-cell office:value-type="string" calcext:value-type="string">
            <text:p>1:747</text:p>
          </table:table-cell>
          <table:table-cell office:value-type="string" calcext:value-type="string">
            <text:p>IsFemale</text:p>
          </table:table-cell>
          <table:table-cell table:formula="of:=IF([.F195]=&quot;&quot;;&quot;IsMale&quot;; [.F195])" office:value-type="string" office:string-value="IsFemale" calcext:value-type="string">
            <text:p>IsFemale</text:p>
          </table:table-cell>
          <table:table-cell/>
          <table:table-cell table:formula="of:=[.C195]" office:value-type="string" office:string-value="Evgeniya" calcext:value-type="string">
            <text:p>Evgeniya</text:p>
          </table:table-cell>
          <table:table-cell table:formula="of:=[.G19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lyas" xlink:type="simple">Ilyas</text:a></text:p>
          </table:table-cell>
          <table:table-cell office:value-type="float" office:value="23719" calcext:value-type="float">
            <text:p>23719</text:p>
          </table:table-cell>
          <table:table-cell office:value-type="string" calcext:value-type="string">
            <text:p>1:748</text:p>
          </table:table-cell>
          <table:table-cell/>
          <table:table-cell table:formula="of:=IF([.F196]=&quot;&quot;;&quot;IsMale&quot;; [.F196])" office:value-type="string" office:string-value="IsMale" calcext:value-type="string">
            <text:p>IsMale</text:p>
          </table:table-cell>
          <table:table-cell/>
          <table:table-cell table:formula="of:=[.C196]" office:value-type="string" office:string-value="Ilyas" calcext:value-type="string">
            <text:p>Ilyas</text:p>
          </table:table-cell>
          <table:table-cell table:formula="of:=[.G19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zira" xlink:type="simple">Zhazira</text:a></text:p>
          </table:table-cell>
          <table:table-cell office:value-type="float" office:value="23407" calcext:value-type="float">
            <text:p>23407</text:p>
          </table:table-cell>
          <table:table-cell office:value-type="string" calcext:value-type="string">
            <text:p>1:758</text:p>
          </table:table-cell>
          <table:table-cell office:value-type="string" calcext:value-type="string">
            <text:p>IsFemale</text:p>
          </table:table-cell>
          <table:table-cell table:formula="of:=IF([.F197]=&quot;&quot;;&quot;IsMale&quot;; [.F197])" office:value-type="string" office:string-value="IsFemale" calcext:value-type="string">
            <text:p>IsFemale</text:p>
          </table:table-cell>
          <table:table-cell/>
          <table:table-cell table:formula="of:=[.C197]" office:value-type="string" office:string-value="Zhazira" calcext:value-type="string">
            <text:p>Zhazira</text:p>
          </table:table-cell>
          <table:table-cell table:formula="of:=[.G19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tur" xlink:type="simple">Artur</text:a></text:p>
          </table:table-cell>
          <table:table-cell office:value-type="float" office:value="23403" calcext:value-type="float">
            <text:p>23403</text:p>
          </table:table-cell>
          <table:table-cell office:value-type="string" calcext:value-type="string">
            <text:p>1:758</text:p>
          </table:table-cell>
          <table:table-cell/>
          <table:table-cell table:formula="of:=IF([.F198]=&quot;&quot;;&quot;IsMale&quot;; [.F198])" office:value-type="string" office:string-value="IsMale" calcext:value-type="string">
            <text:p>IsMale</text:p>
          </table:table-cell>
          <table:table-cell/>
          <table:table-cell table:formula="of:=[.C198]" office:value-type="string" office:string-value="Artur" calcext:value-type="string">
            <text:p>Artur</text:p>
          </table:table-cell>
          <table:table-cell table:formula="of:=[.G19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aushan" xlink:type="simple">Raushan</text:a></text:p>
          </table:table-cell>
          <table:table-cell office:value-type="float" office:value="23326" calcext:value-type="float">
            <text:p>23326</text:p>
          </table:table-cell>
          <table:table-cell office:value-type="string" calcext:value-type="string">
            <text:p>1:761</text:p>
          </table:table-cell>
          <table:table-cell office:value-type="string" calcext:value-type="string">
            <text:p>IsFemale</text:p>
          </table:table-cell>
          <table:table-cell table:formula="of:=IF([.F199]=&quot;&quot;;&quot;IsMale&quot;; [.F199])" office:value-type="string" office:string-value="IsFemale" calcext:value-type="string">
            <text:p>IsFemale</text:p>
          </table:table-cell>
          <table:table-cell/>
          <table:table-cell table:formula="of:=[.C199]" office:value-type="string" office:string-value="Raushan" calcext:value-type="string">
            <text:p>Raushan</text:p>
          </table:table-cell>
          <table:table-cell table:formula="of:=[.G19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bina" xlink:type="simple">Albina</text:a></text:p>
          </table:table-cell>
          <table:table-cell office:value-type="float" office:value="23134" calcext:value-type="float">
            <text:p>23134</text:p>
          </table:table-cell>
          <table:table-cell office:value-type="string" calcext:value-type="string">
            <text:p>1:767</text:p>
          </table:table-cell>
          <table:table-cell office:value-type="string" calcext:value-type="string">
            <text:p>IsFemale</text:p>
          </table:table-cell>
          <table:table-cell table:formula="of:=IF([.F200]=&quot;&quot;;&quot;IsMale&quot;; [.F200])" office:value-type="string" office:string-value="IsFemale" calcext:value-type="string">
            <text:p>IsFemale</text:p>
          </table:table-cell>
          <table:table-cell/>
          <table:table-cell table:formula="of:=[.C200]" office:value-type="string" office:string-value="Albina" calcext:value-type="string">
            <text:p>Albina</text:p>
          </table:table-cell>
          <table:table-cell table:formula="of:=[.G20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naz" xlink:type="simple">Gulnaz</text:a></text:p>
          </table:table-cell>
          <table:table-cell office:value-type="float" office:value="23122" calcext:value-type="float">
            <text:p>23122</text:p>
          </table:table-cell>
          <table:table-cell office:value-type="string" calcext:value-type="string">
            <text:p>1:768</text:p>
          </table:table-cell>
          <table:table-cell office:value-type="string" calcext:value-type="string">
            <text:p>IsFemale</text:p>
          </table:table-cell>
          <table:table-cell table:formula="of:=IF([.F201]=&quot;&quot;;&quot;IsMale&quot;; [.F201])" office:value-type="string" office:string-value="IsFemale" calcext:value-type="string">
            <text:p>IsFemale</text:p>
          </table:table-cell>
          <table:table-cell/>
          <table:table-cell table:formula="of:=[.C201]" office:value-type="string" office:string-value="Gulnaz" calcext:value-type="string">
            <text:p>Gulnaz</text:p>
          </table:table-cell>
          <table:table-cell table:formula="of:=[.G20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ylbek" xlink:type="simple">Asylbek</text:a></text:p>
          </table:table-cell>
          <table:table-cell office:value-type="float" office:value="22656" calcext:value-type="float">
            <text:p>22656</text:p>
          </table:table-cell>
          <table:table-cell office:value-type="string" calcext:value-type="string">
            <text:p>1:783</text:p>
          </table:table-cell>
          <table:table-cell/>
          <table:table-cell table:formula="of:=IF([.F202]=&quot;&quot;;&quot;IsMale&quot;; [.F202])" office:value-type="string" office:string-value="IsMale" calcext:value-type="string">
            <text:p>IsMale</text:p>
          </table:table-cell>
          <table:table-cell/>
          <table:table-cell table:formula="of:=[.C202]" office:value-type="string" office:string-value="Asylbek" calcext:value-type="string">
            <text:p>Asylbek</text:p>
          </table:table-cell>
          <table:table-cell table:formula="of:=[.G2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ksat" xlink:type="simple">Maksat</text:a></text:p>
          </table:table-cell>
          <table:table-cell office:value-type="float" office:value="22504" calcext:value-type="float">
            <text:p>22504</text:p>
          </table:table-cell>
          <table:table-cell office:value-type="string" calcext:value-type="string">
            <text:p>1:789</text:p>
          </table:table-cell>
          <table:table-cell/>
          <table:table-cell table:formula="of:=IF([.F203]=&quot;&quot;;&quot;IsMale&quot;; [.F203])" office:value-type="string" office:string-value="IsMale" calcext:value-type="string">
            <text:p>IsMale</text:p>
          </table:table-cell>
          <table:table-cell/>
          <table:table-cell table:formula="of:=[.C203]" office:value-type="string" office:string-value="Maksat" calcext:value-type="string">
            <text:p>Maksat</text:p>
          </table:table-cell>
          <table:table-cell table:formula="of:=[.G20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et" xlink:type="simple">Aset</text:a></text:p>
          </table:table-cell>
          <table:table-cell office:value-type="float" office:value="22339" calcext:value-type="float">
            <text:p>22339</text:p>
          </table:table-cell>
          <table:table-cell office:value-type="string" calcext:value-type="string">
            <text:p>1:794</text:p>
          </table:table-cell>
          <table:table-cell/>
          <table:table-cell table:formula="of:=IF([.F204]=&quot;&quot;;&quot;IsMale&quot;; [.F204])" office:value-type="string" office:string-value="IsMale" calcext:value-type="string">
            <text:p>IsMale</text:p>
          </table:table-cell>
          <table:table-cell/>
          <table:table-cell table:formula="of:=[.C204]" office:value-type="string" office:string-value="Aset" calcext:value-type="string">
            <text:p>Aset</text:p>
          </table:table-cell>
          <table:table-cell table:formula="of:=[.G20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asiliy" xlink:type="simple">Vasiliy</text:a>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1:805</text:p>
          </table:table-cell>
          <table:table-cell/>
          <table:table-cell table:formula="of:=IF([.F205]=&quot;&quot;;&quot;IsMale&quot;; [.F205])" office:value-type="string" office:string-value="IsMale" calcext:value-type="string">
            <text:p>IsMale</text:p>
          </table:table-cell>
          <table:table-cell/>
          <table:table-cell table:formula="of:=[.C205]" office:value-type="string" office:string-value="Vasiliy" calcext:value-type="string">
            <text:p>Vasiliy</text:p>
          </table:table-cell>
          <table:table-cell table:formula="of:=[.G20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italy" xlink:type="simple">Vitaly</text:a></text:p>
          </table:table-cell>
          <table:table-cell office:value-type="float" office:value="21756" calcext:value-type="float">
            <text:p>21756</text:p>
          </table:table-cell>
          <table:table-cell office:value-type="string" calcext:value-type="string">
            <text:p>1:816</text:p>
          </table:table-cell>
          <table:table-cell/>
          <table:table-cell table:formula="of:=IF([.F206]=&quot;&quot;;&quot;IsMale&quot;; [.F206])" office:value-type="string" office:string-value="IsMale" calcext:value-type="string">
            <text:p>IsMale</text:p>
          </table:table-cell>
          <table:table-cell/>
          <table:table-cell table:formula="of:=[.C206]" office:value-type="string" office:string-value="Vitaly" calcext:value-type="string">
            <text:p>Vitaly</text:p>
          </table:table-cell>
          <table:table-cell table:formula="of:=[.G20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ia" xlink:type="simple">Maria</text:a></text:p>
          </table:table-cell>
          <table:table-cell office:value-type="float" office:value="21656" calcext:value-type="float">
            <text:p>21656</text:p>
          </table:table-cell>
          <table:table-cell office:value-type="string" calcext:value-type="string">
            <text:p>1:819</text:p>
          </table:table-cell>
          <table:table-cell office:value-type="string" calcext:value-type="string">
            <text:p>IsFemale</text:p>
          </table:table-cell>
          <table:table-cell table:formula="of:=IF([.F207]=&quot;&quot;;&quot;IsMale&quot;; [.F207])" office:value-type="string" office:string-value="IsFemale" calcext:value-type="string">
            <text:p>IsFemale</text:p>
          </table:table-cell>
          <table:table-cell/>
          <table:table-cell table:formula="of:=[.C207]" office:value-type="string" office:string-value="Maria" calcext:value-type="string">
            <text:p>Maria</text:p>
          </table:table-cell>
          <table:table-cell table:formula="of:=[.G20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iras" xlink:type="simple">Miras</text:a></text:p>
          </table:table-cell>
          <table:table-cell office:value-type="float" office:value="21633" calcext:value-type="float">
            <text:p>21633</text:p>
          </table:table-cell>
          <table:table-cell office:value-type="string" calcext:value-type="string">
            <text:p>1:820</text:p>
          </table:table-cell>
          <table:table-cell/>
          <table:table-cell table:formula="of:=IF([.F208]=&quot;&quot;;&quot;IsMale&quot;; [.F208])" office:value-type="string" office:string-value="IsMale" calcext:value-type="string">
            <text:p>IsMale</text:p>
          </table:table-cell>
          <table:table-cell/>
          <table:table-cell table:formula="of:=[.C208]" office:value-type="string" office:string-value="Miras" calcext:value-type="string">
            <text:p>Miras</text:p>
          </table:table-cell>
          <table:table-cell table:formula="of:=[.G2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lan" xlink:type="simple">Ulan</text:a></text:p>
          </table:table-cell>
          <table:table-cell office:value-type="float" office:value="21294" calcext:value-type="float">
            <text:p>21294</text:p>
          </table:table-cell>
          <table:table-cell office:value-type="string" calcext:value-type="string">
            <text:p>1:833</text:p>
          </table:table-cell>
          <table:table-cell/>
          <table:table-cell table:formula="of:=IF([.F209]=&quot;&quot;;&quot;IsMale&quot;; [.F209])" office:value-type="string" office:string-value="IsMale" calcext:value-type="string">
            <text:p>IsMale</text:p>
          </table:table-cell>
          <table:table-cell/>
          <table:table-cell table:formula="of:=[.C209]" office:value-type="string" office:string-value="Ulan" calcext:value-type="string">
            <text:p>Ulan</text:p>
          </table:table-cell>
          <table:table-cell table:formula="of:=[.G20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rlygash" xlink:type="simple">Karlygash</text:a>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1:840</text:p>
          </table:table-cell>
          <table:table-cell office:value-type="string" calcext:value-type="string">
            <text:p>IsFemale</text:p>
          </table:table-cell>
          <table:table-cell table:formula="of:=IF([.F210]=&quot;&quot;;&quot;IsMale&quot;; [.F210])" office:value-type="string" office:string-value="IsFemale" calcext:value-type="string">
            <text:p>IsFemale</text:p>
          </table:table-cell>
          <table:table-cell/>
          <table:table-cell table:formula="of:=[.C210]" office:value-type="string" office:string-value="Karlygash" calcext:value-type="string">
            <text:p>Karlygash</text:p>
          </table:table-cell>
          <table:table-cell table:formula="of:=[.G21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lika" xlink:type="simple">Malika</text:a></text:p>
          </table:table-cell>
          <table:table-cell office:value-type="float" office:value="21078" calcext:value-type="float">
            <text:p>21078</text:p>
          </table:table-cell>
          <table:table-cell office:value-type="string" calcext:value-type="string">
            <text:p>1:842</text:p>
          </table:table-cell>
          <table:table-cell office:value-type="string" calcext:value-type="string">
            <text:p>IsFemale</text:p>
          </table:table-cell>
          <table:table-cell table:formula="of:=IF([.F211]=&quot;&quot;;&quot;IsMale&quot;; [.F211])" office:value-type="string" office:string-value="IsFemale" calcext:value-type="string">
            <text:p>IsFemale</text:p>
          </table:table-cell>
          <table:table-cell/>
          <table:table-cell table:formula="of:=[.C211]" office:value-type="string" office:string-value="Malika" calcext:value-type="string">
            <text:p>Malika</text:p>
          </table:table-cell>
          <table:table-cell table:formula="of:=[.G21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ramazan" xlink:type="simple">Ramazan</text:a></text:p>
          </table:table-cell>
          <table:table-cell office:value-type="float" office:value="20799" calcext:value-type="float">
            <text:p>20799</text:p>
          </table:table-cell>
          <table:table-cell office:value-type="string" calcext:value-type="string">
            <text:p>1:853</text:p>
          </table:table-cell>
          <table:table-cell/>
          <table:table-cell table:formula="of:=IF([.F212]=&quot;&quot;;&quot;IsMale&quot;; [.F212])" office:value-type="string" office:string-value="IsMale" calcext:value-type="string">
            <text:p>IsMale</text:p>
          </table:table-cell>
          <table:table-cell/>
          <table:table-cell table:formula="of:=[.C212]" office:value-type="string" office:string-value="Ramazan" calcext:value-type="string">
            <text:p>Ramazan</text:p>
          </table:table-cell>
          <table:table-cell table:formula="of:=[.G2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ay" xlink:type="simple">Abay</text:a></text:p>
          </table:table-cell>
          <table:table-cell office:value-type="float" office:value="20713" calcext:value-type="float">
            <text:p>20713</text:p>
          </table:table-cell>
          <table:table-cell office:value-type="string" calcext:value-type="string">
            <text:p>1:857</text:p>
          </table:table-cell>
          <table:table-cell/>
          <table:table-cell table:formula="of:=IF([.F213]=&quot;&quot;;&quot;IsMale&quot;; [.F213])" office:value-type="string" office:string-value="IsMale" calcext:value-type="string">
            <text:p>IsMale</text:p>
          </table:table-cell>
          <table:table-cell/>
          <table:table-cell table:formula="of:=[.C213]" office:value-type="string" office:string-value="Abay" calcext:value-type="string">
            <text:p>Abay</text:p>
          </table:table-cell>
          <table:table-cell table:formula="of:=[.G21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<text:a xlink:href="https://forebears.io/forenames/didar" xlink:type="simple">Didar</text:a></text:p>
          </table:table-cell>
          <table:table-cell office:value-type="float" office:value="20630" calcext:value-type="float">
            <text:p>20630</text:p>
          </table:table-cell>
          <table:table-cell office:value-type="string" calcext:value-type="string">
            <text:p>1:860</text:p>
          </table:table-cell>
          <table:table-cell/>
          <table:table-cell table:formula="of:=IF([.F214]=&quot;&quot;;&quot;IsMale&quot;; [.F214])" office:value-type="string" office:string-value="IsMale" calcext:value-type="string">
            <text:p>IsMale</text:p>
          </table:table-cell>
          <table:table-cell/>
          <table:table-cell table:formula="of:=[.C214]" office:value-type="string" office:string-value="Didar" calcext:value-type="string">
            <text:p>Didar</text:p>
          </table:table-cell>
          <table:table-cell table:formula="of:=[.G2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ldar" xlink:type="simple">Eldar</text:a></text:p>
          </table:table-cell>
          <table:table-cell office:value-type="float" office:value="20602" calcext:value-type="float">
            <text:p>20602</text:p>
          </table:table-cell>
          <table:table-cell office:value-type="string" calcext:value-type="string">
            <text:p>1:861</text:p>
          </table:table-cell>
          <table:table-cell/>
          <table:table-cell table:formula="of:=IF([.F215]=&quot;&quot;;&quot;IsMale&quot;; [.F215])" office:value-type="string" office:string-value="IsMale" calcext:value-type="string">
            <text:p>IsMale</text:p>
          </table:table-cell>
          <table:table-cell/>
          <table:table-cell table:formula="of:=[.C215]" office:value-type="string" office:string-value="Eldar" calcext:value-type="string">
            <text:p>Eldar</text:p>
          </table:table-cell>
          <table:table-cell table:formula="of:=[.G21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adi" xlink:type="simple">Madi</text:a></text:p>
          </table:table-cell>
          <table:table-cell office:value-type="float" office:value="20561" calcext:value-type="float">
            <text:p>20561</text:p>
          </table:table-cell>
          <table:table-cell office:value-type="string" calcext:value-type="string">
            <text:p>1:863</text:p>
          </table:table-cell>
          <table:table-cell/>
          <table:table-cell table:formula="of:=IF([.F216]=&quot;&quot;;&quot;IsMale&quot;; [.F216])" office:value-type="string" office:string-value="IsMale" calcext:value-type="string">
            <text:p>IsMale</text:p>
          </table:table-cell>
          <table:table-cell/>
          <table:table-cell table:formula="of:=[.C216]" office:value-type="string" office:string-value="Madi" calcext:value-type="string">
            <text:p>Madi</text:p>
          </table:table-cell>
          <table:table-cell table:formula="of:=[.G21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<text:a xlink:href="https://forebears.io/forenames/bagdat" xlink:type="simple">Bagdat</text:a></text:p>
          </table:table-cell>
          <table:table-cell office:value-type="float" office:value="20554" calcext:value-type="float">
            <text:p>20554</text:p>
          </table:table-cell>
          <table:table-cell office:value-type="string" calcext:value-type="string">
            <text:p>1:863</text:p>
          </table:table-cell>
          <table:table-cell office:value-type="string" calcext:value-type="string">
            <text:p>IsNB</text:p>
          </table:table-cell>
          <table:table-cell table:formula="of:=IF([.F217]=&quot;&quot;;&quot;IsMale&quot;; [.F217])" office:value-type="string" office:string-value="IsNB" calcext:value-type="string">
            <text:p>IsNB</text:p>
          </table:table-cell>
          <table:table-cell/>
          <table:table-cell table:formula="of:=[.C217]" office:value-type="string" office:string-value="Bagdat" calcext:value-type="string">
            <text:p>Bagdat</text:p>
          </table:table-cell>
          <table:table-cell table:formula="of:=[.G21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ulnur" xlink:type="simple">Gulnur</text:a></text:p>
          </table:table-cell>
          <table:table-cell office:value-type="float" office:value="20363" calcext:value-type="float">
            <text:p>20363</text:p>
          </table:table-cell>
          <table:table-cell office:value-type="string" calcext:value-type="string">
            <text:p>1:872</text:p>
          </table:table-cell>
          <table:table-cell office:value-type="string" calcext:value-type="string">
            <text:p>IsFemale</text:p>
          </table:table-cell>
          <table:table-cell table:formula="of:=IF([.F218]=&quot;&quot;;&quot;IsMale&quot;; [.F218])" office:value-type="string" office:string-value="IsFemale" calcext:value-type="string">
            <text:p>IsFemale</text:p>
          </table:table-cell>
          <table:table-cell/>
          <table:table-cell table:formula="of:=[.C218]" office:value-type="string" office:string-value="Gulnur" calcext:value-type="string">
            <text:p>Gulnur</text:p>
          </table:table-cell>
          <table:table-cell table:formula="of:=[.G21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elya" xlink:type="simple">Aselya</text:a></text:p>
          </table:table-cell>
          <table:table-cell office:value-type="float" office:value="20350" calcext:value-type="float">
            <text:p>20350</text:p>
          </table:table-cell>
          <table:table-cell office:value-type="string" calcext:value-type="string">
            <text:p>1:872</text:p>
          </table:table-cell>
          <table:table-cell office:value-type="string" calcext:value-type="string">
            <text:p>IsFemale</text:p>
          </table:table-cell>
          <table:table-cell table:formula="of:=IF([.F219]=&quot;&quot;;&quot;IsMale&quot;; [.F219])" office:value-type="string" office:string-value="IsFemale" calcext:value-type="string">
            <text:p>IsFemale</text:p>
          </table:table-cell>
          <table:table-cell/>
          <table:table-cell table:formula="of:=[.C219]" office:value-type="string" office:string-value="Aselya" calcext:value-type="string">
            <text:p>Aselya</text:p>
          </table:table-cell>
          <table:table-cell table:formula="of:=[.G21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ik" xlink:type="simple">Nurik</text:a></text:p>
          </table:table-cell>
          <table:table-cell office:value-type="float" office:value="20336" calcext:value-type="float">
            <text:p>20336</text:p>
          </table:table-cell>
          <table:table-cell office:value-type="string" calcext:value-type="string">
            <text:p>1:873</text:p>
          </table:table-cell>
          <table:table-cell/>
          <table:table-cell table:formula="of:=IF([.F220]=&quot;&quot;;&quot;IsMale&quot;; [.F220])" office:value-type="string" office:string-value="IsMale" calcext:value-type="string">
            <text:p>IsMale</text:p>
          </table:table-cell>
          <table:table-cell/>
          <table:table-cell table:formula="of:=[.C220]" office:value-type="string" office:string-value="Nurik" calcext:value-type="string">
            <text:p>Nurik</text:p>
          </table:table-cell>
          <table:table-cell table:formula="of:=[.G2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zhan" xlink:type="simple">Gulzhan</text:a></text:p>
          </table:table-cell>
          <table:table-cell office:value-type="float" office:value="20035" calcext:value-type="float">
            <text:p>20035</text:p>
          </table:table-cell>
          <table:table-cell office:value-type="string" calcext:value-type="string">
            <text:p>1:886</text:p>
          </table:table-cell>
          <table:table-cell office:value-type="string" calcext:value-type="string">
            <text:p>IsFemale</text:p>
          </table:table-cell>
          <table:table-cell table:formula="of:=IF([.F221]=&quot;&quot;;&quot;IsMale&quot;; [.F221])" office:value-type="string" office:string-value="IsFemale" calcext:value-type="string">
            <text:p>IsFemale</text:p>
          </table:table-cell>
          <table:table-cell/>
          <table:table-cell table:formula="of:=[.C221]" office:value-type="string" office:string-value="Gulzhan" calcext:value-type="string">
            <text:p>Gulzhan</text:p>
          </table:table-cell>
          <table:table-cell table:formula="of:=[.G22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kdaulet" xlink:type="simple">Bakdaulet</text:a></text:p>
          </table:table-cell>
          <table:table-cell office:value-type="float" office:value="20013" calcext:value-type="float">
            <text:p>20013</text:p>
          </table:table-cell>
          <table:table-cell office:value-type="string" calcext:value-type="string">
            <text:p>1:887</text:p>
          </table:table-cell>
          <table:table-cell/>
          <table:table-cell table:formula="of:=IF([.F222]=&quot;&quot;;&quot;IsMale&quot;; [.F222])" office:value-type="string" office:string-value="IsMale" calcext:value-type="string">
            <text:p>IsMale</text:p>
          </table:table-cell>
          <table:table-cell/>
          <table:table-cell table:formula="of:=[.C222]" office:value-type="string" office:string-value="Bakdaulet" calcext:value-type="string">
            <text:p>Bakdaulet</text:p>
          </table:table-cell>
          <table:table-cell table:formula="of:=[.G22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ulat" xlink:type="simple">Dulat</text:a></text:p>
          </table:table-cell>
          <table:table-cell office:value-type="float" office:value="19862" calcext:value-type="float">
            <text:p>19862</text:p>
          </table:table-cell>
          <table:table-cell office:value-type="string" calcext:value-type="string">
            <text:p>1:894</text:p>
          </table:table-cell>
          <table:table-cell/>
          <table:table-cell table:formula="of:=IF([.F223]=&quot;&quot;;&quot;IsMale&quot;; [.F223])" office:value-type="string" office:string-value="IsMale" calcext:value-type="string">
            <text:p>IsMale</text:p>
          </table:table-cell>
          <table:table-cell/>
          <table:table-cell table:formula="of:=[.C223]" office:value-type="string" office:string-value="Dulat" calcext:value-type="string">
            <text:p>Dulat</text:p>
          </table:table-cell>
          <table:table-cell table:formula="of:=[.G2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yazzat" xlink:type="simple">Lyazzat</text:a></text:p>
          </table:table-cell>
          <table:table-cell office:value-type="float" office:value="19664" calcext:value-type="float">
            <text:p>19664</text:p>
          </table:table-cell>
          <table:table-cell office:value-type="string" calcext:value-type="string">
            <text:p>1:903</text:p>
          </table:table-cell>
          <table:table-cell office:value-type="string" calcext:value-type="string">
            <text:p>IsFemale</text:p>
          </table:table-cell>
          <table:table-cell table:formula="of:=IF([.F224]=&quot;&quot;;&quot;IsMale&quot;; [.F224])" office:value-type="string" office:string-value="IsFemale" calcext:value-type="string">
            <text:p>IsFemale</text:p>
          </table:table-cell>
          <table:table-cell/>
          <table:table-cell table:formula="of:=[.C224]" office:value-type="string" office:string-value="Lyazzat" calcext:value-type="string">
            <text:p>Lyazzat</text:p>
          </table:table-cell>
          <table:table-cell table:formula="of:=[.G22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edet" xlink:type="simple">Medet</text:a></text:p>
          </table:table-cell>
          <table:table-cell office:value-type="float" office:value="19639" calcext:value-type="float">
            <text:p>19639</text:p>
          </table:table-cell>
          <table:table-cell office:value-type="string" calcext:value-type="string">
            <text:p>1:904</text:p>
          </table:table-cell>
          <table:table-cell/>
          <table:table-cell table:formula="of:=IF([.F225]=&quot;&quot;;&quot;IsMale&quot;; [.F225])" office:value-type="string" office:string-value="IsMale" calcext:value-type="string">
            <text:p>IsMale</text:p>
          </table:table-cell>
          <table:table-cell/>
          <table:table-cell table:formula="of:=[.C225]" office:value-type="string" office:string-value="Medet" calcext:value-type="string">
            <text:p>Medet</text:p>
          </table:table-cell>
          <table:table-cell table:formula="of:=[.G2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zgul" xlink:type="simple">Nazgul</text:a></text:p>
          </table:table-cell>
          <table:table-cell office:value-type="float" office:value="19614" calcext:value-type="float">
            <text:p>19614</text:p>
          </table:table-cell>
          <table:table-cell office:value-type="string" calcext:value-type="string">
            <text:p>1:905</text:p>
          </table:table-cell>
          <table:table-cell office:value-type="string" calcext:value-type="string">
            <text:p>IsFemale</text:p>
          </table:table-cell>
          <table:table-cell table:formula="of:=IF([.F226]=&quot;&quot;;&quot;IsMale&quot;; [.F226])" office:value-type="string" office:string-value="IsFemale" calcext:value-type="string">
            <text:p>IsFemale</text:p>
          </table:table-cell>
          <table:table-cell/>
          <table:table-cell table:formula="of:=[.C226]" office:value-type="string" office:string-value="Nazgul" calcext:value-type="string">
            <text:p>Nazgul</text:p>
          </table:table-cell>
          <table:table-cell table:formula="of:=[.G22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bakytzhan" xlink:type="simple">Bakytzhan</text:a></text:p>
          </table:table-cell>
          <table:table-cell office:value-type="float" office:value="19572" calcext:value-type="float">
            <text:p>19572</text:p>
          </table:table-cell>
          <table:table-cell office:value-type="string" calcext:value-type="string">
            <text:p>1:907</text:p>
          </table:table-cell>
          <table:table-cell/>
          <table:table-cell table:formula="of:=IF([.F227]=&quot;&quot;;&quot;IsMale&quot;; [.F227])" office:value-type="string" office:string-value="IsMale" calcext:value-type="string">
            <text:p>IsMale</text:p>
          </table:table-cell>
          <table:table-cell/>
          <table:table-cell table:formula="of:=[.C227]" office:value-type="string" office:string-value="Bakytzhan" calcext:value-type="string">
            <text:p>Bakytzhan</text:p>
          </table:table-cell>
          <table:table-cell table:formula="of:=[.G2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<text:a xlink:href="https://forebears.io/forenames/zhanat" xlink:type="simple">Zhanat</text:a></text:p>
          </table:table-cell>
          <table:table-cell office:value-type="float" office:value="19137" calcext:value-type="float">
            <text:p>19137</text:p>
          </table:table-cell>
          <table:table-cell office:value-type="string" calcext:value-type="string">
            <text:p>1:927</text:p>
          </table:table-cell>
          <table:table-cell office:value-type="string" calcext:value-type="string">
            <text:p>IsNB</text:p>
          </table:table-cell>
          <table:table-cell table:formula="of:=IF([.F228]=&quot;&quot;;&quot;IsMale&quot;; [.F228])" office:value-type="string" office:string-value="IsNB" calcext:value-type="string">
            <text:p>IsNB</text:p>
          </table:table-cell>
          <table:table-cell/>
          <table:table-cell table:formula="of:=[.C228]" office:value-type="string" office:string-value="Zhanat" calcext:value-type="string">
            <text:p>Zhanat</text:p>
          </table:table-cell>
          <table:table-cell table:formula="of:=[.G22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nibek" xlink:type="simple">Zhanibek</text:a></text:p>
          </table:table-cell>
          <table:table-cell office:value-type="float" office:value="19062" calcext:value-type="float">
            <text:p>19062</text:p>
          </table:table-cell>
          <table:table-cell office:value-type="string" calcext:value-type="string">
            <text:p>1:931</text:p>
          </table:table-cell>
          <table:table-cell/>
          <table:table-cell table:formula="of:=IF([.F229]=&quot;&quot;;&quot;IsMale&quot;; [.F229])" office:value-type="string" office:string-value="IsMale" calcext:value-type="string">
            <text:p>IsMale</text:p>
          </table:table-cell>
          <table:table-cell/>
          <table:table-cell table:formula="of:=[.C229]" office:value-type="string" office:string-value="Zhanibek" calcext:value-type="string">
            <text:p>Zhanibek</text:p>
          </table:table-cell>
          <table:table-cell table:formula="of:=[.G2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ury" xlink:type="simple">Yury</text:a></text:p>
          </table:table-cell>
          <table:table-cell office:value-type="float" office:value="19051" calcext:value-type="float">
            <text:p>19051</text:p>
          </table:table-cell>
          <table:table-cell office:value-type="string" calcext:value-type="string">
            <text:p>1:932</text:p>
          </table:table-cell>
          <table:table-cell/>
          <table:table-cell table:formula="of:=IF([.F230]=&quot;&quot;;&quot;IsMale&quot;; [.F230])" office:value-type="string" office:string-value="IsMale" calcext:value-type="string">
            <text:p>IsMale</text:p>
          </table:table-cell>
          <table:table-cell/>
          <table:table-cell table:formula="of:=[.C230]" office:value-type="string" office:string-value="Yury" calcext:value-type="string">
            <text:p>Yury</text:p>
          </table:table-cell>
          <table:table-cell table:formula="of:=[.G23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nna" xlink:type="simple">Inna</text:a></text:p>
          </table:table-cell>
          <table:table-cell office:value-type="float" office:value="18889" calcext:value-type="float">
            <text:p>18889</text:p>
          </table:table-cell>
          <table:table-cell office:value-type="string" calcext:value-type="string">
            <text:p>1:940</text:p>
          </table:table-cell>
          <table:table-cell office:value-type="string" calcext:value-type="string">
            <text:p>IsFemale</text:p>
          </table:table-cell>
          <table:table-cell table:formula="of:=IF([.F231]=&quot;&quot;;&quot;IsMale&quot;; [.F231])" office:value-type="string" office:string-value="IsFemale" calcext:value-type="string">
            <text:p>IsFemale</text:p>
          </table:table-cell>
          <table:table-cell/>
          <table:table-cell table:formula="of:=[.C231]" office:value-type="string" office:string-value="Inna" calcext:value-type="string">
            <text:p>Inna</text:p>
          </table:table-cell>
          <table:table-cell table:formula="of:=[.G2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kbota" xlink:type="simple">Akbota</text:a></text:p>
          </table:table-cell>
          <table:table-cell office:value-type="float" office:value="18689" calcext:value-type="float">
            <text:p>18689</text:p>
          </table:table-cell>
          <table:table-cell office:value-type="string" calcext:value-type="string">
            <text:p>1:950</text:p>
          </table:table-cell>
          <table:table-cell office:value-type="string" calcext:value-type="string">
            <text:p>IsFemale</text:p>
          </table:table-cell>
          <table:table-cell table:formula="of:=IF([.F232]=&quot;&quot;;&quot;IsMale&quot;; [.F232])" office:value-type="string" office:string-value="IsFemale" calcext:value-type="string">
            <text:p>IsFemale</text:p>
          </table:table-cell>
          <table:table-cell/>
          <table:table-cell table:formula="of:=[.C232]" office:value-type="string" office:string-value="Akbota" calcext:value-type="string">
            <text:p>Akbota</text:p>
          </table:table-cell>
          <table:table-cell table:formula="of:=[.G23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fariza" xlink:type="simple">Fariza</text:a></text:p>
          </table:table-cell>
          <table:table-cell office:value-type="float" office:value="18566" calcext:value-type="float">
            <text:p>18566</text:p>
          </table:table-cell>
          <table:table-cell office:value-type="string" calcext:value-type="string">
            <text:p>1:956</text:p>
          </table:table-cell>
          <table:table-cell office:value-type="string" calcext:value-type="string">
            <text:p>IsFemale</text:p>
          </table:table-cell>
          <table:table-cell table:formula="of:=IF([.F233]=&quot;&quot;;&quot;IsMale&quot;; [.F233])" office:value-type="string" office:string-value="IsFemale" calcext:value-type="string">
            <text:p>IsFemale</text:p>
          </table:table-cell>
          <table:table-cell/>
          <table:table-cell table:formula="of:=[.C233]" office:value-type="string" office:string-value="Fariza" calcext:value-type="string">
            <text:p>Fariza</text:p>
          </table:table-cell>
          <table:table-cell table:formula="of:=[.G23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laman" xlink:type="simple">Elaman</text:a></text:p>
          </table:table-cell>
          <table:table-cell office:value-type="float" office:value="18565" calcext:value-type="float">
            <text:p>18565</text:p>
          </table:table-cell>
          <table:table-cell office:value-type="string" calcext:value-type="string">
            <text:p>1:956</text:p>
          </table:table-cell>
          <table:table-cell/>
          <table:table-cell table:formula="of:=IF([.F234]=&quot;&quot;;&quot;IsMale&quot;; [.F234])" office:value-type="string" office:string-value="IsMale" calcext:value-type="string">
            <text:p>IsMale</text:p>
          </table:table-cell>
          <table:table-cell/>
          <table:table-cell table:formula="of:=[.C234]" office:value-type="string" office:string-value="Elaman" calcext:value-type="string">
            <text:p>Elaman</text:p>
          </table:table-cell>
          <table:table-cell table:formula="of:=[.G2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uar" xlink:type="simple">Anuar</text:a></text:p>
          </table:table-cell>
          <table:table-cell office:value-type="float" office:value="18512" calcext:value-type="float">
            <text:p>18512</text:p>
          </table:table-cell>
          <table:table-cell office:value-type="string" calcext:value-type="string">
            <text:p>1:959</text:p>
          </table:table-cell>
          <table:table-cell/>
          <table:table-cell table:formula="of:=IF([.F235]=&quot;&quot;;&quot;IsMale&quot;; [.F235])" office:value-type="string" office:string-value="IsMale" calcext:value-type="string">
            <text:p>IsMale</text:p>
          </table:table-cell>
          <table:table-cell/>
          <table:table-cell table:formula="of:=[.C235]" office:value-type="string" office:string-value="Anuar" calcext:value-type="string">
            <text:p>Anuar</text:p>
          </table:table-cell>
          <table:table-cell table:formula="of:=[.G2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lymzhan" xlink:type="simple">Galymzhan</text:a></text:p>
          </table:table-cell>
          <table:table-cell office:value-type="float" office:value="18445" calcext:value-type="float">
            <text:p>18445</text:p>
          </table:table-cell>
          <table:table-cell office:value-type="string" calcext:value-type="string">
            <text:p>1:962</text:p>
          </table:table-cell>
          <table:table-cell/>
          <table:table-cell table:formula="of:=IF([.F236]=&quot;&quot;;&quot;IsMale&quot;; [.F236])" office:value-type="string" office:string-value="IsMale" calcext:value-type="string">
            <text:p>IsMale</text:p>
          </table:table-cell>
          <table:table-cell/>
          <table:table-cell table:formula="of:=[.C236]" office:value-type="string" office:string-value="Galymzhan" calcext:value-type="string">
            <text:p>Galymzhan</text:p>
          </table:table-cell>
          <table:table-cell table:formula="of:=[.G23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yrym" xlink:type="simple">Syrym</text:a></text:p>
          </table:table-cell>
          <table:table-cell office:value-type="float" office:value="18372" calcext:value-type="float">
            <text:p>18372</text:p>
          </table:table-cell>
          <table:table-cell office:value-type="string" calcext:value-type="string">
            <text:p>1:966</text:p>
          </table:table-cell>
          <table:table-cell/>
          <table:table-cell table:formula="of:=IF([.F237]=&quot;&quot;;&quot;IsMale&quot;; [.F237])" office:value-type="string" office:string-value="IsMale" calcext:value-type="string">
            <text:p>IsMale</text:p>
          </table:table-cell>
          <table:table-cell/>
          <table:table-cell table:formula="of:=[.C237]" office:value-type="string" office:string-value="Syrym" calcext:value-type="string">
            <text:p>Syrym</text:p>
          </table:table-cell>
          <table:table-cell table:formula="of:=[.G2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ilet" xlink:type="simple">Adilet</text:a></text:p>
          </table:table-cell>
          <table:table-cell office:value-type="float" office:value="18263" calcext:value-type="float">
            <text:p>18263</text:p>
          </table:table-cell>
          <table:table-cell office:value-type="string" calcext:value-type="string">
            <text:p>1:972</text:p>
          </table:table-cell>
          <table:table-cell/>
          <table:table-cell table:formula="of:=IF([.F238]=&quot;&quot;;&quot;IsMale&quot;; [.F238])" office:value-type="string" office:string-value="IsMale" calcext:value-type="string">
            <text:p>IsMale</text:p>
          </table:table-cell>
          <table:table-cell/>
          <table:table-cell table:formula="of:=[.C238]" office:value-type="string" office:string-value="Adilet" calcext:value-type="string">
            <text:p>Adilet</text:p>
          </table:table-cell>
          <table:table-cell table:formula="of:=[.G23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yana" xlink:type="simple">Yana</text:a></text:p>
          </table:table-cell>
          <table:table-cell office:value-type="float" office:value="18243" calcext:value-type="float">
            <text:p>18243</text:p>
          </table:table-cell>
          <table:table-cell office:value-type="string" calcext:value-type="string">
            <text:p>1:973</text:p>
          </table:table-cell>
          <table:table-cell office:value-type="string" calcext:value-type="string">
            <text:p>IsFemale</text:p>
          </table:table-cell>
          <table:table-cell table:formula="of:=IF([.F239]=&quot;&quot;;&quot;IsMale&quot;; [.F239])" office:value-type="string" office:string-value="IsFemale" calcext:value-type="string">
            <text:p>IsFemale</text:p>
          </table:table-cell>
          <table:table-cell/>
          <table:table-cell table:formula="of:=[.C239]" office:value-type="string" office:string-value="Yana" calcext:value-type="string">
            <text:p>Yana</text:p>
          </table:table-cell>
          <table:table-cell table:formula="of:=[.G23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raisa" xlink:type="simple">Raisa</text:a></text:p>
          </table:table-cell>
          <table:table-cell office:value-type="float" office:value="18231" calcext:value-type="float">
            <text:p>18231</text:p>
          </table:table-cell>
          <table:table-cell office:value-type="string" calcext:value-type="string">
            <text:p>1:973</text:p>
          </table:table-cell>
          <table:table-cell office:value-type="string" calcext:value-type="string">
            <text:p>IsFemale</text:p>
          </table:table-cell>
          <table:table-cell table:formula="of:=IF([.F240]=&quot;&quot;;&quot;IsMale&quot;; [.F240])" office:value-type="string" office:string-value="IsFemale" calcext:value-type="string">
            <text:p>IsFemale</text:p>
          </table:table-cell>
          <table:table-cell/>
          <table:table-cell table:formula="of:=[.C240]" office:value-type="string" office:string-value="Raisa" calcext:value-type="string">
            <text:p>Raisa</text:p>
          </table:table-cell>
          <table:table-cell table:formula="of:=[.G24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urzhan" xlink:type="simple">Baurzhan</text:a></text:p>
          </table:table-cell>
          <table:table-cell office:value-type="float" office:value="18155" calcext:value-type="float">
            <text:p>18155</text:p>
          </table:table-cell>
          <table:table-cell office:value-type="string" calcext:value-type="string">
            <text:p>1:978</text:p>
          </table:table-cell>
          <table:table-cell/>
          <table:table-cell table:formula="of:=IF([.F241]=&quot;&quot;;&quot;IsMale&quot;; [.F241])" office:value-type="string" office:string-value="IsMale" calcext:value-type="string">
            <text:p>IsMale</text:p>
          </table:table-cell>
          <table:table-cell/>
          <table:table-cell table:formula="of:=[.C241]" office:value-type="string" office:string-value="Baurzhan" calcext:value-type="string">
            <text:p>Baurzhan</text:p>
          </table:table-cell>
          <table:table-cell table:formula="of:=[.G2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vgenia" xlink:type="simple">Evgenia</text:a>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1:986</text:p>
          </table:table-cell>
          <table:table-cell office:value-type="string" calcext:value-type="string">
            <text:p>IsFemale</text:p>
          </table:table-cell>
          <table:table-cell table:formula="of:=IF([.F242]=&quot;&quot;;&quot;IsMale&quot;; [.F242])" office:value-type="string" office:string-value="IsFemale" calcext:value-type="string">
            <text:p>IsFemale</text:p>
          </table:table-cell>
          <table:table-cell/>
          <table:table-cell table:formula="of:=[.C242]" office:value-type="string" office:string-value="Evgenia" calcext:value-type="string">
            <text:p>Evgenia</text:p>
          </table:table-cell>
          <table:table-cell table:formula="of:=[.G2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asyl" xlink:type="simple">Erasyl</text:a></text:p>
          </table:table-cell>
          <table:table-cell office:value-type="float" office:value="17973" calcext:value-type="float">
            <text:p>17973</text:p>
          </table:table-cell>
          <table:table-cell office:value-type="string" calcext:value-type="string">
            <text:p>1:987</text:p>
          </table:table-cell>
          <table:table-cell/>
          <table:table-cell table:formula="of:=IF([.F243]=&quot;&quot;;&quot;IsMale&quot;; [.F243])" office:value-type="string" office:string-value="IsMale" calcext:value-type="string">
            <text:p>IsMale</text:p>
          </table:table-cell>
          <table:table-cell/>
          <table:table-cell table:formula="of:=[.C243]" office:value-type="string" office:string-value="Erasyl" calcext:value-type="string">
            <text:p>Erasyl</text:p>
          </table:table-cell>
          <table:table-cell table:formula="of:=[.G2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aleriya" xlink:type="simple">Valeriya</text:a></text:p>
          </table:table-cell>
          <table:table-cell office:value-type="float" office:value="17750" calcext:value-type="float">
            <text:p>17750</text:p>
          </table:table-cell>
          <table:table-cell office:value-type="string" calcext:value-type="string">
            <text:p>1:1,000</text:p>
          </table:table-cell>
          <table:table-cell office:value-type="string" calcext:value-type="string">
            <text:p>IsFemale</text:p>
          </table:table-cell>
          <table:table-cell table:formula="of:=IF([.F244]=&quot;&quot;;&quot;IsMale&quot;; [.F244])" office:value-type="string" office:string-value="IsFemale" calcext:value-type="string">
            <text:p>IsFemale</text:p>
          </table:table-cell>
          <table:table-cell/>
          <table:table-cell table:formula="of:=[.C244]" office:value-type="string" office:string-value="Valeriya" calcext:value-type="string">
            <text:p>Valeriya</text:p>
          </table:table-cell>
          <table:table-cell table:formula="of:=[.G24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ndaulet" xlink:type="simple">Zhandaulet</text:a></text:p>
          </table:table-cell>
          <table:table-cell office:value-type="float" office:value="17719" calcext:value-type="float">
            <text:p>17719</text:p>
          </table:table-cell>
          <table:table-cell office:value-type="string" calcext:value-type="string">
            <text:p>1:1,002</text:p>
          </table:table-cell>
          <table:table-cell/>
          <table:table-cell table:formula="of:=IF([.F245]=&quot;&quot;;&quot;IsMale&quot;; [.F245])" office:value-type="string" office:string-value="IsMale" calcext:value-type="string">
            <text:p>IsMale</text:p>
          </table:table-cell>
          <table:table-cell/>
          <table:table-cell table:formula="of:=[.C245]" office:value-type="string" office:string-value="Zhandaulet" calcext:value-type="string">
            <text:p>Zhandaulet</text:p>
          </table:table-cell>
          <table:table-cell table:formula="of:=[.G245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246]=&quot;&quot;;&quot;IsMale&quot;; [.F246])" office:value-type="string" office:string-value="IsMale" calcext:value-type="string">
            <text:p>IsMale</text:p>
          </table:table-cell>
          <table:table-cell/>
          <table:table-cell table:formula="of:=[.C246]" office:value-type="float" office:value="0" calcext:value-type="float">
            <text:p>0</text:p>
          </table:table-cell>
          <table:table-cell table:formula="of:=[.G24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ylay" xlink:type="simple">Abylay</text:a></text:p>
          </table:table-cell>
          <table:table-cell office:value-type="float" office:value="17550" calcext:value-type="float">
            <text:p>17550</text:p>
          </table:table-cell>
          <table:table-cell office:value-type="string" calcext:value-type="string">
            <text:p>1:1,011</text:p>
          </table:table-cell>
          <table:table-cell/>
          <table:table-cell table:formula="of:=IF([.F247]=&quot;&quot;;&quot;IsMale&quot;; [.F247])" office:value-type="string" office:string-value="IsMale" calcext:value-type="string">
            <text:p>IsMale</text:p>
          </table:table-cell>
          <table:table-cell/>
          <table:table-cell table:formula="of:=[.C247]" office:value-type="string" office:string-value="Abylay" calcext:value-type="string">
            <text:p>Abylay</text:p>
          </table:table-cell>
          <table:table-cell table:formula="of:=[.G24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uldana" xlink:type="simple">Guldana</text:a></text:p>
          </table:table-cell>
          <table:table-cell office:value-type="float" office:value="17460" calcext:value-type="float">
            <text:p>17460</text:p>
          </table:table-cell>
          <table:table-cell office:value-type="string" calcext:value-type="string">
            <text:p>1:1,016</text:p>
          </table:table-cell>
          <table:table-cell office:value-type="string" calcext:value-type="string">
            <text:p>IsFemale</text:p>
          </table:table-cell>
          <table:table-cell table:formula="of:=IF([.F248]=&quot;&quot;;&quot;IsMale&quot;; [.F248])" office:value-type="string" office:string-value="IsFemale" calcext:value-type="string">
            <text:p>IsFemale</text:p>
          </table:table-cell>
          <table:table-cell/>
          <table:table-cell table:formula="of:=[.C248]" office:value-type="string" office:string-value="Guldana" calcext:value-type="string">
            <text:p>Guldana</text:p>
          </table:table-cell>
          <table:table-cell table:formula="of:=[.G24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dyra" xlink:type="simple">Zhadyra</text:a></text:p>
          </table:table-cell>
          <table:table-cell office:value-type="float" office:value="17432" calcext:value-type="float">
            <text:p>17432</text:p>
          </table:table-cell>
          <table:table-cell office:value-type="string" calcext:value-type="string">
            <text:p>1:1,018</text:p>
          </table:table-cell>
          <table:table-cell office:value-type="string" calcext:value-type="string">
            <text:p>IsFemale</text:p>
          </table:table-cell>
          <table:table-cell table:formula="of:=IF([.F249]=&quot;&quot;;&quot;IsMale&quot;; [.F249])" office:value-type="string" office:string-value="IsFemale" calcext:value-type="string">
            <text:p>IsFemale</text:p>
          </table:table-cell>
          <table:table-cell/>
          <table:table-cell table:formula="of:=[.C249]" office:value-type="string" office:string-value="Zhadyra" calcext:value-type="string">
            <text:p>Zhadyra</text:p>
          </table:table-cell>
          <table:table-cell table:formula="of:=[.G24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exandra" xlink:type="simple">Alexandra</text:a></text:p>
          </table:table-cell>
          <table:table-cell office:value-type="float" office:value="17349" calcext:value-type="float">
            <text:p>17349</text:p>
          </table:table-cell>
          <table:table-cell office:value-type="string" calcext:value-type="string">
            <text:p>1:1,023</text:p>
          </table:table-cell>
          <table:table-cell office:value-type="string" calcext:value-type="string">
            <text:p>IsFemale</text:p>
          </table:table-cell>
          <table:table-cell table:formula="of:=IF([.F250]=&quot;&quot;;&quot;IsMale&quot;; [.F250])" office:value-type="string" office:string-value="IsFemale" calcext:value-type="string">
            <text:p>IsFemale</text:p>
          </table:table-cell>
          <table:table-cell/>
          <table:table-cell table:formula="of:=[.C250]" office:value-type="string" office:string-value="Alexandra" calcext:value-type="string">
            <text:p>Alexandra</text:p>
          </table:table-cell>
          <table:table-cell table:formula="of:=[.G25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nara" xlink:type="simple">Zhanara</text:a></text:p>
          </table:table-cell>
          <table:table-cell office:value-type="float" office:value="17215" calcext:value-type="float">
            <text:p>17215</text:p>
          </table:table-cell>
          <table:table-cell office:value-type="string" calcext:value-type="string">
            <text:p>1:1,031</text:p>
          </table:table-cell>
          <table:table-cell office:value-type="string" calcext:value-type="string">
            <text:p>IsFemale</text:p>
          </table:table-cell>
          <table:table-cell table:formula="of:=IF([.F251]=&quot;&quot;;&quot;IsMale&quot;; [.F251])" office:value-type="string" office:string-value="IsFemale" calcext:value-type="string">
            <text:p>IsFemale</text:p>
          </table:table-cell>
          <table:table-cell/>
          <table:table-cell table:formula="of:=[.C251]" office:value-type="string" office:string-value="Zhanara" calcext:value-type="string">
            <text:p>Zhanara</text:p>
          </table:table-cell>
          <table:table-cell table:formula="of:=[.G25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mina" xlink:type="simple">Amina</text:a></text:p>
          </table:table-cell>
          <table:table-cell office:value-type="float" office:value="17082" calcext:value-type="float">
            <text:p>17082</text:p>
          </table:table-cell>
          <table:table-cell office:value-type="string" calcext:value-type="string">
            <text:p>1:1,039</text:p>
          </table:table-cell>
          <table:table-cell office:value-type="string" calcext:value-type="string">
            <text:p>IsFemale</text:p>
          </table:table-cell>
          <table:table-cell table:formula="of:=IF([.F252]=&quot;&quot;;&quot;IsMale&quot;; [.F252])" office:value-type="string" office:string-value="IsFemale" calcext:value-type="string">
            <text:p>IsFemale</text:p>
          </table:table-cell>
          <table:table-cell/>
          <table:table-cell table:formula="of:=[.C252]" office:value-type="string" office:string-value="Amina" calcext:value-type="string">
            <text:p>Amina</text:p>
          </table:table-cell>
          <table:table-cell table:formula="of:=[.G25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ota" xlink:type="simple">Bota</text:a></text:p>
          </table:table-cell>
          <table:table-cell office:value-type="float" office:value="16691" calcext:value-type="float">
            <text:p>16691</text:p>
          </table:table-cell>
          <table:table-cell office:value-type="string" calcext:value-type="string">
            <text:p>1:1,063</text:p>
          </table:table-cell>
          <table:table-cell office:value-type="string" calcext:value-type="string">
            <text:p>IsFemale</text:p>
          </table:table-cell>
          <table:table-cell table:formula="of:=IF([.F253]=&quot;&quot;;&quot;IsMale&quot;; [.F253])" office:value-type="string" office:string-value="IsFemale" calcext:value-type="string">
            <text:p>IsFemale</text:p>
          </table:table-cell>
          <table:table-cell/>
          <table:table-cell table:formula="of:=[.C253]" office:value-type="string" office:string-value="Bota" calcext:value-type="string">
            <text:p>Bota</text:p>
          </table:table-cell>
          <table:table-cell table:formula="of:=[.G25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eronika" xlink:type="simple">Veronika</text:a></text:p>
          </table:table-cell>
          <table:table-cell office:value-type="float" office:value="16688" calcext:value-type="float">
            <text:p>16688</text:p>
          </table:table-cell>
          <table:table-cell office:value-type="string" calcext:value-type="string">
            <text:p>1:1,063</text:p>
          </table:table-cell>
          <table:table-cell office:value-type="string" calcext:value-type="string">
            <text:p>IsFemale</text:p>
          </table:table-cell>
          <table:table-cell table:formula="of:=IF([.F254]=&quot;&quot;;&quot;IsMale&quot;; [.F254])" office:value-type="string" office:string-value="IsFemale" calcext:value-type="string">
            <text:p>IsFemale</text:p>
          </table:table-cell>
          <table:table-cell/>
          <table:table-cell table:formula="of:=[.C254]" office:value-type="string" office:string-value="Veronika" calcext:value-type="string">
            <text:p>Veronika</text:p>
          </table:table-cell>
          <table:table-cell table:formula="of:=[.G25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ldos" xlink:type="simple">Eldos</text:a></text:p>
          </table:table-cell>
          <table:table-cell office:value-type="float" office:value="16624" calcext:value-type="float">
            <text:p>16624</text:p>
          </table:table-cell>
          <table:table-cell office:value-type="string" calcext:value-type="string">
            <text:p>1:1,068</text:p>
          </table:table-cell>
          <table:table-cell/>
          <table:table-cell table:formula="of:=IF([.F255]=&quot;&quot;;&quot;IsMale&quot;; [.F255])" office:value-type="string" office:string-value="IsMale" calcext:value-type="string">
            <text:p>IsMale</text:p>
          </table:table-cell>
          <table:table-cell/>
          <table:table-cell table:formula="of:=[.C255]" office:value-type="string" office:string-value="Eldos" calcext:value-type="string">
            <text:p>Eldos</text:p>
          </table:table-cell>
          <table:table-cell table:formula="of:=[.G2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petr" xlink:type="simple">Petr</text:a></text:p>
          </table:table-cell>
          <table:table-cell office:value-type="float" office:value="16535" calcext:value-type="float">
            <text:p>16535</text:p>
          </table:table-cell>
          <table:table-cell office:value-type="string" calcext:value-type="string">
            <text:p>1:1,073</text:p>
          </table:table-cell>
          <table:table-cell/>
          <table:table-cell table:formula="of:=IF([.F256]=&quot;&quot;;&quot;IsMale&quot;; [.F256])" office:value-type="string" office:string-value="IsMale" calcext:value-type="string">
            <text:p>IsMale</text:p>
          </table:table-cell>
          <table:table-cell/>
          <table:table-cell table:formula="of:=[.C256]" office:value-type="string" office:string-value="Petr" calcext:value-type="string">
            <text:p>Petr</text:p>
          </table:table-cell>
          <table:table-cell table:formula="of:=[.G25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idiya" xlink:type="simple">Lidiya</text:a></text:p>
          </table:table-cell>
          <table:table-cell office:value-type="float" office:value="16440" calcext:value-type="float">
            <text:p>16440</text:p>
          </table:table-cell>
          <table:table-cell office:value-type="string" calcext:value-type="string">
            <text:p>1:1,079</text:p>
          </table:table-cell>
          <table:table-cell office:value-type="string" calcext:value-type="string">
            <text:p>IsFemale</text:p>
          </table:table-cell>
          <table:table-cell table:formula="of:=IF([.F257]=&quot;&quot;;&quot;IsMale&quot;; [.F257])" office:value-type="string" office:string-value="IsFemale" calcext:value-type="string">
            <text:p>IsFemale</text:p>
          </table:table-cell>
          <table:table-cell/>
          <table:table-cell table:formula="of:=[.C257]" office:value-type="string" office:string-value="Lidiya" calcext:value-type="string">
            <text:p>Lidiya</text:p>
          </table:table-cell>
          <table:table-cell table:formula="of:=[.G257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258]=&quot;&quot;;&quot;IsMale&quot;; [.F258])" office:value-type="string" office:string-value="IsMale" calcext:value-type="string">
            <text:p>IsMale</text:p>
          </table:table-cell>
          <table:table-cell/>
          <table:table-cell table:formula="of:=[.C258]" office:value-type="float" office:value="0" calcext:value-type="float">
            <text:p>0</text:p>
          </table:table-cell>
          <table:table-cell table:formula="of:=[.G2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<text:a xlink:href="https://forebears.io/forenames/ardak" xlink:type="simple">Ardak</text:a></text:p>
          </table:table-cell>
          <table:table-cell office:value-type="float" office:value="16198" calcext:value-type="float">
            <text:p>16198</text:p>
          </table:table-cell>
          <table:table-cell office:value-type="string" calcext:value-type="string">
            <text:p>1:1,096</text:p>
          </table:table-cell>
          <table:table-cell office:value-type="string" calcext:value-type="string">
            <text:p>IsNB</text:p>
          </table:table-cell>
          <table:table-cell table:formula="of:=IF([.F259]=&quot;&quot;;&quot;IsMale&quot;; [.F259])" office:value-type="string" office:string-value="IsNB" calcext:value-type="string">
            <text:p>IsNB</text:p>
          </table:table-cell>
          <table:table-cell/>
          <table:table-cell table:formula="of:=[.C259]" office:value-type="string" office:string-value="Ardak" calcext:value-type="string">
            <text:p>Ardak</text:p>
          </table:table-cell>
          <table:table-cell table:formula="of:=[.G25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ema" xlink:type="simple">Asema</text:a></text:p>
          </table:table-cell>
          <table:table-cell office:value-type="float" office:value="16126" calcext:value-type="float">
            <text:p>16126</text:p>
          </table:table-cell>
          <table:table-cell office:value-type="string" calcext:value-type="string">
            <text:p>1:1,101</text:p>
          </table:table-cell>
          <table:table-cell office:value-type="string" calcext:value-type="string">
            <text:p>IsFemale</text:p>
          </table:table-cell>
          <table:table-cell table:formula="of:=IF([.F260]=&quot;&quot;;&quot;IsMale&quot;; [.F260])" office:value-type="string" office:string-value="IsFemale" calcext:value-type="string">
            <text:p>IsFemale</text:p>
          </table:table-cell>
          <table:table-cell/>
          <table:table-cell table:formula="of:=[.C260]" office:value-type="string" office:string-value="Asema" calcext:value-type="string">
            <text:p>Asema</text:p>
          </table:table-cell>
          <table:table-cell table:formula="of:=[.G26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mir" xlink:type="simple">Amir</text:a></text:p>
          </table:table-cell>
          <table:table-cell office:value-type="float" office:value="16041" calcext:value-type="float">
            <text:p>16041</text:p>
          </table:table-cell>
          <table:table-cell office:value-type="string" calcext:value-type="string">
            <text:p>1:1,106</text:p>
          </table:table-cell>
          <table:table-cell/>
          <table:table-cell table:formula="of:=IF([.F261]=&quot;&quot;;&quot;IsMale&quot;; [.F261])" office:value-type="string" office:string-value="IsMale" calcext:value-type="string">
            <text:p>IsMale</text:p>
          </table:table-cell>
          <table:table-cell/>
          <table:table-cell table:formula="of:=[.C261]" office:value-type="string" office:string-value="Amir" calcext:value-type="string">
            <text:p>Amir</text:p>
          </table:table-cell>
          <table:table-cell table:formula="of:=[.G26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nazym" xlink:type="simple">Nazym</text:a></text:p>
          </table:table-cell>
          <table:table-cell office:value-type="float" office:value="15967" calcext:value-type="float">
            <text:p>15967</text:p>
          </table:table-cell>
          <table:table-cell office:value-type="string" calcext:value-type="string">
            <text:p>1:1,111</text:p>
          </table:table-cell>
          <table:table-cell office:value-type="string" calcext:value-type="string">
            <text:p>IsFemale</text:p>
          </table:table-cell>
          <table:table-cell table:formula="of:=IF([.F262]=&quot;&quot;;&quot;IsMale&quot;; [.F262])" office:value-type="string" office:string-value="IsFemale" calcext:value-type="string">
            <text:p>IsFemale</text:p>
          </table:table-cell>
          <table:table-cell/>
          <table:table-cell table:formula="of:=[.C262]" office:value-type="string" office:string-value="Nazym" calcext:value-type="string">
            <text:p>Nazym</text:p>
          </table:table-cell>
          <table:table-cell table:formula="of:=[.G26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yan" xlink:type="simple">Ayan</text:a>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1:1,123</text:p>
          </table:table-cell>
          <table:table-cell/>
          <table:table-cell table:formula="of:=IF([.F263]=&quot;&quot;;&quot;IsMale&quot;; [.F263])" office:value-type="string" office:string-value="IsMale" calcext:value-type="string">
            <text:p>IsMale</text:p>
          </table:table-cell>
          <table:table-cell/>
          <table:table-cell table:formula="of:=[.C263]" office:value-type="string" office:string-value="Ayan" calcext:value-type="string">
            <text:p>Ayan</text:p>
          </table:table-cell>
          <table:table-cell table:formula="of:=[.G26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lizaveta" xlink:type="simple">Elizaveta</text:a></text:p>
          </table:table-cell>
          <table:table-cell office:value-type="float" office:value="15535" calcext:value-type="float">
            <text:p>15535</text:p>
          </table:table-cell>
          <table:table-cell office:value-type="string" calcext:value-type="string">
            <text:p>1:1,142</text:p>
          </table:table-cell>
          <table:table-cell office:value-type="string" calcext:value-type="string">
            <text:p>IsFemale</text:p>
          </table:table-cell>
          <table:table-cell table:formula="of:=IF([.F264]=&quot;&quot;;&quot;IsMale&quot;; [.F264])" office:value-type="string" office:string-value="IsFemale" calcext:value-type="string">
            <text:p>IsFemale</text:p>
          </table:table-cell>
          <table:table-cell/>
          <table:table-cell table:formula="of:=[.C264]" office:value-type="string" office:string-value="Elizaveta" calcext:value-type="string">
            <text:p>Elizaveta</text:p>
          </table:table-cell>
          <table:table-cell table:formula="of:=[.G2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kpal" xlink:type="simple">Makpal</text:a></text:p>
          </table:table-cell>
          <table:table-cell office:value-type="float" office:value="15517" calcext:value-type="float">
            <text:p>15517</text:p>
          </table:table-cell>
          <table:table-cell office:value-type="string" calcext:value-type="string">
            <text:p>1:1,144</text:p>
          </table:table-cell>
          <table:table-cell office:value-type="string" calcext:value-type="string">
            <text:p>IsFemale</text:p>
          </table:table-cell>
          <table:table-cell table:formula="of:=IF([.F265]=&quot;&quot;;&quot;IsMale&quot;; [.F265])" office:value-type="string" office:string-value="IsFemale" calcext:value-type="string">
            <text:p>IsFemale</text:p>
          </table:table-cell>
          <table:table-cell/>
          <table:table-cell table:formula="of:=[.C265]" office:value-type="string" office:string-value="Makpal" calcext:value-type="string">
            <text:p>Makpal</text:p>
          </table:table-cell>
          <table:table-cell table:formula="of:=[.G26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nzhar" xlink:type="simple">Sanzhar</text:a></text:p>
          </table:table-cell>
          <table:table-cell office:value-type="float" office:value="15380" calcext:value-type="float">
            <text:p>15380</text:p>
          </table:table-cell>
          <table:table-cell office:value-type="string" calcext:value-type="string">
            <text:p>1:1,154</text:p>
          </table:table-cell>
          <table:table-cell/>
          <table:table-cell table:formula="of:=IF([.F266]=&quot;&quot;;&quot;IsMale&quot;; [.F266])" office:value-type="string" office:string-value="IsMale" calcext:value-type="string">
            <text:p>IsMale</text:p>
          </table:table-cell>
          <table:table-cell/>
          <table:table-cell table:formula="of:=[.C266]" office:value-type="string" office:string-value="Sanzhar" calcext:value-type="string">
            <text:p>Sanzhar</text:p>
          </table:table-cell>
          <table:table-cell table:formula="of:=[.G26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ziza" xlink:type="simple">Aziza</text:a></text:p>
          </table:table-cell>
          <table:table-cell office:value-type="float" office:value="15275" calcext:value-type="float">
            <text:p>15275</text:p>
          </table:table-cell>
          <table:table-cell office:value-type="string" calcext:value-type="string">
            <text:p>1:1,162</text:p>
          </table:table-cell>
          <table:table-cell office:value-type="string" calcext:value-type="string">
            <text:p>IsFemale</text:p>
          </table:table-cell>
          <table:table-cell table:formula="of:=IF([.F267]=&quot;&quot;;&quot;IsMale&quot;; [.F267])" office:value-type="string" office:string-value="IsFemale" calcext:value-type="string">
            <text:p>IsFemale</text:p>
          </table:table-cell>
          <table:table-cell/>
          <table:table-cell table:formula="of:=[.C267]" office:value-type="string" office:string-value="Aziza" calcext:value-type="string">
            <text:p>Aziza</text:p>
          </table:table-cell>
          <table:table-cell table:formula="of:=[.G26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sulu" xlink:type="simple">Aysulu</text:a></text:p>
          </table:table-cell>
          <table:table-cell office:value-type="float" office:value="15165" calcext:value-type="float">
            <text:p>15165</text:p>
          </table:table-cell>
          <table:table-cell office:value-type="string" calcext:value-type="string">
            <text:p>1:1,170</text:p>
          </table:table-cell>
          <table:table-cell office:value-type="string" calcext:value-type="string">
            <text:p>IsFemale</text:p>
          </table:table-cell>
          <table:table-cell table:formula="of:=IF([.F268]=&quot;&quot;;&quot;IsMale&quot;; [.F268])" office:value-type="string" office:string-value="IsFemale" calcext:value-type="string">
            <text:p>IsFemale</text:p>
          </table:table-cell>
          <table:table-cell/>
          <table:table-cell table:formula="of:=[.C268]" office:value-type="string" office:string-value="Aysulu" calcext:value-type="string">
            <text:p>Aysulu</text:p>
          </table:table-cell>
          <table:table-cell table:formula="of:=[.G2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kin" xlink:type="simple">Erkin</text:a></text:p>
          </table:table-cell>
          <table:table-cell office:value-type="float" office:value="15055" calcext:value-type="float">
            <text:p>15055</text:p>
          </table:table-cell>
          <table:table-cell office:value-type="string" calcext:value-type="string">
            <text:p>1:1,179</text:p>
          </table:table-cell>
          <table:table-cell/>
          <table:table-cell table:formula="of:=IF([.F269]=&quot;&quot;;&quot;IsMale&quot;; [.F269])" office:value-type="string" office:string-value="IsMale" calcext:value-type="string">
            <text:p>IsMale</text:p>
          </table:table-cell>
          <table:table-cell/>
          <table:table-cell table:formula="of:=[.C269]" office:value-type="string" office:string-value="Erkin" calcext:value-type="string">
            <text:p>Erkin</text:p>
          </table:table-cell>
          <table:table-cell table:formula="of:=[.G2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dar" xlink:type="simple">Aydar</text:a></text:p>
          </table:table-cell>
          <table:table-cell office:value-type="float" office:value="14957" calcext:value-type="float">
            <text:p>14957</text:p>
          </table:table-cell>
          <table:table-cell office:value-type="string" calcext:value-type="string">
            <text:p>1:1,187</text:p>
          </table:table-cell>
          <table:table-cell/>
          <table:table-cell table:formula="of:=IF([.F270]=&quot;&quot;;&quot;IsMale&quot;; [.F270])" office:value-type="string" office:string-value="IsMale" calcext:value-type="string">
            <text:p>IsMale</text:p>
          </table:table-cell>
          <table:table-cell/>
          <table:table-cell table:formula="of:=[.C270]" office:value-type="string" office:string-value="Aydar" calcext:value-type="string">
            <text:p>Aydar</text:p>
          </table:table-cell>
          <table:table-cell table:formula="of:=[.G27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maz" xlink:type="simple">Almaz</text:a></text:p>
          </table:table-cell>
          <table:table-cell office:value-type="float" office:value="14760" calcext:value-type="float">
            <text:p>14760</text:p>
          </table:table-cell>
          <table:table-cell office:value-type="string" calcext:value-type="string">
            <text:p>1:1,202</text:p>
          </table:table-cell>
          <table:table-cell/>
          <table:table-cell table:formula="of:=IF([.F271]=&quot;&quot;;&quot;IsMale&quot;; [.F271])" office:value-type="string" office:string-value="IsMale" calcext:value-type="string">
            <text:p>IsMale</text:p>
          </table:table-cell>
          <table:table-cell/>
          <table:table-cell table:formula="of:=[.C271]" office:value-type="string" office:string-value="Almaz" calcext:value-type="string">
            <text:p>Almaz</text:p>
          </table:table-cell>
          <table:table-cell table:formula="of:=[.G27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mat" xlink:type="simple">Almat</text:a></text:p>
          </table:table-cell>
          <table:table-cell office:value-type="float" office:value="14750" calcext:value-type="float">
            <text:p>14750</text:p>
          </table:table-cell>
          <table:table-cell office:value-type="string" calcext:value-type="string">
            <text:p>1:1,203</text:p>
          </table:table-cell>
          <table:table-cell/>
          <table:table-cell table:formula="of:=IF([.F272]=&quot;&quot;;&quot;IsMale&quot;; [.F272])" office:value-type="string" office:string-value="IsMale" calcext:value-type="string">
            <text:p>IsMale</text:p>
          </table:table-cell>
          <table:table-cell/>
          <table:table-cell table:formula="of:=[.C272]" office:value-type="string" office:string-value="Almat" calcext:value-type="string">
            <text:p>Almat</text:p>
          </table:table-cell>
          <table:table-cell table:formula="of:=[.G2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<text:a xlink:href="https://forebears.io/forenames/baglan" xlink:type="simple">Baglan</text:a></text:p>
          </table:table-cell>
          <table:table-cell office:value-type="float" office:value="14623" calcext:value-type="float">
            <text:p>14623</text:p>
          </table:table-cell>
          <table:table-cell office:value-type="string" calcext:value-type="string">
            <text:p>1:1,214</text:p>
          </table:table-cell>
          <table:table-cell office:value-type="string" calcext:value-type="string">
            <text:p>IsNB</text:p>
          </table:table-cell>
          <table:table-cell table:formula="of:=IF([.F273]=&quot;&quot;;&quot;IsMale&quot;; [.F273])" office:value-type="string" office:string-value="IsNB" calcext:value-type="string">
            <text:p>IsNB</text:p>
          </table:table-cell>
          <table:table-cell/>
          <table:table-cell table:formula="of:=[.C273]" office:value-type="string" office:string-value="Baglan" calcext:value-type="string">
            <text:p>Baglan</text:p>
          </table:table-cell>
          <table:table-cell table:formula="of:=[.G273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kzhan" xlink:type="simple">Bekzhan</text:a></text:p>
          </table:table-cell>
          <table:table-cell office:value-type="float" office:value="14595" calcext:value-type="float">
            <text:p>14595</text:p>
          </table:table-cell>
          <table:table-cell office:value-type="string" calcext:value-type="string">
            <text:p>1:1,216</text:p>
          </table:table-cell>
          <table:table-cell/>
          <table:table-cell table:formula="of:=IF([.F274]=&quot;&quot;;&quot;IsMale&quot;; [.F274])" office:value-type="string" office:string-value="IsMale" calcext:value-type="string">
            <text:p>IsMale</text:p>
          </table:table-cell>
          <table:table-cell/>
          <table:table-cell table:formula="of:=[.C274]" office:value-type="string" office:string-value="Bekzhan" calcext:value-type="string">
            <text:p>Bekzhan</text:p>
          </table:table-cell>
          <table:table-cell table:formula="of:=[.G27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perizat" xlink:type="simple">Perizat</text:a></text:p>
          </table:table-cell>
          <table:table-cell office:value-type="float" office:value="14565" calcext:value-type="float">
            <text:p>14565</text:p>
          </table:table-cell>
          <table:table-cell office:value-type="string" calcext:value-type="string">
            <text:p>1:1,218</text:p>
          </table:table-cell>
          <table:table-cell office:value-type="string" calcext:value-type="string">
            <text:p>IsFemale</text:p>
          </table:table-cell>
          <table:table-cell table:formula="of:=IF([.F275]=&quot;&quot;;&quot;IsMale&quot;; [.F275])" office:value-type="string" office:string-value="IsFemale" calcext:value-type="string">
            <text:p>IsFemale</text:p>
          </table:table-cell>
          <table:table-cell/>
          <table:table-cell table:formula="of:=[.C275]" office:value-type="string" office:string-value="Perizat" calcext:value-type="string">
            <text:p>Perizat</text:p>
          </table:table-cell>
          <table:table-cell table:formula="of:=[.G27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a" xlink:type="simple">Va</text:a></text:p>
          </table:table-cell>
          <table:table-cell office:value-type="float" office:value="14565" calcext:value-type="float">
            <text:p>14565</text:p>
          </table:table-cell>
          <table:table-cell office:value-type="string" calcext:value-type="string">
            <text:p>1:1,218</text:p>
          </table:table-cell>
          <table:table-cell/>
          <table:table-cell table:formula="of:=IF([.F276]=&quot;&quot;;&quot;IsMale&quot;; [.F276])" office:value-type="string" office:string-value="IsMale" calcext:value-type="string">
            <text:p>IsMale</text:p>
          </table:table-cell>
          <table:table-cell/>
          <table:table-cell table:formula="of:=[.C276]" office:value-type="string" office:string-value="Va" calcext:value-type="string">
            <text:p>Va</text:p>
          </table:table-cell>
          <table:table-cell table:formula="of:=[.G2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beka" xlink:type="simple">Beka</text:a></text:p>
          </table:table-cell>
          <table:table-cell office:value-type="float" office:value="14314" calcext:value-type="float">
            <text:p>14314</text:p>
          </table:table-cell>
          <table:table-cell office:value-type="string" calcext:value-type="string">
            <text:p>1:1,240</text:p>
          </table:table-cell>
          <table:table-cell/>
          <table:table-cell table:formula="of:=IF([.F277]=&quot;&quot;;&quot;IsMale&quot;; [.F277])" office:value-type="string" office:string-value="IsMale" calcext:value-type="string">
            <text:p>IsMale</text:p>
          </table:table-cell>
          <table:table-cell/>
          <table:table-cell table:formula="of:=[.C277]" office:value-type="string" office:string-value="Beka" calcext:value-type="string">
            <text:p>Beka</text:p>
          </table:table-cell>
          <table:table-cell table:formula="of:=[.G27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atoly" xlink:type="simple">Anatoly</text:a></text:p>
          </table:table-cell>
          <table:table-cell office:value-type="float" office:value="14266" calcext:value-type="float">
            <text:p>14266</text:p>
          </table:table-cell>
          <table:table-cell office:value-type="string" calcext:value-type="string">
            <text:p>1:1,244</text:p>
          </table:table-cell>
          <table:table-cell/>
          <table:table-cell table:formula="of:=IF([.F278]=&quot;&quot;;&quot;IsMale&quot;; [.F278])" office:value-type="string" office:string-value="IsMale" calcext:value-type="string">
            <text:p>IsMale</text:p>
          </table:table-cell>
          <table:table-cell/>
          <table:table-cell table:formula="of:=[.C278]" office:value-type="string" office:string-value="Anatoly" calcext:value-type="string">
            <text:p>Anatoly</text:p>
          </table:table-cell>
          <table:table-cell table:formula="of:=[.G2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ken" xlink:type="simple">Saken</text:a></text:p>
          </table:table-cell>
          <table:table-cell office:value-type="float" office:value="14075" calcext:value-type="float">
            <text:p>14075</text:p>
          </table:table-cell>
          <table:table-cell office:value-type="string" calcext:value-type="string">
            <text:p>1:1,261</text:p>
          </table:table-cell>
          <table:table-cell/>
          <table:table-cell table:formula="of:=IF([.F279]=&quot;&quot;;&quot;IsMale&quot;; [.F279])" office:value-type="string" office:string-value="IsMale" calcext:value-type="string">
            <text:p>IsMale</text:p>
          </table:table-cell>
          <table:table-cell/>
          <table:table-cell table:formula="of:=[.C279]" office:value-type="string" office:string-value="Saken" calcext:value-type="string">
            <text:p>Saken</text:p>
          </table:table-cell>
          <table:table-cell table:formula="of:=[.G2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ennadiy" xlink:type="simple">Gennadiy</text:a></text:p>
          </table:table-cell>
          <table:table-cell office:value-type="float" office:value="14057" calcext:value-type="float">
            <text:p>14057</text:p>
          </table:table-cell>
          <table:table-cell office:value-type="string" calcext:value-type="string">
            <text:p>1:1,262</text:p>
          </table:table-cell>
          <table:table-cell/>
          <table:table-cell table:formula="of:=IF([.F280]=&quot;&quot;;&quot;IsMale&quot;; [.F280])" office:value-type="string" office:string-value="IsMale" calcext:value-type="string">
            <text:p>IsMale</text:p>
          </table:table-cell>
          <table:table-cell/>
          <table:table-cell table:formula="of:=[.C280]" office:value-type="string" office:string-value="Gennadiy" calcext:value-type="string">
            <text:p>Gennadiy</text:p>
          </table:table-cell>
          <table:table-cell table:formula="of:=[.G2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imofey" xlink:type="simple">Timofey</text:a></text:p>
          </table:table-cell>
          <table:table-cell office:value-type="float" office:value="14035" calcext:value-type="float">
            <text:p>14035</text:p>
          </table:table-cell>
          <table:table-cell office:value-type="string" calcext:value-type="string">
            <text:p>1:1,264</text:p>
          </table:table-cell>
          <table:table-cell/>
          <table:table-cell table:formula="of:=IF([.F281]=&quot;&quot;;&quot;IsMale&quot;; [.F281])" office:value-type="string" office:string-value="IsMale" calcext:value-type="string">
            <text:p>IsMale</text:p>
          </table:table-cell>
          <table:table-cell/>
          <table:table-cell table:formula="of:=[.C281]" office:value-type="string" office:string-value="Timofey" calcext:value-type="string">
            <text:p>Timofey</text:p>
          </table:table-cell>
          <table:table-cell table:formula="of:=[.G28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rauan" xlink:type="simple">Rauan</text:a></text:p>
          </table:table-cell>
          <table:table-cell office:value-type="float" office:value="13934" calcext:value-type="float">
            <text:p>13934</text:p>
          </table:table-cell>
          <table:table-cell office:value-type="string" calcext:value-type="string">
            <text:p>1:1,274</text:p>
          </table:table-cell>
          <table:table-cell/>
          <table:table-cell table:formula="of:=IF([.F282]=&quot;&quot;;&quot;IsMale&quot;; [.F282])" office:value-type="string" office:string-value="IsMale" calcext:value-type="string">
            <text:p>IsMale</text:p>
          </table:table-cell>
          <table:table-cell/>
          <table:table-cell table:formula="of:=[.C282]" office:value-type="string" office:string-value="Rauan" calcext:value-type="string">
            <text:p>Rauan</text:p>
          </table:table-cell>
          <table:table-cell table:formula="of:=[.G2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nbolat" xlink:type="simple">Zhanbolat</text:a></text:p>
          </table:table-cell>
          <table:table-cell office:value-type="float" office:value="13797" calcext:value-type="float">
            <text:p>13797</text:p>
          </table:table-cell>
          <table:table-cell office:value-type="string" calcext:value-type="string">
            <text:p>1:1,286</text:p>
          </table:table-cell>
          <table:table-cell/>
          <table:table-cell table:formula="of:=IF([.F283]=&quot;&quot;;&quot;IsMale&quot;; [.F283])" office:value-type="string" office:string-value="IsMale" calcext:value-type="string">
            <text:p>IsMale</text:p>
          </table:table-cell>
          <table:table-cell/>
          <table:table-cell table:formula="of:=[.C283]" office:value-type="string" office:string-value="Zhanbolat" calcext:value-type="string">
            <text:p>Zhanbolat</text:p>
          </table:table-cell>
          <table:table-cell table:formula="of:=[.G2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salamat" xlink:type="simple">Salamat</text:a></text:p>
          </table:table-cell>
          <table:table-cell office:value-type="float" office:value="13625" calcext:value-type="float">
            <text:p>13625</text:p>
          </table:table-cell>
          <table:table-cell office:value-type="string" calcext:value-type="string">
            <text:p>1:1,303</text:p>
          </table:table-cell>
          <table:table-cell/>
          <table:table-cell table:formula="of:=IF([.F284]=&quot;&quot;;&quot;IsMale&quot;; [.F284])" office:value-type="string" office:string-value="IsMale" calcext:value-type="string">
            <text:p>IsMale</text:p>
          </table:table-cell>
          <table:table-cell/>
          <table:table-cell table:formula="of:=[.C284]" office:value-type="string" office:string-value="Salamat" calcext:value-type="string">
            <text:p>Salamat</text:p>
          </table:table-cell>
          <table:table-cell table:formula="of:=[.G2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<text:a xlink:href="https://forebears.io/forenames/aydyn" xlink:type="simple">Aydyn</text:a></text:p>
          </table:table-cell>
          <table:table-cell office:value-type="float" office:value="13507" calcext:value-type="float">
            <text:p>13507</text:p>
          </table:table-cell>
          <table:table-cell office:value-type="string" calcext:value-type="string">
            <text:p>1:1,314</text:p>
          </table:table-cell>
          <table:table-cell/>
          <table:table-cell table:formula="of:=IF([.F285]=&quot;&quot;;&quot;IsMale&quot;; [.F285])" office:value-type="string" office:string-value="IsMale" calcext:value-type="string">
            <text:p>IsMale</text:p>
          </table:table-cell>
          <table:table-cell/>
          <table:table-cell table:formula="of:=[.C285]" office:value-type="string" office:string-value="Aydyn" calcext:value-type="string">
            <text:p>Aydyn</text:p>
          </table:table-cell>
          <table:table-cell table:formula="of:=[.G2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enera" xlink:type="simple">Venera</text:a></text:p>
          </table:table-cell>
          <table:table-cell office:value-type="float" office:value="13122" calcext:value-type="float">
            <text:p>13122</text:p>
          </table:table-cell>
          <table:table-cell office:value-type="string" calcext:value-type="string">
            <text:p>1:1,352</text:p>
          </table:table-cell>
          <table:table-cell office:value-type="string" calcext:value-type="string">
            <text:p>IsFemale</text:p>
          </table:table-cell>
          <table:table-cell table:formula="of:=IF([.F286]=&quot;&quot;;&quot;IsMale&quot;; [.F286])" office:value-type="string" office:string-value="IsFemale" calcext:value-type="string">
            <text:p>IsFemale</text:p>
          </table:table-cell>
          <table:table-cell/>
          <table:table-cell table:formula="of:=[.C286]" office:value-type="string" office:string-value="Venera" calcext:value-type="string">
            <text:p>Venera</text:p>
          </table:table-cell>
          <table:table-cell table:formula="of:=[.G2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senia" xlink:type="simple">Ksenia</text:a></text:p>
          </table:table-cell>
          <table:table-cell office:value-type="float" office:value="13084" calcext:value-type="float">
            <text:p>13084</text:p>
          </table:table-cell>
          <table:table-cell office:value-type="string" calcext:value-type="string">
            <text:p>1:1,356</text:p>
          </table:table-cell>
          <table:table-cell office:value-type="string" calcext:value-type="string">
            <text:p>IsFemale</text:p>
          </table:table-cell>
          <table:table-cell table:formula="of:=IF([.F287]=&quot;&quot;;&quot;IsMale&quot;; [.F287])" office:value-type="string" office:string-value="IsFemale" calcext:value-type="string">
            <text:p>IsFemale</text:p>
          </table:table-cell>
          <table:table-cell/>
          <table:table-cell table:formula="of:=[.C287]" office:value-type="string" office:string-value="Ksenia" calcext:value-type="string">
            <text:p>Ksenia</text:p>
          </table:table-cell>
          <table:table-cell table:formula="of:=[.G28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bayan" xlink:type="simple">Bayan</text:a></text:p>
          </table:table-cell>
          <table:table-cell office:value-type="float" office:value="13078" calcext:value-type="float">
            <text:p>13078</text:p>
          </table:table-cell>
          <table:table-cell office:value-type="string" calcext:value-type="string">
            <text:p>1:1,357</text:p>
          </table:table-cell>
          <table:table-cell office:value-type="string" calcext:value-type="string">
            <text:p>IsFemale</text:p>
          </table:table-cell>
          <table:table-cell table:formula="of:=IF([.F288]=&quot;&quot;;&quot;IsMale&quot;; [.F288])" office:value-type="string" office:string-value="IsFemale" calcext:value-type="string">
            <text:p>IsFemale</text:p>
          </table:table-cell>
          <table:table-cell/>
          <table:table-cell table:formula="of:=[.C288]" office:value-type="string" office:string-value="Bayan" calcext:value-type="string">
            <text:p>Bayan</text:p>
          </table:table-cell>
          <table:table-cell table:formula="of:=[.G28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aray" xlink:type="simple">Aray</text:a></text:p>
          </table:table-cell>
          <table:table-cell office:value-type="float" office:value="13053" calcext:value-type="float">
            <text:p>13053</text:p>
          </table:table-cell>
          <table:table-cell office:value-type="string" calcext:value-type="string">
            <text:p>1:1,360</text:p>
          </table:table-cell>
          <table:table-cell office:value-type="string" calcext:value-type="string">
            <text:p>IsFemale</text:p>
          </table:table-cell>
          <table:table-cell table:formula="of:=IF([.F289]=&quot;&quot;;&quot;IsMale&quot;; [.F289])" office:value-type="string" office:string-value="IsFemale" calcext:value-type="string">
            <text:p>IsFemale</text:p>
          </table:table-cell>
          <table:table-cell/>
          <table:table-cell table:formula="of:=[.C289]" office:value-type="string" office:string-value="Aray" calcext:value-type="string">
            <text:p>Aray</text:p>
          </table:table-cell>
          <table:table-cell table:formula="of:=[.G28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nur" xlink:type="simple">Ernur</text:a></text:p>
          </table:table-cell>
          <table:table-cell office:value-type="float" office:value="12906" calcext:value-type="float">
            <text:p>12906</text:p>
          </table:table-cell>
          <table:table-cell office:value-type="string" calcext:value-type="string">
            <text:p>1:1,375</text:p>
          </table:table-cell>
          <table:table-cell/>
          <table:table-cell table:formula="of:=IF([.F290]=&quot;&quot;;&quot;IsMale&quot;; [.F290])" office:value-type="string" office:string-value="IsMale" calcext:value-type="string">
            <text:p>IsMale</text:p>
          </table:table-cell>
          <table:table-cell/>
          <table:table-cell table:formula="of:=[.C290]" office:value-type="string" office:string-value="Ernur" calcext:value-type="string">
            <text:p>Ernur</text:p>
          </table:table-cell>
          <table:table-cell table:formula="of:=[.G2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khtar" xlink:type="simple">Mukhtar</text:a></text:p>
          </table:table-cell>
          <table:table-cell office:value-type="float" office:value="12881" calcext:value-type="float">
            <text:p>12881</text:p>
          </table:table-cell>
          <table:table-cell office:value-type="string" calcext:value-type="string">
            <text:p>1:1,378</text:p>
          </table:table-cell>
          <table:table-cell/>
          <table:table-cell table:formula="of:=IF([.F291]=&quot;&quot;;&quot;IsMale&quot;; [.F291])" office:value-type="string" office:string-value="IsMale" calcext:value-type="string">
            <text:p>IsMale</text:p>
          </table:table-cell>
          <table:table-cell/>
          <table:table-cell table:formula="of:=[.C291]" office:value-type="string" office:string-value="Mukhtar" calcext:value-type="string">
            <text:p>Mukhtar</text:p>
          </table:table-cell>
          <table:table-cell table:formula="of:=[.G29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mal" xlink:type="simple">Samal</text:a></text:p>
          </table:table-cell>
          <table:table-cell office:value-type="float" office:value="12761" calcext:value-type="float">
            <text:p>12761</text:p>
          </table:table-cell>
          <table:table-cell office:value-type="string" calcext:value-type="string">
            <text:p>1:1,391</text:p>
          </table:table-cell>
          <table:table-cell office:value-type="string" calcext:value-type="string">
            <text:p>IsFemale</text:p>
          </table:table-cell>
          <table:table-cell table:formula="of:=IF([.F292]=&quot;&quot;;&quot;IsMale&quot;; [.F292])" office:value-type="string" office:string-value="IsFemale" calcext:value-type="string">
            <text:p>IsFemale</text:p>
          </table:table-cell>
          <table:table-cell/>
          <table:table-cell table:formula="of:=[.C292]" office:value-type="string" office:string-value="Samal" calcext:value-type="string">
            <text:p>Samal</text:p>
          </table:table-cell>
          <table:table-cell table:formula="of:=[.G29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lybek" xlink:type="simple">Nurlybek</text:a></text:p>
          </table:table-cell>
          <table:table-cell office:value-type="float" office:value="12672" calcext:value-type="float">
            <text:p>12672</text:p>
          </table:table-cell>
          <table:table-cell office:value-type="string" calcext:value-type="string">
            <text:p>1:1,400</text:p>
          </table:table-cell>
          <table:table-cell/>
          <table:table-cell table:formula="of:=IF([.F293]=&quot;&quot;;&quot;IsMale&quot;; [.F293])" office:value-type="string" office:string-value="IsMale" calcext:value-type="string">
            <text:p>IsMale</text:p>
          </table:table-cell>
          <table:table-cell/>
          <table:table-cell table:formula="of:=[.C293]" office:value-type="string" office:string-value="Nurlybek" calcext:value-type="string">
            <text:p>Nurlybek</text:p>
          </table:table-cell>
          <table:table-cell table:formula="of:=[.G29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gelina" xlink:type="simple">Angelina</text:a></text:p>
          </table:table-cell>
          <table:table-cell office:value-type="float" office:value="12583" calcext:value-type="float">
            <text:p>12583</text:p>
          </table:table-cell>
          <table:table-cell office:value-type="string" calcext:value-type="string">
            <text:p>1:1,410</text:p>
          </table:table-cell>
          <table:table-cell office:value-type="string" calcext:value-type="string">
            <text:p>IsFemale</text:p>
          </table:table-cell>
          <table:table-cell table:formula="of:=IF([.F294]=&quot;&quot;;&quot;IsMale&quot;; [.F294])" office:value-type="string" office:string-value="IsFemale" calcext:value-type="string">
            <text:p>IsFemale</text:p>
          </table:table-cell>
          <table:table-cell/>
          <table:table-cell table:formula="of:=[.C294]" office:value-type="string" office:string-value="Angelina" calcext:value-type="string">
            <text:p>Angelina</text:p>
          </table:table-cell>
          <table:table-cell table:formula="of:=[.G29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diar" xlink:type="simple">Madiar</text:a></text:p>
          </table:table-cell>
          <table:table-cell office:value-type="float" office:value="12497" calcext:value-type="float">
            <text:p>12497</text:p>
          </table:table-cell>
          <table:table-cell office:value-type="string" calcext:value-type="string">
            <text:p>1:1,420</text:p>
          </table:table-cell>
          <table:table-cell/>
          <table:table-cell table:formula="of:=IF([.F295]=&quot;&quot;;&quot;IsMale&quot;; [.F295])" office:value-type="string" office:string-value="IsMale" calcext:value-type="string">
            <text:p>IsMale</text:p>
          </table:table-cell>
          <table:table-cell/>
          <table:table-cell table:formula="of:=[.C295]" office:value-type="string" office:string-value="Madiar" calcext:value-type="string">
            <text:p>Madiar</text:p>
          </table:table-cell>
          <table:table-cell table:formula="of:=[.G29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ylaykhan" xlink:type="simple">Abylaykhan</text:a></text:p>
          </table:table-cell>
          <table:table-cell office:value-type="float" office:value="12383" calcext:value-type="float">
            <text:p>12383</text:p>
          </table:table-cell>
          <table:table-cell office:value-type="string" calcext:value-type="string">
            <text:p>1:1,433</text:p>
          </table:table-cell>
          <table:table-cell/>
          <table:table-cell table:formula="of:=IF([.F296]=&quot;&quot;;&quot;IsMale&quot;; [.F296])" office:value-type="string" office:string-value="IsMale" calcext:value-type="string">
            <text:p>IsMale</text:p>
          </table:table-cell>
          <table:table-cell/>
          <table:table-cell table:formula="of:=[.C296]" office:value-type="string" office:string-value="Abylaykhan" calcext:value-type="string">
            <text:p>Abylaykhan</text:p>
          </table:table-cell>
          <table:table-cell table:formula="of:=[.G29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let" xlink:type="simple">Adlet</text:a></text:p>
          </table:table-cell>
          <table:table-cell office:value-type="float" office:value="12349" calcext:value-type="float">
            <text:p>12349</text:p>
          </table:table-cell>
          <table:table-cell office:value-type="string" calcext:value-type="string">
            <text:p>1:1,437</text:p>
          </table:table-cell>
          <table:table-cell/>
          <table:table-cell table:formula="of:=IF([.F297]=&quot;&quot;;&quot;IsMale&quot;; [.F297])" office:value-type="string" office:string-value="IsMale" calcext:value-type="string">
            <text:p>IsMale</text:p>
          </table:table-cell>
          <table:table-cell/>
          <table:table-cell table:formula="of:=[.C297]" office:value-type="string" office:string-value="Adlet" calcext:value-type="string">
            <text:p>Adlet</text:p>
          </table:table-cell>
          <table:table-cell table:formula="of:=[.G29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aulym" xlink:type="simple">Ayaulym</text:a></text:p>
          </table:table-cell>
          <table:table-cell office:value-type="float" office:value="12257" calcext:value-type="float">
            <text:p>12257</text:p>
          </table:table-cell>
          <table:table-cell office:value-type="string" calcext:value-type="string">
            <text:p>1:1,448</text:p>
          </table:table-cell>
          <table:table-cell office:value-type="string" calcext:value-type="string">
            <text:p>IsFemale</text:p>
          </table:table-cell>
          <table:table-cell table:formula="of:=IF([.F298]=&quot;&quot;;&quot;IsMale&quot;; [.F298])" office:value-type="string" office:string-value="IsFemale" calcext:value-type="string">
            <text:p>IsFemale</text:p>
          </table:table-cell>
          <table:table-cell/>
          <table:table-cell table:formula="of:=[.C298]" office:value-type="string" office:string-value="Ayaulym" calcext:value-type="string">
            <text:p>Ayaulym</text:p>
          </table:table-cell>
          <table:table-cell table:formula="of:=[.G29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ya" xlink:type="simple">Anya</text:a></text:p>
          </table:table-cell>
          <table:table-cell office:value-type="float" office:value="12223" calcext:value-type="float">
            <text:p>12223</text:p>
          </table:table-cell>
          <table:table-cell office:value-type="string" calcext:value-type="string">
            <text:p>1:1,452</text:p>
          </table:table-cell>
          <table:table-cell office:value-type="string" calcext:value-type="string">
            <text:p>IsFemale</text:p>
          </table:table-cell>
          <table:table-cell table:formula="of:=IF([.F299]=&quot;&quot;;&quot;IsMale&quot;; [.F299])" office:value-type="string" office:string-value="IsFemale" calcext:value-type="string">
            <text:p>IsFemale</text:p>
          </table:table-cell>
          <table:table-cell/>
          <table:table-cell table:formula="of:=[.C299]" office:value-type="string" office:string-value="Anya" calcext:value-type="string">
            <text:p>Anya</text:p>
          </table:table-cell>
          <table:table-cell table:formula="of:=[.G29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elya" xlink:type="simple">Anelya</text:a></text:p>
          </table:table-cell>
          <table:table-cell office:value-type="float" office:value="12220" calcext:value-type="float">
            <text:p>12220</text:p>
          </table:table-cell>
          <table:table-cell office:value-type="string" calcext:value-type="string">
            <text:p>1:1,452</text:p>
          </table:table-cell>
          <table:table-cell office:value-type="string" calcext:value-type="string">
            <text:p>IsFemale</text:p>
          </table:table-cell>
          <table:table-cell table:formula="of:=IF([.F300]=&quot;&quot;;&quot;IsMale&quot;; [.F300])" office:value-type="string" office:string-value="IsFemale" calcext:value-type="string">
            <text:p>IsFemale</text:p>
          </table:table-cell>
          <table:table-cell/>
          <table:table-cell table:formula="of:=[.C300]" office:value-type="string" office:string-value="Anelya" calcext:value-type="string">
            <text:p>Anelya</text:p>
          </table:table-cell>
          <table:table-cell table:formula="of:=[.G30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ziz" xlink:type="simple">Aziz</text:a></text:p>
          </table:table-cell>
          <table:table-cell office:value-type="float" office:value="12160" calcext:value-type="float">
            <text:p>12160</text:p>
          </table:table-cell>
          <table:table-cell office:value-type="string" calcext:value-type="string">
            <text:p>1:1,459</text:p>
          </table:table-cell>
          <table:table-cell/>
          <table:table-cell table:formula="of:=IF([.F301]=&quot;&quot;;&quot;IsMale&quot;; [.F301])" office:value-type="string" office:string-value="IsMale" calcext:value-type="string">
            <text:p>IsMale</text:p>
          </table:table-cell>
          <table:table-cell/>
          <table:table-cell table:formula="of:=[.C301]" office:value-type="string" office:string-value="Aziz" calcext:value-type="string">
            <text:p>Aziz</text:p>
          </table:table-cell>
          <table:table-cell table:formula="of:=[.G30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dos" xlink:type="simple">Aidos</text:a>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1:1,469</text:p>
          </table:table-cell>
          <table:table-cell/>
          <table:table-cell table:formula="of:=IF([.F302]=&quot;&quot;;&quot;IsMale&quot;; [.F302])" office:value-type="string" office:string-value="IsMale" calcext:value-type="string">
            <text:p>IsMale</text:p>
          </table:table-cell>
          <table:table-cell/>
          <table:table-cell table:formula="of:=[.C302]" office:value-type="string" office:string-value="Aidos" calcext:value-type="string">
            <text:p>Aidos</text:p>
          </table:table-cell>
          <table:table-cell table:formula="of:=[.G3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alzhan" xlink:type="simple">Balzhan</text:a>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1:1,478</text:p>
          </table:table-cell>
          <table:table-cell office:value-type="string" calcext:value-type="string">
            <text:p>IsFemale</text:p>
          </table:table-cell>
          <table:table-cell table:formula="of:=IF([.F303]=&quot;&quot;;&quot;IsMale&quot;; [.F303])" office:value-type="string" office:string-value="IsFemale" calcext:value-type="string">
            <text:p>IsFemale</text:p>
          </table:table-cell>
          <table:table-cell/>
          <table:table-cell table:formula="of:=[.C303]" office:value-type="string" office:string-value="Balzhan" calcext:value-type="string">
            <text:p>Balzhan</text:p>
          </table:table-cell>
          <table:table-cell table:formula="of:=[.G30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yulya" xlink:type="simple">Yulya</text:a></text:p>
          </table:table-cell>
          <table:table-cell office:value-type="float" office:value="11986" calcext:value-type="float">
            <text:p>11986</text:p>
          </table:table-cell>
          <table:table-cell office:value-type="string" calcext:value-type="string">
            <text:p>1:1,481</text:p>
          </table:table-cell>
          <table:table-cell office:value-type="string" calcext:value-type="string">
            <text:p>IsFemale</text:p>
          </table:table-cell>
          <table:table-cell table:formula="of:=IF([.F304]=&quot;&quot;;&quot;IsMale&quot;; [.F304])" office:value-type="string" office:string-value="IsFemale" calcext:value-type="string">
            <text:p>IsFemale</text:p>
          </table:table-cell>
          <table:table-cell/>
          <table:table-cell table:formula="of:=[.C304]" office:value-type="string" office:string-value="Yulya" calcext:value-type="string">
            <text:p>Yulya</text:p>
          </table:table-cell>
          <table:table-cell table:formula="of:=[.G30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eonid" xlink:type="simple">Leonid</text:a></text:p>
          </table:table-cell>
          <table:table-cell office:value-type="float" office:value="11872" calcext:value-type="float">
            <text:p>11872</text:p>
          </table:table-cell>
          <table:table-cell office:value-type="string" calcext:value-type="string">
            <text:p>1:1,495</text:p>
          </table:table-cell>
          <table:table-cell/>
          <table:table-cell table:formula="of:=IF([.F305]=&quot;&quot;;&quot;IsMale&quot;; [.F305])" office:value-type="string" office:string-value="IsMale" calcext:value-type="string">
            <text:p>IsMale</text:p>
          </table:table-cell>
          <table:table-cell/>
          <table:table-cell table:formula="of:=[.C305]" office:value-type="string" office:string-value="Leonid" calcext:value-type="string">
            <text:p>Leonid</text:p>
          </table:table-cell>
          <table:table-cell table:formula="of:=[.G30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gor" xlink:type="simple">Egor</text:a></text:p>
          </table:table-cell>
          <table:table-cell office:value-type="float" office:value="11818" calcext:value-type="float">
            <text:p>11818</text:p>
          </table:table-cell>
          <table:table-cell office:value-type="string" calcext:value-type="string">
            <text:p>1:1,502</text:p>
          </table:table-cell>
          <table:table-cell/>
          <table:table-cell table:formula="of:=IF([.F306]=&quot;&quot;;&quot;IsMale&quot;; [.F306])" office:value-type="string" office:string-value="IsMale" calcext:value-type="string">
            <text:p>IsMale</text:p>
          </table:table-cell>
          <table:table-cell/>
          <table:table-cell table:formula="of:=[.C306]" office:value-type="string" office:string-value="Egor" calcext:value-type="string">
            <text:p>Egor</text:p>
          </table:table-cell>
          <table:table-cell table:formula="of:=[.G30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tynbek" xlink:type="simple">Altynbek</text:a></text:p>
          </table:table-cell>
          <table:table-cell office:value-type="float" office:value="11781" calcext:value-type="float">
            <text:p>11781</text:p>
          </table:table-cell>
          <table:table-cell office:value-type="string" calcext:value-type="string">
            <text:p>1:1,506</text:p>
          </table:table-cell>
          <table:table-cell/>
          <table:table-cell table:formula="of:=IF([.F307]=&quot;&quot;;&quot;IsMale&quot;; [.F307])" office:value-type="string" office:string-value="IsMale" calcext:value-type="string">
            <text:p>IsMale</text:p>
          </table:table-cell>
          <table:table-cell/>
          <table:table-cell table:formula="of:=[.C307]" office:value-type="string" office:string-value="Altynbek" calcext:value-type="string">
            <text:p>Altynbek</text:p>
          </table:table-cell>
          <table:table-cell table:formula="of:=[.G307]" office:value-type="string" office:string-value="IsMale" calcext:value-type="string">
            <text:p>IsMale</text:p>
          </table:table-cell>
        </table:table-row>
        <table:table-row table:style-name="ro1">
          <table:table-cell/>
          <table:table-cell table:style-name="ce1"/>
          <table:table-cell table:number-columns-repeated="4"/>
          <table:table-cell table:formula="of:=IF([.F308]=&quot;&quot;;&quot;IsMale&quot;; [.F308])" office:value-type="string" office:string-value="IsMale" calcext:value-type="string">
            <text:p>IsMale</text:p>
          </table:table-cell>
          <table:table-cell/>
          <table:table-cell table:formula="of:=[.C308]" office:value-type="float" office:value="0" calcext:value-type="float">
            <text:p>0</text:p>
          </table:table-cell>
          <table:table-cell table:formula="of:=[.G3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yngys" xlink:type="simple">Shyngys</text:a></text:p>
          </table:table-cell>
          <table:table-cell office:value-type="float" office:value="11639" calcext:value-type="float">
            <text:p>11639</text:p>
          </table:table-cell>
          <table:table-cell office:value-type="string" calcext:value-type="string">
            <text:p>1:1,525</text:p>
          </table:table-cell>
          <table:table-cell/>
          <table:table-cell table:formula="of:=IF([.F309]=&quot;&quot;;&quot;IsMale&quot;; [.F309])" office:value-type="string" office:string-value="IsMale" calcext:value-type="string">
            <text:p>IsMale</text:p>
          </table:table-cell>
          <table:table-cell/>
          <table:table-cell table:formula="of:=[.C309]" office:value-type="string" office:string-value="Shyngys" calcext:value-type="string">
            <text:p>Shyngys</text:p>
          </table:table-cell>
          <table:table-cell table:formula="of:=[.G30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la" xlink:type="simple">Alla</text:a></text:p>
          </table:table-cell>
          <table:table-cell office:value-type="float" office:value="11546" calcext:value-type="float">
            <text:p>11546</text:p>
          </table:table-cell>
          <table:table-cell office:value-type="string" calcext:value-type="string">
            <text:p>1:1,537</text:p>
          </table:table-cell>
          <table:table-cell office:value-type="string" calcext:value-type="string">
            <text:p>IsFemale</text:p>
          </table:table-cell>
          <table:table-cell table:formula="of:=IF([.F310]=&quot;&quot;;&quot;IsMale&quot;; [.F310])" office:value-type="string" office:string-value="IsFemale" calcext:value-type="string">
            <text:p>IsFemale</text:p>
          </table:table-cell>
          <table:table-cell/>
          <table:table-cell table:formula="of:=[.C310]" office:value-type="string" office:string-value="Alla" calcext:value-type="string">
            <text:p>Alla</text:p>
          </table:table-cell>
          <table:table-cell table:formula="of:=[.G31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el" xlink:type="simple">Anel</text:a></text:p>
          </table:table-cell>
          <table:table-cell office:value-type="float" office:value="11445" calcext:value-type="float">
            <text:p>11445</text:p>
          </table:table-cell>
          <table:table-cell office:value-type="string" calcext:value-type="string">
            <text:p>1:1,551</text:p>
          </table:table-cell>
          <table:table-cell office:value-type="string" calcext:value-type="string">
            <text:p>IsFemale</text:p>
          </table:table-cell>
          <table:table-cell table:formula="of:=IF([.F311]=&quot;&quot;;&quot;IsMale&quot;; [.F311])" office:value-type="string" office:string-value="IsFemale" calcext:value-type="string">
            <text:p>IsFemale</text:p>
          </table:table-cell>
          <table:table-cell/>
          <table:table-cell table:formula="of:=[.C311]" office:value-type="string" office:string-value="Anel" calcext:value-type="string">
            <text:p>Anel</text:p>
          </table:table-cell>
          <table:table-cell table:formula="of:=[.G31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gzhan" xlink:type="simple">Magzhan</text:a>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1:1,552</text:p>
          </table:table-cell>
          <table:table-cell/>
          <table:table-cell table:formula="of:=IF([.F312]=&quot;&quot;;&quot;IsMale&quot;; [.F312])" office:value-type="string" office:string-value="IsMale" calcext:value-type="string">
            <text:p>IsMale</text:p>
          </table:table-cell>
          <table:table-cell/>
          <table:table-cell table:formula="of:=[.C312]" office:value-type="string" office:string-value="Magzhan" calcext:value-type="string">
            <text:p>Magzhan</text:p>
          </table:table-cell>
          <table:table-cell table:formula="of:=[.G3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i" xlink:type="simple">Vi</text:a></text:p>
          </table:table-cell>
          <table:table-cell office:value-type="float" office:value="11426" calcext:value-type="float">
            <text:p>11426</text:p>
          </table:table-cell>
          <table:table-cell office:value-type="string" calcext:value-type="string">
            <text:p>1:1,553</text:p>
          </table:table-cell>
          <table:table-cell office:value-type="string" calcext:value-type="string">
            <text:p>IsFemale</text:p>
          </table:table-cell>
          <table:table-cell table:formula="of:=IF([.F313]=&quot;&quot;;&quot;IsMale&quot;; [.F313])" office:value-type="string" office:string-value="IsFemale" calcext:value-type="string">
            <text:p>IsFemale</text:p>
          </table:table-cell>
          <table:table-cell/>
          <table:table-cell table:formula="of:=[.C313]" office:value-type="string" office:string-value="Vi" calcext:value-type="string">
            <text:p>Vi</text:p>
          </table:table-cell>
          <table:table-cell table:formula="of:=[.G31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ikhan" xlink:type="simple">Alikhan</text:a></text:p>
          </table:table-cell>
          <table:table-cell office:value-type="float" office:value="11270" calcext:value-type="float">
            <text:p>11270</text:p>
          </table:table-cell>
          <table:table-cell office:value-type="string" calcext:value-type="string">
            <text:p>1:1,575</text:p>
          </table:table-cell>
          <table:table-cell/>
          <table:table-cell table:formula="of:=IF([.F314]=&quot;&quot;;&quot;IsMale&quot;; [.F314])" office:value-type="string" office:string-value="IsMale" calcext:value-type="string">
            <text:p>IsMale</text:p>
          </table:table-cell>
          <table:table-cell/>
          <table:table-cell table:formula="of:=[.C314]" office:value-type="string" office:string-value="Alikhan" calcext:value-type="string">
            <text:p>Alikhan</text:p>
          </table:table-cell>
          <table:table-cell table:formula="of:=[.G3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zira" xlink:type="simple">Nazira</text:a></text:p>
          </table:table-cell>
          <table:table-cell office:value-type="float" office:value="11252" calcext:value-type="float">
            <text:p>11252</text:p>
          </table:table-cell>
          <table:table-cell office:value-type="string" calcext:value-type="string">
            <text:p>1:1,577</text:p>
          </table:table-cell>
          <table:table-cell office:value-type="string" calcext:value-type="string">
            <text:p>IsFemale</text:p>
          </table:table-cell>
          <table:table-cell table:formula="of:=IF([.F315]=&quot;&quot;;&quot;IsMale&quot;; [.F315])" office:value-type="string" office:string-value="IsFemale" calcext:value-type="string">
            <text:p>IsFemale</text:p>
          </table:table-cell>
          <table:table-cell/>
          <table:table-cell table:formula="of:=[.C315]" office:value-type="string" office:string-value="Nazira" calcext:value-type="string">
            <text:p>Nazira</text:p>
          </table:table-cell>
          <table:table-cell table:formula="of:=[.G31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<text:a xlink:href="https://forebears.io/forenames/mereke" xlink:type="simple">Mereke</text:a></text:p>
          </table:table-cell>
          <table:table-cell office:value-type="float" office:value="11178" calcext:value-type="float">
            <text:p>11178</text:p>
          </table:table-cell>
          <table:table-cell office:value-type="string" calcext:value-type="string">
            <text:p>1:1,588</text:p>
          </table:table-cell>
          <table:table-cell office:value-type="string" calcext:value-type="string">
            <text:p>IsNB</text:p>
          </table:table-cell>
          <table:table-cell table:formula="of:=IF([.F316]=&quot;&quot;;&quot;IsMale&quot;; [.F316])" office:value-type="string" office:string-value="IsNB" calcext:value-type="string">
            <text:p>IsNB</text:p>
          </table:table-cell>
          <table:table-cell/>
          <table:table-cell table:formula="of:=[.C316]" office:value-type="string" office:string-value="Mereke" calcext:value-type="string">
            <text:p>Mereke</text:p>
          </table:table-cell>
          <table:table-cell table:formula="of:=[.G31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<text:a xlink:href="https://forebears.io/forenames/asylzhan" xlink:type="simple">Asylzhan</text:a></text:p>
          </table:table-cell>
          <table:table-cell office:value-type="float" office:value="11138" calcext:value-type="float">
            <text:p>11138</text:p>
          </table:table-cell>
          <table:table-cell office:value-type="string" calcext:value-type="string">
            <text:p>1:1,593</text:p>
          </table:table-cell>
          <table:table-cell office:value-type="string" calcext:value-type="string">
            <text:p>IsNB</text:p>
          </table:table-cell>
          <table:table-cell table:formula="of:=IF([.F317]=&quot;&quot;;&quot;IsMale&quot;; [.F317])" office:value-type="string" office:string-value="IsNB" calcext:value-type="string">
            <text:p>IsNB</text:p>
          </table:table-cell>
          <table:table-cell/>
          <table:table-cell table:formula="of:=[.C317]" office:value-type="string" office:string-value="Asylzhan" calcext:value-type="string">
            <text:p>Asylzhan</text:p>
          </table:table-cell>
          <table:table-cell table:formula="of:=[.G31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ik" xlink:type="simple">Erik</text:a></text:p>
          </table:table-cell>
          <table:table-cell office:value-type="float" office:value="11058" calcext:value-type="float">
            <text:p>11058</text:p>
          </table:table-cell>
          <table:table-cell office:value-type="string" calcext:value-type="string">
            <text:p>1:1,605</text:p>
          </table:table-cell>
          <table:table-cell/>
          <table:table-cell table:formula="of:=IF([.F318]=&quot;&quot;;&quot;IsMale&quot;; [.F318])" office:value-type="string" office:string-value="IsMale" calcext:value-type="string">
            <text:p>IsMale</text:p>
          </table:table-cell>
          <table:table-cell/>
          <table:table-cell table:formula="of:=[.C318]" office:value-type="string" office:string-value="Erik" calcext:value-type="string">
            <text:p>Erik</text:p>
          </table:table-cell>
          <table:table-cell table:formula="of:=[.G3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ralay" xlink:type="simple">Kuralay</text:a></text:p>
          </table:table-cell>
          <table:table-cell office:value-type="float" office:value="10940" calcext:value-type="float">
            <text:p>10940</text:p>
          </table:table-cell>
          <table:table-cell office:value-type="string" calcext:value-type="string">
            <text:p>1:1,622</text:p>
          </table:table-cell>
          <table:table-cell office:value-type="string" calcext:value-type="string">
            <text:p>IsFemale</text:p>
          </table:table-cell>
          <table:table-cell table:formula="of:=IF([.F319]=&quot;&quot;;&quot;IsMale&quot;; [.F319])" office:value-type="string" office:string-value="IsFemale" calcext:value-type="string">
            <text:p>IsFemale</text:p>
          </table:table-cell>
          <table:table-cell/>
          <table:table-cell table:formula="of:=[.C319]" office:value-type="string" office:string-value="Kuralay" calcext:value-type="string">
            <text:p>Kuralay</text:p>
          </table:table-cell>
          <table:table-cell table:formula="of:=[.G31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lgas" xlink:type="simple">Zhalgas</text:a></text:p>
          </table:table-cell>
          <table:table-cell office:value-type="float" office:value="10939" calcext:value-type="float">
            <text:p>10939</text:p>
          </table:table-cell>
          <table:table-cell office:value-type="string" calcext:value-type="string">
            <text:p>1:1,622</text:p>
          </table:table-cell>
          <table:table-cell/>
          <table:table-cell table:formula="of:=IF([.F320]=&quot;&quot;;&quot;IsMale&quot;; [.F320])" office:value-type="string" office:string-value="IsMale" calcext:value-type="string">
            <text:p>IsMale</text:p>
          </table:table-cell>
          <table:table-cell/>
          <table:table-cell table:formula="of:=[.C320]" office:value-type="string" office:string-value="Zhalgas" calcext:value-type="string">
            <text:p>Zhalgas</text:p>
          </table:table-cell>
          <table:table-cell table:formula="of:=[.G3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yat" xlink:type="simple">Sayat</text:a></text:p>
          </table:table-cell>
          <table:table-cell office:value-type="float" office:value="10938" calcext:value-type="float">
            <text:p>10938</text:p>
          </table:table-cell>
          <table:table-cell office:value-type="string" calcext:value-type="string">
            <text:p>1:1,622</text:p>
          </table:table-cell>
          <table:table-cell/>
          <table:table-cell table:formula="of:=IF([.F321]=&quot;&quot;;&quot;IsMale&quot;; [.F321])" office:value-type="string" office:string-value="IsMale" calcext:value-type="string">
            <text:p>IsMale</text:p>
          </table:table-cell>
          <table:table-cell/>
          <table:table-cell table:formula="of:=[.C321]" office:value-type="string" office:string-value="Sayat" calcext:value-type="string">
            <text:p>Sayat</text:p>
          </table:table-cell>
          <table:table-cell table:formula="of:=[.G32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polina" xlink:type="simple">Polina</text:a></text:p>
          </table:table-cell>
          <table:table-cell office:value-type="float" office:value="10854" calcext:value-type="float">
            <text:p>10854</text:p>
          </table:table-cell>
          <table:table-cell office:value-type="string" calcext:value-type="string">
            <text:p>1:1,635</text:p>
          </table:table-cell>
          <table:table-cell office:value-type="string" calcext:value-type="string">
            <text:p>IsFemale</text:p>
          </table:table-cell>
          <table:table-cell table:formula="of:=IF([.F322]=&quot;&quot;;&quot;IsMale&quot;; [.F322])" office:value-type="string" office:string-value="IsFemale" calcext:value-type="string">
            <text:p>IsFemale</text:p>
          </table:table-cell>
          <table:table-cell/>
          <table:table-cell table:formula="of:=[.C322]" office:value-type="string" office:string-value="Polina" calcext:value-type="string">
            <text:p>Polina</text:p>
          </table:table-cell>
          <table:table-cell table:formula="of:=[.G322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323]=&quot;&quot;;&quot;IsMale&quot;; [.F323])" office:value-type="string" office:string-value="IsMale" calcext:value-type="string">
            <text:p>IsMale</text:p>
          </table:table-cell>
          <table:table-cell/>
          <table:table-cell table:formula="of:=[.C323]" office:value-type="float" office:value="0" calcext:value-type="float">
            <text:p>0</text:p>
          </table:table-cell>
          <table:table-cell table:formula="of:=[.G3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man" xlink:type="simple">Aman</text:a>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1:1,644</text:p>
          </table:table-cell>
          <table:table-cell/>
          <table:table-cell table:formula="of:=IF([.F324]=&quot;&quot;;&quot;IsMale&quot;; [.F324])" office:value-type="string" office:string-value="IsMale" calcext:value-type="string">
            <text:p>IsMale</text:p>
          </table:table-cell>
          <table:table-cell/>
          <table:table-cell table:formula="of:=[.C324]" office:value-type="string" office:string-value="Aman" calcext:value-type="string">
            <text:p>Aman</text:p>
          </table:table-cell>
          <table:table-cell table:formula="of:=[.G32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oris" xlink:type="simple">Boris</text:a></text:p>
          </table:table-cell>
          <table:table-cell office:value-type="float" office:value="10775" calcext:value-type="float">
            <text:p>10775</text:p>
          </table:table-cell>
          <table:table-cell office:value-type="string" calcext:value-type="string">
            <text:p>1:1,647</text:p>
          </table:table-cell>
          <table:table-cell/>
          <table:table-cell table:formula="of:=IF([.F325]=&quot;&quot;;&quot;IsMale&quot;; [.F325])" office:value-type="string" office:string-value="IsMale" calcext:value-type="string">
            <text:p>IsMale</text:p>
          </table:table-cell>
          <table:table-cell/>
          <table:table-cell table:formula="of:=[.C325]" office:value-type="string" office:string-value="Boris" calcext:value-type="string">
            <text:p>Boris</text:p>
          </table:table-cell>
          <table:table-cell table:formula="of:=[.G3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ilbek" xlink:type="simple">Adilbek</text:a></text:p>
          </table:table-cell>
          <table:table-cell office:value-type="float" office:value="10649" calcext:value-type="float">
            <text:p>10649</text:p>
          </table:table-cell>
          <table:table-cell office:value-type="string" calcext:value-type="string">
            <text:p>1:1,667</text:p>
          </table:table-cell>
          <table:table-cell/>
          <table:table-cell table:formula="of:=IF([.F326]=&quot;&quot;;&quot;IsMale&quot;; [.F326])" office:value-type="string" office:string-value="IsMale" calcext:value-type="string">
            <text:p>IsMale</text:p>
          </table:table-cell>
          <table:table-cell/>
          <table:table-cell table:formula="of:=[.C326]" office:value-type="string" office:string-value="Adilbek" calcext:value-type="string">
            <text:p>Adilbek</text:p>
          </table:table-cell>
          <table:table-cell table:formula="of:=[.G32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niil" xlink:type="simple">Daniil</text:a></text:p>
          </table:table-cell>
          <table:table-cell office:value-type="float" office:value="10618" calcext:value-type="float">
            <text:p>10618</text:p>
          </table:table-cell>
          <table:table-cell office:value-type="string" calcext:value-type="string">
            <text:p>1:1,671</text:p>
          </table:table-cell>
          <table:table-cell/>
          <table:table-cell table:formula="of:=IF([.F327]=&quot;&quot;;&quot;IsMale&quot;; [.F327])" office:value-type="string" office:string-value="IsMale" calcext:value-type="string">
            <text:p>IsMale</text:p>
          </table:table-cell>
          <table:table-cell/>
          <table:table-cell table:formula="of:=[.C327]" office:value-type="string" office:string-value="Daniil" calcext:value-type="string">
            <text:p>Daniil</text:p>
          </table:table-cell>
          <table:table-cell table:formula="of:=[.G3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nura" xlink:type="simple">Ainura</text:a></text:p>
          </table:table-cell>
          <table:table-cell office:value-type="float" office:value="10593" calcext:value-type="float">
            <text:p>10593</text:p>
          </table:table-cell>
          <table:table-cell office:value-type="string" calcext:value-type="string">
            <text:p>1:1,675</text:p>
          </table:table-cell>
          <table:table-cell office:value-type="string" calcext:value-type="string">
            <text:p>IsFemale</text:p>
          </table:table-cell>
          <table:table-cell table:formula="of:=IF([.F328]=&quot;&quot;;&quot;IsMale&quot;; [.F328])" office:value-type="string" office:string-value="IsFemale" calcext:value-type="string">
            <text:p>IsFemale</text:p>
          </table:table-cell>
          <table:table-cell/>
          <table:table-cell table:formula="of:=[.C328]" office:value-type="string" office:string-value="Ainura" calcext:value-type="string">
            <text:p>Ainura</text:p>
          </table:table-cell>
          <table:table-cell table:formula="of:=[.G32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ken" xlink:type="simple">Nurken</text:a></text:p>
          </table:table-cell>
          <table:table-cell office:value-type="float" office:value="10581" calcext:value-type="float">
            <text:p>10581</text:p>
          </table:table-cell>
          <table:table-cell office:value-type="string" calcext:value-type="string">
            <text:p>1:1,677</text:p>
          </table:table-cell>
          <table:table-cell/>
          <table:table-cell table:formula="of:=IF([.F329]=&quot;&quot;;&quot;IsMale&quot;; [.F329])" office:value-type="string" office:string-value="IsMale" calcext:value-type="string">
            <text:p>IsMale</text:p>
          </table:table-cell>
          <table:table-cell/>
          <table:table-cell table:formula="of:=[.C329]" office:value-type="string" office:string-value="Nurken" calcext:value-type="string">
            <text:p>Nurken</text:p>
          </table:table-cell>
          <table:table-cell table:formula="of:=[.G3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anar" xlink:type="simple">Anar</text:a></text:p>
          </table:table-cell>
          <table:table-cell office:value-type="float" office:value="10576" calcext:value-type="float">
            <text:p>10576</text:p>
          </table:table-cell>
          <table:table-cell office:value-type="string" calcext:value-type="string">
            <text:p>1:1,678</text:p>
          </table:table-cell>
          <table:table-cell office:value-type="string" calcext:value-type="string">
            <text:p>IsFemale</text:p>
          </table:table-cell>
          <table:table-cell table:formula="of:=IF([.F330]=&quot;&quot;;&quot;IsMale&quot;; [.F330])" office:value-type="string" office:string-value="IsFemale" calcext:value-type="string">
            <text:p>IsFemale</text:p>
          </table:table-cell>
          <table:table-cell/>
          <table:table-cell table:formula="of:=[.C330]" office:value-type="string" office:string-value="Anar" calcext:value-type="string">
            <text:p>Anar</text:p>
          </table:table-cell>
          <table:table-cell table:formula="of:=[.G3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asul" xlink:type="simple">Rasul</text:a></text:p>
          </table:table-cell>
          <table:table-cell office:value-type="float" office:value="10474" calcext:value-type="float">
            <text:p>10474</text:p>
          </table:table-cell>
          <table:table-cell office:value-type="string" calcext:value-type="string">
            <text:p>1:1,694</text:p>
          </table:table-cell>
          <table:table-cell/>
          <table:table-cell table:formula="of:=IF([.F331]=&quot;&quot;;&quot;IsMale&quot;; [.F331])" office:value-type="string" office:string-value="IsMale" calcext:value-type="string">
            <text:p>IsMale</text:p>
          </table:table-cell>
          <table:table-cell/>
          <table:table-cell table:formula="of:=[.C331]" office:value-type="string" office:string-value="Rasul" calcext:value-type="string">
            <text:p>Rasul</text:p>
          </table:table-cell>
          <table:table-cell table:formula="of:=[.G33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lava" xlink:type="simple">Slava</text:a></text:p>
          </table:table-cell>
          <table:table-cell office:value-type="float" office:value="10455" calcext:value-type="float">
            <text:p>10455</text:p>
          </table:table-cell>
          <table:table-cell office:value-type="string" calcext:value-type="string">
            <text:p>1:1,697</text:p>
          </table:table-cell>
          <table:table-cell/>
          <table:table-cell table:formula="of:=IF([.F332]=&quot;&quot;;&quot;IsMale&quot;; [.F332])" office:value-type="string" office:string-value="IsMale" calcext:value-type="string">
            <text:p>IsMale</text:p>
          </table:table-cell>
          <table:table-cell/>
          <table:table-cell table:formula="of:=[.C332]" office:value-type="string" office:string-value="Slava" calcext:value-type="string">
            <text:p>Slava</text:p>
          </table:table-cell>
          <table:table-cell table:formula="of:=[.G3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ynar" xlink:type="simple">Shynar</text:a></text:p>
          </table:table-cell>
          <table:table-cell office:value-type="float" office:value="10419" calcext:value-type="float">
            <text:p>10419</text:p>
          </table:table-cell>
          <table:table-cell office:value-type="string" calcext:value-type="string">
            <text:p>1:1,703</text:p>
          </table:table-cell>
          <table:table-cell office:value-type="string" calcext:value-type="string">
            <text:p>IsFemale</text:p>
          </table:table-cell>
          <table:table-cell table:formula="of:=IF([.F333]=&quot;&quot;;&quot;IsMale&quot;; [.F333])" office:value-type="string" office:string-value="IsFemale" calcext:value-type="string">
            <text:p>IsFemale</text:p>
          </table:table-cell>
          <table:table-cell/>
          <table:table-cell table:formula="of:=[.C333]" office:value-type="string" office:string-value="Shynar" calcext:value-type="string">
            <text:p>Shynar</text:p>
          </table:table-cell>
          <table:table-cell table:formula="of:=[.G33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duard" xlink:type="simple">Eduard</text:a></text:p>
          </table:table-cell>
          <table:table-cell office:value-type="float" office:value="10327" calcext:value-type="float">
            <text:p>10327</text:p>
          </table:table-cell>
          <table:table-cell office:value-type="string" calcext:value-type="string">
            <text:p>1:1,718</text:p>
          </table:table-cell>
          <table:table-cell/>
          <table:table-cell table:formula="of:=IF([.F334]=&quot;&quot;;&quot;IsMale&quot;; [.F334])" office:value-type="string" office:string-value="IsMale" calcext:value-type="string">
            <text:p>IsMale</text:p>
          </table:table-cell>
          <table:table-cell/>
          <table:table-cell table:formula="of:=[.C334]" office:value-type="string" office:string-value="Eduard" calcext:value-type="string">
            <text:p>Eduard</text:p>
          </table:table-cell>
          <table:table-cell table:formula="of:=[.G3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sultan" xlink:type="simple">Ersultan</text:a></text:p>
          </table:table-cell>
          <table:table-cell office:value-type="float" office:value="10262" calcext:value-type="float">
            <text:p>10262</text:p>
          </table:table-cell>
          <table:table-cell office:value-type="string" calcext:value-type="string">
            <text:p>1:1,729</text:p>
          </table:table-cell>
          <table:table-cell/>
          <table:table-cell table:formula="of:=IF([.F335]=&quot;&quot;;&quot;IsMale&quot;; [.F335])" office:value-type="string" office:string-value="IsMale" calcext:value-type="string">
            <text:p>IsMale</text:p>
          </table:table-cell>
          <table:table-cell/>
          <table:table-cell table:formula="of:=[.C335]" office:value-type="string" office:string-value="Ersultan" calcext:value-type="string">
            <text:p>Ersultan</text:p>
          </table:table-cell>
          <table:table-cell table:formula="of:=[.G3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asily" xlink:type="simple">Vasily</text:a></text:p>
          </table:table-cell>
          <table:table-cell office:value-type="float" office:value="10177" calcext:value-type="float">
            <text:p>10177</text:p>
          </table:table-cell>
          <table:table-cell office:value-type="string" calcext:value-type="string">
            <text:p>1:1,744</text:p>
          </table:table-cell>
          <table:table-cell/>
          <table:table-cell table:formula="of:=IF([.F336]=&quot;&quot;;&quot;IsMale&quot;; [.F336])" office:value-type="string" office:string-value="IsMale" calcext:value-type="string">
            <text:p>IsMale</text:p>
          </table:table-cell>
          <table:table-cell/>
          <table:table-cell table:formula="of:=[.C336]" office:value-type="string" office:string-value="Vasily" calcext:value-type="string">
            <text:p>Vasily</text:p>
          </table:table-cell>
          <table:table-cell table:formula="of:=[.G33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oya" xlink:type="simple">Zoya</text:a></text:p>
          </table:table-cell>
          <table:table-cell office:value-type="float" office:value="10121" calcext:value-type="float">
            <text:p>10121</text:p>
          </table:table-cell>
          <table:table-cell office:value-type="string" calcext:value-type="string">
            <text:p>1:1,753</text:p>
          </table:table-cell>
          <table:table-cell office:value-type="string" calcext:value-type="string">
            <text:p>IsFemale</text:p>
          </table:table-cell>
          <table:table-cell table:formula="of:=IF([.F337]=&quot;&quot;;&quot;IsMale&quot;; [.F337])" office:value-type="string" office:string-value="IsFemale" calcext:value-type="string">
            <text:p>IsFemale</text:p>
          </table:table-cell>
          <table:table-cell/>
          <table:table-cell table:formula="of:=[.C337]" office:value-type="string" office:string-value="Zoya" calcext:value-type="string">
            <text:p>Zoya</text:p>
          </table:table-cell>
          <table:table-cell table:formula="of:=[.G33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rgiza" xlink:type="simple">Nargiza</text:a>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1:1,755</text:p>
          </table:table-cell>
          <table:table-cell office:value-type="string" calcext:value-type="string">
            <text:p>IsFemale</text:p>
          </table:table-cell>
          <table:table-cell table:formula="of:=IF([.F338]=&quot;&quot;;&quot;IsMale&quot;; [.F338])" office:value-type="string" office:string-value="IsFemale" calcext:value-type="string">
            <text:p>IsFemale</text:p>
          </table:table-cell>
          <table:table-cell/>
          <table:table-cell table:formula="of:=[.C338]" office:value-type="string" office:string-value="Nargiza" calcext:value-type="string">
            <text:p>Nargiza</text:p>
          </table:table-cell>
          <table:table-cell table:formula="of:=[.G33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zat" xlink:type="simple">Gulzat</text:a></text:p>
          </table:table-cell>
          <table:table-cell office:value-type="float" office:value="10025" calcext:value-type="float">
            <text:p>10025</text:p>
          </table:table-cell>
          <table:table-cell office:value-type="string" calcext:value-type="string">
            <text:p>1:1,770</text:p>
          </table:table-cell>
          <table:table-cell office:value-type="string" calcext:value-type="string">
            <text:p>IsFemale</text:p>
          </table:table-cell>
          <table:table-cell table:formula="of:=IF([.F339]=&quot;&quot;;&quot;IsMale&quot;; [.F339])" office:value-type="string" office:string-value="IsFemale" calcext:value-type="string">
            <text:p>IsFemale</text:p>
          </table:table-cell>
          <table:table-cell/>
          <table:table-cell table:formula="of:=[.C339]" office:value-type="string" office:string-value="Gulzat" calcext:value-type="string">
            <text:p>Gulzat</text:p>
          </table:table-cell>
          <table:table-cell table:formula="of:=[.G33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ibek" xlink:type="simple">Aibek</text:a></text:p>
          </table:table-cell>
          <table:table-cell office:value-type="float" office:value="9969" calcext:value-type="float">
            <text:p>9969</text:p>
          </table:table-cell>
          <table:table-cell office:value-type="string" calcext:value-type="string">
            <text:p>1:1,780</text:p>
          </table:table-cell>
          <table:table-cell/>
          <table:table-cell table:formula="of:=IF([.F340]=&quot;&quot;;&quot;IsMale&quot;; [.F340])" office:value-type="string" office:string-value="IsMale" calcext:value-type="string">
            <text:p>IsMale</text:p>
          </table:table-cell>
          <table:table-cell/>
          <table:table-cell table:formula="of:=[.C340]" office:value-type="string" office:string-value="Aibek" calcext:value-type="string">
            <text:p>Aibek</text:p>
          </table:table-cell>
          <table:table-cell table:formula="of:=[.G3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diyar" xlink:type="simple">Madiyar</text:a></text:p>
          </table:table-cell>
          <table:table-cell office:value-type="float" office:value="9809" calcext:value-type="float">
            <text:p>9809</text:p>
          </table:table-cell>
          <table:table-cell office:value-type="string" calcext:value-type="string">
            <text:p>1:1,809</text:p>
          </table:table-cell>
          <table:table-cell/>
          <table:table-cell table:formula="of:=IF([.F341]=&quot;&quot;;&quot;IsMale&quot;; [.F341])" office:value-type="string" office:string-value="IsMale" calcext:value-type="string">
            <text:p>IsMale</text:p>
          </table:table-cell>
          <table:table-cell/>
          <table:table-cell table:formula="of:=[.C341]" office:value-type="string" office:string-value="Madiyar" calcext:value-type="string">
            <text:p>Madiyar</text:p>
          </table:table-cell>
          <table:table-cell table:formula="of:=[.G3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togzhan" xlink:type="simple">Togzhan</text:a>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1:1,816</text:p>
          </table:table-cell>
          <table:table-cell office:value-type="string" calcext:value-type="string">
            <text:p>IsFemale</text:p>
          </table:table-cell>
          <table:table-cell table:formula="of:=IF([.F342]=&quot;&quot;;&quot;IsMale&quot;; [.F342])" office:value-type="string" office:string-value="IsFemale" calcext:value-type="string">
            <text:p>IsFemale</text:p>
          </table:table-cell>
          <table:table-cell/>
          <table:table-cell table:formula="of:=[.C342]" office:value-type="string" office:string-value="Togzhan" calcext:value-type="string">
            <text:p>Togzhan</text:p>
          </table:table-cell>
          <table:table-cell table:formula="of:=[.G342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343]=&quot;&quot;;&quot;IsMale&quot;; [.F343])" office:value-type="string" office:string-value="IsMale" calcext:value-type="string">
            <text:p>IsMale</text:p>
          </table:table-cell>
          <table:table-cell/>
          <table:table-cell table:formula="of:=[.C343]" office:value-type="float" office:value="0" calcext:value-type="float">
            <text:p>0</text:p>
          </table:table-cell>
          <table:table-cell table:formula="of:=[.G3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ua" xlink:type="simple">Alua</text:a></text:p>
          </table:table-cell>
          <table:table-cell office:value-type="float" office:value="9681" calcext:value-type="float">
            <text:p>9681</text:p>
          </table:table-cell>
          <table:table-cell office:value-type="string" calcext:value-type="string">
            <text:p>1:1,833</text:p>
          </table:table-cell>
          <table:table-cell office:value-type="string" calcext:value-type="string">
            <text:p>IsFemale</text:p>
          </table:table-cell>
          <table:table-cell table:formula="of:=IF([.F344]=&quot;&quot;;&quot;IsMale&quot;; [.F344])" office:value-type="string" office:string-value="IsFemale" calcext:value-type="string">
            <text:p>IsFemale</text:p>
          </table:table-cell>
          <table:table-cell/>
          <table:table-cell table:formula="of:=[.C344]" office:value-type="string" office:string-value="Alua" calcext:value-type="string">
            <text:p>Alua</text:p>
          </table:table-cell>
          <table:table-cell table:formula="of:=[.G34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ndugash" xlink:type="simple">Sandugash</text:a></text:p>
          </table:table-cell>
          <table:table-cell office:value-type="float" office:value="9595" calcext:value-type="float">
            <text:p>9595</text:p>
          </table:table-cell>
          <table:table-cell office:value-type="string" calcext:value-type="string">
            <text:p>1:1,850</text:p>
          </table:table-cell>
          <table:table-cell office:value-type="string" calcext:value-type="string">
            <text:p>IsFemale</text:p>
          </table:table-cell>
          <table:table-cell table:formula="of:=IF([.F345]=&quot;&quot;;&quot;IsMale&quot;; [.F345])" office:value-type="string" office:string-value="IsFemale" calcext:value-type="string">
            <text:p>IsFemale</text:p>
          </table:table-cell>
          <table:table-cell/>
          <table:table-cell table:formula="of:=[.C345]" office:value-type="string" office:string-value="Sandugash" calcext:value-type="string">
            <text:p>Sandugash</text:p>
          </table:table-cell>
          <table:table-cell table:formula="of:=[.G34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riman" xlink:type="simple">Nariman</text:a></text:p>
          </table:table-cell>
          <table:table-cell office:value-type="float" office:value="9561" calcext:value-type="float">
            <text:p>9561</text:p>
          </table:table-cell>
          <table:table-cell office:value-type="string" calcext:value-type="string">
            <text:p>1:1,856</text:p>
          </table:table-cell>
          <table:table-cell/>
          <table:table-cell table:formula="of:=IF([.F346]=&quot;&quot;;&quot;IsMale&quot;; [.F346])" office:value-type="string" office:string-value="IsMale" calcext:value-type="string">
            <text:p>IsMale</text:p>
          </table:table-cell>
          <table:table-cell/>
          <table:table-cell table:formula="of:=[.C346]" office:value-type="string" office:string-value="Nariman" calcext:value-type="string">
            <text:p>Nariman</text:p>
          </table:table-cell>
          <table:table-cell table:formula="of:=[.G34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ingiz" xlink:type="simple">Chingiz</text:a></text:p>
          </table:table-cell>
          <table:table-cell office:value-type="float" office:value="9420" calcext:value-type="float">
            <text:p>9420</text:p>
          </table:table-cell>
          <table:table-cell office:value-type="string" calcext:value-type="string">
            <text:p>1:1,884</text:p>
          </table:table-cell>
          <table:table-cell/>
          <table:table-cell table:formula="of:=IF([.F347]=&quot;&quot;;&quot;IsMale&quot;; [.F347])" office:value-type="string" office:string-value="IsMale" calcext:value-type="string">
            <text:p>IsMale</text:p>
          </table:table-cell>
          <table:table-cell/>
          <table:table-cell table:formula="of:=[.C347]" office:value-type="string" office:string-value="Chingiz" calcext:value-type="string">
            <text:p>Chingiz</text:p>
          </table:table-cell>
          <table:table-cell table:formula="of:=[.G34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zhelika" xlink:type="simple">Anzhelika</text:a></text:p>
          </table:table-cell>
          <table:table-cell office:value-type="float" office:value="9390" calcext:value-type="float">
            <text:p>9390</text:p>
          </table:table-cell>
          <table:table-cell office:value-type="string" calcext:value-type="string">
            <text:p>1:1,890</text:p>
          </table:table-cell>
          <table:table-cell office:value-type="string" calcext:value-type="string">
            <text:p>IsFemale</text:p>
          </table:table-cell>
          <table:table-cell table:formula="of:=IF([.F348]=&quot;&quot;;&quot;IsMale&quot;; [.F348])" office:value-type="string" office:string-value="IsFemale" calcext:value-type="string">
            <text:p>IsFemale</text:p>
          </table:table-cell>
          <table:table-cell/>
          <table:table-cell table:formula="of:=[.C348]" office:value-type="string" office:string-value="Anzhelika" calcext:value-type="string">
            <text:p>Anzhelika</text:p>
          </table:table-cell>
          <table:table-cell table:formula="of:=[.G34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ibigul" xlink:type="simple">Bibigul</text:a></text:p>
          </table:table-cell>
          <table:table-cell office:value-type="float" office:value="9390" calcext:value-type="float">
            <text:p>9390</text:p>
          </table:table-cell>
          <table:table-cell office:value-type="string" calcext:value-type="string">
            <text:p>1:1,890</text:p>
          </table:table-cell>
          <table:table-cell office:value-type="string" calcext:value-type="string">
            <text:p>IsFemale</text:p>
          </table:table-cell>
          <table:table-cell table:formula="of:=IF([.F349]=&quot;&quot;;&quot;IsMale&quot;; [.F349])" office:value-type="string" office:string-value="IsFemale" calcext:value-type="string">
            <text:p>IsFemale</text:p>
          </table:table-cell>
          <table:table-cell/>
          <table:table-cell table:formula="of:=[.C349]" office:value-type="string" office:string-value="Bibigul" calcext:value-type="string">
            <text:p>Bibigul</text:p>
          </table:table-cell>
          <table:table-cell table:formula="of:=[.G34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man" xlink:type="simple">Ayman</text:a></text:p>
          </table:table-cell>
          <table:table-cell office:value-type="float" office:value="9198" calcext:value-type="float">
            <text:p>9198</text:p>
          </table:table-cell>
          <table:table-cell office:value-type="string" calcext:value-type="string">
            <text:p>1:1,929</text:p>
          </table:table-cell>
          <table:table-cell office:value-type="string" calcext:value-type="string">
            <text:p>IsFemale</text:p>
          </table:table-cell>
          <table:table-cell table:formula="of:=IF([.F350]=&quot;&quot;;&quot;IsMale&quot;; [.F350])" office:value-type="string" office:string-value="IsFemale" calcext:value-type="string">
            <text:p>IsFemale</text:p>
          </table:table-cell>
          <table:table-cell/>
          <table:table-cell table:formula="of:=[.C350]" office:value-type="string" office:string-value="Ayman" calcext:value-type="string">
            <text:p>Ayman</text:p>
          </table:table-cell>
          <table:table-cell table:formula="of:=[.G35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ras" xlink:type="simple">Zharas</text:a></text:p>
          </table:table-cell>
          <table:table-cell office:value-type="float" office:value="9177" calcext:value-type="float">
            <text:p>9177</text:p>
          </table:table-cell>
          <table:table-cell office:value-type="string" calcext:value-type="string">
            <text:p>1:1,934</text:p>
          </table:table-cell>
          <table:table-cell/>
          <table:table-cell table:formula="of:=IF([.F351]=&quot;&quot;;&quot;IsMale&quot;; [.F351])" office:value-type="string" office:string-value="IsMale" calcext:value-type="string">
            <text:p>IsMale</text:p>
          </table:table-cell>
          <table:table-cell/>
          <table:table-cell table:formula="of:=[.C351]" office:value-type="string" office:string-value="Zharas" calcext:value-type="string">
            <text:p>Zharas</text:p>
          </table:table-cell>
          <table:table-cell table:formula="of:=[.G35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bit" xlink:type="simple">Gabit</text:a></text:p>
          </table:table-cell>
          <table:table-cell office:value-type="float" office:value="9167" calcext:value-type="float">
            <text:p>9167</text:p>
          </table:table-cell>
          <table:table-cell office:value-type="string" calcext:value-type="string">
            <text:p>1:1,936</text:p>
          </table:table-cell>
          <table:table-cell/>
          <table:table-cell table:formula="of:=IF([.F352]=&quot;&quot;;&quot;IsMale&quot;; [.F352])" office:value-type="string" office:string-value="IsMale" calcext:value-type="string">
            <text:p>IsMale</text:p>
          </table:table-cell>
          <table:table-cell/>
          <table:table-cell table:formula="of:=[.C352]" office:value-type="string" office:string-value="Gabit" calcext:value-type="string">
            <text:p>Gabit</text:p>
          </table:table-cell>
          <table:table-cell table:formula="of:=[.G35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ira" xlink:type="simple">Mira</text:a></text:p>
          </table:table-cell>
          <table:table-cell office:value-type="float" office:value="9056" calcext:value-type="float">
            <text:p>9056</text:p>
          </table:table-cell>
          <table:table-cell office:value-type="string" calcext:value-type="string">
            <text:p>1:1,960</text:p>
          </table:table-cell>
          <table:table-cell office:value-type="string" calcext:value-type="string">
            <text:p>IsFemale</text:p>
          </table:table-cell>
          <table:table-cell table:formula="of:=IF([.F353]=&quot;&quot;;&quot;IsMale&quot;; [.F353])" office:value-type="string" office:string-value="IsFemale" calcext:value-type="string">
            <text:p>IsFemale</text:p>
          </table:table-cell>
          <table:table-cell/>
          <table:table-cell table:formula="of:=[.C353]" office:value-type="string" office:string-value="Mira" calcext:value-type="string">
            <text:p>Mira</text:p>
          </table:table-cell>
          <table:table-cell table:formula="of:=[.G35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andyk" xlink:type="simple">Kuandyk</text:a></text:p>
          </table:table-cell>
          <table:table-cell office:value-type="float" office:value="9044" calcext:value-type="float">
            <text:p>9044</text:p>
          </table:table-cell>
          <table:table-cell office:value-type="string" calcext:value-type="string">
            <text:p>1:1,962</text:p>
          </table:table-cell>
          <table:table-cell/>
          <table:table-cell table:formula="of:=IF([.F354]=&quot;&quot;;&quot;IsMale&quot;; [.F354])" office:value-type="string" office:string-value="IsMale" calcext:value-type="string">
            <text:p>IsMale</text:p>
          </table:table-cell>
          <table:table-cell/>
          <table:table-cell table:formula="of:=[.C354]" office:value-type="string" office:string-value="Kuandyk" calcext:value-type="string">
            <text:p>Kuandyk</text:p>
          </table:table-cell>
          <table:table-cell table:formula="of:=[.G3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zhenis" xlink:type="simple">Zhenis</text:a></text:p>
          </table:table-cell>
          <table:table-cell office:value-type="float" office:value="9029" calcext:value-type="float">
            <text:p>9029</text:p>
          </table:table-cell>
          <table:table-cell office:value-type="string" calcext:value-type="string">
            <text:p>1:1,966</text:p>
          </table:table-cell>
          <table:table-cell/>
          <table:table-cell table:formula="of:=IF([.F355]=&quot;&quot;;&quot;IsMale&quot;; [.F355])" office:value-type="string" office:string-value="IsMale" calcext:value-type="string">
            <text:p>IsMale</text:p>
          </table:table-cell>
          <table:table-cell/>
          <table:table-cell table:formula="of:=[.C355]" office:value-type="string" office:string-value="Zhenis" calcext:value-type="string">
            <text:p>Zhenis</text:p>
          </table:table-cell>
          <table:table-cell table:formula="of:=[.G3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yra" xlink:type="simple">Mayra</text:a></text:p>
          </table:table-cell>
          <table:table-cell office:value-type="float" office:value="9017" calcext:value-type="float">
            <text:p>9017</text:p>
          </table:table-cell>
          <table:table-cell office:value-type="string" calcext:value-type="string">
            <text:p>1:1,968</text:p>
          </table:table-cell>
          <table:table-cell office:value-type="string" calcext:value-type="string">
            <text:p>IsFemale</text:p>
          </table:table-cell>
          <table:table-cell table:formula="of:=IF([.F356]=&quot;&quot;;&quot;IsMale&quot;; [.F356])" office:value-type="string" office:string-value="IsFemale" calcext:value-type="string">
            <text:p>IsFemale</text:p>
          </table:table-cell>
          <table:table-cell/>
          <table:table-cell table:formula="of:=[.C356]" office:value-type="string" office:string-value="Mayra" calcext:value-type="string">
            <text:p>Mayra</text:p>
          </table:table-cell>
          <table:table-cell table:formula="of:=[.G35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kymbat" xlink:type="simple">Kymbat</text:a>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:1,972</text:p>
          </table:table-cell>
          <table:table-cell office:value-type="string" calcext:value-type="string">
            <text:p>IsFemale</text:p>
          </table:table-cell>
          <table:table-cell table:formula="of:=IF([.F357]=&quot;&quot;;&quot;IsMale&quot;; [.F357])" office:value-type="string" office:string-value="IsFemale" calcext:value-type="string">
            <text:p>IsFemale</text:p>
          </table:table-cell>
          <table:table-cell/>
          <table:table-cell table:formula="of:=[.C357]" office:value-type="string" office:string-value="Kymbat" calcext:value-type="string">
            <text:p>Kymbat</text:p>
          </table:table-cell>
          <table:table-cell table:formula="of:=[.G35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eyla" xlink:type="simple">Leyla</text:a></text:p>
          </table:table-cell>
          <table:table-cell office:value-type="float" office:value="8927" calcext:value-type="float">
            <text:p>8927</text:p>
          </table:table-cell>
          <table:table-cell office:value-type="string" calcext:value-type="string">
            <text:p>1:1,988</text:p>
          </table:table-cell>
          <table:table-cell office:value-type="string" calcext:value-type="string">
            <text:p>IsFemale</text:p>
          </table:table-cell>
          <table:table-cell table:formula="of:=IF([.F358]=&quot;&quot;;&quot;IsMale&quot;; [.F358])" office:value-type="string" office:string-value="IsFemale" calcext:value-type="string">
            <text:p>IsFemale</text:p>
          </table:table-cell>
          <table:table-cell/>
          <table:table-cell table:formula="of:=[.C358]" office:value-type="string" office:string-value="Leyla" calcext:value-type="string">
            <text:p>Leyla</text:p>
          </table:table-cell>
          <table:table-cell table:formula="of:=[.G35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rsen" xlink:type="simple">Arsen</text:a></text:p>
          </table:table-cell>
          <table:table-cell office:value-type="float" office:value="8854" calcext:value-type="float">
            <text:p>8854</text:p>
          </table:table-cell>
          <table:table-cell office:value-type="string" calcext:value-type="string">
            <text:p>1:2,004</text:p>
          </table:table-cell>
          <table:table-cell/>
          <table:table-cell table:formula="of:=IF([.F359]=&quot;&quot;;&quot;IsMale&quot;; [.F359])" office:value-type="string" office:string-value="IsMale" calcext:value-type="string">
            <text:p>IsMale</text:p>
          </table:table-cell>
          <table:table-cell/>
          <table:table-cell table:formula="of:=[.C359]" office:value-type="string" office:string-value="Arsen" calcext:value-type="string">
            <text:p>Arsen</text:p>
          </table:table-cell>
          <table:table-cell table:formula="of:=[.G3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bit" xlink:type="simple">Sabit</text:a></text:p>
          </table:table-cell>
          <table:table-cell office:value-type="float" office:value="8840" calcext:value-type="float">
            <text:p>8840</text:p>
          </table:table-cell>
          <table:table-cell office:value-type="string" calcext:value-type="string">
            <text:p>1:2,008</text:p>
          </table:table-cell>
          <table:table-cell/>
          <table:table-cell table:formula="of:=IF([.F360]=&quot;&quot;;&quot;IsMale&quot;; [.F360])" office:value-type="string" office:string-value="IsMale" calcext:value-type="string">
            <text:p>IsMale</text:p>
          </table:table-cell>
          <table:table-cell/>
          <table:table-cell table:formula="of:=[.C360]" office:value-type="string" office:string-value="Sabit" calcext:value-type="string">
            <text:p>Sabit</text:p>
          </table:table-cell>
          <table:table-cell table:formula="of:=[.G36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iliya" xlink:type="simple">Liliya</text:a></text:p>
          </table:table-cell>
          <table:table-cell office:value-type="float" office:value="8831" calcext:value-type="float">
            <text:p>8831</text:p>
          </table:table-cell>
          <table:table-cell office:value-type="string" calcext:value-type="string">
            <text:p>1:2,010</text:p>
          </table:table-cell>
          <table:table-cell office:value-type="string" calcext:value-type="string">
            <text:p>IsFemale</text:p>
          </table:table-cell>
          <table:table-cell table:formula="of:=IF([.F361]=&quot;&quot;;&quot;IsMale&quot;; [.F361])" office:value-type="string" office:string-value="IsFemale" calcext:value-type="string">
            <text:p>IsFemale</text:p>
          </table:table-cell>
          <table:table-cell/>
          <table:table-cell table:formula="of:=[.C361]" office:value-type="string" office:string-value="Liliya" calcext:value-type="string">
            <text:p>Liliya</text:p>
          </table:table-cell>
          <table:table-cell table:formula="of:=[.G36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rida" xlink:type="simple">Farida</text:a>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1:2,017</text:p>
          </table:table-cell>
          <table:table-cell office:value-type="string" calcext:value-type="string">
            <text:p>IsFemale</text:p>
          </table:table-cell>
          <table:table-cell table:formula="of:=IF([.F362]=&quot;&quot;;&quot;IsMale&quot;; [.F362])" office:value-type="string" office:string-value="IsFemale" calcext:value-type="string">
            <text:p>IsFemale</text:p>
          </table:table-cell>
          <table:table-cell/>
          <table:table-cell table:formula="of:=[.C362]" office:value-type="string" office:string-value="Farida" calcext:value-type="string">
            <text:p>Farida</text:p>
          </table:table-cell>
          <table:table-cell table:formula="of:=[.G36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irzhan" xlink:type="simple">Birzhan</text:a></text:p>
          </table:table-cell>
          <table:table-cell office:value-type="float" office:value="8780" calcext:value-type="float">
            <text:p>8780</text:p>
          </table:table-cell>
          <table:table-cell office:value-type="string" calcext:value-type="string">
            <text:p>1:2,021</text:p>
          </table:table-cell>
          <table:table-cell/>
          <table:table-cell table:formula="of:=IF([.F363]=&quot;&quot;;&quot;IsMale&quot;; [.F363])" office:value-type="string" office:string-value="IsMale" calcext:value-type="string">
            <text:p>IsMale</text:p>
          </table:table-cell>
          <table:table-cell/>
          <table:table-cell table:formula="of:=[.C363]" office:value-type="string" office:string-value="Birzhan" calcext:value-type="string">
            <text:p>Birzhan</text:p>
          </table:table-cell>
          <table:table-cell table:formula="of:=[.G36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otagoz" xlink:type="simple">Botagoz</text:a></text:p>
          </table:table-cell>
          <table:table-cell office:value-type="float" office:value="8754" calcext:value-type="float">
            <text:p>8754</text:p>
          </table:table-cell>
          <table:table-cell office:value-type="string" calcext:value-type="string">
            <text:p>1:2,027</text:p>
          </table:table-cell>
          <table:table-cell office:value-type="string" calcext:value-type="string">
            <text:p>IsFemale</text:p>
          </table:table-cell>
          <table:table-cell table:formula="of:=IF([.F364]=&quot;&quot;;&quot;IsMale&quot;; [.F364])" office:value-type="string" office:string-value="IsFemale" calcext:value-type="string">
            <text:p>IsFemale</text:p>
          </table:table-cell>
          <table:table-cell/>
          <table:table-cell table:formula="of:=[.C364]" office:value-type="string" office:string-value="Botagoz" calcext:value-type="string">
            <text:p>Botagoz</text:p>
          </table:table-cell>
          <table:table-cell table:formula="of:=[.G3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at" xlink:type="simple">Kuat</text:a></text:p>
          </table:table-cell>
          <table:table-cell office:value-type="float" office:value="8719" calcext:value-type="float">
            <text:p>8719</text:p>
          </table:table-cell>
          <table:table-cell office:value-type="string" calcext:value-type="string">
            <text:p>1:2,035</text:p>
          </table:table-cell>
          <table:table-cell/>
          <table:table-cell table:formula="of:=IF([.F365]=&quot;&quot;;&quot;IsMale&quot;; [.F365])" office:value-type="string" office:string-value="IsMale" calcext:value-type="string">
            <text:p>IsMale</text:p>
          </table:table-cell>
          <table:table-cell/>
          <table:table-cell table:formula="of:=[.C365]" office:value-type="string" office:string-value="Kuat" calcext:value-type="string">
            <text:p>Kuat</text:p>
          </table:table-cell>
          <table:table-cell table:formula="of:=[.G3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niya" xlink:type="simple">Saniya</text:a>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1:2,038</text:p>
          </table:table-cell>
          <table:table-cell office:value-type="string" calcext:value-type="string">
            <text:p>IsFemale</text:p>
          </table:table-cell>
          <table:table-cell table:formula="of:=IF([.F366]=&quot;&quot;;&quot;IsMale&quot;; [.F366])" office:value-type="string" office:string-value="IsFemale" calcext:value-type="string">
            <text:p>IsFemale</text:p>
          </table:table-cell>
          <table:table-cell/>
          <table:table-cell table:formula="of:=[.C366]" office:value-type="string" office:string-value="Saniya" calcext:value-type="string">
            <text:p>Saniya</text:p>
          </table:table-cell>
          <table:table-cell table:formula="of:=[.G36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enat" xlink:type="simple">Renat</text:a></text:p>
          </table:table-cell>
          <table:table-cell office:value-type="float" office:value="8689" calcext:value-type="float">
            <text:p>8689</text:p>
          </table:table-cell>
          <table:table-cell office:value-type="string" calcext:value-type="string">
            <text:p>1:2,042</text:p>
          </table:table-cell>
          <table:table-cell/>
          <table:table-cell table:formula="of:=IF([.F367]=&quot;&quot;;&quot;IsMale&quot;; [.F367])" office:value-type="string" office:string-value="IsMale" calcext:value-type="string">
            <text:p>IsMale</text:p>
          </table:table-cell>
          <table:table-cell/>
          <table:table-cell table:formula="of:=[.C367]" office:value-type="string" office:string-value="Renat" calcext:value-type="string">
            <text:p>Renat</text:p>
          </table:table-cell>
          <table:table-cell table:formula="of:=[.G36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nerke" xlink:type="simple">Zhanerke</text:a></text:p>
          </table:table-cell>
          <table:table-cell office:value-type="float" office:value="8630" calcext:value-type="float">
            <text:p>8630</text:p>
          </table:table-cell>
          <table:table-cell office:value-type="string" calcext:value-type="string">
            <text:p>1:2,056</text:p>
          </table:table-cell>
          <table:table-cell office:value-type="string" calcext:value-type="string">
            <text:p>IsFemale</text:p>
          </table:table-cell>
          <table:table-cell table:formula="of:=IF([.F368]=&quot;&quot;;&quot;IsMale&quot;; [.F368])" office:value-type="string" office:string-value="IsFemale" calcext:value-type="string">
            <text:p>IsFemale</text:p>
          </table:table-cell>
          <table:table-cell/>
          <table:table-cell table:formula="of:=[.C368]" office:value-type="string" office:string-value="Zhanerke" calcext:value-type="string">
            <text:p>Zhanerke</text:p>
          </table:table-cell>
          <table:table-cell table:formula="of:=[.G3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magul" xlink:type="simple">Almagul</text:a></text:p>
          </table:table-cell>
          <table:table-cell office:value-type="float" office:value="8567" calcext:value-type="float">
            <text:p>8567</text:p>
          </table:table-cell>
          <table:table-cell office:value-type="string" calcext:value-type="string">
            <text:p>1:2,072</text:p>
          </table:table-cell>
          <table:table-cell office:value-type="string" calcext:value-type="string">
            <text:p>IsFemale</text:p>
          </table:table-cell>
          <table:table-cell table:formula="of:=IF([.F369]=&quot;&quot;;&quot;IsMale&quot;; [.F369])" office:value-type="string" office:string-value="IsFemale" calcext:value-type="string">
            <text:p>IsFemale</text:p>
          </table:table-cell>
          <table:table-cell/>
          <table:table-cell table:formula="of:=[.C369]" office:value-type="string" office:string-value="Almagul" calcext:value-type="string">
            <text:p>Almagul</text:p>
          </table:table-cell>
          <table:table-cell table:formula="of:=[.G36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mira" xlink:type="simple">Almira</text:a></text:p>
          </table:table-cell>
          <table:table-cell office:value-type="float" office:value="8547" calcext:value-type="float">
            <text:p>8547</text:p>
          </table:table-cell>
          <table:table-cell office:value-type="string" calcext:value-type="string">
            <text:p>1:2,076</text:p>
          </table:table-cell>
          <table:table-cell office:value-type="string" calcext:value-type="string">
            <text:p>IsFemale</text:p>
          </table:table-cell>
          <table:table-cell table:formula="of:=IF([.F370]=&quot;&quot;;&quot;IsMale&quot;; [.F370])" office:value-type="string" office:string-value="IsFemale" calcext:value-type="string">
            <text:p>IsFemale</text:p>
          </table:table-cell>
          <table:table-cell/>
          <table:table-cell table:formula="of:=[.C370]" office:value-type="string" office:string-value="Almira" calcext:value-type="string">
            <text:p>Almira</text:p>
          </table:table-cell>
          <table:table-cell table:formula="of:=[.G37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zhamal" xlink:type="simple">Nurzhamal</text:a></text:p>
          </table:table-cell>
          <table:table-cell office:value-type="float" office:value="8523" calcext:value-type="float">
            <text:p>8523</text:p>
          </table:table-cell>
          <table:table-cell office:value-type="string" calcext:value-type="string">
            <text:p>1:2,082</text:p>
          </table:table-cell>
          <table:table-cell office:value-type="string" calcext:value-type="string">
            <text:p>IsFemale</text:p>
          </table:table-cell>
          <table:table-cell table:formula="of:=IF([.F371]=&quot;&quot;;&quot;IsMale&quot;; [.F371])" office:value-type="string" office:string-value="IsFemale" calcext:value-type="string">
            <text:p>IsFemale</text:p>
          </table:table-cell>
          <table:table-cell/>
          <table:table-cell table:formula="of:=[.C371]" office:value-type="string" office:string-value="Nurzhamal" calcext:value-type="string">
            <text:p>Nurzhamal</text:p>
          </table:table-cell>
          <table:table-cell table:formula="of:=[.G3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mil" xlink:type="simple">Ramil</text:a></text:p>
          </table:table-cell>
          <table:table-cell office:value-type="float" office:value="8509" calcext:value-type="float">
            <text:p>8509</text:p>
          </table:table-cell>
          <table:table-cell office:value-type="string" calcext:value-type="string">
            <text:p>1:2,086</text:p>
          </table:table-cell>
          <table:table-cell/>
          <table:table-cell table:formula="of:=IF([.F372]=&quot;&quot;;&quot;IsMale&quot;; [.F372])" office:value-type="string" office:string-value="IsMale" calcext:value-type="string">
            <text:p>IsMale</text:p>
          </table:table-cell>
          <table:table-cell/>
          <table:table-cell table:formula="of:=[.C372]" office:value-type="string" office:string-value="Ramil" calcext:value-type="string">
            <text:p>Ramil</text:p>
          </table:table-cell>
          <table:table-cell table:formula="of:=[.G3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rina" xlink:type="simple">Arina</text:a></text:p>
          </table:table-cell>
          <table:table-cell office:value-type="float" office:value="8398" calcext:value-type="float">
            <text:p>8398</text:p>
          </table:table-cell>
          <table:table-cell office:value-type="string" calcext:value-type="string">
            <text:p>1:2,113</text:p>
          </table:table-cell>
          <table:table-cell office:value-type="string" calcext:value-type="string">
            <text:p>IsFemale</text:p>
          </table:table-cell>
          <table:table-cell table:formula="of:=IF([.F373]=&quot;&quot;;&quot;IsMale&quot;; [.F373])" office:value-type="string" office:string-value="IsFemale" calcext:value-type="string">
            <text:p>IsFemale</text:p>
          </table:table-cell>
          <table:table-cell/>
          <table:table-cell table:formula="of:=[.C373]" office:value-type="string" office:string-value="Arina" calcext:value-type="string">
            <text:p>Arina</text:p>
          </table:table-cell>
          <table:table-cell table:formula="of:=[.G37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kbolat" xlink:type="simple">Bekbolat</text:a></text:p>
          </table:table-cell>
          <table:table-cell office:value-type="float" office:value="8384" calcext:value-type="float">
            <text:p>8384</text:p>
          </table:table-cell>
          <table:table-cell office:value-type="string" calcext:value-type="string">
            <text:p>1:2,117</text:p>
          </table:table-cell>
          <table:table-cell/>
          <table:table-cell table:formula="of:=IF([.F374]=&quot;&quot;;&quot;IsMale&quot;; [.F374])" office:value-type="string" office:string-value="IsMale" calcext:value-type="string">
            <text:p>IsMale</text:p>
          </table:table-cell>
          <table:table-cell/>
          <table:table-cell table:formula="of:=[.C374]" office:value-type="string" office:string-value="Bekbolat" calcext:value-type="string">
            <text:p>Bekbolat</text:p>
          </table:table-cell>
          <table:table-cell table:formula="of:=[.G37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mangeldy" xlink:type="simple">Amangeldy</text:a></text:p>
          </table:table-cell>
          <table:table-cell office:value-type="float" office:value="8368" calcext:value-type="float">
            <text:p>8368</text:p>
          </table:table-cell>
          <table:table-cell office:value-type="string" calcext:value-type="string">
            <text:p>1:2,121</text:p>
          </table:table-cell>
          <table:table-cell/>
          <table:table-cell table:formula="of:=IF([.F375]=&quot;&quot;;&quot;IsMale&quot;; [.F375])" office:value-type="string" office:string-value="IsMale" calcext:value-type="string">
            <text:p>IsMale</text:p>
          </table:table-cell>
          <table:table-cell/>
          <table:table-cell table:formula="of:=[.C375]" office:value-type="string" office:string-value="Amangeldy" calcext:value-type="string">
            <text:p>Amangeldy</text:p>
          </table:table-cell>
          <table:table-cell table:formula="of:=[.G3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ksultan" xlink:type="simple">Beksultan</text:a></text:p>
          </table:table-cell>
          <table:table-cell office:value-type="float" office:value="8283" calcext:value-type="float">
            <text:p>8283</text:p>
          </table:table-cell>
          <table:table-cell office:value-type="string" calcext:value-type="string">
            <text:p>1:2,143</text:p>
          </table:table-cell>
          <table:table-cell/>
          <table:table-cell table:formula="of:=IF([.F376]=&quot;&quot;;&quot;IsMale&quot;; [.F376])" office:value-type="string" office:string-value="IsMale" calcext:value-type="string">
            <text:p>IsMale</text:p>
          </table:table-cell>
          <table:table-cell/>
          <table:table-cell table:formula="of:=[.C376]" office:value-type="string" office:string-value="Beksultan" calcext:value-type="string">
            <text:p>Beksultan</text:p>
          </table:table-cell>
          <table:table-cell table:formula="of:=[.G3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an" xlink:type="simple">Asan</text:a></text:p>
          </table:table-cell>
          <table:table-cell office:value-type="float" office:value="8251" calcext:value-type="float">
            <text:p>8251</text:p>
          </table:table-cell>
          <table:table-cell office:value-type="string" calcext:value-type="string">
            <text:p>1:2,151</text:p>
          </table:table-cell>
          <table:table-cell/>
          <table:table-cell table:formula="of:=IF([.F377]=&quot;&quot;;&quot;IsMale&quot;; [.F377])" office:value-type="string" office:string-value="IsMale" calcext:value-type="string">
            <text:p>IsMale</text:p>
          </table:table-cell>
          <table:table-cell/>
          <table:table-cell table:formula="of:=[.C377]" office:value-type="string" office:string-value="Asan" calcext:value-type="string">
            <text:p>Asan</text:p>
          </table:table-cell>
          <table:table-cell table:formula="of:=[.G37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ilana" xlink:type="simple">Milana</text:a></text:p>
          </table:table-cell>
          <table:table-cell office:value-type="float" office:value="8227" calcext:value-type="float">
            <text:p>8227</text:p>
          </table:table-cell>
          <table:table-cell office:value-type="string" calcext:value-type="string">
            <text:p>1:2,157</text:p>
          </table:table-cell>
          <table:table-cell office:value-type="string" calcext:value-type="string">
            <text:p>IsFemale</text:p>
          </table:table-cell>
          <table:table-cell table:formula="of:=IF([.F378]=&quot;&quot;;&quot;IsMale&quot;; [.F378])" office:value-type="string" office:string-value="IsFemale" calcext:value-type="string">
            <text:p>IsFemale</text:p>
          </table:table-cell>
          <table:table-cell/>
          <table:table-cell table:formula="of:=[.C378]" office:value-type="string" office:string-value="Milana" calcext:value-type="string">
            <text:p>Milana</text:p>
          </table:table-cell>
          <table:table-cell table:formula="of:=[.G37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imash" xlink:type="simple">Dimash</text:a>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1:2,180</text:p>
          </table:table-cell>
          <table:table-cell/>
          <table:table-cell table:formula="of:=IF([.F379]=&quot;&quot;;&quot;IsMale&quot;; [.F379])" office:value-type="string" office:string-value="IsMale" calcext:value-type="string">
            <text:p>IsMale</text:p>
          </table:table-cell>
          <table:table-cell/>
          <table:table-cell table:formula="of:=[.C379]" office:value-type="string" office:string-value="Dimash" calcext:value-type="string">
            <text:p>Dimash</text:p>
          </table:table-cell>
          <table:table-cell table:formula="of:=[.G3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<text:a xlink:href="https://forebears.io/forenames/bakyt" xlink:type="simple">Bakyt</text:a></text:p>
          </table:table-cell>
          <table:table-cell office:value-type="float" office:value="8138" calcext:value-type="float">
            <text:p>8138</text:p>
          </table:table-cell>
          <table:table-cell office:value-type="string" calcext:value-type="string">
            <text:p>1:2,181</text:p>
          </table:table-cell>
          <table:table-cell office:value-type="string" calcext:value-type="string">
            <text:p>IsNB</text:p>
          </table:table-cell>
          <table:table-cell table:formula="of:=IF([.F380]=&quot;&quot;;&quot;IsMale&quot;; [.F380])" office:value-type="string" office:string-value="IsNB" calcext:value-type="string">
            <text:p>IsNB</text:p>
          </table:table-cell>
          <table:table-cell/>
          <table:table-cell table:formula="of:=[.C380]" office:value-type="string" office:string-value="Bakyt" calcext:value-type="string">
            <text:p>Bakyt</text:p>
          </table:table-cell>
          <table:table-cell table:formula="of:=[.G38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tonina" xlink:type="simple">Antonina</text:a>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1:2,183</text:p>
          </table:table-cell>
          <table:table-cell office:value-type="string" calcext:value-type="string">
            <text:p>IsFemale</text:p>
          </table:table-cell>
          <table:table-cell table:formula="of:=IF([.F381]=&quot;&quot;;&quot;IsMale&quot;; [.F381])" office:value-type="string" office:string-value="IsFemale" calcext:value-type="string">
            <text:p>IsFemale</text:p>
          </table:table-cell>
          <table:table-cell/>
          <table:table-cell table:formula="of:=[.C381]" office:value-type="string" office:string-value="Antonina" calcext:value-type="string">
            <text:p>Antonina</text:p>
          </table:table-cell>
          <table:table-cell table:formula="of:=[.G381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382]=&quot;&quot;;&quot;IsMale&quot;; [.F382])" office:value-type="string" office:string-value="IsMale" calcext:value-type="string">
            <text:p>IsMale</text:p>
          </table:table-cell>
          <table:table-cell/>
          <table:table-cell table:formula="of:=[.C382]" office:value-type="float" office:value="0" calcext:value-type="float">
            <text:p>0</text:p>
          </table:table-cell>
          <table:table-cell table:formula="of:=[.G3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<text:a xlink:href="https://forebears.io/forenames/rakhat" xlink:type="simple">Rakhat</text:a></text:p>
          </table:table-cell>
          <table:table-cell office:value-type="float" office:value="8084" calcext:value-type="float">
            <text:p>8084</text:p>
          </table:table-cell>
          <table:table-cell office:value-type="string" calcext:value-type="string">
            <text:p>1:2,195</text:p>
          </table:table-cell>
          <table:table-cell/>
          <table:table-cell table:formula="of:=IF([.F383]=&quot;&quot;;&quot;IsMale&quot;; [.F383])" office:value-type="string" office:string-value="IsMale" calcext:value-type="string">
            <text:p>IsMale</text:p>
          </table:table-cell>
          <table:table-cell/>
          <table:table-cell table:formula="of:=[.C383]" office:value-type="string" office:string-value="Rakhat" calcext:value-type="string">
            <text:p>Rakhat</text:p>
          </table:table-cell>
          <table:table-cell table:formula="of:=[.G3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kzhol" xlink:type="simple">Akzhol</text:a>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1:2,206</text:p>
          </table:table-cell>
          <table:table-cell/>
          <table:table-cell table:formula="of:=IF([.F384]=&quot;&quot;;&quot;IsMale&quot;; [.F384])" office:value-type="string" office:string-value="IsMale" calcext:value-type="string">
            <text:p>IsMale</text:p>
          </table:table-cell>
          <table:table-cell/>
          <table:table-cell table:formula="of:=[.C384]" office:value-type="string" office:string-value="Akzhol" calcext:value-type="string">
            <text:p>Akzhol</text:p>
          </table:table-cell>
          <table:table-cell table:formula="of:=[.G3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ilyara" xlink:type="simple">Dilyara</text:a></text:p>
          </table:table-cell>
          <table:table-cell office:value-type="float" office:value="8034" calcext:value-type="float">
            <text:p>8034</text:p>
          </table:table-cell>
          <table:table-cell office:value-type="string" calcext:value-type="string">
            <text:p>1:2,209</text:p>
          </table:table-cell>
          <table:table-cell office:value-type="string" calcext:value-type="string">
            <text:p>IsFemale</text:p>
          </table:table-cell>
          <table:table-cell table:formula="of:=IF([.F385]=&quot;&quot;;&quot;IsMale&quot;; [.F385])" office:value-type="string" office:string-value="IsFemale" calcext:value-type="string">
            <text:p>IsFemale</text:p>
          </table:table-cell>
          <table:table-cell/>
          <table:table-cell table:formula="of:=[.C385]" office:value-type="string" office:string-value="Dilyara" calcext:value-type="string">
            <text:p>Dilyara</text:p>
          </table:table-cell>
          <table:table-cell table:formula="of:=[.G38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milla" xlink:type="simple">Kamilla</text:a>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1:2,209</text:p>
          </table:table-cell>
          <table:table-cell office:value-type="string" calcext:value-type="string">
            <text:p>IsFemale</text:p>
          </table:table-cell>
          <table:table-cell table:formula="of:=IF([.F386]=&quot;&quot;;&quot;IsMale&quot;; [.F386])" office:value-type="string" office:string-value="IsFemale" calcext:value-type="string">
            <text:p>IsFemale</text:p>
          </table:table-cell>
          <table:table-cell/>
          <table:table-cell table:formula="of:=[.C386]" office:value-type="string" office:string-value="Kamilla" calcext:value-type="string">
            <text:p>Kamilla</text:p>
          </table:table-cell>
          <table:table-cell table:formula="of:=[.G3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<text:a xlink:href="https://forebears.io/forenames/bakhyt" xlink:type="simple">Bakhyt</text:a></text:p>
          </table:table-cell>
          <table:table-cell office:value-type="float" office:value="8017" calcext:value-type="float">
            <text:p>8017</text:p>
          </table:table-cell>
          <table:table-cell office:value-type="string" calcext:value-type="string">
            <text:p>1:2,214</text:p>
          </table:table-cell>
          <table:table-cell office:value-type="string" calcext:value-type="string">
            <text:p>IsNB</text:p>
          </table:table-cell>
          <table:table-cell table:formula="of:=IF([.F387]=&quot;&quot;;&quot;IsMale&quot;; [.F387])" office:value-type="string" office:string-value="IsNB" calcext:value-type="string">
            <text:p>IsNB</text:p>
          </table:table-cell>
          <table:table-cell/>
          <table:table-cell table:formula="of:=[.C387]" office:value-type="string" office:string-value="Bakhyt" calcext:value-type="string">
            <text:p>Bakhyt</text:p>
          </table:table-cell>
          <table:table-cell table:formula="of:=[.G38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yazhan" xlink:type="simple">Ayazhan</text:a>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1:2,214</text:p>
          </table:table-cell>
          <table:table-cell office:value-type="string" calcext:value-type="string">
            <text:p>IsFemale</text:p>
          </table:table-cell>
          <table:table-cell table:formula="of:=IF([.F388]=&quot;&quot;;&quot;IsMale&quot;; [.F388])" office:value-type="string" office:string-value="IsFemale" calcext:value-type="string">
            <text:p>IsFemale</text:p>
          </table:table-cell>
          <table:table-cell/>
          <table:table-cell table:formula="of:=[.C388]" office:value-type="string" office:string-value="Ayazhan" calcext:value-type="string">
            <text:p>Ayazhan</text:p>
          </table:table-cell>
          <table:table-cell table:formula="of:=[.G38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zhan" xlink:type="simple">Aizhan</text:a></text:p>
          </table:table-cell>
          <table:table-cell office:value-type="float" office:value="8009" calcext:value-type="float">
            <text:p>8009</text:p>
          </table:table-cell>
          <table:table-cell office:value-type="string" calcext:value-type="string">
            <text:p>1:2,216</text:p>
          </table:table-cell>
          <table:table-cell office:value-type="string" calcext:value-type="string">
            <text:p>IsFemale</text:p>
          </table:table-cell>
          <table:table-cell table:formula="of:=IF([.F389]=&quot;&quot;;&quot;IsMale&quot;; [.F389])" office:value-type="string" office:string-value="IsFemale" calcext:value-type="string">
            <text:p>IsFemale</text:p>
          </table:table-cell>
          <table:table-cell/>
          <table:table-cell table:formula="of:=[.C389]" office:value-type="string" office:string-value="Aizhan" calcext:value-type="string">
            <text:p>Aizhan</text:p>
          </table:table-cell>
          <table:table-cell table:formula="of:=[.G389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390]=&quot;&quot;;&quot;IsMale&quot;; [.F390])" office:value-type="string" office:string-value="IsMale" calcext:value-type="string">
            <text:p>IsMale</text:p>
          </table:table-cell>
          <table:table-cell/>
          <table:table-cell table:formula="of:=[.C390]" office:value-type="float" office:value="0" calcext:value-type="float">
            <text:p>0</text:p>
          </table:table-cell>
          <table:table-cell table:formula="of:=[.G3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omart" xlink:type="simple">Zhomart</text:a></text:p>
          </table:table-cell>
          <table:table-cell office:value-type="float" office:value="7861" calcext:value-type="float">
            <text:p>7861</text:p>
          </table:table-cell>
          <table:table-cell office:value-type="string" calcext:value-type="string">
            <text:p>1:2,258</text:p>
          </table:table-cell>
          <table:table-cell/>
          <table:table-cell table:formula="of:=IF([.F391]=&quot;&quot;;&quot;IsMale&quot;; [.F391])" office:value-type="string" office:string-value="IsMale" calcext:value-type="string">
            <text:p>IsMale</text:p>
          </table:table-cell>
          <table:table-cell/>
          <table:table-cell table:formula="of:=[.C391]" office:value-type="string" office:string-value="Zhomart" calcext:value-type="string">
            <text:p>Zhomart</text:p>
          </table:table-cell>
          <table:table-cell table:formula="of:=[.G39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inaida" xlink:type="simple">Zinaida</text:a></text:p>
          </table:table-cell>
          <table:table-cell office:value-type="float" office:value="7848" calcext:value-type="float">
            <text:p>7848</text:p>
          </table:table-cell>
          <table:table-cell office:value-type="string" calcext:value-type="string">
            <text:p>1:2,261</text:p>
          </table:table-cell>
          <table:table-cell office:value-type="string" calcext:value-type="string">
            <text:p>IsFemale</text:p>
          </table:table-cell>
          <table:table-cell table:formula="of:=IF([.F392]=&quot;&quot;;&quot;IsMale&quot;; [.F392])" office:value-type="string" office:string-value="IsFemale" calcext:value-type="string">
            <text:p>IsFemale</text:p>
          </table:table-cell>
          <table:table-cell/>
          <table:table-cell table:formula="of:=[.C392]" office:value-type="string" office:string-value="Zinaida" calcext:value-type="string">
            <text:p>Zinaida</text:p>
          </table:table-cell>
          <table:table-cell table:formula="of:=[.G39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shat" xlink:type="simple">Gulshat</text:a></text:p>
          </table:table-cell>
          <table:table-cell office:value-type="float" office:value="7829" calcext:value-type="float">
            <text:p>7829</text:p>
          </table:table-cell>
          <table:table-cell office:value-type="string" calcext:value-type="string">
            <text:p>1:2,267</text:p>
          </table:table-cell>
          <table:table-cell office:value-type="string" calcext:value-type="string">
            <text:p>IsFemale</text:p>
          </table:table-cell>
          <table:table-cell table:formula="of:=IF([.F393]=&quot;&quot;;&quot;IsMale&quot;; [.F393])" office:value-type="string" office:string-value="IsFemale" calcext:value-type="string">
            <text:p>IsFemale</text:p>
          </table:table-cell>
          <table:table-cell/>
          <table:table-cell table:formula="of:=[.C393]" office:value-type="string" office:string-value="Gulshat" calcext:value-type="string">
            <text:p>Gulshat</text:p>
          </table:table-cell>
          <table:table-cell table:formula="of:=[.G39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marcal" xlink:type="simple">Marcal</text:a></text:p>
          </table:table-cell>
          <table:table-cell office:value-type="float" office:value="7750" calcext:value-type="float">
            <text:p>7750</text:p>
          </table:table-cell>
          <table:table-cell office:value-type="string" calcext:value-type="string">
            <text:p>1:2,290</text:p>
          </table:table-cell>
          <table:table-cell office:value-type="string" calcext:value-type="string">
            <text:p>IsFemale</text:p>
          </table:table-cell>
          <table:table-cell table:formula="of:=IF([.F394]=&quot;&quot;;&quot;IsMale&quot;; [.F394])" office:value-type="string" office:string-value="IsFemale" calcext:value-type="string">
            <text:p>IsFemale</text:p>
          </table:table-cell>
          <table:table-cell/>
          <table:table-cell table:formula="of:=[.C394]" office:value-type="string" office:string-value="Marcal" calcext:value-type="string">
            <text:p>Marcal</text:p>
          </table:table-cell>
          <table:table-cell table:formula="of:=[.G39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iya" xlink:type="simple">Asiya</text:a></text:p>
          </table:table-cell>
          <table:table-cell office:value-type="float" office:value="7731" calcext:value-type="float">
            <text:p>7731</text:p>
          </table:table-cell>
          <table:table-cell office:value-type="string" calcext:value-type="string">
            <text:p>1:2,296</text:p>
          </table:table-cell>
          <table:table-cell office:value-type="string" calcext:value-type="string">
            <text:p>IsFemale</text:p>
          </table:table-cell>
          <table:table-cell table:formula="of:=IF([.F395]=&quot;&quot;;&quot;IsMale&quot;; [.F395])" office:value-type="string" office:string-value="IsFemale" calcext:value-type="string">
            <text:p>IsFemale</text:p>
          </table:table-cell>
          <table:table-cell/>
          <table:table-cell table:formula="of:=[.C395]" office:value-type="string" office:string-value="Asiya" calcext:value-type="string">
            <text:p>Asiya</text:p>
          </table:table-cell>
          <table:table-cell table:formula="of:=[.G39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lzhan" xlink:type="simple">Ulzhan</text:a>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1:2,311</text:p>
          </table:table-cell>
          <table:table-cell office:value-type="string" calcext:value-type="string">
            <text:p>IsFemale</text:p>
          </table:table-cell>
          <table:table-cell table:formula="of:=IF([.F396]=&quot;&quot;;&quot;IsMale&quot;; [.F396])" office:value-type="string" office:string-value="IsFemale" calcext:value-type="string">
            <text:p>IsFemale</text:p>
          </table:table-cell>
          <table:table-cell/>
          <table:table-cell table:formula="of:=[.C396]" office:value-type="string" office:string-value="Ulzhan" calcext:value-type="string">
            <text:p>Ulzhan</text:p>
          </table:table-cell>
          <table:table-cell table:formula="of:=[.G39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ibek" xlink:type="simple">Zhibek</text:a></text:p>
          </table:table-cell>
          <table:table-cell office:value-type="float" office:value="7646" calcext:value-type="float">
            <text:p>7646</text:p>
          </table:table-cell>
          <table:table-cell office:value-type="string" calcext:value-type="string">
            <text:p>1:2,321</text:p>
          </table:table-cell>
          <table:table-cell office:value-type="string" calcext:value-type="string">
            <text:p>IsFemale</text:p>
          </table:table-cell>
          <table:table-cell table:formula="of:=IF([.F397]=&quot;&quot;;&quot;IsMale&quot;; [.F397])" office:value-type="string" office:string-value="IsFemale" calcext:value-type="string">
            <text:p>IsFemale</text:p>
          </table:table-cell>
          <table:table-cell/>
          <table:table-cell table:formula="of:=[.C397]" office:value-type="string" office:string-value="Zhibek" calcext:value-type="string">
            <text:p>Zhibek</text:p>
          </table:table-cell>
          <table:table-cell table:formula="of:=[.G39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ylkhan" xlink:type="simple">Asylkhan</text:a></text:p>
          </table:table-cell>
          <table:table-cell office:value-type="float" office:value="7636" calcext:value-type="float">
            <text:p>7636</text:p>
          </table:table-cell>
          <table:table-cell office:value-type="string" calcext:value-type="string">
            <text:p>1:2,324</text:p>
          </table:table-cell>
          <table:table-cell/>
          <table:table-cell table:formula="of:=IF([.F398]=&quot;&quot;;&quot;IsMale&quot;; [.F398])" office:value-type="string" office:string-value="IsMale" calcext:value-type="string">
            <text:p>IsMale</text:p>
          </table:table-cell>
          <table:table-cell/>
          <table:table-cell table:formula="of:=[.C398]" office:value-type="string" office:string-value="Asylkhan" calcext:value-type="string">
            <text:p>Asylkhan</text:p>
          </table:table-cell>
          <table:table-cell table:formula="of:=[.G39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lik" xlink:type="simple">Malik</text:a></text:p>
          </table:table-cell>
          <table:table-cell office:value-type="float" office:value="7583" calcext:value-type="float">
            <text:p>7583</text:p>
          </table:table-cell>
          <table:table-cell office:value-type="string" calcext:value-type="string">
            <text:p>1:2,340</text:p>
          </table:table-cell>
          <table:table-cell/>
          <table:table-cell table:formula="of:=IF([.F399]=&quot;&quot;;&quot;IsMale&quot;; [.F399])" office:value-type="string" office:string-value="IsMale" calcext:value-type="string">
            <text:p>IsMale</text:p>
          </table:table-cell>
          <table:table-cell/>
          <table:table-cell table:formula="of:=[.C399]" office:value-type="string" office:string-value="Malik" calcext:value-type="string">
            <text:p>Malik</text:p>
          </table:table-cell>
          <table:table-cell table:formula="of:=[.G39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dil" xlink:type="simple">Edil</text:a></text:p>
          </table:table-cell>
          <table:table-cell office:value-type="float" office:value="7581" calcext:value-type="float">
            <text:p>7581</text:p>
          </table:table-cell>
          <table:table-cell office:value-type="string" calcext:value-type="string">
            <text:p>1:2,341</text:p>
          </table:table-cell>
          <table:table-cell/>
          <table:table-cell table:formula="of:=IF([.F400]=&quot;&quot;;&quot;IsMale&quot;; [.F400])" office:value-type="string" office:string-value="IsMale" calcext:value-type="string">
            <text:p>IsMale</text:p>
          </table:table-cell>
          <table:table-cell/>
          <table:table-cell table:formula="of:=[.C400]" office:value-type="string" office:string-value="Edil" calcext:value-type="string">
            <text:p>Edil</text:p>
          </table:table-cell>
          <table:table-cell table:formula="of:=[.G40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mshat" xlink:type="simple">Kamshat</text:a></text:p>
          </table:table-cell>
          <table:table-cell office:value-type="float" office:value="7538" calcext:value-type="float">
            <text:p>7538</text:p>
          </table:table-cell>
          <table:table-cell office:value-type="string" calcext:value-type="string">
            <text:p>1:2,354</text:p>
          </table:table-cell>
          <table:table-cell office:value-type="string" calcext:value-type="string">
            <text:p>IsFemale</text:p>
          </table:table-cell>
          <table:table-cell table:formula="of:=IF([.F401]=&quot;&quot;;&quot;IsMale&quot;; [.F401])" office:value-type="string" office:string-value="IsFemale" calcext:value-type="string">
            <text:p>IsFemale</text:p>
          </table:table-cell>
          <table:table-cell/>
          <table:table-cell table:formula="of:=[.C401]" office:value-type="string" office:string-value="Kamshat" calcext:value-type="string">
            <text:p>Kamshat</text:p>
          </table:table-cell>
          <table:table-cell table:formula="of:=[.G40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ma" xlink:type="simple">Alma</text:a></text:p>
          </table:table-cell>
          <table:table-cell office:value-type="float" office:value="7485" calcext:value-type="float">
            <text:p>7485</text:p>
          </table:table-cell>
          <table:table-cell office:value-type="string" calcext:value-type="string">
            <text:p>1:2,371</text:p>
          </table:table-cell>
          <table:table-cell office:value-type="string" calcext:value-type="string">
            <text:p>IsFemale</text:p>
          </table:table-cell>
          <table:table-cell table:formula="of:=IF([.F402]=&quot;&quot;;&quot;IsMale&quot;; [.F402])" office:value-type="string" office:string-value="IsFemale" calcext:value-type="string">
            <text:p>IsFemale</text:p>
          </table:table-cell>
          <table:table-cell/>
          <table:table-cell table:formula="of:=[.C402]" office:value-type="string" office:string-value="Alma" calcext:value-type="string">
            <text:p>Alma</text:p>
          </table:table-cell>
          <table:table-cell table:formula="of:=[.G40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aknur" xlink:type="simple">Aknur</text:a></text:p>
          </table:table-cell>
          <table:table-cell office:value-type="float" office:value="7478" calcext:value-type="float">
            <text:p>7478</text:p>
          </table:table-cell>
          <table:table-cell office:value-type="string" calcext:value-type="string">
            <text:p>1:2,373</text:p>
          </table:table-cell>
          <table:table-cell office:value-type="string" calcext:value-type="string">
            <text:p>IsFemale</text:p>
          </table:table-cell>
          <table:table-cell table:formula="of:=IF([.F403]=&quot;&quot;;&quot;IsMale&quot;; [.F403])" office:value-type="string" office:string-value="IsFemale" calcext:value-type="string">
            <text:p>IsFemale</text:p>
          </table:table-cell>
          <table:table-cell/>
          <table:table-cell table:formula="of:=[.C403]" office:value-type="string" office:string-value="Aknur" calcext:value-type="string">
            <text:p>Aknur</text:p>
          </table:table-cell>
          <table:table-cell table:formula="of:=[.G40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emgul" xlink:type="simple">Asemgul</text:a></text:p>
          </table:table-cell>
          <table:table-cell office:value-type="float" office:value="7431" calcext:value-type="float">
            <text:p>7431</text:p>
          </table:table-cell>
          <table:table-cell office:value-type="string" calcext:value-type="string">
            <text:p>1:2,388</text:p>
          </table:table-cell>
          <table:table-cell office:value-type="string" calcext:value-type="string">
            <text:p>IsFemale</text:p>
          </table:table-cell>
          <table:table-cell table:formula="of:=IF([.F404]=&quot;&quot;;&quot;IsMale&quot;; [.F404])" office:value-type="string" office:string-value="IsFemale" calcext:value-type="string">
            <text:p>IsFemale</text:p>
          </table:table-cell>
          <table:table-cell/>
          <table:table-cell table:formula="of:=[.C404]" office:value-type="string" office:string-value="Asemgul" calcext:value-type="string">
            <text:p>Asemgul</text:p>
          </table:table-cell>
          <table:table-cell table:formula="of:=[.G40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ra" xlink:type="simple">Sara</text:a></text:p>
          </table:table-cell>
          <table:table-cell office:value-type="float" office:value="7270" calcext:value-type="float">
            <text:p>7270</text:p>
          </table:table-cell>
          <table:table-cell office:value-type="string" calcext:value-type="string">
            <text:p>1:2,441</text:p>
          </table:table-cell>
          <table:table-cell office:value-type="string" calcext:value-type="string">
            <text:p>IsFemale</text:p>
          </table:table-cell>
          <table:table-cell table:formula="of:=IF([.F405]=&quot;&quot;;&quot;IsMale&quot;; [.F405])" office:value-type="string" office:string-value="IsFemale" calcext:value-type="string">
            <text:p>IsFemale</text:p>
          </table:table-cell>
          <table:table-cell/>
          <table:table-cell table:formula="of:=[.C405]" office:value-type="string" office:string-value="Sara" calcext:value-type="string">
            <text:p>Sara</text:p>
          </table:table-cell>
          <table:table-cell table:formula="of:=[.G405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406]=&quot;&quot;;&quot;IsMale&quot;; [.F406])" office:value-type="string" office:string-value="IsMale" calcext:value-type="string">
            <text:p>IsMale</text:p>
          </table:table-cell>
          <table:table-cell/>
          <table:table-cell table:formula="of:=[.C406]" office:value-type="float" office:value="0" calcext:value-type="float">
            <text:p>0</text:p>
          </table:table-cell>
          <table:table-cell table:formula="of:=[.G40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nagul" xlink:type="simple">Aynagul</text:a>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1:2,485</text:p>
          </table:table-cell>
          <table:table-cell office:value-type="string" calcext:value-type="string">
            <text:p>IsFemale</text:p>
          </table:table-cell>
          <table:table-cell table:formula="of:=IF([.F407]=&quot;&quot;;&quot;IsMale&quot;; [.F407])" office:value-type="string" office:string-value="IsFemale" calcext:value-type="string">
            <text:p>IsFemale</text:p>
          </table:table-cell>
          <table:table-cell/>
          <table:table-cell table:formula="of:=[.C407]" office:value-type="string" office:string-value="Aynagul" calcext:value-type="string">
            <text:p>Aynagul</text:p>
          </table:table-cell>
          <table:table-cell table:formula="of:=[.G40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ym" xlink:type="simple">Ayym</text:a>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1:2,486</text:p>
          </table:table-cell>
          <table:table-cell office:value-type="string" calcext:value-type="string">
            <text:p>IsFemale</text:p>
          </table:table-cell>
          <table:table-cell table:formula="of:=IF([.F408]=&quot;&quot;;&quot;IsMale&quot;; [.F408])" office:value-type="string" office:string-value="IsFemale" calcext:value-type="string">
            <text:p>IsFemale</text:p>
          </table:table-cell>
          <table:table-cell/>
          <table:table-cell table:formula="of:=[.C408]" office:value-type="string" office:string-value="Ayym" calcext:value-type="string">
            <text:p>Ayym</text:p>
          </table:table-cell>
          <table:table-cell table:formula="of:=[.G40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tansholpan" xlink:type="simple">Tansholpan</text:a></text:p>
          </table:table-cell>
          <table:table-cell office:value-type="float" office:value="7074" calcext:value-type="float">
            <text:p>7074</text:p>
          </table:table-cell>
          <table:table-cell office:value-type="string" calcext:value-type="string">
            <text:p>1:2,509</text:p>
          </table:table-cell>
          <table:table-cell office:value-type="string" calcext:value-type="string">
            <text:p>IsFemale</text:p>
          </table:table-cell>
          <table:table-cell table:formula="of:=IF([.F409]=&quot;&quot;;&quot;IsMale&quot;; [.F409])" office:value-type="string" office:string-value="IsFemale" calcext:value-type="string">
            <text:p>IsFemale</text:p>
          </table:table-cell>
          <table:table-cell/>
          <table:table-cell table:formula="of:=[.C409]" office:value-type="string" office:string-value="Tansholpan" calcext:value-type="string">
            <text:p>Tansholpan</text:p>
          </table:table-cell>
          <table:table-cell table:formula="of:=[.G40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ani" xlink:type="simple">Gani</text:a></text:p>
          </table:table-cell>
          <table:table-cell office:value-type="float" office:value="7059" calcext:value-type="float">
            <text:p>7059</text:p>
          </table:table-cell>
          <table:table-cell office:value-type="string" calcext:value-type="string">
            <text:p>1:2,514</text:p>
          </table:table-cell>
          <table:table-cell/>
          <table:table-cell table:formula="of:=IF([.F410]=&quot;&quot;;&quot;IsMale&quot;; [.F410])" office:value-type="string" office:string-value="IsMale" calcext:value-type="string">
            <text:p>IsMale</text:p>
          </table:table-cell>
          <table:table-cell/>
          <table:table-cell table:formula="of:=[.C410]" office:value-type="string" office:string-value="Gani" calcext:value-type="string">
            <text:p>Gani</text:p>
          </table:table-cell>
          <table:table-cell table:formula="of:=[.G4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<text:a xlink:href="https://forebears.io/forenames/merey" xlink:type="simple">Merey</text:a>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1:2,518</text:p>
          </table:table-cell>
          <table:table-cell office:value-type="string" calcext:value-type="string">
            <text:p>IsNB</text:p>
          </table:table-cell>
          <table:table-cell table:formula="of:=IF([.F411]=&quot;&quot;;&quot;IsMale&quot;; [.F411])" office:value-type="string" office:string-value="IsNB" calcext:value-type="string">
            <text:p>IsNB</text:p>
          </table:table-cell>
          <table:table-cell/>
          <table:table-cell table:formula="of:=[.C411]" office:value-type="string" office:string-value="Merey" calcext:value-type="string">
            <text:p>Merey</text:p>
          </table:table-cell>
          <table:table-cell table:formula="of:=[.G41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alery" xlink:type="simple">Valery</text:a></text:p>
          </table:table-cell>
          <table:table-cell office:value-type="float" office:value="7008" calcext:value-type="float">
            <text:p>7008</text:p>
          </table:table-cell>
          <table:table-cell office:value-type="string" calcext:value-type="string">
            <text:p>1:2,532</text:p>
          </table:table-cell>
          <table:table-cell/>
          <table:table-cell table:formula="of:=IF([.F412]=&quot;&quot;;&quot;IsMale&quot;; [.F412])" office:value-type="string" office:string-value="IsMale" calcext:value-type="string">
            <text:p>IsMale</text:p>
          </table:table-cell>
          <table:table-cell/>
          <table:table-cell table:formula="of:=[.C412]" office:value-type="string" office:string-value="Valery" calcext:value-type="string">
            <text:p>Valery</text:p>
          </table:table-cell>
          <table:table-cell table:formula="of:=[.G4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nur" xlink:type="simple">Ainur</text:a></text:p>
          </table:table-cell>
          <table:table-cell office:value-type="float" office:value="6951" calcext:value-type="float">
            <text:p>6951</text:p>
          </table:table-cell>
          <table:table-cell office:value-type="string" calcext:value-type="string">
            <text:p>1:2,553</text:p>
          </table:table-cell>
          <table:table-cell office:value-type="string" calcext:value-type="string">
            <text:p>IsFemale</text:p>
          </table:table-cell>
          <table:table-cell table:formula="of:=IF([.F413]=&quot;&quot;;&quot;IsMale&quot;; [.F413])" office:value-type="string" office:string-value="IsFemale" calcext:value-type="string">
            <text:p>IsFemale</text:p>
          </table:table-cell>
          <table:table-cell/>
          <table:table-cell table:formula="of:=[.C413]" office:value-type="string" office:string-value="Ainur" calcext:value-type="string">
            <text:p>Ainur</text:p>
          </table:table-cell>
          <table:table-cell table:formula="of:=[.G41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ashid" xlink:type="simple">Rashid</text:a></text:p>
          </table:table-cell>
          <table:table-cell office:value-type="float" office:value="6877" calcext:value-type="float">
            <text:p>6877</text:p>
          </table:table-cell>
          <table:table-cell office:value-type="string" calcext:value-type="string">
            <text:p>1:2,581</text:p>
          </table:table-cell>
          <table:table-cell/>
          <table:table-cell table:formula="of:=IF([.F414]=&quot;&quot;;&quot;IsMale&quot;; [.F414])" office:value-type="string" office:string-value="IsMale" calcext:value-type="string">
            <text:p>IsMale</text:p>
          </table:table-cell>
          <table:table-cell/>
          <table:table-cell table:formula="of:=[.C414]" office:value-type="string" office:string-value="Rashid" calcext:value-type="string">
            <text:p>Rashid</text:p>
          </table:table-cell>
          <table:table-cell table:formula="of:=[.G4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zhar" xlink:type="simple">Azhar</text:a></text:p>
          </table:table-cell>
          <table:table-cell office:value-type="float" office:value="6874" calcext:value-type="float">
            <text:p>6874</text:p>
          </table:table-cell>
          <table:table-cell office:value-type="string" calcext:value-type="string">
            <text:p>1:2,582</text:p>
          </table:table-cell>
          <table:table-cell office:value-type="string" calcext:value-type="string">
            <text:p>IsFemale</text:p>
          </table:table-cell>
          <table:table-cell table:formula="of:=IF([.F415]=&quot;&quot;;&quot;IsMale&quot;; [.F415])" office:value-type="string" office:string-value="IsFemale" calcext:value-type="string">
            <text:p>IsFemale</text:p>
          </table:table-cell>
          <table:table-cell/>
          <table:table-cell table:formula="of:=[.C415]" office:value-type="string" office:string-value="Azhar" calcext:value-type="string">
            <text:p>Azhar</text:p>
          </table:table-cell>
          <table:table-cell table:formula="of:=[.G415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416]=&quot;&quot;;&quot;IsMale&quot;; [.F416])" office:value-type="string" office:string-value="IsMale" calcext:value-type="string">
            <text:p>IsMale</text:p>
          </table:table-cell>
          <table:table-cell/>
          <table:table-cell table:formula="of:=[.C416]" office:value-type="float" office:value="0" calcext:value-type="float">
            <text:p>0</text:p>
          </table:table-cell>
          <table:table-cell table:formula="of:=[.G41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imma" xlink:type="simple">Rimma</text:a></text:p>
          </table:table-cell>
          <table:table-cell office:value-type="float" office:value="6788" calcext:value-type="float">
            <text:p>6788</text:p>
          </table:table-cell>
          <table:table-cell office:value-type="string" calcext:value-type="string">
            <text:p>1:2,614</text:p>
          </table:table-cell>
          <table:table-cell office:value-type="string" calcext:value-type="string">
            <text:p>IsFemale</text:p>
          </table:table-cell>
          <table:table-cell table:formula="of:=IF([.F417]=&quot;&quot;;&quot;IsMale&quot;; [.F417])" office:value-type="string" office:string-value="IsFemale" calcext:value-type="string">
            <text:p>IsFemale</text:p>
          </table:table-cell>
          <table:table-cell/>
          <table:table-cell table:formula="of:=[.C417]" office:value-type="string" office:string-value="Rimma" calcext:value-type="string">
            <text:p>Rimma</text:p>
          </table:table-cell>
          <table:table-cell table:formula="of:=[.G41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vil" xlink:type="simple">Ravil</text:a></text:p>
          </table:table-cell>
          <table:table-cell office:value-type="float" office:value="6777" calcext:value-type="float">
            <text:p>6777</text:p>
          </table:table-cell>
          <table:table-cell office:value-type="string" calcext:value-type="string">
            <text:p>1:2,619</text:p>
          </table:table-cell>
          <table:table-cell/>
          <table:table-cell table:formula="of:=IF([.F418]=&quot;&quot;;&quot;IsMale&quot;; [.F418])" office:value-type="string" office:string-value="IsMale" calcext:value-type="string">
            <text:p>IsMale</text:p>
          </table:table-cell>
          <table:table-cell/>
          <table:table-cell table:formula="of:=[.C418]" office:value-type="string" office:string-value="Ravil" calcext:value-type="string">
            <text:p>Ravil</text:p>
          </table:table-cell>
          <table:table-cell table:formula="of:=[.G418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419]=&quot;&quot;;&quot;IsMale&quot;; [.F419])" office:value-type="string" office:string-value="IsMale" calcext:value-type="string">
            <text:p>IsMale</text:p>
          </table:table-cell>
          <table:table-cell/>
          <table:table-cell table:formula="of:=[.C419]" office:value-type="float" office:value="0" calcext:value-type="float">
            <text:p>0</text:p>
          </table:table-cell>
          <table:table-cell table:formula="of:=[.G41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alentin" xlink:type="simple">Valentin</text:a></text:p>
          </table:table-cell>
          <table:table-cell office:value-type="float" office:value="6737" calcext:value-type="float">
            <text:p>6737</text:p>
          </table:table-cell>
          <table:table-cell office:value-type="string" calcext:value-type="string">
            <text:p>1:2,634</text:p>
          </table:table-cell>
          <table:table-cell/>
          <table:table-cell table:formula="of:=IF([.F420]=&quot;&quot;;&quot;IsMale&quot;; [.F420])" office:value-type="string" office:string-value="IsMale" calcext:value-type="string">
            <text:p>IsMale</text:p>
          </table:table-cell>
          <table:table-cell/>
          <table:table-cell table:formula="of:=[.C420]" office:value-type="string" office:string-value="Valentin" calcext:value-type="string">
            <text:p>Valentin</text:p>
          </table:table-cell>
          <table:table-cell table:formula="of:=[.G4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atyrbek" xlink:type="simple">Batyrbek</text:a></text:p>
          </table:table-cell>
          <table:table-cell office:value-type="float" office:value="6724" calcext:value-type="float">
            <text:p>6724</text:p>
          </table:table-cell>
          <table:table-cell office:value-type="string" calcext:value-type="string">
            <text:p>1:2,639</text:p>
          </table:table-cell>
          <table:table-cell/>
          <table:table-cell table:formula="of:=IF([.F421]=&quot;&quot;;&quot;IsMale&quot;; [.F421])" office:value-type="string" office:string-value="IsMale" calcext:value-type="string">
            <text:p>IsMale</text:p>
          </table:table-cell>
          <table:table-cell/>
          <table:table-cell table:formula="of:=[.C421]" office:value-type="string" office:string-value="Batyrbek" calcext:value-type="string">
            <text:p>Batyrbek</text:p>
          </table:table-cell>
          <table:table-cell table:formula="of:=[.G42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ida" xlink:type="simple">Saida</text:a></text:p>
          </table:table-cell>
          <table:table-cell office:value-type="float" office:value="6709" calcext:value-type="float">
            <text:p>6709</text:p>
          </table:table-cell>
          <table:table-cell office:value-type="string" calcext:value-type="string">
            <text:p>1:2,645</text:p>
          </table:table-cell>
          <table:table-cell office:value-type="string" calcext:value-type="string">
            <text:p>IsFemale</text:p>
          </table:table-cell>
          <table:table-cell table:formula="of:=IF([.F422]=&quot;&quot;;&quot;IsMale&quot;; [.F422])" office:value-type="string" office:string-value="IsFemale" calcext:value-type="string">
            <text:p>IsFemale</text:p>
          </table:table-cell>
          <table:table-cell/>
          <table:table-cell table:formula="of:=[.C422]" office:value-type="string" office:string-value="Saida" calcext:value-type="string">
            <text:p>Saida</text:p>
          </table:table-cell>
          <table:table-cell table:formula="of:=[.G42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len" xlink:type="simple">Marlen</text:a></text:p>
          </table:table-cell>
          <table:table-cell office:value-type="float" office:value="6674" calcext:value-type="float">
            <text:p>6674</text:p>
          </table:table-cell>
          <table:table-cell office:value-type="string" calcext:value-type="string">
            <text:p>1:2,659</text:p>
          </table:table-cell>
          <table:table-cell/>
          <table:table-cell table:formula="of:=IF([.F423]=&quot;&quot;;&quot;IsMale&quot;; [.F423])" office:value-type="string" office:string-value="IsMale" calcext:value-type="string">
            <text:p>IsMale</text:p>
          </table:table-cell>
          <table:table-cell/>
          <table:table-cell table:formula="of:=[.C423]" office:value-type="string" office:string-value="Marlen" calcext:value-type="string">
            <text:p>Marlen</text:p>
          </table:table-cell>
          <table:table-cell table:formula="of:=[.G4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aroslav" xlink:type="simple">Yaroslav</text:a>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1:2,665</text:p>
          </table:table-cell>
          <table:table-cell/>
          <table:table-cell table:formula="of:=IF([.F424]=&quot;&quot;;&quot;IsMale&quot;; [.F424])" office:value-type="string" office:string-value="IsMale" calcext:value-type="string">
            <text:p>IsMale</text:p>
          </table:table-cell>
          <table:table-cell/>
          <table:table-cell table:formula="of:=[.C424]" office:value-type="string" office:string-value="Yaroslav" calcext:value-type="string">
            <text:p>Yaroslav</text:p>
          </table:table-cell>
          <table:table-cell table:formula="of:=[.G42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im" xlink:type="simple">Gulim</text:a>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1:2,684</text:p>
          </table:table-cell>
          <table:table-cell office:value-type="string" calcext:value-type="string">
            <text:p>IsFemale</text:p>
          </table:table-cell>
          <table:table-cell table:formula="of:=IF([.F425]=&quot;&quot;;&quot;IsMale&quot;; [.F425])" office:value-type="string" office:string-value="IsFemale" calcext:value-type="string">
            <text:p>IsFemale</text:p>
          </table:table-cell>
          <table:table-cell/>
          <table:table-cell table:formula="of:=[.C425]" office:value-type="string" office:string-value="Gulim" calcext:value-type="string">
            <text:p>Gulim</text:p>
          </table:table-cell>
          <table:table-cell table:formula="of:=[.G42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<text:a xlink:href="https://forebears.io/forenames/zhan" xlink:type="simple">Zhan</text:a>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1:2,702</text:p>
          </table:table-cell>
          <table:table-cell office:value-type="string" calcext:value-type="string">
            <text:p>IsNB</text:p>
          </table:table-cell>
          <table:table-cell table:formula="of:=IF([.F426]=&quot;&quot;;&quot;IsMale&quot;; [.F426])" office:value-type="string" office:string-value="IsNB" calcext:value-type="string">
            <text:p>IsNB</text:p>
          </table:table-cell>
          <table:table-cell/>
          <table:table-cell table:formula="of:=[.C426]" office:value-type="string" office:string-value="Zhan" calcext:value-type="string">
            <text:p>Zhan</text:p>
          </table:table-cell>
          <table:table-cell table:formula="of:=[.G42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gul" xlink:type="simple">Aigul</text:a>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1:2,709</text:p>
          </table:table-cell>
          <table:table-cell office:value-type="string" calcext:value-type="string">
            <text:p>IsFemale</text:p>
          </table:table-cell>
          <table:table-cell table:formula="of:=IF([.F427]=&quot;&quot;;&quot;IsMale&quot;; [.F427])" office:value-type="string" office:string-value="IsFemale" calcext:value-type="string">
            <text:p>IsFemale</text:p>
          </table:table-cell>
          <table:table-cell/>
          <table:table-cell table:formula="of:=[.C427]" office:value-type="string" office:string-value="Aigul" calcext:value-type="string">
            <text:p>Aigul</text:p>
          </table:table-cell>
          <table:table-cell table:formula="of:=[.G42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egina" xlink:type="simple">Regina</text:a>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1:2,726</text:p>
          </table:table-cell>
          <table:table-cell office:value-type="string" calcext:value-type="string">
            <text:p>IsFemale</text:p>
          </table:table-cell>
          <table:table-cell table:formula="of:=IF([.F428]=&quot;&quot;;&quot;IsMale&quot;; [.F428])" office:value-type="string" office:string-value="IsFemale" calcext:value-type="string">
            <text:p>IsFemale</text:p>
          </table:table-cell>
          <table:table-cell/>
          <table:table-cell table:formula="of:=[.C428]" office:value-type="string" office:string-value="Regina" calcext:value-type="string">
            <text:p>Regina</text:p>
          </table:table-cell>
          <table:table-cell table:formula="of:=[.G42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aleria" xlink:type="simple">Valeria</text:a>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1:2,734</text:p>
          </table:table-cell>
          <table:table-cell office:value-type="string" calcext:value-type="string">
            <text:p>IsFemale</text:p>
          </table:table-cell>
          <table:table-cell table:formula="of:=IF([.F429]=&quot;&quot;;&quot;IsMale&quot;; [.F429])" office:value-type="string" office:string-value="IsFemale" calcext:value-type="string">
            <text:p>IsFemale</text:p>
          </table:table-cell>
          <table:table-cell/>
          <table:table-cell table:formula="of:=[.C429]" office:value-type="string" office:string-value="Valeria" calcext:value-type="string">
            <text:p>Valeria</text:p>
          </table:table-cell>
          <table:table-cell table:formula="of:=[.G42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ilnaz" xlink:type="simple">Dilnaz</text:a></text:p>
          </table:table-cell>
          <table:table-cell office:value-type="float" office:value="6484" calcext:value-type="float">
            <text:p>6484</text:p>
          </table:table-cell>
          <table:table-cell office:value-type="string" calcext:value-type="string">
            <text:p>1:2,737</text:p>
          </table:table-cell>
          <table:table-cell office:value-type="string" calcext:value-type="string">
            <text:p>IsFemale</text:p>
          </table:table-cell>
          <table:table-cell table:formula="of:=IF([.F430]=&quot;&quot;;&quot;IsMale&quot;; [.F430])" office:value-type="string" office:string-value="IsFemale" calcext:value-type="string">
            <text:p>IsFemale</text:p>
          </table:table-cell>
          <table:table-cell/>
          <table:table-cell table:formula="of:=[.C430]" office:value-type="string" office:string-value="Dilnaz" calcext:value-type="string">
            <text:p>Dilnaz</text:p>
          </table:table-cell>
          <table:table-cell table:formula="of:=[.G4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akhabbat" xlink:type="simple">Makhabbat</text:a>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1:2,765</text:p>
          </table:table-cell>
          <table:table-cell office:value-type="string" calcext:value-type="string">
            <text:p>IsFemale</text:p>
          </table:table-cell>
          <table:table-cell table:formula="of:=IF([.F431]=&quot;&quot;;&quot;IsMale&quot;; [.F431])" office:value-type="string" office:string-value="IsFemale" calcext:value-type="string">
            <text:p>IsFemale</text:p>
          </table:table-cell>
          <table:table-cell/>
          <table:table-cell table:formula="of:=[.C431]" office:value-type="string" office:string-value="Makhabbat" calcext:value-type="string">
            <text:p>Makhabbat</text:p>
          </table:table-cell>
          <table:table-cell table:formula="of:=[.G4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<text:a xlink:href="https://forebears.io/forenames/bakha" xlink:type="simple">Bakha</text:a></text:p>
          </table:table-cell>
          <table:table-cell office:value-type="float" office:value="6364" calcext:value-type="float">
            <text:p>6364</text:p>
          </table:table-cell>
          <table:table-cell office:value-type="string" calcext:value-type="string">
            <text:p>1:2,789</text:p>
          </table:table-cell>
          <table:table-cell/>
          <table:table-cell table:formula="of:=IF([.F432]=&quot;&quot;;&quot;IsMale&quot;; [.F432])" office:value-type="string" office:string-value="IsMale" calcext:value-type="string">
            <text:p>IsMale</text:p>
          </table:table-cell>
          <table:table-cell/>
          <table:table-cell table:formula="of:=[.C432]" office:value-type="string" office:string-value="Bakha" calcext:value-type="string">
            <text:p>Bakha</text:p>
          </table:table-cell>
          <table:table-cell table:formula="of:=[.G4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ibragim" xlink:type="simple">Ibragim</text:a>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1:2,789</text:p>
          </table:table-cell>
          <table:table-cell/>
          <table:table-cell table:formula="of:=IF([.F433]=&quot;&quot;;&quot;IsMale&quot;; [.F433])" office:value-type="string" office:string-value="IsMale" calcext:value-type="string">
            <text:p>IsMale</text:p>
          </table:table-cell>
          <table:table-cell/>
          <table:table-cell table:formula="of:=[.C433]" office:value-type="string" office:string-value="Ibragim" calcext:value-type="string">
            <text:p>Ibragim</text:p>
          </table:table-cell>
          <table:table-cell table:formula="of:=[.G43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gali" xlink:type="simple">Ergali</text:a>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1:2,811</text:p>
          </table:table-cell>
          <table:table-cell/>
          <table:table-cell table:formula="of:=IF([.F434]=&quot;&quot;;&quot;IsMale&quot;; [.F434])" office:value-type="string" office:string-value="IsMale" calcext:value-type="string">
            <text:p>IsMale</text:p>
          </table:table-cell>
          <table:table-cell/>
          <table:table-cell table:formula="of:=[.C434]" office:value-type="string" office:string-value="Ergali" calcext:value-type="string">
            <text:p>Ergali</text:p>
          </table:table-cell>
          <table:table-cell table:formula="of:=[.G4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eyrambek" xlink:type="simple">Meyrambek</text:a></text:p>
          </table:table-cell>
          <table:table-cell office:value-type="float" office:value="6261" calcext:value-type="float">
            <text:p>6261</text:p>
          </table:table-cell>
          <table:table-cell office:value-type="string" calcext:value-type="string">
            <text:p>1:2,835</text:p>
          </table:table-cell>
          <table:table-cell/>
          <table:table-cell table:formula="of:=IF([.F435]=&quot;&quot;;&quot;IsMale&quot;; [.F435])" office:value-type="string" office:string-value="IsMale" calcext:value-type="string">
            <text:p>IsMale</text:p>
          </table:table-cell>
          <table:table-cell/>
          <table:table-cell table:formula="of:=[.C435]" office:value-type="string" office:string-value="Meyrambek" calcext:value-type="string">
            <text:p>Meyrambek</text:p>
          </table:table-cell>
          <table:table-cell table:formula="of:=[.G4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maral" xlink:type="simple">Gulmaral</text:a></text:p>
          </table:table-cell>
          <table:table-cell office:value-type="float" office:value="6227" calcext:value-type="float">
            <text:p>6227</text:p>
          </table:table-cell>
          <table:table-cell office:value-type="string" calcext:value-type="string">
            <text:p>1:2,850</text:p>
          </table:table-cell>
          <table:table-cell office:value-type="string" calcext:value-type="string">
            <text:p>IsFemale</text:p>
          </table:table-cell>
          <table:table-cell table:formula="of:=IF([.F436]=&quot;&quot;;&quot;IsMale&quot;; [.F436])" office:value-type="string" office:string-value="IsFemale" calcext:value-type="string">
            <text:p>IsFemale</text:p>
          </table:table-cell>
          <table:table-cell/>
          <table:table-cell table:formula="of:=[.C436]" office:value-type="string" office:string-value="Gulmaral" calcext:value-type="string">
            <text:p>Gulmaral</text:p>
          </table:table-cell>
          <table:table-cell table:formula="of:=[.G43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aziz" xlink:type="simple">Gaziz</text:a>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1:2,863</text:p>
          </table:table-cell>
          <table:table-cell/>
          <table:table-cell table:formula="of:=IF([.F437]=&quot;&quot;;&quot;IsMale&quot;; [.F437])" office:value-type="string" office:string-value="IsMale" calcext:value-type="string">
            <text:p>IsMale</text:p>
          </table:table-cell>
          <table:table-cell/>
          <table:table-cell table:formula="of:=[.C437]" office:value-type="string" office:string-value="Gaziz" calcext:value-type="string">
            <text:p>Gaziz</text:p>
          </table:table-cell>
          <table:table-cell table:formula="of:=[.G4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ilia" xlink:type="simple">Lilia</text:a></text:p>
          </table:table-cell>
          <table:table-cell office:value-type="float" office:value="6178" calcext:value-type="float">
            <text:p>6178</text:p>
          </table:table-cell>
          <table:table-cell office:value-type="string" calcext:value-type="string">
            <text:p>1:2,873</text:p>
          </table:table-cell>
          <table:table-cell office:value-type="string" calcext:value-type="string">
            <text:p>IsFemale</text:p>
          </table:table-cell>
          <table:table-cell table:formula="of:=IF([.F438]=&quot;&quot;;&quot;IsMale&quot;; [.F438])" office:value-type="string" office:string-value="IsFemale" calcext:value-type="string">
            <text:p>IsFemale</text:p>
          </table:table-cell>
          <table:table-cell/>
          <table:table-cell table:formula="of:=[.C438]" office:value-type="string" office:string-value="Lilia" calcext:value-type="string">
            <text:p>Lilia</text:p>
          </table:table-cell>
          <table:table-cell table:formula="of:=[.G43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mika" xlink:type="simple">Mika</text:a>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1:2,896</text:p>
          </table:table-cell>
          <table:table-cell office:value-type="string" calcext:value-type="string">
            <text:p>IsFemale</text:p>
          </table:table-cell>
          <table:table-cell table:formula="of:=IF([.F439]=&quot;&quot;;&quot;IsMale&quot;; [.F439])" office:value-type="string" office:string-value="IsFemale" calcext:value-type="string">
            <text:p>IsFemale</text:p>
          </table:table-cell>
          <table:table-cell/>
          <table:table-cell table:formula="of:=[.C439]" office:value-type="string" office:string-value="Mika" calcext:value-type="string">
            <text:p>Mika</text:p>
          </table:table-cell>
          <table:table-cell table:formula="of:=[.G43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mira" xlink:type="simple">Damira</text:a>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1:2,898</text:p>
          </table:table-cell>
          <table:table-cell office:value-type="string" calcext:value-type="string">
            <text:p>IsFemale</text:p>
          </table:table-cell>
          <table:table-cell table:formula="of:=IF([.F440]=&quot;&quot;;&quot;IsMale&quot;; [.F440])" office:value-type="string" office:string-value="IsFemale" calcext:value-type="string">
            <text:p>IsFemale</text:p>
          </table:table-cell>
          <table:table-cell/>
          <table:table-cell table:formula="of:=[.C440]" office:value-type="string" office:string-value="Damira" calcext:value-type="string">
            <text:p>Damira</text:p>
          </table:table-cell>
          <table:table-cell table:formula="of:=[.G44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fatima" xlink:type="simple">Fatima</text:a>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1:2,921</text:p>
          </table:table-cell>
          <table:table-cell office:value-type="string" calcext:value-type="string">
            <text:p>IsFemale</text:p>
          </table:table-cell>
          <table:table-cell table:formula="of:=IF([.F441]=&quot;&quot;;&quot;IsMale&quot;; [.F441])" office:value-type="string" office:string-value="IsFemale" calcext:value-type="string">
            <text:p>IsFemale</text:p>
          </table:table-cell>
          <table:table-cell/>
          <table:table-cell table:formula="of:=[.C441]" office:value-type="string" office:string-value="Fatima" calcext:value-type="string">
            <text:p>Fatima</text:p>
          </table:table-cell>
          <table:table-cell table:formula="of:=[.G44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kazbek" xlink:type="simple">Kazbek</text:a>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1:2,941</text:p>
          </table:table-cell>
          <table:table-cell/>
          <table:table-cell table:formula="of:=IF([.F442]=&quot;&quot;;&quot;IsMale&quot;; [.F442])" office:value-type="string" office:string-value="IsMale" calcext:value-type="string">
            <text:p>IsMale</text:p>
          </table:table-cell>
          <table:table-cell/>
          <table:table-cell table:formula="of:=[.C442]" office:value-type="string" office:string-value="Kazbek" calcext:value-type="string">
            <text:p>Kazbek</text:p>
          </table:table-cell>
          <table:table-cell table:formula="of:=[.G44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manzhol" xlink:type="simple">Amanzhol</text:a></text:p>
          </table:table-cell>
          <table:table-cell office:value-type="float" office:value="5993" calcext:value-type="float">
            <text:p>5993</text:p>
          </table:table-cell>
          <table:table-cell office:value-type="string" calcext:value-type="string">
            <text:p>1:2,961</text:p>
          </table:table-cell>
          <table:table-cell/>
          <table:table-cell table:formula="of:=IF([.F443]=&quot;&quot;;&quot;IsMale&quot;; [.F443])" office:value-type="string" office:string-value="IsMale" calcext:value-type="string">
            <text:p>IsMale</text:p>
          </table:table-cell>
          <table:table-cell/>
          <table:table-cell table:formula="of:=[.C443]" office:value-type="string" office:string-value="Amanzhol" calcext:value-type="string">
            <text:p>Amanzhol</text:p>
          </table:table-cell>
          <table:table-cell table:formula="of:=[.G4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tas" xlink:type="simple">Nurtas</text:a></text:p>
          </table:table-cell>
          <table:table-cell office:value-type="float" office:value="5990" calcext:value-type="float">
            <text:p>5990</text:p>
          </table:table-cell>
          <table:table-cell office:value-type="string" calcext:value-type="string">
            <text:p>1:2,963</text:p>
          </table:table-cell>
          <table:table-cell/>
          <table:table-cell table:formula="of:=IF([.F444]=&quot;&quot;;&quot;IsMale&quot;; [.F444])" office:value-type="string" office:string-value="IsMale" calcext:value-type="string">
            <text:p>IsMale</text:p>
          </table:table-cell>
          <table:table-cell/>
          <table:table-cell table:formula="of:=[.C444]" office:value-type="string" office:string-value="Nurtas" calcext:value-type="string">
            <text:p>Nurtas</text:p>
          </table:table-cell>
          <table:table-cell table:formula="of:=[.G44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aure" xlink:type="simple">Zaure</text:a></text:p>
          </table:table-cell>
          <table:table-cell office:value-type="float" office:value="5975" calcext:value-type="float">
            <text:p>5975</text:p>
          </table:table-cell>
          <table:table-cell office:value-type="string" calcext:value-type="string">
            <text:p>1:2,970</text:p>
          </table:table-cell>
          <table:table-cell office:value-type="string" calcext:value-type="string">
            <text:p>IsFemale</text:p>
          </table:table-cell>
          <table:table-cell table:formula="of:=IF([.F445]=&quot;&quot;;&quot;IsMale&quot;; [.F445])" office:value-type="string" office:string-value="IsFemale" calcext:value-type="string">
            <text:p>IsFemale</text:p>
          </table:table-cell>
          <table:table-cell/>
          <table:table-cell table:formula="of:=[.C445]" office:value-type="string" office:string-value="Zaure" calcext:value-type="string">
            <text:p>Zaure</text:p>
          </table:table-cell>
          <table:table-cell table:formula="of:=[.G44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zhanel" xlink:type="simple">Zhanel</text:a>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1:2,973</text:p>
          </table:table-cell>
          <table:table-cell office:value-type="string" calcext:value-type="string">
            <text:p>IsFemale</text:p>
          </table:table-cell>
          <table:table-cell table:formula="of:=IF([.F446]=&quot;&quot;;&quot;IsMale&quot;; [.F446])" office:value-type="string" office:string-value="IsFemale" calcext:value-type="string">
            <text:p>IsFemale</text:p>
          </table:table-cell>
          <table:table-cell/>
          <table:table-cell table:formula="of:=[.C446]" office:value-type="string" office:string-value="Zhanel" calcext:value-type="string">
            <text:p>Zhanel</text:p>
          </table:table-cell>
          <table:table-cell table:formula="of:=[.G44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daulet" xlink:type="simple">Erdaulet</text:a>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1:3,021</text:p>
          </table:table-cell>
          <table:table-cell/>
          <table:table-cell table:formula="of:=IF([.F447]=&quot;&quot;;&quot;IsMale&quot;; [.F447])" office:value-type="string" office:string-value="IsMale" calcext:value-type="string">
            <text:p>IsMale</text:p>
          </table:table-cell>
          <table:table-cell/>
          <table:table-cell table:formula="of:=[.C447]" office:value-type="string" office:string-value="Erdaulet" calcext:value-type="string">
            <text:p>Erdaulet</text:p>
          </table:table-cell>
          <table:table-cell table:formula="of:=[.G44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balnur" xlink:type="simple">Balnur</text:a></text:p>
          </table:table-cell>
          <table:table-cell office:value-type="float" office:value="5768" calcext:value-type="float">
            <text:p>5768</text:p>
          </table:table-cell>
          <table:table-cell office:value-type="string" calcext:value-type="string">
            <text:p>1:3,077</text:p>
          </table:table-cell>
          <table:table-cell office:value-type="string" calcext:value-type="string">
            <text:p>IsFemale</text:p>
          </table:table-cell>
          <table:table-cell table:formula="of:=IF([.F448]=&quot;&quot;;&quot;IsMale&quot;; [.F448])" office:value-type="string" office:string-value="IsFemale" calcext:value-type="string">
            <text:p>IsFemale</text:p>
          </table:table-cell>
          <table:table-cell/>
          <table:table-cell table:formula="of:=[.C448]" office:value-type="string" office:string-value="Balnur" calcext:value-type="string">
            <text:p>Balnur</text:p>
          </table:table-cell>
          <table:table-cell table:formula="of:=[.G44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lyana" xlink:type="simple">Ulyana</text:a></text:p>
          </table:table-cell>
          <table:table-cell office:value-type="float" office:value="5765" calcext:value-type="float">
            <text:p>5765</text:p>
          </table:table-cell>
          <table:table-cell office:value-type="string" calcext:value-type="string">
            <text:p>1:3,078</text:p>
          </table:table-cell>
          <table:table-cell office:value-type="string" calcext:value-type="string">
            <text:p>IsFemale</text:p>
          </table:table-cell>
          <table:table-cell table:formula="of:=IF([.F449]=&quot;&quot;;&quot;IsMale&quot;; [.F449])" office:value-type="string" office:string-value="IsFemale" calcext:value-type="string">
            <text:p>IsFemale</text:p>
          </table:table-cell>
          <table:table-cell/>
          <table:table-cell table:formula="of:=[.C449]" office:value-type="string" office:string-value="Ulyana" calcext:value-type="string">
            <text:p>Ulyana</text:p>
          </table:table-cell>
          <table:table-cell table:formula="of:=[.G44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ulzira" xlink:type="simple">Gulzira</text:a></text:p>
          </table:table-cell>
          <table:table-cell office:value-type="float" office:value="5692" calcext:value-type="float">
            <text:p>5692</text:p>
          </table:table-cell>
          <table:table-cell office:value-type="string" calcext:value-type="string">
            <text:p>1:3,118</text:p>
          </table:table-cell>
          <table:table-cell office:value-type="string" calcext:value-type="string">
            <text:p>IsFemale</text:p>
          </table:table-cell>
          <table:table-cell table:formula="of:=IF([.F450]=&quot;&quot;;&quot;IsMale&quot;; [.F450])" office:value-type="string" office:string-value="IsFemale" calcext:value-type="string">
            <text:p>IsFemale</text:p>
          </table:table-cell>
          <table:table-cell/>
          <table:table-cell table:formula="of:=[.C450]" office:value-type="string" office:string-value="Gulzira" calcext:value-type="string">
            <text:p>Gulzira</text:p>
          </table:table-cell>
          <table:table-cell table:formula="of:=[.G45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ioletta" xlink:type="simple">Violetta</text:a>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1:3,120</text:p>
          </table:table-cell>
          <table:table-cell office:value-type="string" calcext:value-type="string">
            <text:p>IsFemale</text:p>
          </table:table-cell>
          <table:table-cell table:formula="of:=IF([.F451]=&quot;&quot;;&quot;IsMale&quot;; [.F451])" office:value-type="string" office:string-value="IsFemale" calcext:value-type="string">
            <text:p>IsFemale</text:p>
          </table:table-cell>
          <table:table-cell/>
          <table:table-cell table:formula="of:=[.C451]" office:value-type="string" office:string-value="Violetta" calcext:value-type="string">
            <text:p>Violetta</text:p>
          </table:table-cell>
          <table:table-cell table:formula="of:=[.G45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ilzhan" xlink:type="simple">Adilzhan</text:a>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1:3,147</text:p>
          </table:table-cell>
          <table:table-cell/>
          <table:table-cell table:formula="of:=IF([.F452]=&quot;&quot;;&quot;IsMale&quot;; [.F452])" office:value-type="string" office:string-value="IsMale" calcext:value-type="string">
            <text:p>IsMale</text:p>
          </table:table-cell>
          <table:table-cell/>
          <table:table-cell table:formula="of:=[.C452]" office:value-type="string" office:string-value="Adilzhan" calcext:value-type="string">
            <text:p>Adilzhan</text:p>
          </table:table-cell>
          <table:table-cell table:formula="of:=[.G45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tolkyn" xlink:type="simple">Tolkyn</text:a></text:p>
          </table:table-cell>
          <table:table-cell office:value-type="float" office:value="5635" calcext:value-type="float">
            <text:p>5635</text:p>
          </table:table-cell>
          <table:table-cell office:value-type="string" calcext:value-type="string">
            <text:p>1:3,149</text:p>
          </table:table-cell>
          <table:table-cell office:value-type="string" calcext:value-type="string">
            <text:p>IsFemale</text:p>
          </table:table-cell>
          <table:table-cell table:formula="of:=IF([.F453]=&quot;&quot;;&quot;IsMale&quot;; [.F453])" office:value-type="string" office:string-value="IsFemale" calcext:value-type="string">
            <text:p>IsFemale</text:p>
          </table:table-cell>
          <table:table-cell/>
          <table:table-cell table:formula="of:=[.C453]" office:value-type="string" office:string-value="Tolkyn" calcext:value-type="string">
            <text:p>Tolkyn</text:p>
          </table:table-cell>
          <table:table-cell table:formula="of:=[.G45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ansur" xlink:type="simple">Mansur</text:a>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1:3,188</text:p>
          </table:table-cell>
          <table:table-cell/>
          <table:table-cell table:formula="of:=IF([.F454]=&quot;&quot;;&quot;IsMale&quot;; [.F454])" office:value-type="string" office:string-value="IsMale" calcext:value-type="string">
            <text:p>IsMale</text:p>
          </table:table-cell>
          <table:table-cell/>
          <table:table-cell table:formula="of:=[.C454]" office:value-type="string" office:string-value="Mansur" calcext:value-type="string">
            <text:p>Mansur</text:p>
          </table:table-cell>
          <table:table-cell table:formula="of:=[.G4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tomiris" xlink:type="simple">Tomiris</text:a>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1:3,193</text:p>
          </table:table-cell>
          <table:table-cell office:value-type="string" calcext:value-type="string">
            <text:p>IsFemale</text:p>
          </table:table-cell>
          <table:table-cell table:formula="of:=IF([.F455]=&quot;&quot;;&quot;IsMale&quot;; [.F455])" office:value-type="string" office:string-value="IsFemale" calcext:value-type="string">
            <text:p>IsFemale</text:p>
          </table:table-cell>
          <table:table-cell/>
          <table:table-cell table:formula="of:=[.C455]" office:value-type="string" office:string-value="Tomiris" calcext:value-type="string">
            <text:p>Tomiris</text:p>
          </table:table-cell>
          <table:table-cell table:formula="of:=[.G45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talia" xlink:type="simple">Natalia</text:a></text:p>
          </table:table-cell>
          <table:table-cell office:value-type="float" office:value="5536" calcext:value-type="float">
            <text:p>5536</text:p>
          </table:table-cell>
          <table:table-cell office:value-type="string" calcext:value-type="string">
            <text:p>1:3,206</text:p>
          </table:table-cell>
          <table:table-cell office:value-type="string" calcext:value-type="string">
            <text:p>IsFemale</text:p>
          </table:table-cell>
          <table:table-cell table:formula="of:=IF([.F456]=&quot;&quot;;&quot;IsMale&quot;; [.F456])" office:value-type="string" office:string-value="IsFemale" calcext:value-type="string">
            <text:p>IsFemale</text:p>
          </table:table-cell>
          <table:table-cell/>
          <table:table-cell table:formula="of:=[.C456]" office:value-type="string" office:string-value="Natalia" calcext:value-type="string">
            <text:p>Natalia</text:p>
          </table:table-cell>
          <table:table-cell table:formula="of:=[.G456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457]=&quot;&quot;;&quot;IsMale&quot;; [.F457])" office:value-type="string" office:string-value="IsMale" calcext:value-type="string">
            <text:p>IsMale</text:p>
          </table:table-cell>
          <table:table-cell/>
          <table:table-cell table:formula="of:=[.C457]" office:value-type="float" office:value="0" calcext:value-type="float">
            <text:p>0</text:p>
          </table:table-cell>
          <table:table-cell table:formula="of:=[.G457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458]=&quot;&quot;;&quot;IsMale&quot;; [.F458])" office:value-type="string" office:string-value="IsMale" calcext:value-type="string">
            <text:p>IsMale</text:p>
          </table:table-cell>
          <table:table-cell/>
          <table:table-cell table:formula="of:=[.C458]" office:value-type="float" office:value="0" calcext:value-type="float">
            <text:p>0</text:p>
          </table:table-cell>
          <table:table-cell table:formula="of:=[.G4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hamil" xlink:type="simple">Shamil</text:a>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1:3,222</text:p>
          </table:table-cell>
          <table:table-cell/>
          <table:table-cell table:formula="of:=IF([.F459]=&quot;&quot;;&quot;IsMale&quot;; [.F459])" office:value-type="string" office:string-value="IsMale" calcext:value-type="string">
            <text:p>IsMale</text:p>
          </table:table-cell>
          <table:table-cell/>
          <table:table-cell table:formula="of:=[.C459]" office:value-type="string" office:string-value="Shamil" calcext:value-type="string">
            <text:p>Shamil</text:p>
          </table:table-cell>
          <table:table-cell table:formula="of:=[.G4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zada" xlink:type="simple">Ayzada</text:a>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1:3,226</text:p>
          </table:table-cell>
          <table:table-cell office:value-type="string" calcext:value-type="string">
            <text:p>IsFemale</text:p>
          </table:table-cell>
          <table:table-cell table:formula="of:=IF([.F460]=&quot;&quot;;&quot;IsMale&quot;; [.F460])" office:value-type="string" office:string-value="IsFemale" calcext:value-type="string">
            <text:p>IsFemale</text:p>
          </table:table-cell>
          <table:table-cell/>
          <table:table-cell table:formula="of:=[.C460]" office:value-type="string" office:string-value="Ayzada" calcext:value-type="string">
            <text:p>Ayzada</text:p>
          </table:table-cell>
          <table:table-cell table:formula="of:=[.G46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ogdan" xlink:type="simple">Bogdan</text:a>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1:3,227</text:p>
          </table:table-cell>
          <table:table-cell/>
          <table:table-cell table:formula="of:=IF([.F461]=&quot;&quot;;&quot;IsMale&quot;; [.F461])" office:value-type="string" office:string-value="IsMale" calcext:value-type="string">
            <text:p>IsMale</text:p>
          </table:table-cell>
          <table:table-cell/>
          <table:table-cell table:formula="of:=[.C461]" office:value-type="string" office:string-value="Bogdan" calcext:value-type="string">
            <text:p>Bogdan</text:p>
          </table:table-cell>
          <table:table-cell table:formula="of:=[.G46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<text:a xlink:href="https://forebears.io/forenames/akniet" xlink:type="simple">Akniet</text:a>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1:3,230</text:p>
          </table:table-cell>
          <table:table-cell office:value-type="string" calcext:value-type="string">
            <text:p>IsNB</text:p>
          </table:table-cell>
          <table:table-cell table:formula="of:=IF([.F462]=&quot;&quot;;&quot;IsMale&quot;; [.F462])" office:value-type="string" office:string-value="IsNB" calcext:value-type="string">
            <text:p>IsNB</text:p>
          </table:table-cell>
          <table:table-cell/>
          <table:table-cell table:formula="of:=[.C462]" office:value-type="string" office:string-value="Akniet" calcext:value-type="string">
            <text:p>Akniet</text:p>
          </table:table-cell>
          <table:table-cell table:formula="of:=[.G46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rigoriy" xlink:type="simple">Grigoriy</text:a></text:p>
          </table:table-cell>
          <table:table-cell office:value-type="float" office:value="5441" calcext:value-type="float">
            <text:p>5441</text:p>
          </table:table-cell>
          <table:table-cell office:value-type="string" calcext:value-type="string">
            <text:p>1:3,262</text:p>
          </table:table-cell>
          <table:table-cell/>
          <table:table-cell table:formula="of:=IF([.F463]=&quot;&quot;;&quot;IsMale&quot;; [.F463])" office:value-type="string" office:string-value="IsMale" calcext:value-type="string">
            <text:p>IsMale</text:p>
          </table:table-cell>
          <table:table-cell/>
          <table:table-cell table:formula="of:=[.C463]" office:value-type="string" office:string-value="Grigoriy" calcext:value-type="string">
            <text:p>Grigoriy</text:p>
          </table:table-cell>
          <table:table-cell table:formula="of:=[.G46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feruza" xlink:type="simple">Feruza</text:a></text:p>
          </table:table-cell>
          <table:table-cell office:value-type="float" office:value="5438" calcext:value-type="float">
            <text:p>5438</text:p>
          </table:table-cell>
          <table:table-cell office:value-type="string" calcext:value-type="string">
            <text:p>1:3,263</text:p>
          </table:table-cell>
          <table:table-cell office:value-type="string" calcext:value-type="string">
            <text:p>IsFemale</text:p>
          </table:table-cell>
          <table:table-cell table:formula="of:=IF([.F464]=&quot;&quot;;&quot;IsMale&quot;; [.F464])" office:value-type="string" office:string-value="IsFemale" calcext:value-type="string">
            <text:p>IsFemale</text:p>
          </table:table-cell>
          <table:table-cell/>
          <table:table-cell table:formula="of:=[.C464]" office:value-type="string" office:string-value="Feruza" calcext:value-type="string">
            <text:p>Feruza</text:p>
          </table:table-cell>
          <table:table-cell table:formula="of:=[.G4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tyrkhan" xlink:type="simple">Batyrkhan</text:a></text:p>
          </table:table-cell>
          <table:table-cell office:value-type="float" office:value="5426" calcext:value-type="float">
            <text:p>5426</text:p>
          </table:table-cell>
          <table:table-cell office:value-type="string" calcext:value-type="string">
            <text:p>1:3,271</text:p>
          </table:table-cell>
          <table:table-cell/>
          <table:table-cell table:formula="of:=IF([.F465]=&quot;&quot;;&quot;IsMale&quot;; [.F465])" office:value-type="string" office:string-value="IsMale" calcext:value-type="string">
            <text:p>IsMale</text:p>
          </table:table-cell>
          <table:table-cell/>
          <table:table-cell table:formula="of:=[.C465]" office:value-type="string" office:string-value="Batyrkhan" calcext:value-type="string">
            <text:p>Batyrkhan</text:p>
          </table:table-cell>
          <table:table-cell table:formula="of:=[.G4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auhar" xlink:type="simple">Gauhar</text:a>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1:3,279</text:p>
          </table:table-cell>
          <table:table-cell office:value-type="string" calcext:value-type="string">
            <text:p>IsFemale</text:p>
          </table:table-cell>
          <table:table-cell table:formula="of:=IF([.F466]=&quot;&quot;;&quot;IsMale&quot;; [.F466])" office:value-type="string" office:string-value="IsFemale" calcext:value-type="string">
            <text:p>IsFemale</text:p>
          </table:table-cell>
          <table:table-cell/>
          <table:table-cell table:formula="of:=[.C466]" office:value-type="string" office:string-value="Gauhar" calcext:value-type="string">
            <text:p>Gauhar</text:p>
          </table:table-cell>
          <table:table-cell table:formula="of:=[.G46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karys" xlink:type="simple">Bekarys</text:a>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1:3,280</text:p>
          </table:table-cell>
          <table:table-cell/>
          <table:table-cell table:formula="of:=IF([.F467]=&quot;&quot;;&quot;IsMale&quot;; [.F467])" office:value-type="string" office:string-value="IsMale" calcext:value-type="string">
            <text:p>IsMale</text:p>
          </table:table-cell>
          <table:table-cell/>
          <table:table-cell table:formula="of:=[.C467]" office:value-type="string" office:string-value="Bekarys" calcext:value-type="string">
            <text:p>Bekarys</text:p>
          </table:table-cell>
          <table:table-cell table:formula="of:=[.G46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irat" xlink:type="simple">Kairat</text:a>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1:3,287</text:p>
          </table:table-cell>
          <table:table-cell/>
          <table:table-cell table:formula="of:=IF([.F468]=&quot;&quot;;&quot;IsMale&quot;; [.F468])" office:value-type="string" office:string-value="IsMale" calcext:value-type="string">
            <text:p>IsMale</text:p>
          </table:table-cell>
          <table:table-cell/>
          <table:table-cell table:formula="of:=[.C468]" office:value-type="string" office:string-value="Kairat" calcext:value-type="string">
            <text:p>Kairat</text:p>
          </table:table-cell>
          <table:table-cell table:formula="of:=[.G46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fiya" xlink:type="simple">Alfiya</text:a>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1:3,296</text:p>
          </table:table-cell>
          <table:table-cell office:value-type="string" calcext:value-type="string">
            <text:p>IsFemale</text:p>
          </table:table-cell>
          <table:table-cell table:formula="of:=IF([.F469]=&quot;&quot;;&quot;IsMale&quot;; [.F469])" office:value-type="string" office:string-value="IsFemale" calcext:value-type="string">
            <text:p>IsFemale</text:p>
          </table:table-cell>
          <table:table-cell/>
          <table:table-cell table:formula="of:=[.C469]" office:value-type="string" office:string-value="Alfiya" calcext:value-type="string">
            <text:p>Alfiya</text:p>
          </table:table-cell>
          <table:table-cell table:formula="of:=[.G46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aykhan" xlink:type="simple">Raykhan</text:a>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1:3,299</text:p>
          </table:table-cell>
          <table:table-cell office:value-type="string" calcext:value-type="string">
            <text:p>IsFemale</text:p>
          </table:table-cell>
          <table:table-cell table:formula="of:=IF([.F470]=&quot;&quot;;&quot;IsMale&quot;; [.F470])" office:value-type="string" office:string-value="IsFemale" calcext:value-type="string">
            <text:p>IsFemale</text:p>
          </table:table-cell>
          <table:table-cell/>
          <table:table-cell table:formula="of:=[.C470]" office:value-type="string" office:string-value="Raykhan" calcext:value-type="string">
            <text:p>Raykhan</text:p>
          </table:table-cell>
          <table:table-cell table:formula="of:=[.G47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erzhan" xlink:type="simple">Serzhan</text:a>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1:3,302</text:p>
          </table:table-cell>
          <table:table-cell/>
          <table:table-cell table:formula="of:=IF([.F471]=&quot;&quot;;&quot;IsMale&quot;; [.F471])" office:value-type="string" office:string-value="IsMale" calcext:value-type="string">
            <text:p>IsMale</text:p>
          </table:table-cell>
          <table:table-cell/>
          <table:table-cell table:formula="of:=[.C471]" office:value-type="string" office:string-value="Serzhan" calcext:value-type="string">
            <text:p>Serzhan</text:p>
          </table:table-cell>
          <table:table-cell table:formula="of:=[.G47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zhanat" xlink:type="simple">Gulzhanat</text:a>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1:3,309</text:p>
          </table:table-cell>
          <table:table-cell office:value-type="string" calcext:value-type="string">
            <text:p>IsFemale</text:p>
          </table:table-cell>
          <table:table-cell table:formula="of:=IF([.F472]=&quot;&quot;;&quot;IsMale&quot;; [.F472])" office:value-type="string" office:string-value="IsFemale" calcext:value-type="string">
            <text:p>IsFemale</text:p>
          </table:table-cell>
          <table:table-cell/>
          <table:table-cell table:formula="of:=[.C472]" office:value-type="string" office:string-value="Gulzhanat" calcext:value-type="string">
            <text:p>Gulzhanat</text:p>
          </table:table-cell>
          <table:table-cell table:formula="of:=[.G47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ilkhan" xlink:type="simple">Adilkhan</text:a>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1:3,322</text:p>
          </table:table-cell>
          <table:table-cell/>
          <table:table-cell table:formula="of:=IF([.F473]=&quot;&quot;;&quot;IsMale&quot;; [.F473])" office:value-type="string" office:string-value="IsMale" calcext:value-type="string">
            <text:p>IsMale</text:p>
          </table:table-cell>
          <table:table-cell/>
          <table:table-cell table:formula="of:=[.C473]" office:value-type="string" office:string-value="Adilkhan" calcext:value-type="string">
            <text:p>Adilkhan</text:p>
          </table:table-cell>
          <table:table-cell table:formula="of:=[.G473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474]=&quot;&quot;;&quot;IsMale&quot;; [.F474])" office:value-type="string" office:string-value="IsMale" calcext:value-type="string">
            <text:p>IsMale</text:p>
          </table:table-cell>
          <table:table-cell/>
          <table:table-cell table:formula="of:=[.C474]" office:value-type="float" office:value="0" calcext:value-type="float">
            <text:p>0</text:p>
          </table:table-cell>
          <table:table-cell table:formula="of:=[.G47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georgiy" xlink:type="simple">Georgiy</text:a>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1:3,362</text:p>
          </table:table-cell>
          <table:table-cell/>
          <table:table-cell table:formula="of:=IF([.F475]=&quot;&quot;;&quot;IsMale&quot;; [.F475])" office:value-type="string" office:string-value="IsMale" calcext:value-type="string">
            <text:p>IsMale</text:p>
          </table:table-cell>
          <table:table-cell/>
          <table:table-cell table:formula="of:=[.C475]" office:value-type="string" office:string-value="Georgiy" calcext:value-type="string">
            <text:p>Georgiy</text:p>
          </table:table-cell>
          <table:table-cell table:formula="of:=[.G4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taliya" xlink:type="simple">Nataliya</text:a>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1:3,380</text:p>
          </table:table-cell>
          <table:table-cell office:value-type="string" calcext:value-type="string">
            <text:p>IsFemale</text:p>
          </table:table-cell>
          <table:table-cell table:formula="of:=IF([.F476]=&quot;&quot;;&quot;IsMale&quot;; [.F476])" office:value-type="string" office:string-value="IsFemale" calcext:value-type="string">
            <text:p>IsFemale</text:p>
          </table:table-cell>
          <table:table-cell/>
          <table:table-cell table:formula="of:=[.C476]" office:value-type="string" office:string-value="Nataliya" calcext:value-type="string">
            <text:p>Nataliya</text:p>
          </table:table-cell>
          <table:table-cell table:formula="of:=[.G47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khtiyar" xlink:type="simple">Bakhtiyar</text:a>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1:3,385</text:p>
          </table:table-cell>
          <table:table-cell/>
          <table:table-cell table:formula="of:=IF([.F477]=&quot;&quot;;&quot;IsMale&quot;; [.F477])" office:value-type="string" office:string-value="IsMale" calcext:value-type="string">
            <text:p>IsMale</text:p>
          </table:table-cell>
          <table:table-cell/>
          <table:table-cell table:formula="of:=[.C477]" office:value-type="string" office:string-value="Bakhtiyar" calcext:value-type="string">
            <text:p>Bakhtiyar</text:p>
          </table:table-cell>
          <table:table-cell table:formula="of:=[.G47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nia" xlink:type="simple">Sania</text:a></text:p>
          </table:table-cell>
          <table:table-cell office:value-type="float" office:value="5237" calcext:value-type="float">
            <text:p>5237</text:p>
          </table:table-cell>
          <table:table-cell office:value-type="string" calcext:value-type="string">
            <text:p>1:3,389</text:p>
          </table:table-cell>
          <table:table-cell office:value-type="string" calcext:value-type="string">
            <text:p>IsFemale</text:p>
          </table:table-cell>
          <table:table-cell table:formula="of:=IF([.F478]=&quot;&quot;;&quot;IsMale&quot;; [.F478])" office:value-type="string" office:string-value="IsFemale" calcext:value-type="string">
            <text:p>IsFemale</text:p>
          </table:table-cell>
          <table:table-cell/>
          <table:table-cell table:formula="of:=[.C478]" office:value-type="string" office:string-value="Sania" calcext:value-type="string">
            <text:p>Sania</text:p>
          </table:table-cell>
          <table:table-cell table:formula="of:=[.G47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zybek" xlink:type="simple">Kazybek</text:a>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1:3,401</text:p>
          </table:table-cell>
          <table:table-cell/>
          <table:table-cell table:formula="of:=IF([.F479]=&quot;&quot;;&quot;IsMale&quot;; [.F479])" office:value-type="string" office:string-value="IsMale" calcext:value-type="string">
            <text:p>IsMale</text:p>
          </table:table-cell>
          <table:table-cell/>
          <table:table-cell table:formula="of:=[.C479]" office:value-type="string" office:string-value="Kazybek" calcext:value-type="string">
            <text:p>Kazybek</text:p>
          </table:table-cell>
          <table:table-cell table:formula="of:=[.G4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ldar" xlink:type="simple">Ildar</text:a>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1:3,402</text:p>
          </table:table-cell>
          <table:table-cell/>
          <table:table-cell table:formula="of:=IF([.F480]=&quot;&quot;;&quot;IsMale&quot;; [.F480])" office:value-type="string" office:string-value="IsMale" calcext:value-type="string">
            <text:p>IsMale</text:p>
          </table:table-cell>
          <table:table-cell/>
          <table:table-cell table:formula="of:=[.C480]" office:value-type="string" office:string-value="Ildar" calcext:value-type="string">
            <text:p>Ildar</text:p>
          </table:table-cell>
          <table:table-cell table:formula="of:=[.G4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ltyn" xlink:type="simple">Altyn</text:a>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1:3,406</text:p>
          </table:table-cell>
          <table:table-cell office:value-type="string" calcext:value-type="string">
            <text:p>IsFemale</text:p>
          </table:table-cell>
          <table:table-cell table:formula="of:=IF([.F481]=&quot;&quot;;&quot;IsMale&quot;; [.F481])" office:value-type="string" office:string-value="IsFemale" calcext:value-type="string">
            <text:p>IsFemale</text:p>
          </table:table-cell>
          <table:table-cell/>
          <table:table-cell table:formula="of:=[.C481]" office:value-type="string" office:string-value="Altyn" calcext:value-type="string">
            <text:p>Altyn</text:p>
          </table:table-cell>
          <table:table-cell table:formula="of:=[.G48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sel" xlink:type="simple">Assel</text:a>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1:3,423</text:p>
          </table:table-cell>
          <table:table-cell office:value-type="string" calcext:value-type="string">
            <text:p>IsFemale</text:p>
          </table:table-cell>
          <table:table-cell table:formula="of:=IF([.F482]=&quot;&quot;;&quot;IsMale&quot;; [.F482])" office:value-type="string" office:string-value="IsFemale" calcext:value-type="string">
            <text:p>IsFemale</text:p>
          </table:table-cell>
          <table:table-cell/>
          <table:table-cell table:formula="of:=[.C482]" office:value-type="string" office:string-value="Assel" calcext:value-type="string">
            <text:p>Assel</text:p>
          </table:table-cell>
          <table:table-cell table:formula="of:=[.G48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riga" xlink:type="simple">Dariga</text:a></text:p>
          </table:table-cell>
          <table:table-cell office:value-type="float" office:value="5135" calcext:value-type="float">
            <text:p>5135</text:p>
          </table:table-cell>
          <table:table-cell office:value-type="string" calcext:value-type="string">
            <text:p>1:3,456</text:p>
          </table:table-cell>
          <table:table-cell office:value-type="string" calcext:value-type="string">
            <text:p>IsFemale</text:p>
          </table:table-cell>
          <table:table-cell table:formula="of:=IF([.F483]=&quot;&quot;;&quot;IsMale&quot;; [.F483])" office:value-type="string" office:string-value="IsFemale" calcext:value-type="string">
            <text:p>IsFemale</text:p>
          </table:table-cell>
          <table:table-cell/>
          <table:table-cell table:formula="of:=[.C483]" office:value-type="string" office:string-value="Dariga" calcext:value-type="string">
            <text:p>Dariga</text:p>
          </table:table-cell>
          <table:table-cell table:formula="of:=[.G48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sofiya" xlink:type="simple">Sofiya</text:a>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1:3,467</text:p>
          </table:table-cell>
          <table:table-cell office:value-type="string" calcext:value-type="string">
            <text:p>IsFemale</text:p>
          </table:table-cell>
          <table:table-cell table:formula="of:=IF([.F484]=&quot;&quot;;&quot;IsMale&quot;; [.F484])" office:value-type="string" office:string-value="IsFemale" calcext:value-type="string">
            <text:p>IsFemale</text:p>
          </table:table-cell>
          <table:table-cell/>
          <table:table-cell table:formula="of:=[.C484]" office:value-type="string" office:string-value="Sofiya" calcext:value-type="string">
            <text:p>Sofiya</text:p>
          </table:table-cell>
          <table:table-cell table:formula="of:=[.G48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gdaulet" xlink:type="simple">Bagdaulet</text:a>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:3,478</text:p>
          </table:table-cell>
          <table:table-cell/>
          <table:table-cell table:formula="of:=IF([.F485]=&quot;&quot;;&quot;IsMale&quot;; [.F485])" office:value-type="string" office:string-value="IsMale" calcext:value-type="string">
            <text:p>IsMale</text:p>
          </table:table-cell>
          <table:table-cell/>
          <table:table-cell table:formula="of:=[.C485]" office:value-type="string" office:string-value="Bagdaulet" calcext:value-type="string">
            <text:p>Bagdaulet</text:p>
          </table:table-cell>
          <table:table-cell table:formula="of:=[.G4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lym" xlink:type="simple">Galym</text:a>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1:3,486</text:p>
          </table:table-cell>
          <table:table-cell/>
          <table:table-cell table:formula="of:=IF([.F486]=&quot;&quot;;&quot;IsMale&quot;; [.F486])" office:value-type="string" office:string-value="IsMale" calcext:value-type="string">
            <text:p>IsMale</text:p>
          </table:table-cell>
          <table:table-cell/>
          <table:table-cell table:formula="of:=[.C486]" office:value-type="string" office:string-value="Galym" calcext:value-type="string">
            <text:p>Galym</text:p>
          </table:table-cell>
          <table:table-cell table:formula="of:=[.G48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yana" xlink:type="simple">Dayana</text:a></text:p>
          </table:table-cell>
          <table:table-cell office:value-type="float" office:value="5083" calcext:value-type="float">
            <text:p>5083</text:p>
          </table:table-cell>
          <table:table-cell office:value-type="string" calcext:value-type="string">
            <text:p>1:3,491</text:p>
          </table:table-cell>
          <table:table-cell office:value-type="string" calcext:value-type="string">
            <text:p>IsFemale</text:p>
          </table:table-cell>
          <table:table-cell table:formula="of:=IF([.F487]=&quot;&quot;;&quot;IsMale&quot;; [.F487])" office:value-type="string" office:string-value="IsFemale" calcext:value-type="string">
            <text:p>IsFemale</text:p>
          </table:table-cell>
          <table:table-cell/>
          <table:table-cell table:formula="of:=[.C487]" office:value-type="string" office:string-value="Dayana" calcext:value-type="string">
            <text:p>Dayana</text:p>
          </table:table-cell>
          <table:table-cell table:formula="of:=[.G48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nura" xlink:type="simple">Gulnura</text:a>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1:3,493</text:p>
          </table:table-cell>
          <table:table-cell office:value-type="string" calcext:value-type="string">
            <text:p>IsFemale</text:p>
          </table:table-cell>
          <table:table-cell table:formula="of:=IF([.F488]=&quot;&quot;;&quot;IsMale&quot;; [.F488])" office:value-type="string" office:string-value="IsFemale" calcext:value-type="string">
            <text:p>IsFemale</text:p>
          </table:table-cell>
          <table:table-cell/>
          <table:table-cell table:formula="of:=[.C488]" office:value-type="string" office:string-value="Gulnura" calcext:value-type="string">
            <text:p>Gulnura</text:p>
          </table:table-cell>
          <table:table-cell table:formula="of:=[.G488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489]=&quot;&quot;;&quot;IsMale&quot;; [.F489])" office:value-type="string" office:string-value="IsMale" calcext:value-type="string">
            <text:p>IsMale</text:p>
          </table:table-cell>
          <table:table-cell/>
          <table:table-cell table:formula="of:=[.C489]" office:value-type="float" office:value="0" calcext:value-type="float">
            <text:p>0</text:p>
          </table:table-cell>
          <table:table-cell table:formula="of:=[.G4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idar" xlink:type="simple">Aidar</text:a>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1:3,514</text:p>
          </table:table-cell>
          <table:table-cell/>
          <table:table-cell table:formula="of:=IF([.F490]=&quot;&quot;;&quot;IsMale&quot;; [.F490])" office:value-type="string" office:string-value="IsMale" calcext:value-type="string">
            <text:p>IsMale</text:p>
          </table:table-cell>
          <table:table-cell/>
          <table:table-cell table:formula="of:=[.C490]" office:value-type="string" office:string-value="Aidar" calcext:value-type="string">
            <text:p>Aidar</text:p>
          </table:table-cell>
          <table:table-cell table:formula="of:=[.G4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ya" xlink:type="simple">Saya</text:a>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1:3,518</text:p>
          </table:table-cell>
          <table:table-cell office:value-type="string" calcext:value-type="string">
            <text:p>IsFemale</text:p>
          </table:table-cell>
          <table:table-cell table:formula="of:=IF([.F491]=&quot;&quot;;&quot;IsMale&quot;; [.F491])" office:value-type="string" office:string-value="IsFemale" calcext:value-type="string">
            <text:p>IsFemale</text:p>
          </table:table-cell>
          <table:table-cell/>
          <table:table-cell table:formula="of:=[.C491]" office:value-type="string" office:string-value="Saya" calcext:value-type="string">
            <text:p>Saya</text:p>
          </table:table-cell>
          <table:table-cell table:formula="of:=[.G49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kylbek" xlink:type="simple">Akylbek</text:a>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1:3,529</text:p>
          </table:table-cell>
          <table:table-cell/>
          <table:table-cell table:formula="of:=IF([.F492]=&quot;&quot;;&quot;IsMale&quot;; [.F492])" office:value-type="string" office:string-value="IsMale" calcext:value-type="string">
            <text:p>IsMale</text:p>
          </table:table-cell>
          <table:table-cell/>
          <table:table-cell table:formula="of:=[.C492]" office:value-type="string" office:string-value="Akylbek" calcext:value-type="string">
            <text:p>Akylbek</text:p>
          </table:table-cell>
          <table:table-cell table:formula="of:=[.G49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railym" xlink:type="simple">Arailym</text:a>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1:3,530</text:p>
          </table:table-cell>
          <table:table-cell office:value-type="string" calcext:value-type="string">
            <text:p>IsFemale</text:p>
          </table:table-cell>
          <table:table-cell table:formula="of:=IF([.F493]=&quot;&quot;;&quot;IsMale&quot;; [.F493])" office:value-type="string" office:string-value="IsFemale" calcext:value-type="string">
            <text:p>IsFemale</text:p>
          </table:table-cell>
          <table:table-cell/>
          <table:table-cell table:formula="of:=[.C493]" office:value-type="string" office:string-value="Arailym" calcext:value-type="string">
            <text:p>Arailym</text:p>
          </table:table-cell>
          <table:table-cell table:formula="of:=[.G49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atyr" xlink:type="simple">Batyr</text:a>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1:3,536</text:p>
          </table:table-cell>
          <table:table-cell/>
          <table:table-cell table:formula="of:=IF([.F494]=&quot;&quot;;&quot;IsMale&quot;; [.F494])" office:value-type="string" office:string-value="IsMale" calcext:value-type="string">
            <text:p>IsMale</text:p>
          </table:table-cell>
          <table:table-cell/>
          <table:table-cell table:formula="of:=[.C494]" office:value-type="string" office:string-value="Batyr" calcext:value-type="string">
            <text:p>Batyr</text:p>
          </table:table-cell>
          <table:table-cell table:formula="of:=[.G49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ka" xlink:type="simple">Aika</text:a>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1:3,544</text:p>
          </table:table-cell>
          <table:table-cell office:value-type="string" calcext:value-type="string">
            <text:p>IsFemale</text:p>
          </table:table-cell>
          <table:table-cell table:formula="of:=IF([.F495]=&quot;&quot;;&quot;IsMale&quot;; [.F495])" office:value-type="string" office:string-value="IsFemale" calcext:value-type="string">
            <text:p>IsFemale</text:p>
          </table:table-cell>
          <table:table-cell/>
          <table:table-cell table:formula="of:=[.C495]" office:value-type="string" office:string-value="Aika" calcext:value-type="string">
            <text:p>Aika</text:p>
          </table:table-cell>
          <table:table-cell table:formula="of:=[.G49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fia" xlink:type="simple">Alfia</text:a>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:3,549</text:p>
          </table:table-cell>
          <table:table-cell office:value-type="string" calcext:value-type="string">
            <text:p>IsFemale</text:p>
          </table:table-cell>
          <table:table-cell table:formula="of:=IF([.F496]=&quot;&quot;;&quot;IsMale&quot;; [.F496])" office:value-type="string" office:string-value="IsFemale" calcext:value-type="string">
            <text:p>IsFemale</text:p>
          </table:table-cell>
          <table:table-cell/>
          <table:table-cell table:formula="of:=[.C496]" office:value-type="string" office:string-value="Alfia" calcext:value-type="string">
            <text:p>Alfia</text:p>
          </table:table-cell>
          <table:table-cell table:formula="of:=[.G49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amira" xlink:type="simple">Zamira</text:a></text:p>
          </table:table-cell>
          <table:table-cell office:value-type="float" office:value="4989" calcext:value-type="float">
            <text:p>4989</text:p>
          </table:table-cell>
          <table:table-cell office:value-type="string" calcext:value-type="string">
            <text:p>1:3,557</text:p>
          </table:table-cell>
          <table:table-cell office:value-type="string" calcext:value-type="string">
            <text:p>IsFemale</text:p>
          </table:table-cell>
          <table:table-cell table:formula="of:=IF([.F497]=&quot;&quot;;&quot;IsMale&quot;; [.F497])" office:value-type="string" office:string-value="IsFemale" calcext:value-type="string">
            <text:p>IsFemale</text:p>
          </table:table-cell>
          <table:table-cell/>
          <table:table-cell table:formula="of:=[.C497]" office:value-type="string" office:string-value="Zamira" calcext:value-type="string">
            <text:p>Zamira</text:p>
          </table:table-cell>
          <table:table-cell table:formula="of:=[.G49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gali" xlink:type="simple">Nurgali</text:a></text:p>
          </table:table-cell>
          <table:table-cell office:value-type="float" office:value="4959" calcext:value-type="float">
            <text:p>4959</text:p>
          </table:table-cell>
          <table:table-cell office:value-type="string" calcext:value-type="string">
            <text:p>1:3,579</text:p>
          </table:table-cell>
          <table:table-cell/>
          <table:table-cell table:formula="of:=IF([.F498]=&quot;&quot;;&quot;IsMale&quot;; [.F498])" office:value-type="string" office:string-value="IsMale" calcext:value-type="string">
            <text:p>IsMale</text:p>
          </table:table-cell>
          <table:table-cell/>
          <table:table-cell table:formula="of:=[.C498]" office:value-type="string" office:string-value="Nurgali" calcext:value-type="string">
            <text:p>Nurgali</text:p>
          </table:table-cell>
          <table:table-cell table:formula="of:=[.G49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ulden" xlink:type="simple">Gulden</text:a>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1:3,608</text:p>
          </table:table-cell>
          <table:table-cell office:value-type="string" calcext:value-type="string">
            <text:p>IsFemale</text:p>
          </table:table-cell>
          <table:table-cell table:formula="of:=IF([.F499]=&quot;&quot;;&quot;IsMale&quot;; [.F499])" office:value-type="string" office:string-value="IsFemale" calcext:value-type="string">
            <text:p>IsFemale</text:p>
          </table:table-cell>
          <table:table-cell/>
          <table:table-cell table:formula="of:=[.C499]" office:value-type="string" office:string-value="Gulden" calcext:value-type="string">
            <text:p>Gulden</text:p>
          </table:table-cell>
          <table:table-cell table:formula="of:=[.G49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turar" xlink:type="simple">Turar</text:a></text:p>
          </table:table-cell>
          <table:table-cell office:value-type="float" office:value="4906" calcext:value-type="float">
            <text:p>4906</text:p>
          </table:table-cell>
          <table:table-cell office:value-type="string" calcext:value-type="string">
            <text:p>1:3,617</text:p>
          </table:table-cell>
          <table:table-cell/>
          <table:table-cell table:formula="of:=IF([.F500]=&quot;&quot;;&quot;IsMale&quot;; [.F500])" office:value-type="string" office:string-value="IsMale" calcext:value-type="string">
            <text:p>IsMale</text:p>
          </table:table-cell>
          <table:table-cell/>
          <table:table-cell table:formula="of:=[.C500]" office:value-type="string" office:string-value="Turar" calcext:value-type="string">
            <text:p>Turar</text:p>
          </table:table-cell>
          <table:table-cell table:formula="of:=[.G500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501]=&quot;&quot;;&quot;IsMale&quot;; [.F501])" office:value-type="string" office:string-value="IsMale" calcext:value-type="string">
            <text:p>IsMale</text:p>
          </table:table-cell>
          <table:table-cell/>
          <table:table-cell table:formula="of:=[.C501]" office:value-type="float" office:value="0" calcext:value-type="float">
            <text:p>0</text:p>
          </table:table-cell>
          <table:table-cell table:formula="of:=[.G50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ukhra" xlink:type="simple">Zukhra</text:a>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1:3,637</text:p>
          </table:table-cell>
          <table:table-cell office:value-type="string" calcext:value-type="string">
            <text:p>IsFemale</text:p>
          </table:table-cell>
          <table:table-cell table:formula="of:=IF([.F502]=&quot;&quot;;&quot;IsMale&quot;; [.F502])" office:value-type="string" office:string-value="IsFemale" calcext:value-type="string">
            <text:p>IsFemale</text:p>
          </table:table-cell>
          <table:table-cell/>
          <table:table-cell table:formula="of:=[.C502]" office:value-type="string" office:string-value="Zukhra" calcext:value-type="string">
            <text:p>Zukhra</text:p>
          </table:table-cell>
          <table:table-cell table:formula="of:=[.G50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rgiz" xlink:type="simple">Nargiz</text:a></text:p>
          </table:table-cell>
          <table:table-cell office:value-type="float" office:value="4832" calcext:value-type="float">
            <text:p>4832</text:p>
          </table:table-cell>
          <table:table-cell office:value-type="string" calcext:value-type="string">
            <text:p>1:3,673</text:p>
          </table:table-cell>
          <table:table-cell office:value-type="string" calcext:value-type="string">
            <text:p>IsFemale</text:p>
          </table:table-cell>
          <table:table-cell table:formula="of:=IF([.F503]=&quot;&quot;;&quot;IsMale&quot;; [.F503])" office:value-type="string" office:string-value="IsFemale" calcext:value-type="string">
            <text:p>IsFemale</text:p>
          </table:table-cell>
          <table:table-cell/>
          <table:table-cell table:formula="of:=[.C503]" office:value-type="string" office:string-value="Nargiz" calcext:value-type="string">
            <text:p>Nargiz</text:p>
          </table:table-cell>
          <table:table-cell table:formula="of:=[.G50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alim" xlink:type="simple">Alim</text:a>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1:3,682</text:p>
          </table:table-cell>
          <table:table-cell/>
          <table:table-cell table:formula="of:=IF([.F504]=&quot;&quot;;&quot;IsMale&quot;; [.F504])" office:value-type="string" office:string-value="IsMale" calcext:value-type="string">
            <text:p>IsMale</text:p>
          </table:table-cell>
          <table:table-cell/>
          <table:table-cell table:formula="of:=[.C504]" office:value-type="string" office:string-value="Alim" calcext:value-type="string">
            <text:p>Alim</text:p>
          </table:table-cell>
          <table:table-cell table:formula="of:=[.G50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milya" xlink:type="simple">Zhamilya</text:a></text:p>
          </table:table-cell>
          <table:table-cell office:value-type="float" office:value="4814" calcext:value-type="float">
            <text:p>4814</text:p>
          </table:table-cell>
          <table:table-cell office:value-type="string" calcext:value-type="string">
            <text:p>1:3,687</text:p>
          </table:table-cell>
          <table:table-cell office:value-type="string" calcext:value-type="string">
            <text:p>IsFemale</text:p>
          </table:table-cell>
          <table:table-cell table:formula="of:=IF([.F505]=&quot;&quot;;&quot;IsMale&quot;; [.F505])" office:value-type="string" office:string-value="IsFemale" calcext:value-type="string">
            <text:p>IsFemale</text:p>
          </table:table-cell>
          <table:table-cell/>
          <table:table-cell table:formula="of:=[.C505]" office:value-type="string" office:string-value="Zhamilya" calcext:value-type="string">
            <text:p>Zhamilya</text:p>
          </table:table-cell>
          <table:table-cell table:formula="of:=[.G50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ulbanu" xlink:type="simple">Gulbanu</text:a></text:p>
          </table:table-cell>
          <table:table-cell office:value-type="float" office:value="4791" calcext:value-type="float">
            <text:p>4791</text:p>
          </table:table-cell>
          <table:table-cell office:value-type="string" calcext:value-type="string">
            <text:p>1:3,704</text:p>
          </table:table-cell>
          <table:table-cell office:value-type="string" calcext:value-type="string">
            <text:p>IsFemale</text:p>
          </table:table-cell>
          <table:table-cell table:formula="of:=IF([.F506]=&quot;&quot;;&quot;IsMale&quot;; [.F506])" office:value-type="string" office:string-value="IsFemale" calcext:value-type="string">
            <text:p>IsFemale</text:p>
          </table:table-cell>
          <table:table-cell/>
          <table:table-cell table:formula="of:=[.C506]" office:value-type="string" office:string-value="Gulbanu" calcext:value-type="string">
            <text:p>Gulbanu</text:p>
          </table:table-cell>
          <table:table-cell table:formula="of:=[.G50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ima" xlink:type="simple">Alima</text:a>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1:3,710</text:p>
          </table:table-cell>
          <table:table-cell office:value-type="string" calcext:value-type="string">
            <text:p>IsFemale</text:p>
          </table:table-cell>
          <table:table-cell table:formula="of:=IF([.F507]=&quot;&quot;;&quot;IsMale&quot;; [.F507])" office:value-type="string" office:string-value="IsFemale" calcext:value-type="string">
            <text:p>IsFemale</text:p>
          </table:table-cell>
          <table:table-cell/>
          <table:table-cell table:formula="of:=[.C507]" office:value-type="string" office:string-value="Alima" calcext:value-type="string">
            <text:p>Alima</text:p>
          </table:table-cell>
          <table:table-cell table:formula="of:=[.G50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sulu" xlink:type="simple">Aisulu</text:a>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1:3,711</text:p>
          </table:table-cell>
          <table:table-cell office:value-type="string" calcext:value-type="string">
            <text:p>IsFemale</text:p>
          </table:table-cell>
          <table:table-cell table:formula="of:=IF([.F508]=&quot;&quot;;&quot;IsMale&quot;; [.F508])" office:value-type="string" office:string-value="IsFemale" calcext:value-type="string">
            <text:p>IsFemale</text:p>
          </table:table-cell>
          <table:table-cell/>
          <table:table-cell table:formula="of:=[.C508]" office:value-type="string" office:string-value="Aisulu" calcext:value-type="string">
            <text:p>Aisulu</text:p>
          </table:table-cell>
          <table:table-cell table:formula="of:=[.G50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<text:a xlink:href="https://forebears.io/forenames/asyl" xlink:type="simple">Asyl</text:a></text:p>
          </table:table-cell>
          <table:table-cell office:value-type="float" office:value="4724" calcext:value-type="float">
            <text:p>4724</text:p>
          </table:table-cell>
          <table:table-cell office:value-type="string" calcext:value-type="string">
            <text:p>1:3,757</text:p>
          </table:table-cell>
          <table:table-cell office:value-type="string" calcext:value-type="string">
            <text:p>IsNB</text:p>
          </table:table-cell>
          <table:table-cell table:formula="of:=IF([.F509]=&quot;&quot;;&quot;IsMale&quot;; [.F509])" office:value-type="string" office:string-value="IsNB" calcext:value-type="string">
            <text:p>IsNB</text:p>
          </table:table-cell>
          <table:table-cell/>
          <table:table-cell table:formula="of:=[.C509]" office:value-type="string" office:string-value="Asyl" calcext:value-type="string">
            <text:p>Asyl</text:p>
          </table:table-cell>
          <table:table-cell table:formula="of:=[.G50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ia" xlink:type="simple">Asia</text:a>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1:3,763</text:p>
          </table:table-cell>
          <table:table-cell office:value-type="string" calcext:value-type="string">
            <text:p>IsFemale</text:p>
          </table:table-cell>
          <table:table-cell table:formula="of:=IF([.F510]=&quot;&quot;;&quot;IsMale&quot;; [.F510])" office:value-type="string" office:string-value="IsFemale" calcext:value-type="string">
            <text:p>IsFemale</text:p>
          </table:table-cell>
          <table:table-cell/>
          <table:table-cell table:formula="of:=[.C510]" office:value-type="string" office:string-value="Asia" calcext:value-type="string">
            <text:p>Asia</text:p>
          </table:table-cell>
          <table:table-cell table:formula="of:=[.G51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sha" xlink:type="simple">Aysha</text:a></text:p>
          </table:table-cell>
          <table:table-cell office:value-type="float" office:value="4708" calcext:value-type="float">
            <text:p>4708</text:p>
          </table:table-cell>
          <table:table-cell office:value-type="string" calcext:value-type="string">
            <text:p>1:3,770</text:p>
          </table:table-cell>
          <table:table-cell office:value-type="string" calcext:value-type="string">
            <text:p>IsFemale</text:p>
          </table:table-cell>
          <table:table-cell table:formula="of:=IF([.F511]=&quot;&quot;;&quot;IsMale&quot;; [.F511])" office:value-type="string" office:string-value="IsFemale" calcext:value-type="string">
            <text:p>IsFemale</text:p>
          </table:table-cell>
          <table:table-cell/>
          <table:table-cell table:formula="of:=[.C511]" office:value-type="string" office:string-value="Aysha" calcext:value-type="string">
            <text:p>Aysha</text:p>
          </table:table-cell>
          <table:table-cell table:formula="of:=[.G51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erkezhan" xlink:type="simple">Erkezhan</text:a></text:p>
          </table:table-cell>
          <table:table-cell office:value-type="float" office:value="4699" calcext:value-type="float">
            <text:p>4699</text:p>
          </table:table-cell>
          <table:table-cell office:value-type="string" calcext:value-type="string">
            <text:p>1:3,777</text:p>
          </table:table-cell>
          <table:table-cell office:value-type="string" calcext:value-type="string">
            <text:p>IsFemale</text:p>
          </table:table-cell>
          <table:table-cell table:formula="of:=IF([.F512]=&quot;&quot;;&quot;IsMale&quot;; [.F512])" office:value-type="string" office:string-value="IsFemale" calcext:value-type="string">
            <text:p>IsFemale</text:p>
          </table:table-cell>
          <table:table-cell/>
          <table:table-cell table:formula="of:=[.C512]" office:value-type="string" office:string-value="Erkezhan" calcext:value-type="string">
            <text:p>Erkezhan</text:p>
          </table:table-cell>
          <table:table-cell table:formula="of:=[.G51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var" xlink:type="simple">Anvar</text:a></text:p>
          </table:table-cell>
          <table:table-cell office:value-type="float" office:value="4690" calcext:value-type="float">
            <text:p>4690</text:p>
          </table:table-cell>
          <table:table-cell office:value-type="string" calcext:value-type="string">
            <text:p>1:3,784</text:p>
          </table:table-cell>
          <table:table-cell/>
          <table:table-cell table:formula="of:=IF([.F513]=&quot;&quot;;&quot;IsMale&quot;; [.F513])" office:value-type="string" office:string-value="IsMale" calcext:value-type="string">
            <text:p>IsMale</text:p>
          </table:table-cell>
          <table:table-cell/>
          <table:table-cell table:formula="of:=[.C513]" office:value-type="string" office:string-value="Anvar" calcext:value-type="string">
            <text:p>Anvar</text:p>
          </table:table-cell>
          <table:table-cell table:formula="of:=[.G51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ka" xlink:type="simple">Ayka</text:a></text:p>
          </table:table-cell>
          <table:table-cell office:value-type="float" office:value="4634" calcext:value-type="float">
            <text:p>4634</text:p>
          </table:table-cell>
          <table:table-cell office:value-type="string" calcext:value-type="string">
            <text:p>1:3,830</text:p>
          </table:table-cell>
          <table:table-cell office:value-type="string" calcext:value-type="string">
            <text:p>IsFemale</text:p>
          </table:table-cell>
          <table:table-cell table:formula="of:=IF([.F514]=&quot;&quot;;&quot;IsMale&quot;; [.F514])" office:value-type="string" office:string-value="IsFemale" calcext:value-type="string">
            <text:p>IsFemale</text:p>
          </table:table-cell>
          <table:table-cell/>
          <table:table-cell table:formula="of:=[.C514]" office:value-type="string" office:string-value="Ayka" calcext:value-type="string">
            <text:p>Ayka</text:p>
          </table:table-cell>
          <table:table-cell table:formula="of:=[.G51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ana" xlink:type="simple">Ayana</text:a></text:p>
          </table:table-cell>
          <table:table-cell office:value-type="float" office:value="4627" calcext:value-type="float">
            <text:p>4627</text:p>
          </table:table-cell>
          <table:table-cell office:value-type="string" calcext:value-type="string">
            <text:p>1:3,835</text:p>
          </table:table-cell>
          <table:table-cell office:value-type="string" calcext:value-type="string">
            <text:p>IsFemale</text:p>
          </table:table-cell>
          <table:table-cell table:formula="of:=IF([.F515]=&quot;&quot;;&quot;IsMale&quot;; [.F515])" office:value-type="string" office:string-value="IsFemale" calcext:value-type="string">
            <text:p>IsFemale</text:p>
          </table:table-cell>
          <table:table-cell/>
          <table:table-cell table:formula="of:=[.C515]" office:value-type="string" office:string-value="Ayana" calcext:value-type="string">
            <text:p>Ayana</text:p>
          </table:table-cell>
          <table:table-cell table:formula="of:=[.G51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nas" xlink:type="simple">Manas</text:a></text:p>
          </table:table-cell>
          <table:table-cell office:value-type="float" office:value="4620" calcext:value-type="float">
            <text:p>4620</text:p>
          </table:table-cell>
          <table:table-cell office:value-type="string" calcext:value-type="string">
            <text:p>1:3,841</text:p>
          </table:table-cell>
          <table:table-cell/>
          <table:table-cell table:formula="of:=IF([.F516]=&quot;&quot;;&quot;IsMale&quot;; [.F516])" office:value-type="string" office:string-value="IsMale" calcext:value-type="string">
            <text:p>IsMale</text:p>
          </table:table-cell>
          <table:table-cell/>
          <table:table-cell table:formula="of:=[.C516]" office:value-type="string" office:string-value="Manas" calcext:value-type="string">
            <text:p>Manas</text:p>
          </table:table-cell>
          <table:table-cell table:formula="of:=[.G51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merlan" xlink:type="simple">Tamerlan</text:a>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1:3,881</text:p>
          </table:table-cell>
          <table:table-cell/>
          <table:table-cell table:formula="of:=IF([.F517]=&quot;&quot;;&quot;IsMale&quot;; [.F517])" office:value-type="string" office:string-value="IsMale" calcext:value-type="string">
            <text:p>IsMale</text:p>
          </table:table-cell>
          <table:table-cell/>
          <table:table-cell table:formula="of:=[.C517]" office:value-type="string" office:string-value="Tamerlan" calcext:value-type="string">
            <text:p>Tamerlan</text:p>
          </table:table-cell>
          <table:table-cell table:formula="of:=[.G517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518]=&quot;&quot;;&quot;IsMale&quot;; [.F518])" office:value-type="string" office:string-value="IsMale" calcext:value-type="string">
            <text:p>IsMale</text:p>
          </table:table-cell>
          <table:table-cell/>
          <table:table-cell table:formula="of:=[.C518]" office:value-type="float" office:value="0" calcext:value-type="float">
            <text:p>0</text:p>
          </table:table-cell>
          <table:table-cell table:formula="of:=[.G5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delya" xlink:type="simple">Adelya</text:a></text:p>
          </table:table-cell>
          <table:table-cell office:value-type="float" office:value="4530" calcext:value-type="float">
            <text:p>4530</text:p>
          </table:table-cell>
          <table:table-cell office:value-type="string" calcext:value-type="string">
            <text:p>1:3,918</text:p>
          </table:table-cell>
          <table:table-cell office:value-type="string" calcext:value-type="string">
            <text:p>IsFemale</text:p>
          </table:table-cell>
          <table:table-cell table:formula="of:=IF([.F519]=&quot;&quot;;&quot;IsMale&quot;; [.F519])" office:value-type="string" office:string-value="IsFemale" calcext:value-type="string">
            <text:p>IsFemale</text:p>
          </table:table-cell>
          <table:table-cell/>
          <table:table-cell table:formula="of:=[.C519]" office:value-type="string" office:string-value="Adelya" calcext:value-type="string">
            <text:p>Adelya</text:p>
          </table:table-cell>
          <table:table-cell table:formula="of:=[.G51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ysar" xlink:type="simple">Kaysar</text:a></text:p>
          </table:table-cell>
          <table:table-cell office:value-type="float" office:value="4526" calcext:value-type="float">
            <text:p>4526</text:p>
          </table:table-cell>
          <table:table-cell office:value-type="string" calcext:value-type="string">
            <text:p>1:3,921</text:p>
          </table:table-cell>
          <table:table-cell/>
          <table:table-cell table:formula="of:=IF([.F520]=&quot;&quot;;&quot;IsMale&quot;; [.F520])" office:value-type="string" office:string-value="IsMale" calcext:value-type="string">
            <text:p>IsMale</text:p>
          </table:table-cell>
          <table:table-cell/>
          <table:table-cell table:formula="of:=[.C520]" office:value-type="string" office:string-value="Kaysar" calcext:value-type="string">
            <text:p>Kaysar</text:p>
          </table:table-cell>
          <table:table-cell table:formula="of:=[.G5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nu" xlink:type="simple">Banu</text:a>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1:3,935</text:p>
          </table:table-cell>
          <table:table-cell office:value-type="string" calcext:value-type="string">
            <text:p>IsFemale</text:p>
          </table:table-cell>
          <table:table-cell table:formula="of:=IF([.F521]=&quot;&quot;;&quot;IsMale&quot;; [.F521])" office:value-type="string" office:string-value="IsFemale" calcext:value-type="string">
            <text:p>IsFemale</text:p>
          </table:table-cell>
          <table:table-cell/>
          <table:table-cell table:formula="of:=[.C521]" office:value-type="string" office:string-value="Banu" calcext:value-type="string">
            <text:p>Banu</text:p>
          </table:table-cell>
          <table:table-cell table:formula="of:=[.G52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rkhat" xlink:type="simple">Farkhat</text:a>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1:3,943</text:p>
          </table:table-cell>
          <table:table-cell/>
          <table:table-cell table:formula="of:=IF([.F522]=&quot;&quot;;&quot;IsMale&quot;; [.F522])" office:value-type="string" office:string-value="IsMale" calcext:value-type="string">
            <text:p>IsMale</text:p>
          </table:table-cell>
          <table:table-cell/>
          <table:table-cell table:formula="of:=[.C522]" office:value-type="string" office:string-value="Farkhat" calcext:value-type="string">
            <text:p>Farkhat</text:p>
          </table:table-cell>
          <table:table-cell table:formula="of:=[.G52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ukhit" xlink:type="simple">Mukhit</text:a></text:p>
          </table:table-cell>
          <table:table-cell office:value-type="float" office:value="4488" calcext:value-type="float">
            <text:p>4488</text:p>
          </table:table-cell>
          <table:table-cell office:value-type="string" calcext:value-type="string">
            <text:p>1:3,954</text:p>
          </table:table-cell>
          <table:table-cell/>
          <table:table-cell table:formula="of:=IF([.F523]=&quot;&quot;;&quot;IsMale&quot;; [.F523])" office:value-type="string" office:string-value="IsMale" calcext:value-type="string">
            <text:p>IsMale</text:p>
          </table:table-cell>
          <table:table-cell/>
          <table:table-cell table:formula="of:=[.C523]" office:value-type="string" office:string-value="Mukhit" calcext:value-type="string">
            <text:p>Mukhit</text:p>
          </table:table-cell>
          <table:table-cell table:formula="of:=[.G5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ilya" xlink:type="simple">Dilya</text:a></text:p>
          </table:table-cell>
          <table:table-cell office:value-type="float" office:value="4425" calcext:value-type="float">
            <text:p>4425</text:p>
          </table:table-cell>
          <table:table-cell office:value-type="string" calcext:value-type="string">
            <text:p>1:4,011</text:p>
          </table:table-cell>
          <table:table-cell office:value-type="string" calcext:value-type="string">
            <text:p>IsFemale</text:p>
          </table:table-cell>
          <table:table-cell table:formula="of:=IF([.F524]=&quot;&quot;;&quot;IsMale&quot;; [.F524])" office:value-type="string" office:string-value="IsFemale" calcext:value-type="string">
            <text:p>IsFemale</text:p>
          </table:table-cell>
          <table:table-cell/>
          <table:table-cell table:formula="of:=[.C524]" office:value-type="string" office:string-value="Dilya" calcext:value-type="string">
            <text:p>Dilya</text:p>
          </table:table-cell>
          <table:table-cell table:formula="of:=[.G52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slan" xlink:type="simple">Zhaslan</text:a></text:p>
          </table:table-cell>
          <table:table-cell office:value-type="float" office:value="4425" calcext:value-type="float">
            <text:p>4425</text:p>
          </table:table-cell>
          <table:table-cell office:value-type="string" calcext:value-type="string">
            <text:p>1:4,011</text:p>
          </table:table-cell>
          <table:table-cell/>
          <table:table-cell table:formula="of:=IF([.F525]=&quot;&quot;;&quot;IsMale&quot;; [.F525])" office:value-type="string" office:string-value="IsMale" calcext:value-type="string">
            <text:p>IsMale</text:p>
          </table:table-cell>
          <table:table-cell/>
          <table:table-cell table:formula="of:=[.C525]" office:value-type="string" office:string-value="Zhaslan" calcext:value-type="string">
            <text:p>Zhaslan</text:p>
          </table:table-cell>
          <table:table-cell table:formula="of:=[.G5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ibi" xlink:type="simple">Alibi</text:a>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1:4,032</text:p>
          </table:table-cell>
          <table:table-cell/>
          <table:table-cell table:formula="of:=IF([.F526]=&quot;&quot;;&quot;IsMale&quot;; [.F526])" office:value-type="string" office:string-value="IsMale" calcext:value-type="string">
            <text:p>IsMale</text:p>
          </table:table-cell>
          <table:table-cell/>
          <table:table-cell table:formula="of:=[.C526]" office:value-type="string" office:string-value="Alibi" calcext:value-type="string">
            <text:p>Alibi</text:p>
          </table:table-cell>
          <table:table-cell table:formula="of:=[.G526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527]=&quot;&quot;;&quot;IsMale&quot;; [.F527])" office:value-type="string" office:string-value="IsMale" calcext:value-type="string">
            <text:p>IsMale</text:p>
          </table:table-cell>
          <table:table-cell/>
          <table:table-cell table:formula="of:=[.C527]" office:value-type="float" office:value="0" calcext:value-type="float">
            <text:p>0</text:p>
          </table:table-cell>
          <table:table-cell table:formula="of:=[.G5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uiza" xlink:type="simple">Luiza</text:a></text:p>
          </table:table-cell>
          <table:table-cell office:value-type="float" office:value="4380" calcext:value-type="float">
            <text:p>4380</text:p>
          </table:table-cell>
          <table:table-cell office:value-type="string" calcext:value-type="string">
            <text:p>1:4,052</text:p>
          </table:table-cell>
          <table:table-cell office:value-type="string" calcext:value-type="string">
            <text:p>IsFemale</text:p>
          </table:table-cell>
          <table:table-cell table:formula="of:=IF([.F528]=&quot;&quot;;&quot;IsMale&quot;; [.F528])" office:value-type="string" office:string-value="IsFemale" calcext:value-type="string">
            <text:p>IsFemale</text:p>
          </table:table-cell>
          <table:table-cell/>
          <table:table-cell table:formula="of:=[.C528]" office:value-type="string" office:string-value="Luiza" calcext:value-type="string">
            <text:p>Luiza</text:p>
          </table:table-cell>
          <table:table-cell table:formula="of:=[.G52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mangeldi" xlink:type="simple">Amangeldi</text:a></text:p>
          </table:table-cell>
          <table:table-cell office:value-type="float" office:value="4375" calcext:value-type="float">
            <text:p>4375</text:p>
          </table:table-cell>
          <table:table-cell office:value-type="string" calcext:value-type="string">
            <text:p>1:4,056</text:p>
          </table:table-cell>
          <table:table-cell/>
          <table:table-cell table:formula="of:=IF([.F529]=&quot;&quot;;&quot;IsMale&quot;; [.F529])" office:value-type="string" office:string-value="IsMale" calcext:value-type="string">
            <text:p>IsMale</text:p>
          </table:table-cell>
          <table:table-cell/>
          <table:table-cell table:formula="of:=[.C529]" office:value-type="string" office:string-value="Amangeldi" calcext:value-type="string">
            <text:p>Amangeldi</text:p>
          </table:table-cell>
          <table:table-cell table:formula="of:=[.G5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ktoty" xlink:type="simple">Aktoty</text:a>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1:4,081</text:p>
          </table:table-cell>
          <table:table-cell office:value-type="string" calcext:value-type="string">
            <text:p>IsFemale</text:p>
          </table:table-cell>
          <table:table-cell table:formula="of:=IF([.F530]=&quot;&quot;;&quot;IsMale&quot;; [.F530])" office:value-type="string" office:string-value="IsFemale" calcext:value-type="string">
            <text:p>IsFemale</text:p>
          </table:table-cell>
          <table:table-cell/>
          <table:table-cell table:formula="of:=[.C530]" office:value-type="string" office:string-value="Aktoty" calcext:value-type="string">
            <text:p>Aktoty</text:p>
          </table:table-cell>
          <table:table-cell table:formula="of:=[.G5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zhela" xlink:type="simple">Anzhela</text:a></text:p>
          </table:table-cell>
          <table:table-cell office:value-type="float" office:value="4326" calcext:value-type="float">
            <text:p>4326</text:p>
          </table:table-cell>
          <table:table-cell office:value-type="string" calcext:value-type="string">
            <text:p>1:4,102</text:p>
          </table:table-cell>
          <table:table-cell office:value-type="string" calcext:value-type="string">
            <text:p>IsFemale</text:p>
          </table:table-cell>
          <table:table-cell table:formula="of:=IF([.F531]=&quot;&quot;;&quot;IsMale&quot;; [.F531])" office:value-type="string" office:string-value="IsFemale" calcext:value-type="string">
            <text:p>IsFemale</text:p>
          </table:table-cell>
          <table:table-cell/>
          <table:table-cell table:formula="of:=[.C531]" office:value-type="string" office:string-value="Anzhela" calcext:value-type="string">
            <text:p>Anzhela</text:p>
          </table:table-cell>
          <table:table-cell table:formula="of:=[.G5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khan" xlink:type="simple">Nurkhan</text:a>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1:4,122</text:p>
          </table:table-cell>
          <table:table-cell/>
          <table:table-cell table:formula="of:=IF([.F532]=&quot;&quot;;&quot;IsMale&quot;; [.F532])" office:value-type="string" office:string-value="IsMale" calcext:value-type="string">
            <text:p>IsMale</text:p>
          </table:table-cell>
          <table:table-cell/>
          <table:table-cell table:formula="of:=[.C532]" office:value-type="string" office:string-value="Nurkhan" calcext:value-type="string">
            <text:p>Nurkhan</text:p>
          </table:table-cell>
          <table:table-cell table:formula="of:=[.G5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ulat" xlink:type="simple">Bulat</text:a></text:p>
          </table:table-cell>
          <table:table-cell office:value-type="float" office:value="4294" calcext:value-type="float">
            <text:p>4294</text:p>
          </table:table-cell>
          <table:table-cell office:value-type="string" calcext:value-type="string">
            <text:p>1:4,133</text:p>
          </table:table-cell>
          <table:table-cell/>
          <table:table-cell table:formula="of:=IF([.F533]=&quot;&quot;;&quot;IsMale&quot;; [.F533])" office:value-type="string" office:string-value="IsMale" calcext:value-type="string">
            <text:p>IsMale</text:p>
          </table:table-cell>
          <table:table-cell/>
          <table:table-cell table:formula="of:=[.C533]" office:value-type="string" office:string-value="Bulat" calcext:value-type="string">
            <text:p>Bulat</text:p>
          </table:table-cell>
          <table:table-cell table:formula="of:=[.G53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imzhan" xlink:type="simple">Alimzhan</text:a></text:p>
          </table:table-cell>
          <table:table-cell office:value-type="float" office:value="4273" calcext:value-type="float">
            <text:p>4273</text:p>
          </table:table-cell>
          <table:table-cell office:value-type="string" calcext:value-type="string">
            <text:p>1:4,153</text:p>
          </table:table-cell>
          <table:table-cell/>
          <table:table-cell table:formula="of:=IF([.F534]=&quot;&quot;;&quot;IsMale&quot;; [.F534])" office:value-type="string" office:string-value="IsMale" calcext:value-type="string">
            <text:p>IsMale</text:p>
          </table:table-cell>
          <table:table-cell/>
          <table:table-cell table:formula="of:=[.C534]" office:value-type="string" office:string-value="Alimzhan" calcext:value-type="string">
            <text:p>Alimzhan</text:p>
          </table:table-cell>
          <table:table-cell table:formula="of:=[.G5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tima" xlink:type="simple">Batima</text:a></text:p>
          </table:table-cell>
          <table:table-cell office:value-type="float" office:value="4272" calcext:value-type="float">
            <text:p>4272</text:p>
          </table:table-cell>
          <table:table-cell office:value-type="string" calcext:value-type="string">
            <text:p>1:4,154</text:p>
          </table:table-cell>
          <table:table-cell office:value-type="string" calcext:value-type="string">
            <text:p>IsFemale</text:p>
          </table:table-cell>
          <table:table-cell table:formula="of:=IF([.F535]=&quot;&quot;;&quot;IsMale&quot;; [.F535])" office:value-type="string" office:string-value="IsFemale" calcext:value-type="string">
            <text:p>IsFemale</text:p>
          </table:table-cell>
          <table:table-cell/>
          <table:table-cell table:formula="of:=[.C535]" office:value-type="string" office:string-value="Batima" calcext:value-type="string">
            <text:p>Batima</text:p>
          </table:table-cell>
          <table:table-cell table:formula="of:=[.G53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sulu" xlink:type="simple">Nursulu</text:a>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1:4,164</text:p>
          </table:table-cell>
          <table:table-cell office:value-type="string" calcext:value-type="string">
            <text:p>IsFemale</text:p>
          </table:table-cell>
          <table:table-cell table:formula="of:=IF([.F536]=&quot;&quot;;&quot;IsMale&quot;; [.F536])" office:value-type="string" office:string-value="IsFemale" calcext:value-type="string">
            <text:p>IsFemale</text:p>
          </table:table-cell>
          <table:table-cell/>
          <table:table-cell table:formula="of:=[.C536]" office:value-type="string" office:string-value="Nursulu" calcext:value-type="string">
            <text:p>Nursulu</text:p>
          </table:table-cell>
          <table:table-cell table:formula="of:=[.G53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jandos" xlink:type="simple">Jandos</text:a>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1:4,175</text:p>
          </table:table-cell>
          <table:table-cell/>
          <table:table-cell table:formula="of:=IF([.F537]=&quot;&quot;;&quot;IsMale&quot;; [.F537])" office:value-type="string" office:string-value="IsMale" calcext:value-type="string">
            <text:p>IsMale</text:p>
          </table:table-cell>
          <table:table-cell/>
          <table:table-cell table:formula="of:=[.C537]" office:value-type="string" office:string-value="Jandos" calcext:value-type="string">
            <text:p>Jandos</text:p>
          </table:table-cell>
          <table:table-cell table:formula="of:=[.G5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nserik" xlink:type="simple">Zhanserik</text:a>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1:4,278</text:p>
          </table:table-cell>
          <table:table-cell/>
          <table:table-cell table:formula="of:=IF([.F538]=&quot;&quot;;&quot;IsMale&quot;; [.F538])" office:value-type="string" office:string-value="IsMale" calcext:value-type="string">
            <text:p>IsMale</text:p>
          </table:table-cell>
          <table:table-cell/>
          <table:table-cell table:formula="of:=[.C538]" office:value-type="string" office:string-value="Zhanserik" calcext:value-type="string">
            <text:p>Zhanserik</text:p>
          </table:table-cell>
          <table:table-cell table:formula="of:=[.G53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ai" xlink:type="simple">Abai</text:a>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1:4,280</text:p>
          </table:table-cell>
          <table:table-cell/>
          <table:table-cell table:formula="of:=IF([.F539]=&quot;&quot;;&quot;IsMale&quot;; [.F539])" office:value-type="string" office:string-value="IsMale" calcext:value-type="string">
            <text:p>IsMale</text:p>
          </table:table-cell>
          <table:table-cell/>
          <table:table-cell table:formula="of:=[.C539]" office:value-type="string" office:string-value="Abai" calcext:value-type="string">
            <text:p>Abai</text:p>
          </table:table-cell>
          <table:table-cell table:formula="of:=[.G53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rgulan" xlink:type="simple">Margulan</text:a>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1:4,286</text:p>
          </table:table-cell>
          <table:table-cell/>
          <table:table-cell table:formula="of:=IF([.F540]=&quot;&quot;;&quot;IsMale&quot;; [.F540])" office:value-type="string" office:string-value="IsMale" calcext:value-type="string">
            <text:p>IsMale</text:p>
          </table:table-cell>
          <table:table-cell/>
          <table:table-cell table:formula="of:=[.C540]" office:value-type="string" office:string-value="Margulan" calcext:value-type="string">
            <text:p>Margulan</text:p>
          </table:table-cell>
          <table:table-cell table:formula="of:=[.G5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khir" xlink:type="simple">Takhir</text:a>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1:4,286</text:p>
          </table:table-cell>
          <table:table-cell/>
          <table:table-cell table:formula="of:=IF([.F541]=&quot;&quot;;&quot;IsMale&quot;; [.F541])" office:value-type="string" office:string-value="IsMale" calcext:value-type="string">
            <text:p>IsMale</text:p>
          </table:table-cell>
          <table:table-cell/>
          <table:table-cell table:formula="of:=[.C541]" office:value-type="string" office:string-value="Takhir" calcext:value-type="string">
            <text:p>Takhir</text:p>
          </table:table-cell>
          <table:table-cell table:formula="of:=[.G5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ziza" xlink:type="simple">Gaziza</text:a>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1:4,287</text:p>
          </table:table-cell>
          <table:table-cell office:value-type="string" calcext:value-type="string">
            <text:p>IsFemale</text:p>
          </table:table-cell>
          <table:table-cell table:formula="of:=IF([.F542]=&quot;&quot;;&quot;IsMale&quot;; [.F542])" office:value-type="string" office:string-value="IsFemale" calcext:value-type="string">
            <text:p>IsFemale</text:p>
          </table:table-cell>
          <table:table-cell/>
          <table:table-cell table:formula="of:=[.C542]" office:value-type="string" office:string-value="Gaziza" calcext:value-type="string">
            <text:p>Gaziza</text:p>
          </table:table-cell>
          <table:table-cell table:formula="of:=[.G5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lbosyn" xlink:type="simple">Ulbosyn</text:a>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1:4,298</text:p>
          </table:table-cell>
          <table:table-cell office:value-type="string" calcext:value-type="string">
            <text:p>IsFemale</text:p>
          </table:table-cell>
          <table:table-cell table:formula="of:=IF([.F543]=&quot;&quot;;&quot;IsMale&quot;; [.F543])" office:value-type="string" office:string-value="IsFemale" calcext:value-type="string">
            <text:p>IsFemale</text:p>
          </table:table-cell>
          <table:table-cell/>
          <table:table-cell table:formula="of:=[.C543]" office:value-type="string" office:string-value="Ulbosyn" calcext:value-type="string">
            <text:p>Ulbosyn</text:p>
          </table:table-cell>
          <table:table-cell table:formula="of:=[.G54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yymbek" xlink:type="simple">Rayymbek</text:a>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1:4,309</text:p>
          </table:table-cell>
          <table:table-cell/>
          <table:table-cell table:formula="of:=IF([.F544]=&quot;&quot;;&quot;IsMale&quot;; [.F544])" office:value-type="string" office:string-value="IsMale" calcext:value-type="string">
            <text:p>IsMale</text:p>
          </table:table-cell>
          <table:table-cell/>
          <table:table-cell table:formula="of:=[.C544]" office:value-type="string" office:string-value="Rayymbek" calcext:value-type="string">
            <text:p>Rayymbek</text:p>
          </table:table-cell>
          <table:table-cell table:formula="of:=[.G54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zhana" xlink:type="simple">Ayzhana</text:a>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1:4,318</text:p>
          </table:table-cell>
          <table:table-cell office:value-type="string" calcext:value-type="string">
            <text:p>IsFemale</text:p>
          </table:table-cell>
          <table:table-cell table:formula="of:=IF([.F545]=&quot;&quot;;&quot;IsMale&quot;; [.F545])" office:value-type="string" office:string-value="IsFemale" calcext:value-type="string">
            <text:p>IsFemale</text:p>
          </table:table-cell>
          <table:table-cell/>
          <table:table-cell table:formula="of:=[.C545]" office:value-type="string" office:string-value="Ayzhana" calcext:value-type="string">
            <text:p>Ayzhana</text:p>
          </table:table-cell>
          <table:table-cell table:formula="of:=[.G54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lisa" xlink:type="simple">Alisa</text:a>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1:4,321</text:p>
          </table:table-cell>
          <table:table-cell office:value-type="string" calcext:value-type="string">
            <text:p>IsFemale</text:p>
          </table:table-cell>
          <table:table-cell table:formula="of:=IF([.F546]=&quot;&quot;;&quot;IsMale&quot;; [.F546])" office:value-type="string" office:string-value="IsFemale" calcext:value-type="string">
            <text:p>IsFemale</text:p>
          </table:table-cell>
          <table:table-cell/>
          <table:table-cell table:formula="of:=[.C546]" office:value-type="string" office:string-value="Alisa" calcext:value-type="string">
            <text:p>Alisa</text:p>
          </table:table-cell>
          <table:table-cell table:formula="of:=[.G546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547]=&quot;&quot;;&quot;IsMale&quot;; [.F547])" office:value-type="string" office:string-value="IsMale" calcext:value-type="string">
            <text:p>IsMale</text:p>
          </table:table-cell>
          <table:table-cell/>
          <table:table-cell table:formula="of:=[.C547]" office:value-type="float" office:value="0" calcext:value-type="float">
            <text:p>0</text:p>
          </table:table-cell>
          <table:table-cell table:formula="of:=[.G54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rhan" xlink:type="simple">Darhan</text:a>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1:4,353</text:p>
          </table:table-cell>
          <table:table-cell/>
          <table:table-cell table:formula="of:=IF([.F548]=&quot;&quot;;&quot;IsMale&quot;; [.F548])" office:value-type="string" office:string-value="IsMale" calcext:value-type="string">
            <text:p>IsMale</text:p>
          </table:table-cell>
          <table:table-cell/>
          <table:table-cell table:formula="of:=[.C548]" office:value-type="string" office:string-value="Darhan" calcext:value-type="string">
            <text:p>Darhan</text:p>
          </table:table-cell>
          <table:table-cell table:formula="of:=[.G54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ndyz" xlink:type="simple">Kundyz</text:a>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1:4,353</text:p>
          </table:table-cell>
          <table:table-cell office:value-type="string" calcext:value-type="string">
            <text:p>IsFemale</text:p>
          </table:table-cell>
          <table:table-cell table:formula="of:=IF([.F549]=&quot;&quot;;&quot;IsMale&quot;; [.F549])" office:value-type="string" office:string-value="IsFemale" calcext:value-type="string">
            <text:p>IsFemale</text:p>
          </table:table-cell>
          <table:table-cell/>
          <table:table-cell table:formula="of:=[.C549]" office:value-type="string" office:string-value="Kundyz" calcext:value-type="string">
            <text:p>Kundyz</text:p>
          </table:table-cell>
          <table:table-cell table:formula="of:=[.G54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xultan" xlink:type="simple">Bexultan</text:a>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1:4,372</text:p>
          </table:table-cell>
          <table:table-cell/>
          <table:table-cell table:formula="of:=IF([.F550]=&quot;&quot;;&quot;IsMale&quot;; [.F550])" office:value-type="string" office:string-value="IsMale" calcext:value-type="string">
            <text:p>IsMale</text:p>
          </table:table-cell>
          <table:table-cell/>
          <table:table-cell table:formula="of:=[.C550]" office:value-type="string" office:string-value="Bexultan" calcext:value-type="string">
            <text:p>Bexultan</text:p>
          </table:table-cell>
          <table:table-cell table:formula="of:=[.G55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undet" xlink:type="simple">Sundet</text:a>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1:4,391</text:p>
          </table:table-cell>
          <table:table-cell/>
          <table:table-cell table:formula="of:=IF([.F551]=&quot;&quot;;&quot;IsMale&quot;; [.F551])" office:value-type="string" office:string-value="IsMale" calcext:value-type="string">
            <text:p>IsMale</text:p>
          </table:table-cell>
          <table:table-cell/>
          <table:table-cell table:formula="of:=[.C551]" office:value-type="string" office:string-value="Sundet" calcext:value-type="string">
            <text:p>Sundet</text:p>
          </table:table-cell>
          <table:table-cell table:formula="of:=[.G55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olegen" xlink:type="simple">Tolegen</text:a>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:4,437</text:p>
          </table:table-cell>
          <table:table-cell/>
          <table:table-cell table:formula="of:=IF([.F552]=&quot;&quot;;&quot;IsMale&quot;; [.F552])" office:value-type="string" office:string-value="IsMale" calcext:value-type="string">
            <text:p>IsMale</text:p>
          </table:table-cell>
          <table:table-cell/>
          <table:table-cell table:formula="of:=[.C552]" office:value-type="string" office:string-value="Tolegen" calcext:value-type="string">
            <text:p>Tolegen</text:p>
          </table:table-cell>
          <table:table-cell table:formula="of:=[.G55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nshuk" xlink:type="simple">Manshuk</text:a></text:p>
          </table:table-cell>
          <table:table-cell office:value-type="float" office:value="3992" calcext:value-type="float">
            <text:p>3992</text:p>
          </table:table-cell>
          <table:table-cell office:value-type="string" calcext:value-type="string">
            <text:p>1:4,446</text:p>
          </table:table-cell>
          <table:table-cell office:value-type="string" calcext:value-type="string">
            <text:p>IsFemale</text:p>
          </table:table-cell>
          <table:table-cell table:formula="of:=IF([.F553]=&quot;&quot;;&quot;IsMale&quot;; [.F553])" office:value-type="string" office:string-value="IsFemale" calcext:value-type="string">
            <text:p>IsFemale</text:p>
          </table:table-cell>
          <table:table-cell/>
          <table:table-cell table:formula="of:=[.C553]" office:value-type="string" office:string-value="Manshuk" calcext:value-type="string">
            <text:p>Manshuk</text:p>
          </table:table-cell>
          <table:table-cell table:formula="of:=[.G55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ultanbek" xlink:type="simple">Sultanbek</text:a>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1:4,456</text:p>
          </table:table-cell>
          <table:table-cell/>
          <table:table-cell table:formula="of:=IF([.F554]=&quot;&quot;;&quot;IsMale&quot;; [.F554])" office:value-type="string" office:string-value="IsMale" calcext:value-type="string">
            <text:p>IsMale</text:p>
          </table:table-cell>
          <table:table-cell/>
          <table:table-cell table:formula="of:=[.C554]" office:value-type="string" office:string-value="Sultanbek" calcext:value-type="string">
            <text:p>Sultanbek</text:p>
          </table:table-cell>
          <table:table-cell table:formula="of:=[.G5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"/>
          <table:table-cell table:number-columns-repeated="4"/>
          <table:table-cell table:formula="of:=IF([.F555]=&quot;&quot;;&quot;IsMale&quot;; [.F555])" office:value-type="string" office:string-value="IsMale" calcext:value-type="string">
            <text:p>IsMale</text:p>
          </table:table-cell>
          <table:table-cell/>
          <table:table-cell table:formula="of:=[.C555]" office:value-type="float" office:value="0" calcext:value-type="float">
            <text:p>0</text:p>
          </table:table-cell>
          <table:table-cell table:formula="of:=[.G5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idia" xlink:type="simple">Lidia</text:a>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1:4,504</text:p>
          </table:table-cell>
          <table:table-cell office:value-type="string" calcext:value-type="string">
            <text:p>IsFemale</text:p>
          </table:table-cell>
          <table:table-cell table:formula="of:=IF([.F556]=&quot;&quot;;&quot;IsMale&quot;; [.F556])" office:value-type="string" office:string-value="IsFemale" calcext:value-type="string">
            <text:p>IsFemale</text:p>
          </table:table-cell>
          <table:table-cell/>
          <table:table-cell table:formula="of:=[.C556]" office:value-type="string" office:string-value="Lidia" calcext:value-type="string">
            <text:p>Lidia</text:p>
          </table:table-cell>
          <table:table-cell table:formula="of:=[.G55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leb" xlink:type="simple">Gleb</text:a></text:p>
          </table:table-cell>
          <table:table-cell office:value-type="float" office:value="3927" calcext:value-type="float">
            <text:p>3927</text:p>
          </table:table-cell>
          <table:table-cell office:value-type="string" calcext:value-type="string">
            <text:p>1:4,519</text:p>
          </table:table-cell>
          <table:table-cell/>
          <table:table-cell table:formula="of:=IF([.F557]=&quot;&quot;;&quot;IsMale&quot;; [.F557])" office:value-type="string" office:string-value="IsMale" calcext:value-type="string">
            <text:p>IsMale</text:p>
          </table:table-cell>
          <table:table-cell/>
          <table:table-cell table:formula="of:=[.C557]" office:value-type="string" office:string-value="Gleb" calcext:value-type="string">
            <text:p>Gleb</text:p>
          </table:table-cell>
          <table:table-cell table:formula="of:=[.G557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558]=&quot;&quot;;&quot;IsMale&quot;; [.F558])" office:value-type="string" office:string-value="IsMale" calcext:value-type="string">
            <text:p>IsMale</text:p>
          </table:table-cell>
          <table:table-cell/>
          <table:table-cell table:formula="of:=[.C558]" office:value-type="float" office:value="0" calcext:value-type="float">
            <text:p>0</text:p>
          </table:table-cell>
          <table:table-cell table:formula="of:=[.G5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mandyk" xlink:type="simple">Amandyk</text:a>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1:4,532</text:p>
          </table:table-cell>
          <table:table-cell/>
          <table:table-cell table:formula="of:=IF([.F559]=&quot;&quot;;&quot;IsMale&quot;; [.F559])" office:value-type="string" office:string-value="IsMale" calcext:value-type="string">
            <text:p>IsMale</text:p>
          </table:table-cell>
          <table:table-cell/>
          <table:table-cell table:formula="of:=[.C559]" office:value-type="string" office:string-value="Amandyk" calcext:value-type="string">
            <text:p>Amandyk</text:p>
          </table:table-cell>
          <table:table-cell table:formula="of:=[.G5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oszhan" xlink:type="simple">Doszhan</text:a>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1:4,532</text:p>
          </table:table-cell>
          <table:table-cell/>
          <table:table-cell table:formula="of:=IF([.F560]=&quot;&quot;;&quot;IsMale&quot;; [.F560])" office:value-type="string" office:string-value="IsMale" calcext:value-type="string">
            <text:p>IsMale</text:p>
          </table:table-cell>
          <table:table-cell/>
          <table:table-cell table:formula="of:=[.C560]" office:value-type="string" office:string-value="Doszhan" calcext:value-type="string">
            <text:p>Doszhan</text:p>
          </table:table-cell>
          <table:table-cell table:formula="of:=[.G560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561]=&quot;&quot;;&quot;IsMale&quot;; [.F561])" office:value-type="string" office:string-value="IsMale" calcext:value-type="string">
            <text:p>IsMale</text:p>
          </table:table-cell>
          <table:table-cell/>
          <table:table-cell table:formula="of:=[.C561]" office:value-type="float" office:value="0" calcext:value-type="float">
            <text:p>0</text:p>
          </table:table-cell>
          <table:table-cell table:formula="of:=[.G56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gima" xlink:type="simple">Nagima</text:a>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1:4,553</text:p>
          </table:table-cell>
          <table:table-cell office:value-type="string" calcext:value-type="string">
            <text:p>IsFemale</text:p>
          </table:table-cell>
          <table:table-cell table:formula="of:=IF([.F562]=&quot;&quot;;&quot;IsMale&quot;; [.F562])" office:value-type="string" office:string-value="IsFemale" calcext:value-type="string">
            <text:p>IsFemale</text:p>
          </table:table-cell>
          <table:table-cell/>
          <table:table-cell table:formula="of:=[.C562]" office:value-type="string" office:string-value="Nagima" calcext:value-type="string">
            <text:p>Nagima</text:p>
          </table:table-cell>
          <table:table-cell table:formula="of:=[.G56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nash" xlink:type="simple">Aynash</text:a>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1:4,567</text:p>
          </table:table-cell>
          <table:table-cell office:value-type="string" calcext:value-type="string">
            <text:p>IsFemale</text:p>
          </table:table-cell>
          <table:table-cell table:formula="of:=IF([.F563]=&quot;&quot;;&quot;IsMale&quot;; [.F563])" office:value-type="string" office:string-value="IsFemale" calcext:value-type="string">
            <text:p>IsFemale</text:p>
          </table:table-cell>
          <table:table-cell/>
          <table:table-cell table:formula="of:=[.C563]" office:value-type="string" office:string-value="Aynash" calcext:value-type="string">
            <text:p>Aynash</text:p>
          </table:table-cell>
          <table:table-cell table:formula="of:=[.G56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lina" xlink:type="simple">Elina</text:a>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1:4,567</text:p>
          </table:table-cell>
          <table:table-cell office:value-type="string" calcext:value-type="string">
            <text:p>IsFemale</text:p>
          </table:table-cell>
          <table:table-cell table:formula="of:=IF([.F564]=&quot;&quot;;&quot;IsMale&quot;; [.F564])" office:value-type="string" office:string-value="IsFemale" calcext:value-type="string">
            <text:p>IsFemale</text:p>
          </table:table-cell>
          <table:table-cell/>
          <table:table-cell table:formula="of:=[.C564]" office:value-type="string" office:string-value="Elina" calcext:value-type="string">
            <text:p>Elina</text:p>
          </table:table-cell>
          <table:table-cell table:formula="of:=[.G5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mantay" xlink:type="simple">Amantay</text:a>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1:4,568</text:p>
          </table:table-cell>
          <table:table-cell/>
          <table:table-cell table:formula="of:=IF([.F565]=&quot;&quot;;&quot;IsMale&quot;; [.F565])" office:value-type="string" office:string-value="IsMale" calcext:value-type="string">
            <text:p>IsMale</text:p>
          </table:table-cell>
          <table:table-cell/>
          <table:table-cell table:formula="of:=[.C565]" office:value-type="string" office:string-value="Amantay" calcext:value-type="string">
            <text:p>Amantay</text:p>
          </table:table-cell>
          <table:table-cell table:formula="of:=[.G5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k" xlink:type="simple">Bek</text:a>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1:4,605</text:p>
          </table:table-cell>
          <table:table-cell/>
          <table:table-cell table:formula="of:=IF([.F566]=&quot;&quot;;&quot;IsMale&quot;; [.F566])" office:value-type="string" office:string-value="IsMale" calcext:value-type="string">
            <text:p>IsMale</text:p>
          </table:table-cell>
          <table:table-cell/>
          <table:table-cell table:formula="of:=[.C566]" office:value-type="string" office:string-value="Bek" calcext:value-type="string">
            <text:p>Bek</text:p>
          </table:table-cell>
          <table:table-cell table:formula="of:=[.G56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dilshat" xlink:type="simple">Dilshat</text:a></text:p>
          </table:table-cell>
          <table:table-cell office:value-type="float" office:value="3825" calcext:value-type="float">
            <text:p>3825</text:p>
          </table:table-cell>
          <table:table-cell office:value-type="string" calcext:value-type="string">
            <text:p>1:4,640</text:p>
          </table:table-cell>
          <table:table-cell/>
          <table:table-cell table:formula="of:=IF([.F567]=&quot;&quot;;&quot;IsMale&quot;; [.F567])" office:value-type="string" office:string-value="IsMale" calcext:value-type="string">
            <text:p>IsMale</text:p>
          </table:table-cell>
          <table:table-cell/>
          <table:table-cell table:formula="of:=[.C567]" office:value-type="string" office:string-value="Dilshat" calcext:value-type="string">
            <text:p>Dilshat</text:p>
          </table:table-cell>
          <table:table-cell table:formula="of:=[.G56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ganym" xlink:type="simple">Ayganym</text:a></text:p>
          </table:table-cell>
          <table:table-cell office:value-type="float" office:value="3807" calcext:value-type="float">
            <text:p>3807</text:p>
          </table:table-cell>
          <table:table-cell office:value-type="string" calcext:value-type="string">
            <text:p>1:4,662</text:p>
          </table:table-cell>
          <table:table-cell office:value-type="string" calcext:value-type="string">
            <text:p>IsFemale</text:p>
          </table:table-cell>
          <table:table-cell table:formula="of:=IF([.F568]=&quot;&quot;;&quot;IsMale&quot;; [.F568])" office:value-type="string" office:string-value="IsFemale" calcext:value-type="string">
            <text:p>IsFemale</text:p>
          </table:table-cell>
          <table:table-cell/>
          <table:table-cell table:formula="of:=[.C568]" office:value-type="string" office:string-value="Ayganym" calcext:value-type="string">
            <text:p>Ayganym</text:p>
          </table:table-cell>
          <table:table-cell table:formula="of:=[.G5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vid" xlink:type="simple">David</text:a>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1:4,711</text:p>
          </table:table-cell>
          <table:table-cell/>
          <table:table-cell table:formula="of:=IF([.F569]=&quot;&quot;;&quot;IsMale&quot;; [.F569])" office:value-type="string" office:string-value="IsMale" calcext:value-type="string">
            <text:p>IsMale</text:p>
          </table:table-cell>
          <table:table-cell/>
          <table:table-cell table:formula="of:=[.C569]" office:value-type="string" office:string-value="David" calcext:value-type="string">
            <text:p>David</text:p>
          </table:table-cell>
          <table:table-cell table:formula="of:=[.G569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570]=&quot;&quot;;&quot;IsMale&quot;; [.F570])" office:value-type="string" office:string-value="IsMale" calcext:value-type="string">
            <text:p>IsMale</text:p>
          </table:table-cell>
          <table:table-cell/>
          <table:table-cell table:formula="of:=[.C570]" office:value-type="float" office:value="0" calcext:value-type="float">
            <text:p>0</text:p>
          </table:table-cell>
          <table:table-cell table:formula="of:=[.G57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yan" xlink:type="simple">Sayan</text:a>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1:4,766</text:p>
          </table:table-cell>
          <table:table-cell/>
          <table:table-cell table:formula="of:=IF([.F571]=&quot;&quot;;&quot;IsMale&quot;; [.F571])" office:value-type="string" office:string-value="IsMale" calcext:value-type="string">
            <text:p>IsMale</text:p>
          </table:table-cell>
          <table:table-cell/>
          <table:table-cell table:formula="of:=[.C571]" office:value-type="string" office:string-value="Sayan" calcext:value-type="string">
            <text:p>Sayan</text:p>
          </table:table-cell>
          <table:table-cell table:formula="of:=[.G57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rina" xlink:type="simple">Darina</text:a>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1:4,784</text:p>
          </table:table-cell>
          <table:table-cell office:value-type="string" calcext:value-type="string">
            <text:p>IsFemale</text:p>
          </table:table-cell>
          <table:table-cell table:formula="of:=IF([.F572]=&quot;&quot;;&quot;IsMale&quot;; [.F572])" office:value-type="string" office:string-value="IsFemale" calcext:value-type="string">
            <text:p>IsFemale</text:p>
          </table:table-cell>
          <table:table-cell/>
          <table:table-cell table:formula="of:=[.C572]" office:value-type="string" office:string-value="Darina" calcext:value-type="string">
            <text:p>Darina</text:p>
          </table:table-cell>
          <table:table-cell table:formula="of:=[.G57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lamkas" xlink:type="simple">Kalamkas</text:a>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1:4,798</text:p>
          </table:table-cell>
          <table:table-cell office:value-type="string" calcext:value-type="string">
            <text:p>IsFemale</text:p>
          </table:table-cell>
          <table:table-cell table:formula="of:=IF([.F573]=&quot;&quot;;&quot;IsMale&quot;; [.F573])" office:value-type="string" office:string-value="IsFemale" calcext:value-type="string">
            <text:p>IsFemale</text:p>
          </table:table-cell>
          <table:table-cell/>
          <table:table-cell table:formula="of:=[.C573]" office:value-type="string" office:string-value="Kalamkas" calcext:value-type="string">
            <text:p>Kalamkas</text:p>
          </table:table-cell>
          <table:table-cell table:formula="of:=[.G57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tolganay" xlink:type="simple">Tolganay</text:a>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1:4,804</text:p>
          </table:table-cell>
          <table:table-cell office:value-type="string" calcext:value-type="string">
            <text:p>IsFemale</text:p>
          </table:table-cell>
          <table:table-cell table:formula="of:=IF([.F574]=&quot;&quot;;&quot;IsMale&quot;; [.F574])" office:value-type="string" office:string-value="IsFemale" calcext:value-type="string">
            <text:p>IsFemale</text:p>
          </table:table-cell>
          <table:table-cell/>
          <table:table-cell table:formula="of:=[.C574]" office:value-type="string" office:string-value="Tolganay" calcext:value-type="string">
            <text:p>Tolganay</text:p>
          </table:table-cell>
          <table:table-cell table:formula="of:=[.G57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lara" xlink:type="simple">Klara</text:a>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1:4,837</text:p>
          </table:table-cell>
          <table:table-cell office:value-type="string" calcext:value-type="string">
            <text:p>IsFemale</text:p>
          </table:table-cell>
          <table:table-cell table:formula="of:=IF([.F575]=&quot;&quot;;&quot;IsMale&quot;; [.F575])" office:value-type="string" office:string-value="IsFemale" calcext:value-type="string">
            <text:p>IsFemale</text:p>
          </table:table-cell>
          <table:table-cell/>
          <table:table-cell table:formula="of:=[.C575]" office:value-type="string" office:string-value="Klara" calcext:value-type="string">
            <text:p>Klara</text:p>
          </table:table-cell>
          <table:table-cell table:formula="of:=[.G57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bir" xlink:type="simple">Sabir</text:a>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1:4,846</text:p>
          </table:table-cell>
          <table:table-cell/>
          <table:table-cell table:formula="of:=IF([.F576]=&quot;&quot;;&quot;IsMale&quot;; [.F576])" office:value-type="string" office:string-value="IsMale" calcext:value-type="string">
            <text:p>IsMale</text:p>
          </table:table-cell>
          <table:table-cell/>
          <table:table-cell table:formula="of:=[.C576]" office:value-type="string" office:string-value="Sabir" calcext:value-type="string">
            <text:p>Sabir</text:p>
          </table:table-cell>
          <table:table-cell table:formula="of:=[.G5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kbergen" xlink:type="simple">Bakbergen</text:a>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1:4,849</text:p>
          </table:table-cell>
          <table:table-cell/>
          <table:table-cell table:formula="of:=IF([.F577]=&quot;&quot;;&quot;IsMale&quot;; [.F577])" office:value-type="string" office:string-value="IsMale" calcext:value-type="string">
            <text:p>IsMale</text:p>
          </table:table-cell>
          <table:table-cell/>
          <table:table-cell table:formula="of:=[.C577]" office:value-type="string" office:string-value="Bakbergen" calcext:value-type="string">
            <text:p>Bakbergen</text:p>
          </table:table-cell>
          <table:table-cell table:formula="of:=[.G57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rim" xlink:type="simple">Karim</text:a></text:p>
          </table:table-cell>
          <table:table-cell office:value-type="float" office:value="3653" calcext:value-type="float">
            <text:p>3653</text:p>
          </table:table-cell>
          <table:table-cell office:value-type="string" calcext:value-type="string">
            <text:p>1:4,858</text:p>
          </table:table-cell>
          <table:table-cell/>
          <table:table-cell table:formula="of:=IF([.F578]=&quot;&quot;;&quot;IsMale&quot;; [.F578])" office:value-type="string" office:string-value="IsMale" calcext:value-type="string">
            <text:p>IsMale</text:p>
          </table:table-cell>
          <table:table-cell/>
          <table:table-cell table:formula="of:=[.C578]" office:value-type="string" office:string-value="Karim" calcext:value-type="string">
            <text:p>Karim</text:p>
          </table:table-cell>
          <table:table-cell table:formula="of:=[.G5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rnur" xlink:type="simple">Arnur</text:a>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1:4,886</text:p>
          </table:table-cell>
          <table:table-cell/>
          <table:table-cell table:formula="of:=IF([.F579]=&quot;&quot;;&quot;IsMale&quot;; [.F579])" office:value-type="string" office:string-value="IsMale" calcext:value-type="string">
            <text:p>IsMale</text:p>
          </table:table-cell>
          <table:table-cell/>
          <table:table-cell table:formula="of:=[.C579]" office:value-type="string" office:string-value="Arnur" calcext:value-type="string">
            <text:p>Arnur</text:p>
          </table:table-cell>
          <table:table-cell table:formula="of:=[.G579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580]=&quot;&quot;;&quot;IsMale&quot;; [.F580])" office:value-type="string" office:string-value="IsMale" calcext:value-type="string">
            <text:p>IsMale</text:p>
          </table:table-cell>
          <table:table-cell/>
          <table:table-cell table:formula="of:=[.C580]" office:value-type="float" office:value="0" calcext:value-type="float">
            <text:p>0</text:p>
          </table:table-cell>
          <table:table-cell table:formula="of:=[.G5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khmet" xlink:type="simple">Akhmet</text:a>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1:4,892</text:p>
          </table:table-cell>
          <table:table-cell/>
          <table:table-cell table:formula="of:=IF([.F581]=&quot;&quot;;&quot;IsMale&quot;; [.F581])" office:value-type="string" office:string-value="IsMale" calcext:value-type="string">
            <text:p>IsMale</text:p>
          </table:table-cell>
          <table:table-cell/>
          <table:table-cell table:formula="of:=[.C581]" office:value-type="string" office:string-value="Akhmet" calcext:value-type="string">
            <text:p>Akhmet</text:p>
          </table:table-cell>
          <table:table-cell table:formula="of:=[.G58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islam" xlink:type="simple">Nurislam</text:a>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1:4,892</text:p>
          </table:table-cell>
          <table:table-cell/>
          <table:table-cell table:formula="of:=IF([.F582]=&quot;&quot;;&quot;IsMale&quot;; [.F582])" office:value-type="string" office:string-value="IsMale" calcext:value-type="string">
            <text:p>IsMale</text:p>
          </table:table-cell>
          <table:table-cell/>
          <table:table-cell table:formula="of:=[.C582]" office:value-type="string" office:string-value="Nurislam" calcext:value-type="string">
            <text:p>Nurislam</text:p>
          </table:table-cell>
          <table:table-cell table:formula="of:=[.G5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liya" xlink:type="simple">Galiya</text:a>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1:4,902</text:p>
          </table:table-cell>
          <table:table-cell office:value-type="string" calcext:value-type="string">
            <text:p>IsFemale</text:p>
          </table:table-cell>
          <table:table-cell table:formula="of:=IF([.F583]=&quot;&quot;;&quot;IsMale&quot;; [.F583])" office:value-type="string" office:string-value="IsFemale" calcext:value-type="string">
            <text:p>IsFemale</text:p>
          </table:table-cell>
          <table:table-cell/>
          <table:table-cell table:formula="of:=[.C583]" office:value-type="string" office:string-value="Galiya" calcext:value-type="string">
            <text:p>Galiya</text:p>
          </table:table-cell>
          <table:table-cell table:formula="of:=[.G58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rkhad" xlink:type="simple">Farkhad</text:a>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1:4,912</text:p>
          </table:table-cell>
          <table:table-cell/>
          <table:table-cell table:formula="of:=IF([.F584]=&quot;&quot;;&quot;IsMale&quot;; [.F584])" office:value-type="string" office:string-value="IsMale" calcext:value-type="string">
            <text:p>IsMale</text:p>
          </table:table-cell>
          <table:table-cell/>
          <table:table-cell table:formula="of:=[.C584]" office:value-type="string" office:string-value="Farkhad" calcext:value-type="string">
            <text:p>Farkhad</text:p>
          </table:table-cell>
          <table:table-cell table:formula="of:=[.G5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iya" xlink:type="simple">Aliya</text:a>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1:4,915</text:p>
          </table:table-cell>
          <table:table-cell office:value-type="string" calcext:value-type="string">
            <text:p>IsFemale</text:p>
          </table:table-cell>
          <table:table-cell table:formula="of:=IF([.F585]=&quot;&quot;;&quot;IsMale&quot;; [.F585])" office:value-type="string" office:string-value="IsFemale" calcext:value-type="string">
            <text:p>IsFemale</text:p>
          </table:table-cell>
          <table:table-cell/>
          <table:table-cell table:formula="of:=[.C585]" office:value-type="string" office:string-value="Aliya" calcext:value-type="string">
            <text:p>Aliya</text:p>
          </table:table-cell>
          <table:table-cell table:formula="of:=[.G58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dina" xlink:type="simple">Adina</text:a>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1:4,917</text:p>
          </table:table-cell>
          <table:table-cell office:value-type="string" calcext:value-type="string">
            <text:p>IsFemale</text:p>
          </table:table-cell>
          <table:table-cell table:formula="of:=IF([.F586]=&quot;&quot;;&quot;IsMale&quot;; [.F586])" office:value-type="string" office:string-value="IsFemale" calcext:value-type="string">
            <text:p>IsFemale</text:p>
          </table:table-cell>
          <table:table-cell/>
          <table:table-cell table:formula="of:=[.C586]" office:value-type="string" office:string-value="Adina" calcext:value-type="string">
            <text:p>Adina</text:p>
          </table:table-cell>
          <table:table-cell table:formula="of:=[.G5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uka" xlink:type="simple">Bauka</text:a>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1:4,931</text:p>
          </table:table-cell>
          <table:table-cell/>
          <table:table-cell table:formula="of:=IF([.F587]=&quot;&quot;;&quot;IsMale&quot;; [.F587])" office:value-type="string" office:string-value="IsMale" calcext:value-type="string">
            <text:p>IsMale</text:p>
          </table:table-cell>
          <table:table-cell/>
          <table:table-cell table:formula="of:=[.C587]" office:value-type="string" office:string-value="Bauka" calcext:value-type="string">
            <text:p>Bauka</text:p>
          </table:table-cell>
          <table:table-cell table:formula="of:=[.G58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arai" xlink:type="simple">Arai</text:a>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1:4,961</text:p>
          </table:table-cell>
          <table:table-cell office:value-type="string" calcext:value-type="string">
            <text:p>IsFemale</text:p>
          </table:table-cell>
          <table:table-cell table:formula="of:=IF([.F588]=&quot;&quot;;&quot;IsMale&quot;; [.F588])" office:value-type="string" office:string-value="IsFemale" calcext:value-type="string">
            <text:p>IsFemale</text:p>
          </table:table-cell>
          <table:table-cell/>
          <table:table-cell table:formula="of:=[.C588]" office:value-type="string" office:string-value="Arai" calcext:value-type="string">
            <text:p>Arai</text:p>
          </table:table-cell>
          <table:table-cell table:formula="of:=[.G58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ik" xlink:type="simple">Alik</text:a>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1:4,993</text:p>
          </table:table-cell>
          <table:table-cell/>
          <table:table-cell table:formula="of:=IF([.F589]=&quot;&quot;;&quot;IsMale&quot;; [.F589])" office:value-type="string" office:string-value="IsMale" calcext:value-type="string">
            <text:p>IsMale</text:p>
          </table:table-cell>
          <table:table-cell/>
          <table:table-cell table:formula="of:=[.C589]" office:value-type="string" office:string-value="Alik" calcext:value-type="string">
            <text:p>Alik</text:p>
          </table:table-cell>
          <table:table-cell table:formula="of:=[.G5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il" xlink:type="simple">Nail</text:a>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1:5,009</text:p>
          </table:table-cell>
          <table:table-cell/>
          <table:table-cell table:formula="of:=IF([.F590]=&quot;&quot;;&quot;IsMale&quot;; [.F590])" office:value-type="string" office:string-value="IsMale" calcext:value-type="string">
            <text:p>IsMale</text:p>
          </table:table-cell>
          <table:table-cell/>
          <table:table-cell table:formula="of:=[.C590]" office:value-type="string" office:string-value="Nail" calcext:value-type="string">
            <text:p>Nail</text:p>
          </table:table-cell>
          <table:table-cell table:formula="of:=[.G5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tepan" xlink:type="simple">Stepan</text:a>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1:5,037</text:p>
          </table:table-cell>
          <table:table-cell/>
          <table:table-cell table:formula="of:=IF([.F591]=&quot;&quot;;&quot;IsMale&quot;; [.F591])" office:value-type="string" office:string-value="IsMale" calcext:value-type="string">
            <text:p>IsMale</text:p>
          </table:table-cell>
          <table:table-cell/>
          <table:table-cell table:formula="of:=[.C591]" office:value-type="string" office:string-value="Stepan" calcext:value-type="string">
            <text:p>Stepan</text:p>
          </table:table-cell>
          <table:table-cell table:formula="of:=[.G59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byrzhan" xlink:type="simple">Sabyrzhan</text:a>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1:5,047</text:p>
          </table:table-cell>
          <table:table-cell/>
          <table:table-cell table:formula="of:=IF([.F592]=&quot;&quot;;&quot;IsMale&quot;; [.F592])" office:value-type="string" office:string-value="IsMale" calcext:value-type="string">
            <text:p>IsMale</text:p>
          </table:table-cell>
          <table:table-cell/>
          <table:table-cell table:formula="of:=[.C592]" office:value-type="string" office:string-value="Sabyrzhan" calcext:value-type="string">
            <text:p>Sabyrzhan</text:p>
          </table:table-cell>
          <table:table-cell table:formula="of:=[.G59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eyrzhan" xlink:type="simple">Meyrzhan</text:a>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1:5,084</text:p>
          </table:table-cell>
          <table:table-cell/>
          <table:table-cell table:formula="of:=IF([.F593]=&quot;&quot;;&quot;IsMale&quot;; [.F593])" office:value-type="string" office:string-value="IsMale" calcext:value-type="string">
            <text:p>IsMale</text:p>
          </table:table-cell>
          <table:table-cell/>
          <table:table-cell table:formula="of:=[.C593]" office:value-type="string" office:string-value="Meyrzhan" calcext:value-type="string">
            <text:p>Meyrzhan</text:p>
          </table:table-cell>
          <table:table-cell table:formula="of:=[.G59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sim" xlink:type="simple">Gulsim</text:a>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1:5,107</text:p>
          </table:table-cell>
          <table:table-cell office:value-type="string" calcext:value-type="string">
            <text:p>IsFemale</text:p>
          </table:table-cell>
          <table:table-cell table:formula="of:=IF([.F594]=&quot;&quot;;&quot;IsMale&quot;; [.F594])" office:value-type="string" office:string-value="IsFemale" calcext:value-type="string">
            <text:p>IsFemale</text:p>
          </table:table-cell>
          <table:table-cell/>
          <table:table-cell table:formula="of:=[.C594]" office:value-type="string" office:string-value="Gulsim" calcext:value-type="string">
            <text:p>Gulsim</text:p>
          </table:table-cell>
          <table:table-cell table:formula="of:=[.G59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ldana" xlink:type="simple">Uldana</text:a>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1:5,132</text:p>
          </table:table-cell>
          <table:table-cell office:value-type="string" calcext:value-type="string">
            <text:p>IsFemale</text:p>
          </table:table-cell>
          <table:table-cell table:formula="of:=IF([.F595]=&quot;&quot;;&quot;IsMale&quot;; [.F595])" office:value-type="string" office:string-value="IsFemale" calcext:value-type="string">
            <text:p>IsFemale</text:p>
          </table:table-cell>
          <table:table-cell/>
          <table:table-cell table:formula="of:=[.C595]" office:value-type="string" office:string-value="Uldana" calcext:value-type="string">
            <text:p>Uldana</text:p>
          </table:table-cell>
          <table:table-cell table:formula="of:=[.G59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xylyk" xlink:type="simple">Zhaxylyk</text:a>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1:5,171</text:p>
          </table:table-cell>
          <table:table-cell/>
          <table:table-cell table:formula="of:=IF([.F596]=&quot;&quot;;&quot;IsMale&quot;; [.F596])" office:value-type="string" office:string-value="IsMale" calcext:value-type="string">
            <text:p>IsMale</text:p>
          </table:table-cell>
          <table:table-cell/>
          <table:table-cell table:formula="of:=[.C596]" office:value-type="string" office:string-value="Zhaxylyk" calcext:value-type="string">
            <text:p>Zhaxylyk</text:p>
          </table:table-cell>
          <table:table-cell table:formula="of:=[.G59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bar" xlink:type="simple">Aybar</text:a>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1:5,174</text:p>
          </table:table-cell>
          <table:table-cell/>
          <table:table-cell table:formula="of:=IF([.F597]=&quot;&quot;;&quot;IsMale&quot;; [.F597])" office:value-type="string" office:string-value="IsMale" calcext:value-type="string">
            <text:p>IsMale</text:p>
          </table:table-cell>
          <table:table-cell/>
          <table:table-cell table:formula="of:=[.C597]" office:value-type="string" office:string-value="Aybar" calcext:value-type="string">
            <text:p>Aybar</text:p>
          </table:table-cell>
          <table:table-cell table:formula="of:=[.G59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zada" xlink:type="simple">Gulzada</text:a>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1:5,176</text:p>
          </table:table-cell>
          <table:table-cell office:value-type="string" calcext:value-type="string">
            <text:p>IsFemale</text:p>
          </table:table-cell>
          <table:table-cell table:formula="of:=IF([.F598]=&quot;&quot;;&quot;IsMale&quot;; [.F598])" office:value-type="string" office:string-value="IsFemale" calcext:value-type="string">
            <text:p>IsFemale</text:p>
          </table:table-cell>
          <table:table-cell/>
          <table:table-cell table:formula="of:=[.C598]" office:value-type="string" office:string-value="Gulzada" calcext:value-type="string">
            <text:p>Gulzada</text:p>
          </table:table-cell>
          <table:table-cell table:formula="of:=[.G59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agoz" xlink:type="simple">Ayagoz</text:a>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1:5,182</text:p>
          </table:table-cell>
          <table:table-cell office:value-type="string" calcext:value-type="string">
            <text:p>IsFemale</text:p>
          </table:table-cell>
          <table:table-cell table:formula="of:=IF([.F599]=&quot;&quot;;&quot;IsMale&quot;; [.F599])" office:value-type="string" office:string-value="IsFemale" calcext:value-type="string">
            <text:p>IsFemale</text:p>
          </table:table-cell>
          <table:table-cell/>
          <table:table-cell table:formula="of:=[.C599]" office:value-type="string" office:string-value="Ayagoz" calcext:value-type="string">
            <text:p>Ayagoz</text:p>
          </table:table-cell>
          <table:table-cell table:formula="of:=[.G59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yya" xlink:type="simple">Mayya</text:a>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1:5,191</text:p>
          </table:table-cell>
          <table:table-cell office:value-type="string" calcext:value-type="string">
            <text:p>IsFemale</text:p>
          </table:table-cell>
          <table:table-cell table:formula="of:=IF([.F600]=&quot;&quot;;&quot;IsMale&quot;; [.F600])" office:value-type="string" office:string-value="IsFemale" calcext:value-type="string">
            <text:p>IsFemale</text:p>
          </table:table-cell>
          <table:table-cell/>
          <table:table-cell table:formula="of:=[.C600]" office:value-type="string" office:string-value="Mayya" calcext:value-type="string">
            <text:p>Mayya</text:p>
          </table:table-cell>
          <table:table-cell table:formula="of:=[.G60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mil" xlink:type="simple">Kamil</text:a>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1:5,204</text:p>
          </table:table-cell>
          <table:table-cell/>
          <table:table-cell table:formula="of:=IF([.F601]=&quot;&quot;;&quot;IsMale&quot;; [.F601])" office:value-type="string" office:string-value="IsMale" calcext:value-type="string">
            <text:p>IsMale</text:p>
          </table:table-cell>
          <table:table-cell/>
          <table:table-cell table:formula="of:=[.C601]" office:value-type="string" office:string-value="Kamil" calcext:value-type="string">
            <text:p>Kamil</text:p>
          </table:table-cell>
          <table:table-cell table:formula="of:=[.G60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" xlink:type="simple">Ab</text:a>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1:5,235</text:p>
          </table:table-cell>
          <table:table-cell/>
          <table:table-cell table:formula="of:=IF([.F602]=&quot;&quot;;&quot;IsMale&quot;; [.F602])" office:value-type="string" office:string-value="IsMale" calcext:value-type="string">
            <text:p>IsMale</text:p>
          </table:table-cell>
          <table:table-cell/>
          <table:table-cell table:formula="of:=[.C602]" office:value-type="string" office:string-value="Ab" calcext:value-type="string">
            <text:p>Ab</text:p>
          </table:table-cell>
          <table:table-cell table:formula="of:=[.G6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<text:a xlink:href="https://forebears.io/forenames/orynbasar" xlink:type="simple">Orynbasar</text:a>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1:5,237</text:p>
          </table:table-cell>
          <table:table-cell office:value-type="string" calcext:value-type="string">
            <text:p>IsNB</text:p>
          </table:table-cell>
          <table:table-cell table:formula="of:=IF([.F603]=&quot;&quot;;&quot;IsMale&quot;; [.F603])" office:value-type="string" office:string-value="IsNB" calcext:value-type="string">
            <text:p>IsNB</text:p>
          </table:table-cell>
          <table:table-cell/>
          <table:table-cell table:formula="of:=[.C603]" office:value-type="string" office:string-value="Orynbasar" calcext:value-type="string">
            <text:p>Orynbasar</text:p>
          </table:table-cell>
          <table:table-cell table:formula="of:=[.G603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ryn" xlink:type="simple">Daryn</text:a>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1:5,244</text:p>
          </table:table-cell>
          <table:table-cell/>
          <table:table-cell table:formula="of:=IF([.F604]=&quot;&quot;;&quot;IsMale&quot;; [.F604])" office:value-type="string" office:string-value="IsMale" calcext:value-type="string">
            <text:p>IsMale</text:p>
          </table:table-cell>
          <table:table-cell/>
          <table:table-cell table:formula="of:=[.C604]" office:value-type="string" office:string-value="Daryn" calcext:value-type="string">
            <text:p>Daryn</text:p>
          </table:table-cell>
          <table:table-cell table:formula="of:=[.G604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605]=&quot;&quot;;&quot;IsMale&quot;; [.F605])" office:value-type="string" office:string-value="IsMale" calcext:value-type="string">
            <text:p>IsMale</text:p>
          </table:table-cell>
          <table:table-cell/>
          <table:table-cell table:formula="of:=[.C605]" office:value-type="float" office:value="0" calcext:value-type="float">
            <text:p>0</text:p>
          </table:table-cell>
          <table:table-cell table:formula="of:=[.G60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dos" xlink:type="simple">Erdos</text:a>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1:5,271</text:p>
          </table:table-cell>
          <table:table-cell/>
          <table:table-cell table:formula="of:=IF([.F606]=&quot;&quot;;&quot;IsMale&quot;; [.F606])" office:value-type="string" office:string-value="IsMale" calcext:value-type="string">
            <text:p>IsMale</text:p>
          </table:table-cell>
          <table:table-cell/>
          <table:table-cell table:formula="of:=[.C606]" office:value-type="string" office:string-value="Erdos" calcext:value-type="string">
            <text:p>Erdos</text:p>
          </table:table-cell>
          <table:table-cell table:formula="of:=[.G60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ismail" xlink:type="simple">Ismail</text:a>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1:5,272</text:p>
          </table:table-cell>
          <table:table-cell/>
          <table:table-cell table:formula="of:=IF([.F607]=&quot;&quot;;&quot;IsMale&quot;; [.F607])" office:value-type="string" office:string-value="IsMale" calcext:value-type="string">
            <text:p>IsMale</text:p>
          </table:table-cell>
          <table:table-cell/>
          <table:table-cell table:formula="of:=[.C607]" office:value-type="string" office:string-value="Ismail" calcext:value-type="string">
            <text:p>Ismail</text:p>
          </table:table-cell>
          <table:table-cell table:formula="of:=[.G60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zhaksylyk" xlink:type="simple">Zhaksylyk</text:a>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1:5,298</text:p>
          </table:table-cell>
          <table:table-cell/>
          <table:table-cell table:formula="of:=IF([.F608]=&quot;&quot;;&quot;IsMale&quot;; [.F608])" office:value-type="string" office:string-value="IsMale" calcext:value-type="string">
            <text:p>IsMale</text:p>
          </table:table-cell>
          <table:table-cell/>
          <table:table-cell table:formula="of:=[.C608]" office:value-type="string" office:string-value="Zhaksylyk" calcext:value-type="string">
            <text:p>Zhaksylyk</text:p>
          </table:table-cell>
          <table:table-cell table:formula="of:=[.G6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nat" xlink:type="simple">Sanat</text:a>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1:5,334</text:p>
          </table:table-cell>
          <table:table-cell/>
          <table:table-cell table:formula="of:=IF([.F609]=&quot;&quot;;&quot;IsMale&quot;; [.F609])" office:value-type="string" office:string-value="IsMale" calcext:value-type="string">
            <text:p>IsMale</text:p>
          </table:table-cell>
          <table:table-cell/>
          <table:table-cell table:formula="of:=[.C609]" office:value-type="string" office:string-value="Sanat" calcext:value-type="string">
            <text:p>Sanat</text:p>
          </table:table-cell>
          <table:table-cell table:formula="of:=[.G60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ungat" xlink:type="simple">Sungat</text:a>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1:5,345</text:p>
          </table:table-cell>
          <table:table-cell/>
          <table:table-cell table:formula="of:=IF([.F610]=&quot;&quot;;&quot;IsMale&quot;; [.F610])" office:value-type="string" office:string-value="IsMale" calcext:value-type="string">
            <text:p>IsMale</text:p>
          </table:table-cell>
          <table:table-cell/>
          <table:table-cell table:formula="of:=[.C610]" office:value-type="string" office:string-value="Sungat" calcext:value-type="string">
            <text:p>Sungat</text:p>
          </table:table-cell>
          <table:table-cell table:formula="of:=[.G6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dema" xlink:type="simple">Adema</text:a>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1:5,357</text:p>
          </table:table-cell>
          <table:table-cell office:value-type="string" calcext:value-type="string">
            <text:p>IsFemale</text:p>
          </table:table-cell>
          <table:table-cell table:formula="of:=IF([.F611]=&quot;&quot;;&quot;IsMale&quot;; [.F611])" office:value-type="string" office:string-value="IsFemale" calcext:value-type="string">
            <text:p>IsFemale</text:p>
          </table:table-cell>
          <table:table-cell/>
          <table:table-cell table:formula="of:=[.C611]" office:value-type="string" office:string-value="Adema" calcext:value-type="string">
            <text:p>Adema</text:p>
          </table:table-cell>
          <table:table-cell table:formula="of:=[.G61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ishat" xlink:type="simple">Rishat</text:a>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1:5,358</text:p>
          </table:table-cell>
          <table:table-cell/>
          <table:table-cell table:formula="of:=IF([.F612]=&quot;&quot;;&quot;IsMale&quot;; [.F612])" office:value-type="string" office:string-value="IsMale" calcext:value-type="string">
            <text:p>IsMale</text:p>
          </table:table-cell>
          <table:table-cell/>
          <table:table-cell table:formula="of:=[.C612]" office:value-type="string" office:string-value="Rishat" calcext:value-type="string">
            <text:p>Rishat</text:p>
          </table:table-cell>
          <table:table-cell table:formula="of:=[.G6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auresh" xlink:type="simple">Zauresh</text:a>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1:5,376</text:p>
          </table:table-cell>
          <table:table-cell office:value-type="string" calcext:value-type="string">
            <text:p>IsFemale</text:p>
          </table:table-cell>
          <table:table-cell table:formula="of:=IF([.F613]=&quot;&quot;;&quot;IsMale&quot;; [.F613])" office:value-type="string" office:string-value="IsFemale" calcext:value-type="string">
            <text:p>IsFemale</text:p>
          </table:table-cell>
          <table:table-cell/>
          <table:table-cell table:formula="of:=[.C613]" office:value-type="string" office:string-value="Zauresh" calcext:value-type="string">
            <text:p>Zauresh</text:p>
          </table:table-cell>
          <table:table-cell table:formula="of:=[.G613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614]=&quot;&quot;;&quot;IsMale&quot;; [.F614])" office:value-type="string" office:string-value="IsMale" calcext:value-type="string">
            <text:p>IsMale</text:p>
          </table:table-cell>
          <table:table-cell/>
          <table:table-cell table:formula="of:=[.C614]" office:value-type="float" office:value="0" calcext:value-type="float">
            <text:p>0</text:p>
          </table:table-cell>
          <table:table-cell table:formula="of:=[.G6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nuray" xlink:type="simple">Nuray</text:a></text:p>
          </table:table-cell>
          <table:table-cell office:value-type="float" office:value="3227" calcext:value-type="float">
            <text:p>3227</text:p>
          </table:table-cell>
          <table:table-cell office:value-type="string" calcext:value-type="string">
            <text:p>1:5,499</text:p>
          </table:table-cell>
          <table:table-cell office:value-type="string" calcext:value-type="string">
            <text:p>IsFemale</text:p>
          </table:table-cell>
          <table:table-cell table:formula="of:=IF([.F615]=&quot;&quot;;&quot;IsMale&quot;; [.F615])" office:value-type="string" office:string-value="IsFemale" calcext:value-type="string">
            <text:p>IsFemale</text:p>
          </table:table-cell>
          <table:table-cell/>
          <table:table-cell table:formula="of:=[.C615]" office:value-type="string" office:string-value="Nuray" calcext:value-type="string">
            <text:p>Nuray</text:p>
          </table:table-cell>
          <table:table-cell table:formula="of:=[.G61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sar" xlink:type="simple">Ansar</text:a>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1:5,551</text:p>
          </table:table-cell>
          <table:table-cell/>
          <table:table-cell table:formula="of:=IF([.F616]=&quot;&quot;;&quot;IsMale&quot;; [.F616])" office:value-type="string" office:string-value="IsMale" calcext:value-type="string">
            <text:p>IsMale</text:p>
          </table:table-cell>
          <table:table-cell/>
          <table:table-cell table:formula="of:=[.C616]" office:value-type="string" office:string-value="Ansar" calcext:value-type="string">
            <text:p>Ansar</text:p>
          </table:table-cell>
          <table:table-cell table:formula="of:=[.G61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ulfia" xlink:type="simple">Zulfia</text:a>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1:5,558</text:p>
          </table:table-cell>
          <table:table-cell office:value-type="string" calcext:value-type="string">
            <text:p>IsFemale</text:p>
          </table:table-cell>
          <table:table-cell table:formula="of:=IF([.F617]=&quot;&quot;;&quot;IsMale&quot;; [.F617])" office:value-type="string" office:string-value="IsFemale" calcext:value-type="string">
            <text:p>IsFemale</text:p>
          </table:table-cell>
          <table:table-cell/>
          <table:table-cell table:formula="of:=[.C617]" office:value-type="string" office:string-value="Zulfia" calcext:value-type="string">
            <text:p>Zulfia</text:p>
          </table:table-cell>
          <table:table-cell table:formula="of:=[.G61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elnur" xlink:type="simple">Elnur</text:a>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1:5,598</text:p>
          </table:table-cell>
          <table:table-cell/>
          <table:table-cell table:formula="of:=IF([.F618]=&quot;&quot;;&quot;IsMale&quot;; [.F618])" office:value-type="string" office:string-value="IsMale" calcext:value-type="string">
            <text:p>IsMale</text:p>
          </table:table-cell>
          <table:table-cell/>
          <table:table-cell table:formula="of:=[.C618]" office:value-type="string" office:string-value="Elnur" calcext:value-type="string">
            <text:p>Elnur</text:p>
          </table:table-cell>
          <table:table-cell table:formula="of:=[.G6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diyar" xlink:type="simple">Aldiyar</text:a>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1:5,629</text:p>
          </table:table-cell>
          <table:table-cell/>
          <table:table-cell table:formula="of:=IF([.F619]=&quot;&quot;;&quot;IsMale&quot;; [.F619])" office:value-type="string" office:string-value="IsMale" calcext:value-type="string">
            <text:p>IsMale</text:p>
          </table:table-cell>
          <table:table-cell/>
          <table:table-cell table:formula="of:=[.C619]" office:value-type="string" office:string-value="Aldiyar" calcext:value-type="string">
            <text:p>Aldiyar</text:p>
          </table:table-cell>
          <table:table-cell table:formula="of:=[.G61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ofya" xlink:type="simple">Sofya</text:a>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1:5,672</text:p>
          </table:table-cell>
          <table:table-cell office:value-type="string" calcext:value-type="string">
            <text:p>IsFemale</text:p>
          </table:table-cell>
          <table:table-cell table:formula="of:=IF([.F620]=&quot;&quot;;&quot;IsMale&quot;; [.F620])" office:value-type="string" office:string-value="IsFemale" calcext:value-type="string">
            <text:p>IsFemale</text:p>
          </table:table-cell>
          <table:table-cell/>
          <table:table-cell table:formula="of:=[.C620]" office:value-type="string" office:string-value="Sofya" calcext:value-type="string">
            <text:p>Sofya</text:p>
          </table:table-cell>
          <table:table-cell table:formula="of:=[.G62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eknur" xlink:type="simple">Beknur</text:a>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1:5,686</text:p>
          </table:table-cell>
          <table:table-cell/>
          <table:table-cell table:formula="of:=IF([.F621]=&quot;&quot;;&quot;IsMale&quot;; [.F621])" office:value-type="string" office:string-value="IsMale" calcext:value-type="string">
            <text:p>IsMale</text:p>
          </table:table-cell>
          <table:table-cell/>
          <table:table-cell table:formula="of:=[.C621]" office:value-type="string" office:string-value="Beknur" calcext:value-type="string">
            <text:p>Beknur</text:p>
          </table:table-cell>
          <table:table-cell table:formula="of:=[.G62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aidyn" xlink:type="simple">Aidyn</text:a>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1:5,694</text:p>
          </table:table-cell>
          <table:table-cell/>
          <table:table-cell table:formula="of:=IF([.F622]=&quot;&quot;;&quot;IsMale&quot;; [.F622])" office:value-type="string" office:string-value="IsMale" calcext:value-type="string">
            <text:p>IsMale</text:p>
          </table:table-cell>
          <table:table-cell/>
          <table:table-cell table:formula="of:=[.C622]" office:value-type="string" office:string-value="Aidyn" calcext:value-type="string">
            <text:p>Aidyn</text:p>
          </table:table-cell>
          <table:table-cell table:formula="of:=[.G62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sin" xlink:type="simple">Ersin</text:a>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1:5,721</text:p>
          </table:table-cell>
          <table:table-cell/>
          <table:table-cell table:formula="of:=IF([.F623]=&quot;&quot;;&quot;IsMale&quot;; [.F623])" office:value-type="string" office:string-value="IsMale" calcext:value-type="string">
            <text:p>IsMale</text:p>
          </table:table-cell>
          <table:table-cell/>
          <table:table-cell table:formula="of:=[.C623]" office:value-type="string" office:string-value="Ersin" calcext:value-type="string">
            <text:p>Ersin</text:p>
          </table:table-cell>
          <table:table-cell table:formula="of:=[.G623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624]=&quot;&quot;;&quot;IsMale&quot;; [.F624])" office:value-type="string" office:string-value="IsMale" calcext:value-type="string">
            <text:p>IsMale</text:p>
          </table:table-cell>
          <table:table-cell/>
          <table:table-cell table:formula="of:=[.C624]" office:value-type="float" office:value="0" calcext:value-type="float">
            <text:p>0</text:p>
          </table:table-cell>
          <table:table-cell table:formula="of:=[.G62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lta" xlink:type="simple">Salta</text:a>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1:5,786</text:p>
          </table:table-cell>
          <table:table-cell office:value-type="string" calcext:value-type="string">
            <text:p>IsFemale</text:p>
          </table:table-cell>
          <table:table-cell table:formula="of:=IF([.F625]=&quot;&quot;;&quot;IsMale&quot;; [.F625])" office:value-type="string" office:string-value="IsFemale" calcext:value-type="string">
            <text:p>IsFemale</text:p>
          </table:table-cell>
          <table:table-cell/>
          <table:table-cell table:formula="of:=[.C625]" office:value-type="string" office:string-value="Salta" calcext:value-type="string">
            <text:p>Salta</text:p>
          </table:table-cell>
          <table:table-cell table:formula="of:=[.G62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ylai" xlink:type="simple">Abylai</text:a>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1:5,788</text:p>
          </table:table-cell>
          <table:table-cell/>
          <table:table-cell table:formula="of:=IF([.F626]=&quot;&quot;;&quot;IsMale&quot;; [.F626])" office:value-type="string" office:string-value="IsMale" calcext:value-type="string">
            <text:p>IsMale</text:p>
          </table:table-cell>
          <table:table-cell/>
          <table:table-cell table:formula="of:=[.C626]" office:value-type="string" office:string-value="Abylai" calcext:value-type="string">
            <text:p>Abylai</text:p>
          </table:table-cell>
          <table:table-cell table:formula="of:=[.G62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lyash" xlink:type="simple">Kulyash</text:a>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1:5,792</text:p>
          </table:table-cell>
          <table:table-cell office:value-type="string" calcext:value-type="string">
            <text:p>IsFemale</text:p>
          </table:table-cell>
          <table:table-cell table:formula="of:=IF([.F627]=&quot;&quot;;&quot;IsMale&quot;; [.F627])" office:value-type="string" office:string-value="IsFemale" calcext:value-type="string">
            <text:p>IsFemale</text:p>
          </table:table-cell>
          <table:table-cell/>
          <table:table-cell table:formula="of:=[.C627]" office:value-type="string" office:string-value="Kulyash" calcext:value-type="string">
            <text:p>Kulyash</text:p>
          </table:table-cell>
          <table:table-cell table:formula="of:=[.G62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azzat" xlink:type="simple">Lazzat</text:a>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1:5,800</text:p>
          </table:table-cell>
          <table:table-cell office:value-type="string" calcext:value-type="string">
            <text:p>IsFemale</text:p>
          </table:table-cell>
          <table:table-cell table:formula="of:=IF([.F628]=&quot;&quot;;&quot;IsMale&quot;; [.F628])" office:value-type="string" office:string-value="IsFemale" calcext:value-type="string">
            <text:p>IsFemale</text:p>
          </table:table-cell>
          <table:table-cell/>
          <table:table-cell table:formula="of:=[.C628]" office:value-type="string" office:string-value="Lazzat" calcext:value-type="string">
            <text:p>Lazzat</text:p>
          </table:table-cell>
          <table:table-cell table:formula="of:=[.G62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eyram" xlink:type="simple">Meyram</text:a>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1:5,813</text:p>
          </table:table-cell>
          <table:table-cell/>
          <table:table-cell table:formula="of:=IF([.F629]=&quot;&quot;;&quot;IsMale&quot;; [.F629])" office:value-type="string" office:string-value="IsMale" calcext:value-type="string">
            <text:p>IsMale</text:p>
          </table:table-cell>
          <table:table-cell/>
          <table:table-cell table:formula="of:=[.C629]" office:value-type="string" office:string-value="Meyram" calcext:value-type="string">
            <text:p>Meyram</text:p>
          </table:table-cell>
          <table:table-cell table:formula="of:=[.G6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nika" xlink:type="simple">Nika</text:a>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1:5,817</text:p>
          </table:table-cell>
          <table:table-cell office:value-type="string" calcext:value-type="string">
            <text:p>IsFemale</text:p>
          </table:table-cell>
          <table:table-cell table:formula="of:=IF([.F630]=&quot;&quot;;&quot;IsMale&quot;; [.F630])" office:value-type="string" office:string-value="IsFemale" calcext:value-type="string">
            <text:p>IsFemale</text:p>
          </table:table-cell>
          <table:table-cell/>
          <table:table-cell table:formula="of:=[.C630]" office:value-type="string" office:string-value="Nika" calcext:value-type="string">
            <text:p>Nika</text:p>
          </table:table-cell>
          <table:table-cell table:formula="of:=[.G6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isha" xlink:type="simple">Aisha</text:a>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1:5,832</text:p>
          </table:table-cell>
          <table:table-cell office:value-type="string" calcext:value-type="string">
            <text:p>IsFemale</text:p>
          </table:table-cell>
          <table:table-cell table:formula="of:=IF([.F631]=&quot;&quot;;&quot;IsMale&quot;; [.F631])" office:value-type="string" office:string-value="IsFemale" calcext:value-type="string">
            <text:p>IsFemale</text:p>
          </table:table-cell>
          <table:table-cell/>
          <table:table-cell table:formula="of:=[.C631]" office:value-type="string" office:string-value="Aisha" calcext:value-type="string">
            <text:p>Aisha</text:p>
          </table:table-cell>
          <table:table-cell table:formula="of:=[.G6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<text:a xlink:href="https://forebears.io/forenames/akzhan" xlink:type="simple">Akzhan</text:a>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1:5,844</text:p>
          </table:table-cell>
          <table:table-cell office:value-type="string" calcext:value-type="string">
            <text:p>IsNB</text:p>
          </table:table-cell>
          <table:table-cell table:formula="of:=IF([.F632]=&quot;&quot;;&quot;IsMale&quot;; [.F632])" office:value-type="string" office:string-value="IsNB" calcext:value-type="string">
            <text:p>IsNB</text:p>
          </table:table-cell>
          <table:table-cell/>
          <table:table-cell table:formula="of:=[.C632]" office:value-type="string" office:string-value="Akzhan" calcext:value-type="string">
            <text:p>Akzhan</text:p>
          </table:table-cell>
          <table:table-cell table:formula="of:=[.G63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zhaniya" xlink:type="simple">Zhaniya</text:a>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1:5,845</text:p>
          </table:table-cell>
          <table:table-cell office:value-type="string" calcext:value-type="string">
            <text:p>IsFemale</text:p>
          </table:table-cell>
          <table:table-cell table:formula="of:=IF([.F633]=&quot;&quot;;&quot;IsMale&quot;; [.F633])" office:value-type="string" office:string-value="IsFemale" calcext:value-type="string">
            <text:p>IsFemale</text:p>
          </table:table-cell>
          <table:table-cell/>
          <table:table-cell table:formula="of:=[.C633]" office:value-type="string" office:string-value="Zhaniya" calcext:value-type="string">
            <text:p>Zhaniya</text:p>
          </table:table-cell>
          <table:table-cell table:formula="of:=[.G63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erkhan" xlink:type="simple">Sherkhan</text:a>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1:5,849</text:p>
          </table:table-cell>
          <table:table-cell/>
          <table:table-cell table:formula="of:=IF([.F634]=&quot;&quot;;&quot;IsMale&quot;; [.F634])" office:value-type="string" office:string-value="IsMale" calcext:value-type="string">
            <text:p>IsMale</text:p>
          </table:table-cell>
          <table:table-cell/>
          <table:table-cell table:formula="of:=[.C634]" office:value-type="string" office:string-value="Sherkhan" calcext:value-type="string">
            <text:p>Sherkhan</text:p>
          </table:table-cell>
          <table:table-cell table:formula="of:=[.G6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exandr" xlink:type="simple">Alexandr</text:a>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1:5,871</text:p>
          </table:table-cell>
          <table:table-cell/>
          <table:table-cell table:formula="of:=IF([.F635]=&quot;&quot;;&quot;IsMale&quot;; [.F635])" office:value-type="string" office:string-value="IsMale" calcext:value-type="string">
            <text:p>IsMale</text:p>
          </table:table-cell>
          <table:table-cell/>
          <table:table-cell table:formula="of:=[.C635]" office:value-type="string" office:string-value="Alexandr" calcext:value-type="string">
            <text:p>Alexandr</text:p>
          </table:table-cell>
          <table:table-cell table:formula="of:=[.G6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ya" xlink:type="simple">Asya</text:a>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1:5,882</text:p>
          </table:table-cell>
          <table:table-cell office:value-type="string" calcext:value-type="string">
            <text:p>IsFemale</text:p>
          </table:table-cell>
          <table:table-cell table:formula="of:=IF([.F636]=&quot;&quot;;&quot;IsMale&quot;; [.F636])" office:value-type="string" office:string-value="IsFemale" calcext:value-type="string">
            <text:p>IsFemale</text:p>
          </table:table-cell>
          <table:table-cell/>
          <table:table-cell table:formula="of:=[.C636]" office:value-type="string" office:string-value="Asya" calcext:value-type="string">
            <text:p>Asya</text:p>
          </table:table-cell>
          <table:table-cell table:formula="of:=[.G636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637]=&quot;&quot;;&quot;IsMale&quot;; [.F637])" office:value-type="string" office:string-value="IsMale" calcext:value-type="string">
            <text:p>IsMale</text:p>
          </table:table-cell>
          <table:table-cell/>
          <table:table-cell table:formula="of:=[.C637]" office:value-type="float" office:value="0" calcext:value-type="float">
            <text:p>0</text:p>
          </table:table-cell>
          <table:table-cell table:formula="of:=[.G6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tynai" xlink:type="simple">Altynai</text:a>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1:5,933</text:p>
          </table:table-cell>
          <table:table-cell office:value-type="string" calcext:value-type="string">
            <text:p>IsFemale</text:p>
          </table:table-cell>
          <table:table-cell table:formula="of:=IF([.F638]=&quot;&quot;;&quot;IsMale&quot;; [.F638])" office:value-type="string" office:string-value="IsFemale" calcext:value-type="string">
            <text:p>IsFemale</text:p>
          </table:table-cell>
          <table:table-cell/>
          <table:table-cell table:formula="of:=[.C638]" office:value-type="string" office:string-value="Altynai" calcext:value-type="string">
            <text:p>Altynai</text:p>
          </table:table-cell>
          <table:table-cell table:formula="of:=[.G63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<text:a xlink:href="https://forebears.io/forenames/umit" xlink:type="simple">Umit</text:a>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1:5,933</text:p>
          </table:table-cell>
          <table:table-cell office:value-type="string" calcext:value-type="string">
            <text:p>IsFemale</text:p>
          </table:table-cell>
          <table:table-cell table:formula="of:=IF([.F639]=&quot;&quot;;&quot;IsMale&quot;; [.F639])" office:value-type="string" office:string-value="IsFemale" calcext:value-type="string">
            <text:p>IsFemale</text:p>
          </table:table-cell>
          <table:table-cell/>
          <table:table-cell table:formula="of:=[.C639]" office:value-type="string" office:string-value="Umit" calcext:value-type="string">
            <text:p>Umit</text:p>
          </table:table-cell>
          <table:table-cell table:formula="of:=[.G63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riya" xlink:type="simple">Dariya</text:a>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1:5,947</text:p>
          </table:table-cell>
          <table:table-cell office:value-type="string" calcext:value-type="string">
            <text:p>IsFemale</text:p>
          </table:table-cell>
          <table:table-cell table:formula="of:=IF([.F640]=&quot;&quot;;&quot;IsMale&quot;; [.F640])" office:value-type="string" office:string-value="IsFemale" calcext:value-type="string">
            <text:p>IsFemale</text:p>
          </table:table-cell>
          <table:table-cell/>
          <table:table-cell table:formula="of:=[.C640]" office:value-type="string" office:string-value="Dariya" calcext:value-type="string">
            <text:p>Dariya</text:p>
          </table:table-cell>
          <table:table-cell table:formula="of:=[.G640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641]=&quot;&quot;;&quot;IsMale&quot;; [.F641])" office:value-type="string" office:string-value="IsMale" calcext:value-type="string">
            <text:p>IsMale</text:p>
          </table:table-cell>
          <table:table-cell/>
          <table:table-cell table:formula="of:=[.C641]" office:value-type="float" office:value="0" calcext:value-type="float">
            <text:p>0</text:p>
          </table:table-cell>
          <table:table-cell table:formula="of:=[.G6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bert" xlink:type="simple">Albert</text:a>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1:5,963</text:p>
          </table:table-cell>
          <table:table-cell/>
          <table:table-cell table:formula="of:=IF([.F642]=&quot;&quot;;&quot;IsMale&quot;; [.F642])" office:value-type="string" office:string-value="IsMale" calcext:value-type="string">
            <text:p>IsMale</text:p>
          </table:table-cell>
          <table:table-cell/>
          <table:table-cell table:formula="of:=[.C642]" office:value-type="string" office:string-value="Albert" calcext:value-type="string">
            <text:p>Albert</text:p>
          </table:table-cell>
          <table:table-cell table:formula="of:=[.G64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olatbek" xlink:type="simple">Bolatbek</text:a>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1:5,981</text:p>
          </table:table-cell>
          <table:table-cell/>
          <table:table-cell table:formula="of:=IF([.F643]=&quot;&quot;;&quot;IsMale&quot;; [.F643])" office:value-type="string" office:string-value="IsMale" calcext:value-type="string">
            <text:p>IsMale</text:p>
          </table:table-cell>
          <table:table-cell/>
          <table:table-cell table:formula="of:=[.C643]" office:value-type="string" office:string-value="Bolatbek" calcext:value-type="string">
            <text:p>Bolatbek</text:p>
          </table:table-cell>
          <table:table-cell table:formula="of:=[.G6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id" xlink:type="simple">Said</text:a>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1:6,008</text:p>
          </table:table-cell>
          <table:table-cell/>
          <table:table-cell table:formula="of:=IF([.F644]=&quot;&quot;;&quot;IsMale&quot;; [.F644])" office:value-type="string" office:string-value="IsMale" calcext:value-type="string">
            <text:p>IsMale</text:p>
          </table:table-cell>
          <table:table-cell/>
          <table:table-cell table:formula="of:=[.C644]" office:value-type="string" office:string-value="Said" calcext:value-type="string">
            <text:p>Said</text:p>
          </table:table-cell>
          <table:table-cell table:formula="of:=[.G64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uslim" xlink:type="simple">Muslim</text:a>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1:6,014</text:p>
          </table:table-cell>
          <table:table-cell/>
          <table:table-cell table:formula="of:=IF([.F645]=&quot;&quot;;&quot;IsMale&quot;; [.F645])" office:value-type="string" office:string-value="IsMale" calcext:value-type="string">
            <text:p>IsMale</text:p>
          </table:table-cell>
          <table:table-cell/>
          <table:table-cell table:formula="of:=[.C645]" office:value-type="string" office:string-value="Muslim" calcext:value-type="string">
            <text:p>Muslim</text:p>
          </table:table-cell>
          <table:table-cell table:formula="of:=[.G64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uryz" xlink:type="simple">Nauryz</text:a>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1:6,034</text:p>
          </table:table-cell>
          <table:table-cell/>
          <table:table-cell table:formula="of:=IF([.F646]=&quot;&quot;;&quot;IsMale&quot;; [.F646])" office:value-type="string" office:string-value="IsMale" calcext:value-type="string">
            <text:p>IsMale</text:p>
          </table:table-cell>
          <table:table-cell/>
          <table:table-cell table:formula="of:=[.C646]" office:value-type="string" office:string-value="Nauryz" calcext:value-type="string">
            <text:p>Nauryz</text:p>
          </table:table-cell>
          <table:table-cell table:formula="of:=[.G64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ulfiya" xlink:type="simple">Zulfiya</text:a>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1:6,057</text:p>
          </table:table-cell>
          <table:table-cell office:value-type="string" calcext:value-type="string">
            <text:p>IsFemale</text:p>
          </table:table-cell>
          <table:table-cell table:formula="of:=IF([.F647]=&quot;&quot;;&quot;IsMale&quot;; [.F647])" office:value-type="string" office:string-value="IsFemale" calcext:value-type="string">
            <text:p>IsFemale</text:p>
          </table:table-cell>
          <table:table-cell/>
          <table:table-cell table:formula="of:=[.C647]" office:value-type="string" office:string-value="Zulfiya" calcext:value-type="string">
            <text:p>Zulfiya</text:p>
          </table:table-cell>
          <table:table-cell table:formula="of:=[.G64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ystan" xlink:type="simple">Arystan</text:a></text:p>
          </table:table-cell>
          <table:table-cell office:value-type="float" office:value="2922" calcext:value-type="float">
            <text:p>2922</text:p>
          </table:table-cell>
          <table:table-cell office:value-type="string" calcext:value-type="string">
            <text:p>1:6,074</text:p>
          </table:table-cell>
          <table:table-cell/>
          <table:table-cell table:formula="of:=IF([.F648]=&quot;&quot;;&quot;IsMale&quot;; [.F648])" office:value-type="string" office:string-value="IsMale" calcext:value-type="string">
            <text:p>IsMale</text:p>
          </table:table-cell>
          <table:table-cell/>
          <table:table-cell table:formula="of:=[.C648]" office:value-type="string" office:string-value="Arystan" calcext:value-type="string">
            <text:p>Arystan</text:p>
          </table:table-cell>
          <table:table-cell table:formula="of:=[.G64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edor" xlink:type="simple">Fedor</text:a>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1:6,082</text:p>
          </table:table-cell>
          <table:table-cell/>
          <table:table-cell table:formula="of:=IF([.F649]=&quot;&quot;;&quot;IsMale&quot;; [.F649])" office:value-type="string" office:string-value="IsMale" calcext:value-type="string">
            <text:p>IsMale</text:p>
          </table:table-cell>
          <table:table-cell/>
          <table:table-cell table:formula="of:=[.C649]" office:value-type="string" office:string-value="Fedor" calcext:value-type="string">
            <text:p>Fedor</text:p>
          </table:table-cell>
          <table:table-cell table:formula="of:=[.G64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<text:a xlink:href="https://forebears.io/forenames/erke" xlink:type="simple">Erke</text:a>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1:6,101</text:p>
          </table:table-cell>
          <table:table-cell office:value-type="string" calcext:value-type="string">
            <text:p>IsNB</text:p>
          </table:table-cell>
          <table:table-cell table:formula="of:=IF([.F650]=&quot;&quot;;&quot;IsMale&quot;; [.F650])" office:value-type="string" office:string-value="IsNB" calcext:value-type="string">
            <text:p>IsNB</text:p>
          </table:table-cell>
          <table:table-cell/>
          <table:table-cell table:formula="of:=[.C650]" office:value-type="string" office:string-value="Erke" calcext:value-type="string">
            <text:p>Erke</text:p>
          </table:table-cell>
          <table:table-cell table:formula="of:=[.G65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akir" xlink:type="simple">Zakir</text:a>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1:6,132</text:p>
          </table:table-cell>
          <table:table-cell/>
          <table:table-cell table:formula="of:=IF([.F651]=&quot;&quot;;&quot;IsMale&quot;; [.F651])" office:value-type="string" office:string-value="IsMale" calcext:value-type="string">
            <text:p>IsMale</text:p>
          </table:table-cell>
          <table:table-cell/>
          <table:table-cell table:formula="of:=[.C651]" office:value-type="string" office:string-value="Zakir" calcext:value-type="string">
            <text:p>Zakir</text:p>
          </table:table-cell>
          <table:table-cell table:formula="of:=[.G65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rayka" xlink:type="simple">Arayka</text:a>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1:6,166</text:p>
          </table:table-cell>
          <table:table-cell office:value-type="string" calcext:value-type="string">
            <text:p>IsFemale</text:p>
          </table:table-cell>
          <table:table-cell table:formula="of:=IF([.F652]=&quot;&quot;;&quot;IsMale&quot;; [.F652])" office:value-type="string" office:string-value="IsFemale" calcext:value-type="string">
            <text:p>IsFemale</text:p>
          </table:table-cell>
          <table:table-cell/>
          <table:table-cell table:formula="of:=[.C652]" office:value-type="string" office:string-value="Arayka" calcext:value-type="string">
            <text:p>Arayka</text:p>
          </table:table-cell>
          <table:table-cell table:formula="of:=[.G65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ksot" xlink:type="simple">Maksot</text:a></text:p>
          </table:table-cell>
          <table:table-cell office:value-type="float" office:value="2863" calcext:value-type="float">
            <text:p>2863</text:p>
          </table:table-cell>
          <table:table-cell office:value-type="string" calcext:value-type="string">
            <text:p>1:6,199</text:p>
          </table:table-cell>
          <table:table-cell/>
          <table:table-cell table:formula="of:=IF([.F653]=&quot;&quot;;&quot;IsMale&quot;; [.F653])" office:value-type="string" office:string-value="IsMale" calcext:value-type="string">
            <text:p>IsMale</text:p>
          </table:table-cell>
          <table:table-cell/>
          <table:table-cell table:formula="of:=[.C653]" office:value-type="string" office:string-value="Maksot" calcext:value-type="string">
            <text:p>Maksot</text:p>
          </table:table-cell>
          <table:table-cell table:formula="of:=[.G65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set" xlink:type="simple">Eset</text:a>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1:6,220</text:p>
          </table:table-cell>
          <table:table-cell/>
          <table:table-cell table:formula="of:=IF([.F654]=&quot;&quot;;&quot;IsMale&quot;; [.F654])" office:value-type="string" office:string-value="IsMale" calcext:value-type="string">
            <text:p>IsMale</text:p>
          </table:table-cell>
          <table:table-cell/>
          <table:table-cell table:formula="of:=[.C654]" office:value-type="string" office:string-value="Eset" calcext:value-type="string">
            <text:p>Eset</text:p>
          </table:table-cell>
          <table:table-cell table:formula="of:=[.G6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ik" xlink:type="simple">Adik</text:a>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1:6,258</text:p>
          </table:table-cell>
          <table:table-cell/>
          <table:table-cell table:formula="of:=IF([.F655]=&quot;&quot;;&quot;IsMale&quot;; [.F655])" office:value-type="string" office:string-value="IsMale" calcext:value-type="string">
            <text:p>IsMale</text:p>
          </table:table-cell>
          <table:table-cell/>
          <table:table-cell table:formula="of:=[.C655]" office:value-type="string" office:string-value="Adik" calcext:value-type="string">
            <text:p>Adik</text:p>
          </table:table-cell>
          <table:table-cell table:formula="of:=[.G6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gulya" xlink:type="simple">Aygulya</text:a>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1:6,275</text:p>
          </table:table-cell>
          <table:table-cell office:value-type="string" calcext:value-type="string">
            <text:p>IsFemale</text:p>
          </table:table-cell>
          <table:table-cell table:formula="of:=IF([.F656]=&quot;&quot;;&quot;IsMale&quot;; [.F656])" office:value-type="string" office:string-value="IsFemale" calcext:value-type="string">
            <text:p>IsFemale</text:p>
          </table:table-cell>
          <table:table-cell/>
          <table:table-cell table:formula="of:=[.C656]" office:value-type="string" office:string-value="Aygulya" calcext:value-type="string">
            <text:p>Aygulya</text:p>
          </table:table-cell>
          <table:table-cell table:formula="of:=[.G65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danila" xlink:type="simple">Danila</text:a></text:p>
          </table:table-cell>
          <table:table-cell office:value-type="float" office:value="2824" calcext:value-type="float">
            <text:p>2824</text:p>
          </table:table-cell>
          <table:table-cell office:value-type="string" calcext:value-type="string">
            <text:p>1:6,284</text:p>
          </table:table-cell>
          <table:table-cell/>
          <table:table-cell table:formula="of:=IF([.F657]=&quot;&quot;;&quot;IsMale&quot;; [.F657])" office:value-type="string" office:string-value="IsMale" calcext:value-type="string">
            <text:p>IsMale</text:p>
          </table:table-cell>
          <table:table-cell/>
          <table:table-cell table:formula="of:=[.C657]" office:value-type="string" office:string-value="Danila" calcext:value-type="string">
            <text:p>Danila</text:p>
          </table:table-cell>
          <table:table-cell table:formula="of:=[.G65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hukhrat" xlink:type="simple">Shukhrat</text:a>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1:6,295</text:p>
          </table:table-cell>
          <table:table-cell/>
          <table:table-cell table:formula="of:=IF([.F658]=&quot;&quot;;&quot;IsMale&quot;; [.F658])" office:value-type="string" office:string-value="IsMale" calcext:value-type="string">
            <text:p>IsMale</text:p>
          </table:table-cell>
          <table:table-cell/>
          <table:table-cell table:formula="of:=[.C658]" office:value-type="string" office:string-value="Shukhrat" calcext:value-type="string">
            <text:p>Shukhrat</text:p>
          </table:table-cell>
          <table:table-cell table:formula="of:=[.G6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beybit" xlink:type="simple">Beybit</text:a>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1:6,311</text:p>
          </table:table-cell>
          <table:table-cell/>
          <table:table-cell table:formula="of:=IF([.F659]=&quot;&quot;;&quot;IsMale&quot;; [.F659])" office:value-type="string" office:string-value="IsMale" calcext:value-type="string">
            <text:p>IsMale</text:p>
          </table:table-cell>
          <table:table-cell/>
          <table:table-cell table:formula="of:=[.C659]" office:value-type="string" office:string-value="Beybit" calcext:value-type="string">
            <text:p>Beybit</text:p>
          </table:table-cell>
          <table:table-cell table:formula="of:=[.G6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sen" xlink:type="simple">Usen</text:a>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1:6,320</text:p>
          </table:table-cell>
          <table:table-cell/>
          <table:table-cell table:formula="of:=IF([.F660]=&quot;&quot;;&quot;IsMale&quot;; [.F660])" office:value-type="string" office:string-value="IsMale" calcext:value-type="string">
            <text:p>IsMale</text:p>
          </table:table-cell>
          <table:table-cell/>
          <table:table-cell table:formula="of:=[.C660]" office:value-type="string" office:string-value="Usen" calcext:value-type="string">
            <text:p>Usen</text:p>
          </table:table-cell>
          <table:table-cell table:formula="of:=[.G66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ktolkyn" xlink:type="simple">Aktolkyn</text:a>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1:6,334</text:p>
          </table:table-cell>
          <table:table-cell office:value-type="string" calcext:value-type="string">
            <text:p>IsFemale</text:p>
          </table:table-cell>
          <table:table-cell table:formula="of:=IF([.F661]=&quot;&quot;;&quot;IsMale&quot;; [.F661])" office:value-type="string" office:string-value="IsFemale" calcext:value-type="string">
            <text:p>IsFemale</text:p>
          </table:table-cell>
          <table:table-cell/>
          <table:table-cell table:formula="of:=[.C661]" office:value-type="string" office:string-value="Aktolkyn" calcext:value-type="string">
            <text:p>Aktolkyn</text:p>
          </table:table-cell>
          <table:table-cell table:formula="of:=[.G66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ur" xlink:type="simple">Baur</text:a>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1:6,354</text:p>
          </table:table-cell>
          <table:table-cell/>
          <table:table-cell table:formula="of:=IF([.F662]=&quot;&quot;;&quot;IsMale&quot;; [.F662])" office:value-type="string" office:string-value="IsMale" calcext:value-type="string">
            <text:p>IsMale</text:p>
          </table:table-cell>
          <table:table-cell/>
          <table:table-cell table:formula="of:=[.C662]" office:value-type="string" office:string-value="Baur" calcext:value-type="string">
            <text:p>Baur</text:p>
          </table:table-cell>
          <table:table-cell table:formula="of:=[.G66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bolat" xlink:type="simple">Aybolat</text:a>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1:6,368</text:p>
          </table:table-cell>
          <table:table-cell/>
          <table:table-cell table:formula="of:=IF([.F663]=&quot;&quot;;&quot;IsMale&quot;; [.F663])" office:value-type="string" office:string-value="IsMale" calcext:value-type="string">
            <text:p>IsMale</text:p>
          </table:table-cell>
          <table:table-cell/>
          <table:table-cell table:formula="of:=[.C663]" office:value-type="string" office:string-value="Aybolat" calcext:value-type="string">
            <text:p>Aybolat</text:p>
          </table:table-cell>
          <table:table-cell table:formula="of:=[.G663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664]=&quot;&quot;;&quot;IsMale&quot;; [.F664])" office:value-type="string" office:string-value="IsMale" calcext:value-type="string">
            <text:p>IsMale</text:p>
          </table:table-cell>
          <table:table-cell/>
          <table:table-cell table:formula="of:=[.C664]" office:value-type="float" office:value="0" calcext:value-type="float">
            <text:p>0</text:p>
          </table:table-cell>
          <table:table-cell table:formula="of:=[.G66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mbyl" xlink:type="simple">Zhambyl</text:a>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1:6,379</text:p>
          </table:table-cell>
          <table:table-cell/>
          <table:table-cell table:formula="of:=IF([.F665]=&quot;&quot;;&quot;IsMale&quot;; [.F665])" office:value-type="string" office:string-value="IsMale" calcext:value-type="string">
            <text:p>IsMale</text:p>
          </table:table-cell>
          <table:table-cell/>
          <table:table-cell table:formula="of:=[.C665]" office:value-type="string" office:string-value="Zhambyl" calcext:value-type="string">
            <text:p>Zhambyl</text:p>
          </table:table-cell>
          <table:table-cell table:formula="of:=[.G6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ladislava" xlink:type="simple">Vladislava</text:a>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1:6,391</text:p>
          </table:table-cell>
          <table:table-cell office:value-type="string" calcext:value-type="string">
            <text:p>IsFemale</text:p>
          </table:table-cell>
          <table:table-cell table:formula="of:=IF([.F666]=&quot;&quot;;&quot;IsMale&quot;; [.F666])" office:value-type="string" office:string-value="IsFemale" calcext:value-type="string">
            <text:p>IsFemale</text:p>
          </table:table-cell>
          <table:table-cell/>
          <table:table-cell table:formula="of:=[.C666]" office:value-type="string" office:string-value="Vladislava" calcext:value-type="string">
            <text:p>Vladislava</text:p>
          </table:table-cell>
          <table:table-cell table:formula="of:=[.G66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yodor" xlink:type="simple">Fyodor</text:a>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1:6,404</text:p>
          </table:table-cell>
          <table:table-cell/>
          <table:table-cell table:formula="of:=IF([.F667]=&quot;&quot;;&quot;IsMale&quot;; [.F667])" office:value-type="string" office:string-value="IsMale" calcext:value-type="string">
            <text:p>IsMale</text:p>
          </table:table-cell>
          <table:table-cell/>
          <table:table-cell table:formula="of:=[.C667]" office:value-type="string" office:string-value="Fyodor" calcext:value-type="string">
            <text:p>Fyodor</text:p>
          </table:table-cell>
          <table:table-cell table:formula="of:=[.G66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lima" xlink:type="simple">Salima</text:a>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1:6,404</text:p>
          </table:table-cell>
          <table:table-cell office:value-type="string" calcext:value-type="string">
            <text:p>IsFemale</text:p>
          </table:table-cell>
          <table:table-cell table:formula="of:=IF([.F668]=&quot;&quot;;&quot;IsMale&quot;; [.F668])" office:value-type="string" office:string-value="IsFemale" calcext:value-type="string">
            <text:p>IsFemale</text:p>
          </table:table-cell>
          <table:table-cell/>
          <table:table-cell table:formula="of:=[.C668]" office:value-type="string" office:string-value="Salima" calcext:value-type="string">
            <text:p>Salima</text:p>
          </table:table-cell>
          <table:table-cell table:formula="of:=[.G6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angar" xlink:type="simple">Zangar</text:a>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1:6,505</text:p>
          </table:table-cell>
          <table:table-cell/>
          <table:table-cell table:formula="of:=IF([.F669]=&quot;&quot;;&quot;IsMale&quot;; [.F669])" office:value-type="string" office:string-value="IsMale" calcext:value-type="string">
            <text:p>IsMale</text:p>
          </table:table-cell>
          <table:table-cell/>
          <table:table-cell table:formula="of:=[.C669]" office:value-type="string" office:string-value="Zangar" calcext:value-type="string">
            <text:p>Zangar</text:p>
          </table:table-cell>
          <table:table-cell table:formula="of:=[.G6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uryzbek" xlink:type="simple">Nauryzbek</text:a>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1:6,520</text:p>
          </table:table-cell>
          <table:table-cell/>
          <table:table-cell table:formula="of:=IF([.F670]=&quot;&quot;;&quot;IsMale&quot;; [.F670])" office:value-type="string" office:string-value="IsMale" calcext:value-type="string">
            <text:p>IsMale</text:p>
          </table:table-cell>
          <table:table-cell/>
          <table:table-cell table:formula="of:=[.C670]" office:value-type="string" office:string-value="Nauryzbek" calcext:value-type="string">
            <text:p>Nauryzbek</text:p>
          </table:table-cell>
          <table:table-cell table:formula="of:=[.G67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ibinur" xlink:type="simple">Bibinur</text:a>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1:6,534</text:p>
          </table:table-cell>
          <table:table-cell office:value-type="string" calcext:value-type="string">
            <text:p>IsFemale</text:p>
          </table:table-cell>
          <table:table-cell table:formula="of:=IF([.F671]=&quot;&quot;;&quot;IsMale&quot;; [.F671])" office:value-type="string" office:string-value="IsFemale" calcext:value-type="string">
            <text:p>IsFemale</text:p>
          </table:table-cell>
          <table:table-cell/>
          <table:table-cell table:formula="of:=[.C671]" office:value-type="string" office:string-value="Bibinur" calcext:value-type="string">
            <text:p>Bibinur</text:p>
          </table:table-cell>
          <table:table-cell table:formula="of:=[.G6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nazar" xlink:type="simple">Nazar</text:a>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1:6,534</text:p>
          </table:table-cell>
          <table:table-cell/>
          <table:table-cell table:formula="of:=IF([.F672]=&quot;&quot;;&quot;IsMale&quot;; [.F672])" office:value-type="string" office:string-value="IsMale" calcext:value-type="string">
            <text:p>IsMale</text:p>
          </table:table-cell>
          <table:table-cell/>
          <table:table-cell table:formula="of:=[.C672]" office:value-type="string" office:string-value="Nazar" calcext:value-type="string">
            <text:p>Nazar</text:p>
          </table:table-cell>
          <table:table-cell table:formula="of:=[.G6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mil" xlink:type="simple">Emil</text:a>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1:6,544</text:p>
          </table:table-cell>
          <table:table-cell/>
          <table:table-cell table:formula="of:=IF([.F673]=&quot;&quot;;&quot;IsMale&quot;; [.F673])" office:value-type="string" office:string-value="IsMale" calcext:value-type="string">
            <text:p>IsMale</text:p>
          </table:table-cell>
          <table:table-cell/>
          <table:table-cell table:formula="of:=[.C673]" office:value-type="string" office:string-value="Emil" calcext:value-type="string">
            <text:p>Emil</text:p>
          </table:table-cell>
          <table:table-cell table:formula="of:=[.G67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zhara" xlink:type="simple">Azhara</text:a>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1:6,563</text:p>
          </table:table-cell>
          <table:table-cell office:value-type="string" calcext:value-type="string">
            <text:p>IsFemale</text:p>
          </table:table-cell>
          <table:table-cell table:formula="of:=IF([.F674]=&quot;&quot;;&quot;IsMale&quot;; [.F674])" office:value-type="string" office:string-value="IsFemale" calcext:value-type="string">
            <text:p>IsFemale</text:p>
          </table:table-cell>
          <table:table-cell/>
          <table:table-cell table:formula="of:=[.C674]" office:value-type="string" office:string-value="Azhara" calcext:value-type="string">
            <text:p>Azhara</text:p>
          </table:table-cell>
          <table:table-cell table:formula="of:=[.G67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ustafa" xlink:type="simple">Mustafa</text:a>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1:6,566</text:p>
          </table:table-cell>
          <table:table-cell/>
          <table:table-cell table:formula="of:=IF([.F675]=&quot;&quot;;&quot;IsMale&quot;; [.F675])" office:value-type="string" office:string-value="IsMale" calcext:value-type="string">
            <text:p>IsMale</text:p>
          </table:table-cell>
          <table:table-cell/>
          <table:table-cell table:formula="of:=[.C675]" office:value-type="string" office:string-value="Mustafa" calcext:value-type="string">
            <text:p>Mustafa</text:p>
          </table:table-cell>
          <table:table-cell table:formula="of:=[.G6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bol" xlink:type="simple">Aybol</text:a>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1:6,568</text:p>
          </table:table-cell>
          <table:table-cell/>
          <table:table-cell table:formula="of:=IF([.F676]=&quot;&quot;;&quot;IsMale&quot;; [.F676])" office:value-type="string" office:string-value="IsMale" calcext:value-type="string">
            <text:p>IsMale</text:p>
          </table:table-cell>
          <table:table-cell/>
          <table:table-cell table:formula="of:=[.C676]" office:value-type="string" office:string-value="Aybol" calcext:value-type="string">
            <text:p>Aybol</text:p>
          </table:table-cell>
          <table:table-cell table:formula="of:=[.G6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uldyzay" xlink:type="simple">Zhuldyzay</text:a>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1:6,570</text:p>
          </table:table-cell>
          <table:table-cell office:value-type="string" calcext:value-type="string">
            <text:p>IsFemale</text:p>
          </table:table-cell>
          <table:table-cell table:formula="of:=IF([.F677]=&quot;&quot;;&quot;IsMale&quot;; [.F677])" office:value-type="string" office:string-value="IsFemale" calcext:value-type="string">
            <text:p>IsFemale</text:p>
          </table:table-cell>
          <table:table-cell/>
          <table:table-cell table:formula="of:=[.C677]" office:value-type="string" office:string-value="Zhuldyzay" calcext:value-type="string">
            <text:p>Zhuldyzay</text:p>
          </table:table-cell>
          <table:table-cell table:formula="of:=[.G67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osbol" xlink:type="simple">Dosbol</text:a>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1:6,597</text:p>
          </table:table-cell>
          <table:table-cell/>
          <table:table-cell table:formula="of:=IF([.F678]=&quot;&quot;;&quot;IsMale&quot;; [.F678])" office:value-type="string" office:string-value="IsMale" calcext:value-type="string">
            <text:p>IsMale</text:p>
          </table:table-cell>
          <table:table-cell/>
          <table:table-cell table:formula="of:=[.C678]" office:value-type="string" office:string-value="Dosbol" calcext:value-type="string">
            <text:p>Dosbol</text:p>
          </table:table-cell>
          <table:table-cell table:formula="of:=[.G6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ya" xlink:type="simple">Ayya</text:a>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1:6,605</text:p>
          </table:table-cell>
          <table:table-cell office:value-type="string" calcext:value-type="string">
            <text:p>IsFemale</text:p>
          </table:table-cell>
          <table:table-cell table:formula="of:=IF([.F679]=&quot;&quot;;&quot;IsMale&quot;; [.F679])" office:value-type="string" office:string-value="IsFemale" calcext:value-type="string">
            <text:p>IsFemale</text:p>
          </table:table-cell>
          <table:table-cell/>
          <table:table-cell table:formula="of:=[.C679]" office:value-type="string" office:string-value="Ayya" calcext:value-type="string">
            <text:p>Ayya</text:p>
          </table:table-cell>
          <table:table-cell table:formula="of:=[.G67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sen" xlink:type="simple">Esen</text:a>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1:6,607</text:p>
          </table:table-cell>
          <table:table-cell/>
          <table:table-cell table:formula="of:=IF([.F680]=&quot;&quot;;&quot;IsMale&quot;; [.F680])" office:value-type="string" office:string-value="IsMale" calcext:value-type="string">
            <text:p>IsMale</text:p>
          </table:table-cell>
          <table:table-cell/>
          <table:table-cell table:formula="of:=[.C680]" office:value-type="string" office:string-value="Esen" calcext:value-type="string">
            <text:p>Esen</text:p>
          </table:table-cell>
          <table:table-cell table:formula="of:=[.G6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slan" xlink:type="simple">Arslan</text:a>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1:6,622</text:p>
          </table:table-cell>
          <table:table-cell/>
          <table:table-cell table:formula="of:=IF([.F681]=&quot;&quot;;&quot;IsMale&quot;; [.F681])" office:value-type="string" office:string-value="IsMale" calcext:value-type="string">
            <text:p>IsMale</text:p>
          </table:table-cell>
          <table:table-cell/>
          <table:table-cell table:formula="of:=[.C681]" office:value-type="string" office:string-value="Arslan" calcext:value-type="string">
            <text:p>Arslan</text:p>
          </table:table-cell>
          <table:table-cell table:formula="of:=[.G68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enya" xlink:type="simple">Zhenya</text:a>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1:6,622</text:p>
          </table:table-cell>
          <table:table-cell office:value-type="string" calcext:value-type="string">
            <text:p>IsFemale</text:p>
          </table:table-cell>
          <table:table-cell table:formula="of:=IF([.F682]=&quot;&quot;;&quot;IsMale&quot;; [.F682])" office:value-type="string" office:string-value="IsFemale" calcext:value-type="string">
            <text:p>IsFemale</text:p>
          </table:table-cell>
          <table:table-cell/>
          <table:table-cell table:formula="of:=[.C682]" office:value-type="string" office:string-value="Zhenya" calcext:value-type="string">
            <text:p>Zhenya</text:p>
          </table:table-cell>
          <table:table-cell table:formula="of:=[.G68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yan" xlink:type="simple">Yan</text:a>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1:6,634</text:p>
          </table:table-cell>
          <table:table-cell/>
          <table:table-cell table:formula="of:=IF([.F683]=&quot;&quot;;&quot;IsMale&quot;; [.F683])" office:value-type="string" office:string-value="IsMale" calcext:value-type="string">
            <text:p>IsMale</text:p>
          </table:table-cell>
          <table:table-cell/>
          <table:table-cell table:formula="of:=[.C683]" office:value-type="string" office:string-value="Yan" calcext:value-type="string">
            <text:p>Yan</text:p>
          </table:table-cell>
          <table:table-cell table:formula="of:=[.G6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nlik" xlink:type="simple">Enlik</text:a>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1:6,669</text:p>
          </table:table-cell>
          <table:table-cell office:value-type="string" calcext:value-type="string">
            <text:p>IsFemale</text:p>
          </table:table-cell>
          <table:table-cell table:formula="of:=IF([.F684]=&quot;&quot;;&quot;IsMale&quot;; [.F684])" office:value-type="string" office:string-value="IsFemale" calcext:value-type="string">
            <text:p>IsFemale</text:p>
          </table:table-cell>
          <table:table-cell/>
          <table:table-cell table:formula="of:=[.C684]" office:value-type="string" office:string-value="Enlik" calcext:value-type="string">
            <text:p>Enlik</text:p>
          </table:table-cell>
          <table:table-cell table:formula="of:=[.G68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eyramgul" xlink:type="simple">Meyramgul</text:a>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1:6,672</text:p>
          </table:table-cell>
          <table:table-cell office:value-type="string" calcext:value-type="string">
            <text:p>IsFemale</text:p>
          </table:table-cell>
          <table:table-cell table:formula="of:=IF([.F685]=&quot;&quot;;&quot;IsMale&quot;; [.F685])" office:value-type="string" office:string-value="IsFemale" calcext:value-type="string">
            <text:p>IsFemale</text:p>
          </table:table-cell>
          <table:table-cell/>
          <table:table-cell table:formula="of:=[.C685]" office:value-type="string" office:string-value="Meyramgul" calcext:value-type="string">
            <text:p>Meyramgul</text:p>
          </table:table-cell>
          <table:table-cell table:formula="of:=[.G68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sara" xlink:type="simple">Gulsara</text:a>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1:6,712</text:p>
          </table:table-cell>
          <table:table-cell office:value-type="string" calcext:value-type="string">
            <text:p>IsFemale</text:p>
          </table:table-cell>
          <table:table-cell table:formula="of:=IF([.F686]=&quot;&quot;;&quot;IsMale&quot;; [.F686])" office:value-type="string" office:string-value="IsFemale" calcext:value-type="string">
            <text:p>IsFemale</text:p>
          </table:table-cell>
          <table:table-cell/>
          <table:table-cell table:formula="of:=[.C686]" office:value-type="string" office:string-value="Gulsara" calcext:value-type="string">
            <text:p>Gulsara</text:p>
          </table:table-cell>
          <table:table-cell table:formula="of:=[.G6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alausa" xlink:type="simple">Balausa</text:a>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1:6,725</text:p>
          </table:table-cell>
          <table:table-cell office:value-type="string" calcext:value-type="string">
            <text:p>IsFemale</text:p>
          </table:table-cell>
          <table:table-cell table:formula="of:=IF([.F687]=&quot;&quot;;&quot;IsMale&quot;; [.F687])" office:value-type="string" office:string-value="IsFemale" calcext:value-type="string">
            <text:p>IsFemale</text:p>
          </table:table-cell>
          <table:table-cell/>
          <table:table-cell table:formula="of:=[.C687]" office:value-type="string" office:string-value="Balausa" calcext:value-type="string">
            <text:p>Balausa</text:p>
          </table:table-cell>
          <table:table-cell table:formula="of:=[.G68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izada" xlink:type="simple">Aizada</text:a>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1:6,745</text:p>
          </table:table-cell>
          <table:table-cell office:value-type="string" calcext:value-type="string">
            <text:p>IsFemale</text:p>
          </table:table-cell>
          <table:table-cell table:formula="of:=IF([.F688]=&quot;&quot;;&quot;IsMale&quot;; [.F688])" office:value-type="string" office:string-value="IsFemale" calcext:value-type="string">
            <text:p>IsFemale</text:p>
          </table:table-cell>
          <table:table-cell/>
          <table:table-cell table:formula="of:=[.C688]" office:value-type="string" office:string-value="Aizada" calcext:value-type="string">
            <text:p>Aizada</text:p>
          </table:table-cell>
          <table:table-cell table:formula="of:=[.G68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zhannat" xlink:type="simple">Zhannat</text:a>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1:6,779</text:p>
          </table:table-cell>
          <table:table-cell office:value-type="string" calcext:value-type="string">
            <text:p>IsFemale</text:p>
          </table:table-cell>
          <table:table-cell table:formula="of:=IF([.F689]=&quot;&quot;;&quot;IsMale&quot;; [.F689])" office:value-type="string" office:string-value="IsFemale" calcext:value-type="string">
            <text:p>IsFemale</text:p>
          </table:table-cell>
          <table:table-cell/>
          <table:table-cell table:formula="of:=[.C689]" office:value-type="string" office:string-value="Zhannat" calcext:value-type="string">
            <text:p>Zhannat</text:p>
          </table:table-cell>
          <table:table-cell table:formula="of:=[.G68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isa" xlink:type="simple">Isa</text:a>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1:6,781</text:p>
          </table:table-cell>
          <table:table-cell/>
          <table:table-cell table:formula="of:=IF([.F690]=&quot;&quot;;&quot;IsMale&quot;; [.F690])" office:value-type="string" office:string-value="IsMale" calcext:value-type="string">
            <text:p>IsMale</text:p>
          </table:table-cell>
          <table:table-cell/>
          <table:table-cell table:formula="of:=[.C690]" office:value-type="string" office:string-value="Isa" calcext:value-type="string">
            <text:p>Isa</text:p>
          </table:table-cell>
          <table:table-cell table:formula="of:=[.G6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erikkali" xlink:type="simple">Serikkali</text:a>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1:6,805</text:p>
          </table:table-cell>
          <table:table-cell/>
          <table:table-cell table:formula="of:=IF([.F691]=&quot;&quot;;&quot;IsMale&quot;; [.F691])" office:value-type="string" office:string-value="IsMale" calcext:value-type="string">
            <text:p>IsMale</text:p>
          </table:table-cell>
          <table:table-cell/>
          <table:table-cell table:formula="of:=[.C691]" office:value-type="string" office:string-value="Serikkali" calcext:value-type="string">
            <text:p>Serikkali</text:p>
          </table:table-cell>
          <table:table-cell table:formula="of:=[.G69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nat" xlink:type="simple">Ernat</text:a>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1:6,810</text:p>
          </table:table-cell>
          <table:table-cell/>
          <table:table-cell table:formula="of:=IF([.F692]=&quot;&quot;;&quot;IsMale&quot;; [.F692])" office:value-type="string" office:string-value="IsMale" calcext:value-type="string">
            <text:p>IsMale</text:p>
          </table:table-cell>
          <table:table-cell/>
          <table:table-cell table:formula="of:=[.C692]" office:value-type="string" office:string-value="Ernat" calcext:value-type="string">
            <text:p>Ernat</text:p>
          </table:table-cell>
          <table:table-cell table:formula="of:=[.G69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ulegen" xlink:type="simple">Tulegen</text:a>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1:6,831</text:p>
          </table:table-cell>
          <table:table-cell/>
          <table:table-cell table:formula="of:=IF([.F693]=&quot;&quot;;&quot;IsMale&quot;; [.F693])" office:value-type="string" office:string-value="IsMale" calcext:value-type="string">
            <text:p>IsMale</text:p>
          </table:table-cell>
          <table:table-cell/>
          <table:table-cell table:formula="of:=[.C693]" office:value-type="string" office:string-value="Tulegen" calcext:value-type="string">
            <text:p>Tulegen</text:p>
          </table:table-cell>
          <table:table-cell table:formula="of:=[.G69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tolkyn" xlink:type="simple">Aytolkyn</text:a>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1:6,860</text:p>
          </table:table-cell>
          <table:table-cell office:value-type="string" calcext:value-type="string">
            <text:p>IsFemale</text:p>
          </table:table-cell>
          <table:table-cell table:formula="of:=IF([.F694]=&quot;&quot;;&quot;IsMale&quot;; [.F694])" office:value-type="string" office:string-value="IsFemale" calcext:value-type="string">
            <text:p>IsFemale</text:p>
          </table:table-cell>
          <table:table-cell/>
          <table:table-cell table:formula="of:=[.C694]" office:value-type="string" office:string-value="Aytolkyn" calcext:value-type="string">
            <text:p>Aytolkyn</text:p>
          </table:table-cell>
          <table:table-cell table:formula="of:=[.G69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kira" xlink:type="simple">Kira</text:a>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1:6,863</text:p>
          </table:table-cell>
          <table:table-cell office:value-type="string" calcext:value-type="string">
            <text:p>IsFemale</text:p>
          </table:table-cell>
          <table:table-cell table:formula="of:=IF([.F695]=&quot;&quot;;&quot;IsMale&quot;; [.F695])" office:value-type="string" office:string-value="IsFemale" calcext:value-type="string">
            <text:p>IsFemale</text:p>
          </table:table-cell>
          <table:table-cell/>
          <table:table-cell table:formula="of:=[.C695]" office:value-type="string" office:string-value="Kira" calcext:value-type="string">
            <text:p>Kira</text:p>
          </table:table-cell>
          <table:table-cell table:formula="of:=[.G69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yna" xlink:type="simple">Zhayna</text:a>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1:6,865</text:p>
          </table:table-cell>
          <table:table-cell office:value-type="string" calcext:value-type="string">
            <text:p>IsFemale</text:p>
          </table:table-cell>
          <table:table-cell table:formula="of:=IF([.F696]=&quot;&quot;;&quot;IsMale&quot;; [.F696])" office:value-type="string" office:string-value="IsFemale" calcext:value-type="string">
            <text:p>IsFemale</text:p>
          </table:table-cell>
          <table:table-cell/>
          <table:table-cell table:formula="of:=[.C696]" office:value-type="string" office:string-value="Zhayna" calcext:value-type="string">
            <text:p>Zhayna</text:p>
          </table:table-cell>
          <table:table-cell table:formula="of:=[.G69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nurgisa" xlink:type="simple">Nurgisa</text:a>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1:6,913</text:p>
          </table:table-cell>
          <table:table-cell/>
          <table:table-cell table:formula="of:=IF([.F697]=&quot;&quot;;&quot;IsMale&quot;; [.F697])" office:value-type="string" office:string-value="IsMale" calcext:value-type="string">
            <text:p>IsMale</text:p>
          </table:table-cell>
          <table:table-cell/>
          <table:table-cell table:formula="of:=[.C697]" office:value-type="string" office:string-value="Nurgisa" calcext:value-type="string">
            <text:p>Nurgisa</text:p>
          </table:table-cell>
          <table:table-cell table:formula="of:=[.G69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eirzhan" xlink:type="simple">Meirzhan</text:a>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1:6,922</text:p>
          </table:table-cell>
          <table:table-cell/>
          <table:table-cell table:formula="of:=IF([.F698]=&quot;&quot;;&quot;IsMale&quot;; [.F698])" office:value-type="string" office:string-value="IsMale" calcext:value-type="string">
            <text:p>IsMale</text:p>
          </table:table-cell>
          <table:table-cell/>
          <table:table-cell table:formula="of:=[.C698]" office:value-type="string" office:string-value="Meirzhan" calcext:value-type="string">
            <text:p>Meirzhan</text:p>
          </table:table-cell>
          <table:table-cell table:formula="of:=[.G69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la" xlink:type="simple">Abdulla</text:a>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1:6,940</text:p>
          </table:table-cell>
          <table:table-cell/>
          <table:table-cell table:formula="of:=IF([.F699]=&quot;&quot;;&quot;IsMale&quot;; [.F699])" office:value-type="string" office:string-value="IsMale" calcext:value-type="string">
            <text:p>IsMale</text:p>
          </table:table-cell>
          <table:table-cell/>
          <table:table-cell table:formula="of:=[.C699]" office:value-type="string" office:string-value="Abdulla" calcext:value-type="string">
            <text:p>Abdulla</text:p>
          </table:table-cell>
          <table:table-cell table:formula="of:=[.G69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baha" xlink:type="simple">Baha</text:a>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1:6,940</text:p>
          </table:table-cell>
          <table:table-cell/>
          <table:table-cell table:formula="of:=IF([.F700]=&quot;&quot;;&quot;IsMale&quot;; [.F700])" office:value-type="string" office:string-value="IsMale" calcext:value-type="string">
            <text:p>IsMale</text:p>
          </table:table-cell>
          <table:table-cell/>
          <table:table-cell table:formula="of:=[.C700]" office:value-type="string" office:string-value="Baha" calcext:value-type="string">
            <text:p>Baha</text:p>
          </table:table-cell>
          <table:table-cell table:formula="of:=[.G70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zhanelya" xlink:type="simple">Zhanelya</text:a>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1:6,943</text:p>
          </table:table-cell>
          <table:table-cell office:value-type="string" calcext:value-type="string">
            <text:p>IsFemale</text:p>
          </table:table-cell>
          <table:table-cell table:formula="of:=IF([.F701]=&quot;&quot;;&quot;IsMale&quot;; [.F701])" office:value-type="string" office:string-value="IsFemale" calcext:value-type="string">
            <text:p>IsFemale</text:p>
          </table:table-cell>
          <table:table-cell/>
          <table:table-cell table:formula="of:=[.C701]" office:value-type="string" office:string-value="Zhanelya" calcext:value-type="string">
            <text:p>Zhanelya</text:p>
          </table:table-cell>
          <table:table-cell table:formula="of:=[.G70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vyatoslav" xlink:type="simple">Svyatoslav</text:a>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1:6,951</text:p>
          </table:table-cell>
          <table:table-cell/>
          <table:table-cell table:formula="of:=IF([.F702]=&quot;&quot;;&quot;IsMale&quot;; [.F702])" office:value-type="string" office:string-value="IsMale" calcext:value-type="string">
            <text:p>IsMale</text:p>
          </table:table-cell>
          <table:table-cell/>
          <table:table-cell table:formula="of:=[.C702]" office:value-type="string" office:string-value="Svyatoslav" calcext:value-type="string">
            <text:p>Svyatoslav</text:p>
          </table:table-cell>
          <table:table-cell table:formula="of:=[.G7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kanat" xlink:type="simple">Nurkanat</text:a>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1:6,976</text:p>
          </table:table-cell>
          <table:table-cell/>
          <table:table-cell table:formula="of:=IF([.F703]=&quot;&quot;;&quot;IsMale&quot;; [.F703])" office:value-type="string" office:string-value="IsMale" calcext:value-type="string">
            <text:p>IsMale</text:p>
          </table:table-cell>
          <table:table-cell/>
          <table:table-cell table:formula="of:=[.C703]" office:value-type="string" office:string-value="Nurkanat" calcext:value-type="string">
            <text:p>Nurkanat</text:p>
          </table:table-cell>
          <table:table-cell table:formula="of:=[.G70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aktore" xlink:type="simple">Aktore</text:a>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1:6,992</text:p>
          </table:table-cell>
          <table:table-cell/>
          <table:table-cell table:formula="of:=IF([.F704]=&quot;&quot;;&quot;IsMale&quot;; [.F704])" office:value-type="string" office:string-value="IsMale" calcext:value-type="string">
            <text:p>IsMale</text:p>
          </table:table-cell>
          <table:table-cell/>
          <table:table-cell table:formula="of:=[.C704]" office:value-type="string" office:string-value="Aktore" calcext:value-type="string">
            <text:p>Aktore</text:p>
          </table:table-cell>
          <table:table-cell table:formula="of:=[.G70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bira" xlink:type="simple">Sabira</text:a>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1:6,995</text:p>
          </table:table-cell>
          <table:table-cell office:value-type="string" calcext:value-type="string">
            <text:p>IsFemale</text:p>
          </table:table-cell>
          <table:table-cell table:formula="of:=IF([.F705]=&quot;&quot;;&quot;IsMale&quot;; [.F705])" office:value-type="string" office:string-value="IsFemale" calcext:value-type="string">
            <text:p>IsFemale</text:p>
          </table:table-cell>
          <table:table-cell/>
          <table:table-cell table:formula="of:=[.C705]" office:value-type="string" office:string-value="Sabira" calcext:value-type="string">
            <text:p>Sabira</text:p>
          </table:table-cell>
          <table:table-cell table:formula="of:=[.G705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706]=&quot;&quot;;&quot;IsMale&quot;; [.F706])" office:value-type="string" office:string-value="IsMale" calcext:value-type="string">
            <text:p>IsMale</text:p>
          </table:table-cell>
          <table:table-cell/>
          <table:table-cell table:formula="of:=[.C706]" office:value-type="float" office:value="0" calcext:value-type="float">
            <text:p>0</text:p>
          </table:table-cell>
          <table:table-cell table:formula="of:=[.G70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khambet" xlink:type="simple">Makhambet</text:a>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1:7,065</text:p>
          </table:table-cell>
          <table:table-cell/>
          <table:table-cell table:formula="of:=IF([.F707]=&quot;&quot;;&quot;IsMale&quot;; [.F707])" office:value-type="string" office:string-value="IsMale" calcext:value-type="string">
            <text:p>IsMale</text:p>
          </table:table-cell>
          <table:table-cell/>
          <table:table-cell table:formula="of:=[.C707]" office:value-type="string" office:string-value="Makhambet" calcext:value-type="string">
            <text:p>Makhambet</text:p>
          </table:table-cell>
          <table:table-cell table:formula="of:=[.G70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nurila" xlink:type="simple">Nurila</text:a>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1:7,068</text:p>
          </table:table-cell>
          <table:table-cell office:value-type="string" calcext:value-type="string">
            <text:p>IsFemale</text:p>
          </table:table-cell>
          <table:table-cell table:formula="of:=IF([.F708]=&quot;&quot;;&quot;IsMale&quot;; [.F708])" office:value-type="string" office:string-value="IsFemale" calcext:value-type="string">
            <text:p>IsFemale</text:p>
          </table:table-cell>
          <table:table-cell/>
          <table:table-cell table:formula="of:=[.C708]" office:value-type="string" office:string-value="Nurila" calcext:value-type="string">
            <text:p>Nurila</text:p>
          </table:table-cell>
          <table:table-cell table:formula="of:=[.G70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<text:a xlink:href="https://forebears.io/forenames/ayzat" xlink:type="simple">Ayzat</text:a>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1:7,076</text:p>
          </table:table-cell>
          <table:table-cell office:value-type="string" calcext:value-type="string">
            <text:p>IsNB</text:p>
          </table:table-cell>
          <table:table-cell table:formula="of:=IF([.F709]=&quot;&quot;;&quot;IsMale&quot;; [.F709])" office:value-type="string" office:string-value="IsNB" calcext:value-type="string">
            <text:p>IsNB</text:p>
          </table:table-cell>
          <table:table-cell/>
          <table:table-cell table:formula="of:=[.C709]" office:value-type="string" office:string-value="Ayzat" calcext:value-type="string">
            <text:p>Ayzat</text:p>
          </table:table-cell>
          <table:table-cell table:formula="of:=[.G70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emyon" xlink:type="simple">Semyon</text:a>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1:7,082</text:p>
          </table:table-cell>
          <table:table-cell/>
          <table:table-cell table:formula="of:=IF([.F710]=&quot;&quot;;&quot;IsMale&quot;; [.F710])" office:value-type="string" office:string-value="IsMale" calcext:value-type="string">
            <text:p>IsMale</text:p>
          </table:table-cell>
          <table:table-cell/>
          <table:table-cell table:formula="of:=[.C710]" office:value-type="string" office:string-value="Semyon" calcext:value-type="string">
            <text:p>Semyon</text:p>
          </table:table-cell>
          <table:table-cell table:formula="of:=[.G7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ingis" xlink:type="simple">Chingis</text:a>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1:7,102</text:p>
          </table:table-cell>
          <table:table-cell/>
          <table:table-cell table:formula="of:=IF([.F711]=&quot;&quot;;&quot;IsMale&quot;; [.F711])" office:value-type="string" office:string-value="IsMale" calcext:value-type="string">
            <text:p>IsMale</text:p>
          </table:table-cell>
          <table:table-cell/>
          <table:table-cell table:formula="of:=[.C711]" office:value-type="string" office:string-value="Chingis" calcext:value-type="string">
            <text:p>Chingis</text:p>
          </table:table-cell>
          <table:table-cell table:formula="of:=[.G71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lolita" xlink:type="simple">Lolita</text:a>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1:7,102</text:p>
          </table:table-cell>
          <table:table-cell office:value-type="string" calcext:value-type="string">
            <text:p>IsFemale</text:p>
          </table:table-cell>
          <table:table-cell table:formula="of:=IF([.F712]=&quot;&quot;;&quot;IsMale&quot;; [.F712])" office:value-type="string" office:string-value="IsFemale" calcext:value-type="string">
            <text:p>IsFemale</text:p>
          </table:table-cell>
          <table:table-cell/>
          <table:table-cell table:formula="of:=[.C712]" office:value-type="string" office:string-value="Lolita" calcext:value-type="string">
            <text:p>Lolita</text:p>
          </table:table-cell>
          <table:table-cell table:formula="of:=[.G71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ereket" xlink:type="simple">Bereket</text:a>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1:7,104</text:p>
          </table:table-cell>
          <table:table-cell/>
          <table:table-cell table:formula="of:=IF([.F713]=&quot;&quot;;&quot;IsMale&quot;; [.F713])" office:value-type="string" office:string-value="IsMale" calcext:value-type="string">
            <text:p>IsMale</text:p>
          </table:table-cell>
          <table:table-cell/>
          <table:table-cell table:formula="of:=[.C713]" office:value-type="string" office:string-value="Bereket" calcext:value-type="string">
            <text:p>Bereket</text:p>
          </table:table-cell>
          <table:table-cell table:formula="of:=[.G71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<text:a xlink:href="https://forebears.io/forenames/bagitzhan" xlink:type="simple">Bagitzhan</text:a>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1:7,116</text:p>
          </table:table-cell>
          <table:table-cell/>
          <table:table-cell table:formula="of:=IF([.F714]=&quot;&quot;;&quot;IsMale&quot;; [.F714])" office:value-type="string" office:string-value="IsMale" calcext:value-type="string">
            <text:p>IsMale</text:p>
          </table:table-cell>
          <table:table-cell/>
          <table:table-cell table:formula="of:=[.C714]" office:value-type="string" office:string-value="Bagitzhan" calcext:value-type="string">
            <text:p>Bagitzhan</text:p>
          </table:table-cell>
          <table:table-cell table:formula="of:=[.G7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<text:a xlink:href="https://forebears.io/forenames/adel" xlink:type="simple">Adel</text:a>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1:7,124</text:p>
          </table:table-cell>
          <table:table-cell office:value-type="string" calcext:value-type="string">
            <text:p>IsFemale</text:p>
          </table:table-cell>
          <table:table-cell table:formula="of:=IF([.F715]=&quot;&quot;;&quot;IsMale&quot;; [.F715])" office:value-type="string" office:string-value="IsFemale" calcext:value-type="string">
            <text:p>IsFemale</text:p>
          </table:table-cell>
          <table:table-cell/>
          <table:table-cell table:formula="of:=[.C715]" office:value-type="string" office:string-value="Adel" calcext:value-type="string">
            <text:p>Adel</text:p>
          </table:table-cell>
          <table:table-cell table:formula="of:=[.G71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abiga" xlink:type="simple">Rabiga</text:a>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1:7,127</text:p>
          </table:table-cell>
          <table:table-cell office:value-type="string" calcext:value-type="string">
            <text:p>IsFemale</text:p>
          </table:table-cell>
          <table:table-cell table:formula="of:=IF([.F716]=&quot;&quot;;&quot;IsMale&quot;; [.F716])" office:value-type="string" office:string-value="IsFemale" calcext:value-type="string">
            <text:p>IsFemale</text:p>
          </table:table-cell>
          <table:table-cell/>
          <table:table-cell table:formula="of:=[.C716]" office:value-type="string" office:string-value="Rabiga" calcext:value-type="string">
            <text:p>Rabiga</text:p>
          </table:table-cell>
          <table:table-cell table:formula="of:=[.G71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eleonora" xlink:type="simple">Eleonora</text:a>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1:7,136</text:p>
          </table:table-cell>
          <table:table-cell office:value-type="string" calcext:value-type="string">
            <text:p>IsFemale</text:p>
          </table:table-cell>
          <table:table-cell table:formula="of:=IF([.F717]=&quot;&quot;;&quot;IsMale&quot;; [.F717])" office:value-type="string" office:string-value="IsFemale" calcext:value-type="string">
            <text:p>IsFemale</text:p>
          </table:table-cell>
          <table:table-cell/>
          <table:table-cell table:formula="of:=[.C717]" office:value-type="string" office:string-value="Eleonora" calcext:value-type="string">
            <text:p>Eleonora</text:p>
          </table:table-cell>
          <table:table-cell table:formula="of:=[.G71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diar" xlink:type="simple">Aldiar</text:a>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1:7,191</text:p>
          </table:table-cell>
          <table:table-cell/>
          <table:table-cell table:formula="of:=IF([.F718]=&quot;&quot;;&quot;IsMale&quot;; [.F718])" office:value-type="string" office:string-value="IsMale" calcext:value-type="string">
            <text:p>IsMale</text:p>
          </table:table-cell>
          <table:table-cell/>
          <table:table-cell table:formula="of:=[.C718]" office:value-type="string" office:string-value="Aldiar" calcext:value-type="string">
            <text:p>Aldiar</text:p>
          </table:table-cell>
          <table:table-cell table:formula="of:=[.G7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<text:a xlink:href="https://forebears.io/forenames/miko" xlink:type="simple">Miko</text:a>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1:7,211</text:p>
          </table:table-cell>
          <table:table-cell office:value-type="string" calcext:value-type="string">
            <text:p>IsFemale</text:p>
          </table:table-cell>
          <table:table-cell table:formula="of:=IF([.F719]=&quot;&quot;;&quot;IsMale&quot;; [.F719])" office:value-type="string" office:string-value="IsFemale" calcext:value-type="string">
            <text:p>IsFemale</text:p>
          </table:table-cell>
          <table:table-cell/>
          <table:table-cell table:formula="of:=[.C719]" office:value-type="string" office:string-value="Miko" calcext:value-type="string">
            <text:p>Miko</text:p>
          </table:table-cell>
          <table:table-cell table:formula="of:=[.G71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sa" xlink:type="simple">Musa</text:a>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1:7,217</text:p>
          </table:table-cell>
          <table:table-cell/>
          <table:table-cell table:formula="of:=IF([.F720]=&quot;&quot;;&quot;IsMale&quot;; [.F720])" office:value-type="string" office:string-value="IsMale" calcext:value-type="string">
            <text:p>IsMale</text:p>
          </table:table-cell>
          <table:table-cell/>
          <table:table-cell table:formula="of:=[.C720]" office:value-type="string" office:string-value="Musa" calcext:value-type="string">
            <text:p>Musa</text:p>
          </table:table-cell>
          <table:table-cell table:formula="of:=[.G7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olya" xlink:type="simple">Molya</text:a>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1:7,252</text:p>
          </table:table-cell>
          <table:table-cell office:value-type="string" calcext:value-type="string">
            <text:p>IsFemale</text:p>
          </table:table-cell>
          <table:table-cell table:formula="of:=IF([.F721]=&quot;&quot;;&quot;IsMale&quot;; [.F721])" office:value-type="string" office:string-value="IsFemale" calcext:value-type="string">
            <text:p>IsFemale</text:p>
          </table:table-cell>
          <table:table-cell/>
          <table:table-cell table:formula="of:=[.C721]" office:value-type="string" office:string-value="Molya" calcext:value-type="string">
            <text:p>Molya</text:p>
          </table:table-cell>
          <table:table-cell table:formula="of:=[.G72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esibeli" xlink:type="simple">Nesibeli</text:a>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1:7,355</text:p>
          </table:table-cell>
          <table:table-cell office:value-type="string" calcext:value-type="string">
            <text:p>IsFemale</text:p>
          </table:table-cell>
          <table:table-cell table:formula="of:=IF([.F722]=&quot;&quot;;&quot;IsMale&quot;; [.F722])" office:value-type="string" office:string-value="IsFemale" calcext:value-type="string">
            <text:p>IsFemale</text:p>
          </table:table-cell>
          <table:table-cell/>
          <table:table-cell table:formula="of:=[.C722]" office:value-type="string" office:string-value="Nesibeli" calcext:value-type="string">
            <text:p>Nesibeli</text:p>
          </table:table-cell>
          <table:table-cell table:formula="of:=[.G72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kander" xlink:type="simple">Iskander</text:a>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1:7,367</text:p>
          </table:table-cell>
          <table:table-cell/>
          <table:table-cell table:formula="of:=IF([.F723]=&quot;&quot;;&quot;IsMale&quot;; [.F723])" office:value-type="string" office:string-value="IsMale" calcext:value-type="string">
            <text:p>IsMale</text:p>
          </table:table-cell>
          <table:table-cell/>
          <table:table-cell table:formula="of:=[.C723]" office:value-type="string" office:string-value="Iskander" calcext:value-type="string">
            <text:p>Iskander</text:p>
          </table:table-cell>
          <table:table-cell table:formula="of:=[.G7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<text:a xlink:href="https://forebears.io/forenames/kenzhe" xlink:type="simple">Kenzhe</text:a>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1:7,388</text:p>
          </table:table-cell>
          <table:table-cell office:value-type="string" calcext:value-type="string">
            <text:p>IsNB</text:p>
          </table:table-cell>
          <table:table-cell table:formula="of:=IF([.F724]=&quot;&quot;;&quot;IsMale&quot;; [.F724])" office:value-type="string" office:string-value="IsNB" calcext:value-type="string">
            <text:p>IsNB</text:p>
          </table:table-cell>
          <table:table-cell/>
          <table:table-cell table:formula="of:=[.C724]" office:value-type="string" office:string-value="Kenzhe" calcext:value-type="string">
            <text:p>Kenzhe</text:p>
          </table:table-cell>
          <table:table-cell table:formula="of:=[.G724]" office:value-type="string" office:string-value="IsNB" calcext:value-type="string">
            <text:p>IsNB</text:p>
          </table:table-cell>
        </table:table-row>
        <table:table-row table:style-name="ro1">
          <table:table-cell table:number-columns-repeated="6"/>
          <table:table-cell table:formula="of:=IF([.F725]=&quot;&quot;;&quot;IsMale&quot;; [.F725])" office:value-type="string" office:string-value="IsMale" calcext:value-type="string">
            <text:p>IsMale</text:p>
          </table:table-cell>
          <table:table-cell/>
          <table:table-cell table:formula="of:=[.C725]" office:value-type="float" office:value="0" calcext:value-type="float">
            <text:p>0</text:p>
          </table:table-cell>
          <table:table-cell table:formula="of:=[.G7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ru" xlink:type="simple">Aru</text:a>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1:7,425</text:p>
          </table:table-cell>
          <table:table-cell office:value-type="string" calcext:value-type="string">
            <text:p>IsFemale</text:p>
          </table:table-cell>
          <table:table-cell table:formula="of:=IF([.F726]=&quot;&quot;;&quot;IsMale&quot;; [.F726])" office:value-type="string" office:string-value="IsFemale" calcext:value-type="string">
            <text:p>IsFemale</text:p>
          </table:table-cell>
          <table:table-cell/>
          <table:table-cell table:formula="of:=[.C726]" office:value-type="string" office:string-value="Aru" calcext:value-type="string">
            <text:p>Aru</text:p>
          </table:table-cell>
          <table:table-cell table:formula="of:=[.G72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erikbay" xlink:type="simple">Serikbay</text:a>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1:7,463</text:p>
          </table:table-cell>
          <table:table-cell/>
          <table:table-cell table:formula="of:=IF([.F727]=&quot;&quot;;&quot;IsMale&quot;; [.F727])" office:value-type="string" office:string-value="IsMale" calcext:value-type="string">
            <text:p>IsMale</text:p>
          </table:table-cell>
          <table:table-cell/>
          <table:table-cell table:formula="of:=[.C727]" office:value-type="string" office:string-value="Serikbay" calcext:value-type="string">
            <text:p>Serikbay</text:p>
          </table:table-cell>
          <table:table-cell table:formula="of:=[.G7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fael" xlink:type="simple">Rafael</text:a>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1:7,466</text:p>
          </table:table-cell>
          <table:table-cell/>
          <table:table-cell table:formula="of:=IF([.F728]=&quot;&quot;;&quot;IsMale&quot;; [.F728])" office:value-type="string" office:string-value="IsMale" calcext:value-type="string">
            <text:p>IsMale</text:p>
          </table:table-cell>
          <table:table-cell/>
          <table:table-cell table:formula="of:=[.C728]" office:value-type="string" office:string-value="Rafael" calcext:value-type="string">
            <text:p>Rafael</text:p>
          </table:table-cell>
          <table:table-cell table:formula="of:=[.G72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kasymkhan" xlink:type="simple">Kasymkhan</text:a>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1:7,479</text:p>
          </table:table-cell>
          <table:table-cell/>
          <table:table-cell table:formula="of:=IF([.F729]=&quot;&quot;;&quot;IsMale&quot;; [.F729])" office:value-type="string" office:string-value="IsMale" calcext:value-type="string">
            <text:p>IsMale</text:p>
          </table:table-cell>
          <table:table-cell/>
          <table:table-cell table:formula="of:=[.C729]" office:value-type="string" office:string-value="Kasymkhan" calcext:value-type="string">
            <text:p>Kasymkhan</text:p>
          </table:table-cell>
          <table:table-cell table:formula="of:=[.G7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tegen" xlink:type="simple">Otegen</text:a>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1:7,482</text:p>
          </table:table-cell>
          <table:table-cell/>
          <table:table-cell table:formula="of:=IF([.F730]=&quot;&quot;;&quot;IsMale&quot;; [.F730])" office:value-type="string" office:string-value="IsMale" calcext:value-type="string">
            <text:p>IsMale</text:p>
          </table:table-cell>
          <table:table-cell/>
          <table:table-cell table:formula="of:=[.C730]" office:value-type="string" office:string-value="Otegen" calcext:value-type="string">
            <text:p>Otegen</text:p>
          </table:table-cell>
          <table:table-cell table:formula="of:=[.G73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lina" xlink:type="simple">Lina</text:a>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1:7,504</text:p>
          </table:table-cell>
          <table:table-cell office:value-type="string" calcext:value-type="string">
            <text:p>IsFemale</text:p>
          </table:table-cell>
          <table:table-cell table:formula="of:=IF([.F731]=&quot;&quot;;&quot;IsMale&quot;; [.F731])" office:value-type="string" office:string-value="IsFemale" calcext:value-type="string">
            <text:p>IsFemale</text:p>
          </table:table-cell>
          <table:table-cell/>
          <table:table-cell table:formula="of:=[.C731]" office:value-type="string" office:string-value="Lina" calcext:value-type="string">
            <text:p>Lina</text:p>
          </table:table-cell>
          <table:table-cell table:formula="of:=[.G7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ir" xlink:type="simple">Tair</text:a>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1:7,529</text:p>
          </table:table-cell>
          <table:table-cell/>
          <table:table-cell table:formula="of:=IF([.F732]=&quot;&quot;;&quot;IsMale&quot;; [.F732])" office:value-type="string" office:string-value="IsMale" calcext:value-type="string">
            <text:p>IsMale</text:p>
          </table:table-cell>
          <table:table-cell/>
          <table:table-cell table:formula="of:=[.C732]" office:value-type="string" office:string-value="Tair" calcext:value-type="string">
            <text:p>Tair</text:p>
          </table:table-cell>
          <table:table-cell table:formula="of:=[.G7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ulen" xlink:type="simple">Maulen</text:a>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1:7,584</text:p>
          </table:table-cell>
          <table:table-cell/>
          <table:table-cell table:formula="of:=IF([.F733]=&quot;&quot;;&quot;IsMale&quot;; [.F733])" office:value-type="string" office:string-value="IsMale" calcext:value-type="string">
            <text:p>IsMale</text:p>
          </table:table-cell>
          <table:table-cell/>
          <table:table-cell table:formula="of:=[.C733]" office:value-type="string" office:string-value="Maulen" calcext:value-type="string">
            <text:p>Maulen</text:p>
          </table:table-cell>
          <table:table-cell table:formula="of:=[.G73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gila" xlink:type="simple">Bagila</text:a>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1:7,610</text:p>
          </table:table-cell>
          <table:table-cell office:value-type="string" calcext:value-type="string">
            <text:p>IsFemale</text:p>
          </table:table-cell>
          <table:table-cell table:formula="of:=IF([.F734]=&quot;&quot;;&quot;IsMale&quot;; [.F734])" office:value-type="string" office:string-value="IsFemale" calcext:value-type="string">
            <text:p>IsFemale</text:p>
          </table:table-cell>
          <table:table-cell/>
          <table:table-cell table:formula="of:=[.C734]" office:value-type="string" office:string-value="Bagila" calcext:value-type="string">
            <text:p>Bagila</text:p>
          </table:table-cell>
          <table:table-cell table:formula="of:=[.G73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irzhan" xlink:type="simple">Mirzhan</text:a>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1:7,610</text:p>
          </table:table-cell>
          <table:table-cell/>
          <table:table-cell table:formula="of:=IF([.F735]=&quot;&quot;;&quot;IsMale&quot;; [.F735])" office:value-type="string" office:string-value="IsMale" calcext:value-type="string">
            <text:p>IsMale</text:p>
          </table:table-cell>
          <table:table-cell/>
          <table:table-cell table:formula="of:=[.C735]" office:value-type="string" office:string-value="Mirzhan" calcext:value-type="string">
            <text:p>Mirzhan</text:p>
          </table:table-cell>
          <table:table-cell table:formula="of:=[.G735]" office:value-type="string" office:string-value="IsMale" calcext:value-type="string">
            <text:p>IsMale</text:p>
          </table:table-cell>
        </table:table-row>
        <table:table-row table:style-name="ro1">
          <table:table-cell/>
          <table:table-cell table:style-name="ce1"/>
          <table:table-cell table:number-columns-repeated="4"/>
          <table:table-cell table:formula="of:=IF([.F736]=&quot;&quot;;&quot;IsMale&quot;; [.F736])" office:value-type="string" office:string-value="IsMale" calcext:value-type="string">
            <text:p>IsMale</text:p>
          </table:table-cell>
          <table:table-cell/>
          <table:table-cell table:formula="of:=[.C736]" office:value-type="float" office:value="0" calcext:value-type="float">
            <text:p>0</text:p>
          </table:table-cell>
          <table:table-cell table:formula="of:=[.G73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lan" xlink:type="simple">Alan</text:a>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1:7,633</text:p>
          </table:table-cell>
          <table:table-cell/>
          <table:table-cell table:formula="of:=IF([.F737]=&quot;&quot;;&quot;IsMale&quot;; [.F737])" office:value-type="string" office:string-value="IsMale" calcext:value-type="string">
            <text:p>IsMale</text:p>
          </table:table-cell>
          <table:table-cell/>
          <table:table-cell table:formula="of:=[.C737]" office:value-type="string" office:string-value="Alan" calcext:value-type="string">
            <text:p>Alan</text:p>
          </table:table-cell>
          <table:table-cell table:formula="of:=[.G7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lanbek" xlink:type="simple">Aslanbek</text:a>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1:7,646</text:p>
          </table:table-cell>
          <table:table-cell/>
          <table:table-cell table:formula="of:=IF([.F738]=&quot;&quot;;&quot;IsMale&quot;; [.F738])" office:value-type="string" office:string-value="IsMale" calcext:value-type="string">
            <text:p>IsMale</text:p>
          </table:table-cell>
          <table:table-cell/>
          <table:table-cell table:formula="of:=[.C738]" office:value-type="string" office:string-value="Aslanbek" calcext:value-type="string">
            <text:p>Aslanbek</text:p>
          </table:table-cell>
          <table:table-cell table:formula="of:=[.G73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ratbek" xlink:type="simple">Muratbek</text:a>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1:7,646</text:p>
          </table:table-cell>
          <table:table-cell/>
          <table:table-cell table:formula="of:=IF([.F739]=&quot;&quot;;&quot;IsMale&quot;; [.F739])" office:value-type="string" office:string-value="IsMale" calcext:value-type="string">
            <text:p>IsMale</text:p>
          </table:table-cell>
          <table:table-cell/>
          <table:table-cell table:formula="of:=[.C739]" office:value-type="string" office:string-value="Muratbek" calcext:value-type="string">
            <text:p>Muratbek</text:p>
          </table:table-cell>
          <table:table-cell table:formula="of:=[.G73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lugbek" xlink:type="simple">Ulugbek</text:a>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1:7,650</text:p>
          </table:table-cell>
          <table:table-cell/>
          <table:table-cell table:formula="of:=IF([.F740]=&quot;&quot;;&quot;IsMale&quot;; [.F740])" office:value-type="string" office:string-value="IsMale" calcext:value-type="string">
            <text:p>IsMale</text:p>
          </table:table-cell>
          <table:table-cell/>
          <table:table-cell table:formula="of:=[.C740]" office:value-type="string" office:string-value="Ulugbek" calcext:value-type="string">
            <text:p>Ulugbek</text:p>
          </table:table-cell>
          <table:table-cell table:formula="of:=[.G7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eorgy" xlink:type="simple">Georgy</text:a>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1:7,676</text:p>
          </table:table-cell>
          <table:table-cell/>
          <table:table-cell table:formula="of:=IF([.F741]=&quot;&quot;;&quot;IsMale&quot;; [.F741])" office:value-type="string" office:string-value="IsMale" calcext:value-type="string">
            <text:p>IsMale</text:p>
          </table:table-cell>
          <table:table-cell/>
          <table:table-cell table:formula="of:=[.C741]" office:value-type="string" office:string-value="Georgy" calcext:value-type="string">
            <text:p>Georgy</text:p>
          </table:table-cell>
          <table:table-cell table:formula="of:=[.G7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ymgul" xlink:type="simple">Ayymgul</text:a>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1:7,709</text:p>
          </table:table-cell>
          <table:table-cell office:value-type="string" calcext:value-type="string">
            <text:p>IsFemale</text:p>
          </table:table-cell>
          <table:table-cell table:formula="of:=IF([.F742]=&quot;&quot;;&quot;IsMale&quot;; [.F742])" office:value-type="string" office:string-value="IsFemale" calcext:value-type="string">
            <text:p>IsFemale</text:p>
          </table:table-cell>
          <table:table-cell/>
          <table:table-cell table:formula="of:=[.C742]" office:value-type="string" office:string-value="Ayymgul" calcext:value-type="string">
            <text:p>Ayymgul</text:p>
          </table:table-cell>
          <table:table-cell table:formula="of:=[.G7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ilya" xlink:type="simple">Nailya</text:a>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1:7,709</text:p>
          </table:table-cell>
          <table:table-cell office:value-type="string" calcext:value-type="string">
            <text:p>IsFemale</text:p>
          </table:table-cell>
          <table:table-cell table:formula="of:=IF([.F743]=&quot;&quot;;&quot;IsMale&quot;; [.F743])" office:value-type="string" office:string-value="IsFemale" calcext:value-type="string">
            <text:p>IsFemale</text:p>
          </table:table-cell>
          <table:table-cell/>
          <table:table-cell table:formula="of:=[.C743]" office:value-type="string" office:string-value="Nailya" calcext:value-type="string">
            <text:p>Nailya</text:p>
          </table:table-cell>
          <table:table-cell table:formula="of:=[.G74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zhumabay" xlink:type="simple">Zhumabay</text:a>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1:7,723</text:p>
          </table:table-cell>
          <table:table-cell/>
          <table:table-cell table:formula="of:=IF([.F744]=&quot;&quot;;&quot;IsMale&quot;; [.F744])" office:value-type="string" office:string-value="IsMale" calcext:value-type="string">
            <text:p>IsMale</text:p>
          </table:table-cell>
          <table:table-cell/>
          <table:table-cell table:formula="of:=[.C744]" office:value-type="string" office:string-value="Zhumabay" calcext:value-type="string">
            <text:p>Zhumabay</text:p>
          </table:table-cell>
          <table:table-cell table:formula="of:=[.G74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rigory" xlink:type="simple">Grigory</text:a>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1:7,733</text:p>
          </table:table-cell>
          <table:table-cell/>
          <table:table-cell table:formula="of:=IF([.F745]=&quot;&quot;;&quot;IsMale&quot;; [.F745])" office:value-type="string" office:string-value="IsMale" calcext:value-type="string">
            <text:p>IsMale</text:p>
          </table:table-cell>
          <table:table-cell/>
          <table:table-cell table:formula="of:=[.C745]" office:value-type="string" office:string-value="Grigory" calcext:value-type="string">
            <text:p>Grigory</text:p>
          </table:table-cell>
          <table:table-cell table:formula="of:=[.G74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asylzat" xlink:type="simple">Asylzat</text:a>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1:7,763</text:p>
          </table:table-cell>
          <table:table-cell office:value-type="string" calcext:value-type="string">
            <text:p>IsFemale</text:p>
          </table:table-cell>
          <table:table-cell table:formula="of:=IF([.F746]=&quot;&quot;;&quot;IsMale&quot;; [.F746])" office:value-type="string" office:string-value="IsFemale" calcext:value-type="string">
            <text:p>IsFemale</text:p>
          </table:table-cell>
          <table:table-cell/>
          <table:table-cell table:formula="of:=[.C746]" office:value-type="string" office:string-value="Asylzat" calcext:value-type="string">
            <text:p>Asylzat</text:p>
          </table:table-cell>
          <table:table-cell table:formula="of:=[.G74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isiya" xlink:type="simple">Taisiya</text:a>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1:7,770</text:p>
          </table:table-cell>
          <table:table-cell office:value-type="string" calcext:value-type="string">
            <text:p>IsFemale</text:p>
          </table:table-cell>
          <table:table-cell table:formula="of:=IF([.F747]=&quot;&quot;;&quot;IsMale&quot;; [.F747])" office:value-type="string" office:string-value="IsFemale" calcext:value-type="string">
            <text:p>IsFemale</text:p>
          </table:table-cell>
          <table:table-cell/>
          <table:table-cell table:formula="of:=[.C747]" office:value-type="string" office:string-value="Taisiya" calcext:value-type="string">
            <text:p>Taisiya</text:p>
          </table:table-cell>
          <table:table-cell table:formula="of:=[.G74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oldas" xlink:type="simple">Zholdas</text:a>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1:7,804</text:p>
          </table:table-cell>
          <table:table-cell/>
          <table:table-cell table:formula="of:=IF([.F748]=&quot;&quot;;&quot;IsMale&quot;; [.F748])" office:value-type="string" office:string-value="IsMale" calcext:value-type="string">
            <text:p>IsMale</text:p>
          </table:table-cell>
          <table:table-cell/>
          <table:table-cell table:formula="of:=[.C748]" office:value-type="string" office:string-value="Zholdas" calcext:value-type="string">
            <text:p>Zholdas</text:p>
          </table:table-cell>
          <table:table-cell table:formula="of:=[.G74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zat" xlink:type="simple">Erzat</text:a>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1:7,811</text:p>
          </table:table-cell>
          <table:table-cell/>
          <table:table-cell table:formula="of:=IF([.F749]=&quot;&quot;;&quot;IsMale&quot;; [.F749])" office:value-type="string" office:string-value="IsMale" calcext:value-type="string">
            <text:p>IsMale</text:p>
          </table:table-cell>
          <table:table-cell/>
          <table:table-cell table:formula="of:=[.C749]" office:value-type="string" office:string-value="Erzat" calcext:value-type="string">
            <text:p>Erzat</text:p>
          </table:table-cell>
          <table:table-cell table:formula="of:=[.G74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na" xlink:type="simple">Ayna</text:a>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1:7,821</text:p>
          </table:table-cell>
          <table:table-cell office:value-type="string" calcext:value-type="string">
            <text:p>IsFemale</text:p>
          </table:table-cell>
          <table:table-cell table:formula="of:=IF([.F750]=&quot;&quot;;&quot;IsMale&quot;; [.F750])" office:value-type="string" office:string-value="IsFemale" calcext:value-type="string">
            <text:p>IsFemale</text:p>
          </table:table-cell>
          <table:table-cell/>
          <table:table-cell table:formula="of:=[.C750]" office:value-type="string" office:string-value="Ayna" calcext:value-type="string">
            <text:p>Ayna</text:p>
          </table:table-cell>
          <table:table-cell table:formula="of:=[.G75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talshyn" xlink:type="simple">Talshyn</text:a>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1:7,828</text:p>
          </table:table-cell>
          <table:table-cell office:value-type="string" calcext:value-type="string">
            <text:p>IsFemale</text:p>
          </table:table-cell>
          <table:table-cell table:formula="of:=IF([.F751]=&quot;&quot;;&quot;IsMale&quot;; [.F751])" office:value-type="string" office:string-value="IsFemale" calcext:value-type="string">
            <text:p>IsFemale</text:p>
          </table:table-cell>
          <table:table-cell/>
          <table:table-cell table:formula="of:=[.C751]" office:value-type="string" office:string-value="Talshyn" calcext:value-type="string">
            <text:p>Talshyn</text:p>
          </table:table-cell>
          <table:table-cell table:formula="of:=[.G75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anyshbek" xlink:type="simple">Kuanyshbek</text:a>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1:7,863</text:p>
          </table:table-cell>
          <table:table-cell/>
          <table:table-cell table:formula="of:=IF([.F752]=&quot;&quot;;&quot;IsMale&quot;; [.F752])" office:value-type="string" office:string-value="IsMale" calcext:value-type="string">
            <text:p>IsMale</text:p>
          </table:table-cell>
          <table:table-cell/>
          <table:table-cell table:formula="of:=[.C752]" office:value-type="string" office:string-value="Kuanyshbek" calcext:value-type="string">
            <text:p>Kuanyshbek</text:p>
          </table:table-cell>
          <table:table-cell table:formula="of:=[.G75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kanat" xlink:type="simple">Erkanat</text:a>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1:7,884</text:p>
          </table:table-cell>
          <table:table-cell/>
          <table:table-cell table:formula="of:=IF([.F753]=&quot;&quot;;&quot;IsMale&quot;; [.F753])" office:value-type="string" office:string-value="IsMale" calcext:value-type="string">
            <text:p>IsMale</text:p>
          </table:table-cell>
          <table:table-cell/>
          <table:table-cell table:formula="of:=[.C753]" office:value-type="string" office:string-value="Erkanat" calcext:value-type="string">
            <text:p>Erkanat</text:p>
          </table:table-cell>
          <table:table-cell table:formula="of:=[.G75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<text:a xlink:href="https://forebears.io/forenames/drug" xlink:type="simple">Drug</text:a>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1:7,891</text:p>
          </table:table-cell>
          <table:table-cell office:value-type="string" calcext:value-type="string">
            <text:p>IsNB</text:p>
          </table:table-cell>
          <table:table-cell table:formula="of:=IF([.F754]=&quot;&quot;;&quot;IsMale&quot;; [.F754])" office:value-type="string" office:string-value="IsNB" calcext:value-type="string">
            <text:p>IsNB</text:p>
          </table:table-cell>
          <table:table-cell/>
          <table:table-cell table:formula="of:=[.C754]" office:value-type="string" office:string-value="Drug" calcext:value-type="string">
            <text:p>Drug</text:p>
          </table:table-cell>
          <table:table-cell table:formula="of:=[.G754]" office:value-type="string" office:string-value="IsNB" calcext:value-type="string">
            <text:p>IsNB</text:p>
          </table:table-cell>
        </table:table-row>
        <table:table-row table:style-name="ro1">
          <table:table-cell table:number-columns-repeated="6"/>
          <table:table-cell table:formula="of:=IF([.F755]=&quot;&quot;;&quot;IsMale&quot;; [.F755])" office:value-type="string" office:string-value="IsMale" calcext:value-type="string">
            <text:p>IsMale</text:p>
          </table:table-cell>
          <table:table-cell/>
          <table:table-cell table:formula="of:=[.C755]" office:value-type="float" office:value="0" calcext:value-type="float">
            <text:p>0</text:p>
          </table:table-cell>
          <table:table-cell table:formula="of:=[.G7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nurym" xlink:type="simple">Nurym</text:a>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1:7,912</text:p>
          </table:table-cell>
          <table:table-cell/>
          <table:table-cell table:formula="of:=IF([.F756]=&quot;&quot;;&quot;IsMale&quot;; [.F756])" office:value-type="string" office:string-value="IsMale" calcext:value-type="string">
            <text:p>IsMale</text:p>
          </table:table-cell>
          <table:table-cell/>
          <table:table-cell table:formula="of:=[.C756]" office:value-type="string" office:string-value="Nurym" calcext:value-type="string">
            <text:p>Nurym</text:p>
          </table:table-cell>
          <table:table-cell table:formula="of:=[.G75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ark" xlink:type="simple">Mark</text:a>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1:7,930</text:p>
          </table:table-cell>
          <table:table-cell/>
          <table:table-cell table:formula="of:=IF([.F757]=&quot;&quot;;&quot;IsMale&quot;; [.F757])" office:value-type="string" office:string-value="IsMale" calcext:value-type="string">
            <text:p>IsMale</text:p>
          </table:table-cell>
          <table:table-cell/>
          <table:table-cell table:formula="of:=[.C757]" office:value-type="string" office:string-value="Mark" calcext:value-type="string">
            <text:p>Mark</text:p>
          </table:table-cell>
          <table:table-cell table:formula="of:=[.G75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ilmurat" xlink:type="simple">Dilmurat</text:a>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1:7,990</text:p>
          </table:table-cell>
          <table:table-cell/>
          <table:table-cell table:formula="of:=IF([.F758]=&quot;&quot;;&quot;IsMale&quot;; [.F758])" office:value-type="string" office:string-value="IsMale" calcext:value-type="string">
            <text:p>IsMale</text:p>
          </table:table-cell>
          <table:table-cell/>
          <table:table-cell table:formula="of:=[.C758]" office:value-type="string" office:string-value="Dilmurat" calcext:value-type="string">
            <text:p>Dilmurat</text:p>
          </table:table-cell>
          <table:table-cell table:formula="of:=[.G7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gera" xlink:type="simple">Aygera</text:a>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1:7,994</text:p>
          </table:table-cell>
          <table:table-cell office:value-type="string" calcext:value-type="string">
            <text:p>IsFemale</text:p>
          </table:table-cell>
          <table:table-cell table:formula="of:=IF([.F759]=&quot;&quot;;&quot;IsMale&quot;; [.F759])" office:value-type="string" office:string-value="IsFemale" calcext:value-type="string">
            <text:p>IsFemale</text:p>
          </table:table-cell>
          <table:table-cell/>
          <table:table-cell table:formula="of:=[.C759]" office:value-type="string" office:string-value="Aygera" calcext:value-type="string">
            <text:p>Aygera</text:p>
          </table:table-cell>
          <table:table-cell table:formula="of:=[.G75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daniel" xlink:type="simple">Daniel</text:a>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1:8,005</text:p>
          </table:table-cell>
          <table:table-cell/>
          <table:table-cell table:formula="of:=IF([.F760]=&quot;&quot;;&quot;IsMale&quot;; [.F760])" office:value-type="string" office:string-value="IsMale" calcext:value-type="string">
            <text:p>IsMale</text:p>
          </table:table-cell>
          <table:table-cell/>
          <table:table-cell table:formula="of:=[.C760]" office:value-type="string" office:string-value="Daniel" calcext:value-type="string">
            <text:p>Daniel</text:p>
          </table:table-cell>
          <table:table-cell table:formula="of:=[.G76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kerim" xlink:type="simple">Aykerim</text:a>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1:8,023</text:p>
          </table:table-cell>
          <table:table-cell office:value-type="string" calcext:value-type="string">
            <text:p>IsFemale</text:p>
          </table:table-cell>
          <table:table-cell table:formula="of:=IF([.F761]=&quot;&quot;;&quot;IsMale&quot;; [.F761])" office:value-type="string" office:string-value="IsFemale" calcext:value-type="string">
            <text:p>IsFemale</text:p>
          </table:table-cell>
          <table:table-cell/>
          <table:table-cell table:formula="of:=[.C761]" office:value-type="string" office:string-value="Aykerim" calcext:value-type="string">
            <text:p>Aykerim</text:p>
          </table:table-cell>
          <table:table-cell table:formula="of:=[.G76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nezhana" xlink:type="simple">Snezhana</text:a>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1:8,027</text:p>
          </table:table-cell>
          <table:table-cell office:value-type="string" calcext:value-type="string">
            <text:p>IsFemale</text:p>
          </table:table-cell>
          <table:table-cell table:formula="of:=IF([.F762]=&quot;&quot;;&quot;IsMale&quot;; [.F762])" office:value-type="string" office:string-value="IsFemale" calcext:value-type="string">
            <text:p>IsFemale</text:p>
          </table:table-cell>
          <table:table-cell/>
          <table:table-cell table:formula="of:=[.C762]" office:value-type="string" office:string-value="Snezhana" calcext:value-type="string">
            <text:p>Snezhana</text:p>
          </table:table-cell>
          <table:table-cell table:formula="of:=[.G76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tilek" xlink:type="simple">Tilek</text:a>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1:8,041</text:p>
          </table:table-cell>
          <table:table-cell/>
          <table:table-cell table:formula="of:=IF([.F763]=&quot;&quot;;&quot;IsMale&quot;; [.F763])" office:value-type="string" office:string-value="IsMale" calcext:value-type="string">
            <text:p>IsMale</text:p>
          </table:table-cell>
          <table:table-cell/>
          <table:table-cell table:formula="of:=[.C763]" office:value-type="string" office:string-value="Tilek" calcext:value-type="string">
            <text:p>Tilek</text:p>
          </table:table-cell>
          <table:table-cell table:formula="of:=[.G76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kgul" xlink:type="simple">Akgul</text:a>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1:8,070</text:p>
          </table:table-cell>
          <table:table-cell office:value-type="string" calcext:value-type="string">
            <text:p>IsFemale</text:p>
          </table:table-cell>
          <table:table-cell table:formula="of:=IF([.F764]=&quot;&quot;;&quot;IsMale&quot;; [.F764])" office:value-type="string" office:string-value="IsFemale" calcext:value-type="string">
            <text:p>IsFemale</text:p>
          </table:table-cell>
          <table:table-cell/>
          <table:table-cell table:formula="of:=[.C764]" office:value-type="string" office:string-value="Akgul" calcext:value-type="string">
            <text:p>Akgul</text:p>
          </table:table-cell>
          <table:table-cell table:formula="of:=[.G7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ihan" xlink:type="simple">Alihan</text:a>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1:8,074</text:p>
          </table:table-cell>
          <table:table-cell/>
          <table:table-cell table:formula="of:=IF([.F765]=&quot;&quot;;&quot;IsMale&quot;; [.F765])" office:value-type="string" office:string-value="IsMale" calcext:value-type="string">
            <text:p>IsMale</text:p>
          </table:table-cell>
          <table:table-cell/>
          <table:table-cell table:formula="of:=[.C765]" office:value-type="string" office:string-value="Alihan" calcext:value-type="string">
            <text:p>Alihan</text:p>
          </table:table-cell>
          <table:table-cell table:formula="of:=[.G7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raika" xlink:type="simple">Araika</text:a>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1:8,092</text:p>
          </table:table-cell>
          <table:table-cell office:value-type="string" calcext:value-type="string">
            <text:p>IsFemale</text:p>
          </table:table-cell>
          <table:table-cell table:formula="of:=IF([.F766]=&quot;&quot;;&quot;IsMale&quot;; [.F766])" office:value-type="string" office:string-value="IsFemale" calcext:value-type="string">
            <text:p>IsFemale</text:p>
          </table:table-cell>
          <table:table-cell/>
          <table:table-cell table:formula="of:=[.C766]" office:value-type="string" office:string-value="Araika" calcext:value-type="string">
            <text:p>Araika</text:p>
          </table:table-cell>
          <table:table-cell table:formula="of:=[.G76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dira" xlink:type="simple">Nadira</text:a>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1:8,092</text:p>
          </table:table-cell>
          <table:table-cell office:value-type="string" calcext:value-type="string">
            <text:p>IsFemale</text:p>
          </table:table-cell>
          <table:table-cell table:formula="of:=IF([.F767]=&quot;&quot;;&quot;IsMale&quot;; [.F767])" office:value-type="string" office:string-value="IsFemale" calcext:value-type="string">
            <text:p>IsFemale</text:p>
          </table:table-cell>
          <table:table-cell/>
          <table:table-cell table:formula="of:=[.C767]" office:value-type="string" office:string-value="Nadira" calcext:value-type="string">
            <text:p>Nadira</text:p>
          </table:table-cell>
          <table:table-cell table:formula="of:=[.G76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par" xlink:type="simple">Sapar</text:a>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1:8,096</text:p>
          </table:table-cell>
          <table:table-cell/>
          <table:table-cell table:formula="of:=IF([.F768]=&quot;&quot;;&quot;IsMale&quot;; [.F768])" office:value-type="string" office:string-value="IsMale" calcext:value-type="string">
            <text:p>IsMale</text:p>
          </table:table-cell>
          <table:table-cell/>
          <table:table-cell table:formula="of:=[.C768]" office:value-type="string" office:string-value="Sapar" calcext:value-type="string">
            <text:p>Sapar</text:p>
          </table:table-cell>
          <table:table-cell table:formula="of:=[.G76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nargul" xlink:type="simple">Zhanargul</text:a>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1:8,096</text:p>
          </table:table-cell>
          <table:table-cell office:value-type="string" calcext:value-type="string">
            <text:p>IsFemale</text:p>
          </table:table-cell>
          <table:table-cell table:formula="of:=IF([.F769]=&quot;&quot;;&quot;IsMale&quot;; [.F769])" office:value-type="string" office:string-value="IsFemale" calcext:value-type="string">
            <text:p>IsFemale</text:p>
          </table:table-cell>
          <table:table-cell/>
          <table:table-cell table:formula="of:=[.C769]" office:value-type="string" office:string-value="Zhanargul" calcext:value-type="string">
            <text:p>Zhanargul</text:p>
          </table:table-cell>
          <table:table-cell table:formula="of:=[.G76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kuanish" xlink:type="simple">Kuanish</text:a>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1:8,133</text:p>
          </table:table-cell>
          <table:table-cell/>
          <table:table-cell table:formula="of:=IF([.F770]=&quot;&quot;;&quot;IsMale&quot;; [.F770])" office:value-type="string" office:string-value="IsMale" calcext:value-type="string">
            <text:p>IsMale</text:p>
          </table:table-cell>
          <table:table-cell/>
          <table:table-cell table:formula="of:=[.C770]" office:value-type="string" office:string-value="Kuanish" calcext:value-type="string">
            <text:p>Kuanish</text:p>
          </table:table-cell>
          <table:table-cell table:formula="of:=[.G77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otakoz" xlink:type="simple">Botakoz</text:a>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1:8,144</text:p>
          </table:table-cell>
          <table:table-cell office:value-type="string" calcext:value-type="string">
            <text:p>IsFemale</text:p>
          </table:table-cell>
          <table:table-cell table:formula="of:=IF([.F771]=&quot;&quot;;&quot;IsMale&quot;; [.F771])" office:value-type="string" office:string-value="IsFemale" calcext:value-type="string">
            <text:p>IsFemale</text:p>
          </table:table-cell>
          <table:table-cell/>
          <table:table-cell table:formula="of:=[.C771]" office:value-type="string" office:string-value="Botakoz" calcext:value-type="string">
            <text:p>Botakoz</text:p>
          </table:table-cell>
          <table:table-cell table:formula="of:=[.G7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lmeken" xlink:type="simple">Ulmeken</text:a>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1:8,152</text:p>
          </table:table-cell>
          <table:table-cell office:value-type="string" calcext:value-type="string">
            <text:p>IsFemale</text:p>
          </table:table-cell>
          <table:table-cell table:formula="of:=IF([.F772]=&quot;&quot;;&quot;IsMale&quot;; [.F772])" office:value-type="string" office:string-value="IsFemale" calcext:value-type="string">
            <text:p>IsFemale</text:p>
          </table:table-cell>
          <table:table-cell/>
          <table:table-cell table:formula="of:=[.C772]" office:value-type="string" office:string-value="Ulmeken" calcext:value-type="string">
            <text:p>Ulmeken</text:p>
          </table:table-cell>
          <table:table-cell table:formula="of:=[.G77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man" xlink:type="simple">Aiman</text:a>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1:8,212</text:p>
          </table:table-cell>
          <table:table-cell office:value-type="string" calcext:value-type="string">
            <text:p>IsFemale</text:p>
          </table:table-cell>
          <table:table-cell table:formula="of:=IF([.F773]=&quot;&quot;;&quot;IsMale&quot;; [.F773])" office:value-type="string" office:string-value="IsFemale" calcext:value-type="string">
            <text:p>IsFemale</text:p>
          </table:table-cell>
          <table:table-cell/>
          <table:table-cell table:formula="of:=[.C773]" office:value-type="string" office:string-value="Aiman" calcext:value-type="string">
            <text:p>Aiman</text:p>
          </table:table-cell>
          <table:table-cell table:formula="of:=[.G77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iyam" xlink:type="simple">Mariyam</text:a>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1:8,220</text:p>
          </table:table-cell>
          <table:table-cell office:value-type="string" calcext:value-type="string">
            <text:p>IsFemale</text:p>
          </table:table-cell>
          <table:table-cell table:formula="of:=IF([.F774]=&quot;&quot;;&quot;IsMale&quot;; [.F774])" office:value-type="string" office:string-value="IsFemale" calcext:value-type="string">
            <text:p>IsFemale</text:p>
          </table:table-cell>
          <table:table-cell/>
          <table:table-cell table:formula="of:=[.C774]" office:value-type="string" office:string-value="Mariyam" calcext:value-type="string">
            <text:p>Mariyam</text:p>
          </table:table-cell>
          <table:table-cell table:formula="of:=[.G77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imbek" xlink:type="simple">Raimbek</text:a>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1:8,224</text:p>
          </table:table-cell>
          <table:table-cell/>
          <table:table-cell table:formula="of:=IF([.F775]=&quot;&quot;;&quot;IsMale&quot;; [.F775])" office:value-type="string" office:string-value="IsMale" calcext:value-type="string">
            <text:p>IsMale</text:p>
          </table:table-cell>
          <table:table-cell/>
          <table:table-cell table:formula="of:=[.C775]" office:value-type="string" office:string-value="Raimbek" calcext:value-type="string">
            <text:p>Raimbek</text:p>
          </table:table-cell>
          <table:table-cell table:formula="of:=[.G7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ergei" xlink:type="simple">Sergei</text:a>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1:8,235</text:p>
          </table:table-cell>
          <table:table-cell/>
          <table:table-cell table:formula="of:=IF([.F776]=&quot;&quot;;&quot;IsMale&quot;; [.F776])" office:value-type="string" office:string-value="IsMale" calcext:value-type="string">
            <text:p>IsMale</text:p>
          </table:table-cell>
          <table:table-cell/>
          <table:table-cell table:formula="of:=[.C776]" office:value-type="string" office:string-value="Sergei" calcext:value-type="string">
            <text:p>Sergei</text:p>
          </table:table-cell>
          <table:table-cell table:formula="of:=[.G7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ulsezim" xlink:type="simple">Gulsezim</text:a>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1:8,243</text:p>
          </table:table-cell>
          <table:table-cell office:value-type="string" calcext:value-type="string">
            <text:p>IsFemale</text:p>
          </table:table-cell>
          <table:table-cell table:formula="of:=IF([.F777]=&quot;&quot;;&quot;IsMale&quot;; [.F777])" office:value-type="string" office:string-value="IsFemale" calcext:value-type="string">
            <text:p>IsFemale</text:p>
          </table:table-cell>
          <table:table-cell/>
          <table:table-cell table:formula="of:=[.C777]" office:value-type="string" office:string-value="Gulsezim" calcext:value-type="string">
            <text:p>Gulsezim</text:p>
          </table:table-cell>
          <table:table-cell table:formula="of:=[.G77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urenbek" xlink:type="simple">Daurenbek</text:a>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1:8,332</text:p>
          </table:table-cell>
          <table:table-cell/>
          <table:table-cell table:formula="of:=IF([.F778]=&quot;&quot;;&quot;IsMale&quot;; [.F778])" office:value-type="string" office:string-value="IsMale" calcext:value-type="string">
            <text:p>IsMale</text:p>
          </table:table-cell>
          <table:table-cell/>
          <table:table-cell table:formula="of:=[.C778]" office:value-type="string" office:string-value="Daurenbek" calcext:value-type="string">
            <text:p>Daurenbek</text:p>
          </table:table-cell>
          <table:table-cell table:formula="of:=[.G7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dik" xlink:type="simple">Radik</text:a>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1:8,351</text:p>
          </table:table-cell>
          <table:table-cell/>
          <table:table-cell table:formula="of:=IF([.F779]=&quot;&quot;;&quot;IsMale&quot;; [.F779])" office:value-type="string" office:string-value="IsMale" calcext:value-type="string">
            <text:p>IsMale</text:p>
          </table:table-cell>
          <table:table-cell/>
          <table:table-cell table:formula="of:=[.C779]" office:value-type="string" office:string-value="Radik" calcext:value-type="string">
            <text:p>Radik</text:p>
          </table:table-cell>
          <table:table-cell table:formula="of:=[.G7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zhigit" xlink:type="simple">Nurzhigit</text:a>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1:8,359</text:p>
          </table:table-cell>
          <table:table-cell/>
          <table:table-cell table:formula="of:=IF([.F780]=&quot;&quot;;&quot;IsMale&quot;; [.F780])" office:value-type="string" office:string-value="IsMale" calcext:value-type="string">
            <text:p>IsMale</text:p>
          </table:table-cell>
          <table:table-cell/>
          <table:table-cell table:formula="of:=[.C780]" office:value-type="string" office:string-value="Nurzhigit" calcext:value-type="string">
            <text:p>Nurzhigit</text:p>
          </table:table-cell>
          <table:table-cell table:formula="of:=[.G7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nara" xlink:type="simple">Danara</text:a>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1:8,363</text:p>
          </table:table-cell>
          <table:table-cell office:value-type="string" calcext:value-type="string">
            <text:p>IsFemale</text:p>
          </table:table-cell>
          <table:table-cell table:formula="of:=IF([.F781]=&quot;&quot;;&quot;IsMale&quot;; [.F781])" office:value-type="string" office:string-value="IsFemale" calcext:value-type="string">
            <text:p>IsFemale</text:p>
          </table:table-cell>
          <table:table-cell/>
          <table:table-cell table:formula="of:=[.C781]" office:value-type="string" office:string-value="Danara" calcext:value-type="string">
            <text:p>Danara</text:p>
          </table:table-cell>
          <table:table-cell table:formula="of:=[.G78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elli" xlink:type="simple">Nelli</text:a>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1:8,367</text:p>
          </table:table-cell>
          <table:table-cell office:value-type="string" calcext:value-type="string">
            <text:p>IsFemale</text:p>
          </table:table-cell>
          <table:table-cell table:formula="of:=IF([.F782]=&quot;&quot;;&quot;IsMale&quot;; [.F782])" office:value-type="string" office:string-value="IsFemale" calcext:value-type="string">
            <text:p>IsFemale</text:p>
          </table:table-cell>
          <table:table-cell/>
          <table:table-cell table:formula="of:=[.C782]" office:value-type="string" office:string-value="Nelli" calcext:value-type="string">
            <text:p>Nelli</text:p>
          </table:table-cell>
          <table:table-cell table:formula="of:=[.G78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uralai" xlink:type="simple">Kuralai</text:a>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1:8,383</text:p>
          </table:table-cell>
          <table:table-cell office:value-type="string" calcext:value-type="string">
            <text:p>IsFemale</text:p>
          </table:table-cell>
          <table:table-cell table:formula="of:=IF([.F783]=&quot;&quot;;&quot;IsMale&quot;; [.F783])" office:value-type="string" office:string-value="IsFemale" calcext:value-type="string">
            <text:p>IsFemale</text:p>
          </table:table-cell>
          <table:table-cell/>
          <table:table-cell table:formula="of:=[.C783]" office:value-type="string" office:string-value="Kuralai" calcext:value-type="string">
            <text:p>Kuralai</text:p>
          </table:table-cell>
          <table:table-cell table:formula="of:=[.G78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kmal" xlink:type="simple">Akmal</text:a>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1:8,403</text:p>
          </table:table-cell>
          <table:table-cell/>
          <table:table-cell table:formula="of:=IF([.F784]=&quot;&quot;;&quot;IsMale&quot;; [.F784])" office:value-type="string" office:string-value="IsMale" calcext:value-type="string">
            <text:p>IsMale</text:p>
          </table:table-cell>
          <table:table-cell/>
          <table:table-cell table:formula="of:=[.C784]" office:value-type="string" office:string-value="Akmal" calcext:value-type="string">
            <text:p>Akmal</text:p>
          </table:table-cell>
          <table:table-cell table:formula="of:=[.G7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ken" xlink:type="simple">Erken</text:a>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1:8,419</text:p>
          </table:table-cell>
          <table:table-cell/>
          <table:table-cell table:formula="of:=IF([.F785]=&quot;&quot;;&quot;IsMale&quot;; [.F785])" office:value-type="string" office:string-value="IsMale" calcext:value-type="string">
            <text:p>IsMale</text:p>
          </table:table-cell>
          <table:table-cell/>
          <table:table-cell table:formula="of:=[.C785]" office:value-type="string" office:string-value="Erken" calcext:value-type="string">
            <text:p>Erken</text:p>
          </table:table-cell>
          <table:table-cell table:formula="of:=[.G7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nsulu" xlink:type="simple">Zhansulu</text:a>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1:8,423</text:p>
          </table:table-cell>
          <table:table-cell office:value-type="string" calcext:value-type="string">
            <text:p>IsFemale</text:p>
          </table:table-cell>
          <table:table-cell table:formula="of:=IF([.F786]=&quot;&quot;;&quot;IsMale&quot;; [.F786])" office:value-type="string" office:string-value="IsFemale" calcext:value-type="string">
            <text:p>IsFemale</text:p>
          </table:table-cell>
          <table:table-cell/>
          <table:table-cell table:formula="of:=[.C786]" office:value-type="string" office:string-value="Zhansulu" calcext:value-type="string">
            <text:p>Zhansulu</text:p>
          </table:table-cell>
          <table:table-cell table:formula="of:=[.G7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asyl" xlink:type="simple">Nurasyl</text:a>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1:8,443</text:p>
          </table:table-cell>
          <table:table-cell/>
          <table:table-cell table:formula="of:=IF([.F787]=&quot;&quot;;&quot;IsMale&quot;; [.F787])" office:value-type="string" office:string-value="IsMale" calcext:value-type="string">
            <text:p>IsMale</text:p>
          </table:table-cell>
          <table:table-cell/>
          <table:table-cell table:formula="of:=[.C787]" office:value-type="string" office:string-value="Nurasyl" calcext:value-type="string">
            <text:p>Nurasyl</text:p>
          </table:table-cell>
          <table:table-cell table:formula="of:=[.G78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inmukhamed" xlink:type="simple">Dinmukhamed</text:a>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1:8,455</text:p>
          </table:table-cell>
          <table:table-cell/>
          <table:table-cell table:formula="of:=IF([.F788]=&quot;&quot;;&quot;IsMale&quot;; [.F788])" office:value-type="string" office:string-value="IsMale" calcext:value-type="string">
            <text:p>IsMale</text:p>
          </table:table-cell>
          <table:table-cell/>
          <table:table-cell table:formula="of:=[.C788]" office:value-type="string" office:string-value="Dinmukhamed" calcext:value-type="string">
            <text:p>Dinmukhamed</text:p>
          </table:table-cell>
          <table:table-cell table:formula="of:=[.G78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delina" xlink:type="simple">Adelina</text:a></text:p>
          </table:table-cell>
          <table:table-cell office:value-type="float" office:value="2094" calcext:value-type="float">
            <text:p>2094</text:p>
          </table:table-cell>
          <table:table-cell office:value-type="string" calcext:value-type="string">
            <text:p>1:8,475</text:p>
          </table:table-cell>
          <table:table-cell office:value-type="string" calcext:value-type="string">
            <text:p>IsFemale</text:p>
          </table:table-cell>
          <table:table-cell table:formula="of:=IF([.F789]=&quot;&quot;;&quot;IsMale&quot;; [.F789])" office:value-type="string" office:string-value="IsFemale" calcext:value-type="string">
            <text:p>IsFemale</text:p>
          </table:table-cell>
          <table:table-cell/>
          <table:table-cell table:formula="of:=[.C789]" office:value-type="string" office:string-value="Adelina" calcext:value-type="string">
            <text:p>Adelina</text:p>
          </table:table-cell>
          <table:table-cell table:formula="of:=[.G78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ila" xlink:type="simple">Mila</text:a>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1:8,479</text:p>
          </table:table-cell>
          <table:table-cell office:value-type="string" calcext:value-type="string">
            <text:p>IsFemale</text:p>
          </table:table-cell>
          <table:table-cell table:formula="of:=IF([.F790]=&quot;&quot;;&quot;IsMale&quot;; [.F790])" office:value-type="string" office:string-value="IsFemale" calcext:value-type="string">
            <text:p>IsFemale</text:p>
          </table:table-cell>
          <table:table-cell/>
          <table:table-cell table:formula="of:=[.C790]" office:value-type="string" office:string-value="Mila" calcext:value-type="string">
            <text:p>Mila</text:p>
          </table:table-cell>
          <table:table-cell table:formula="of:=[.G79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lpan" xlink:type="simple">Ulpan</text:a>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1:8,491</text:p>
          </table:table-cell>
          <table:table-cell office:value-type="string" calcext:value-type="string">
            <text:p>IsFemale</text:p>
          </table:table-cell>
          <table:table-cell table:formula="of:=IF([.F791]=&quot;&quot;;&quot;IsMale&quot;; [.F791])" office:value-type="string" office:string-value="IsFemale" calcext:value-type="string">
            <text:p>IsFemale</text:p>
          </table:table-cell>
          <table:table-cell/>
          <table:table-cell table:formula="of:=[.C791]" office:value-type="string" office:string-value="Ulpan" calcext:value-type="string">
            <text:p>Ulpan</text:p>
          </table:table-cell>
          <table:table-cell table:formula="of:=[.G791]" office:value-type="string" office:string-value="IsFemale" calcext:value-type="string">
            <text:p>IsFemale</text:p>
          </table:table-cell>
        </table:table-row>
        <table:table-row table:style-name="ro1">
          <table:table-cell/>
          <table:table-cell table:style-name="ce1"/>
          <table:table-cell table:number-columns-repeated="4"/>
          <table:table-cell table:formula="of:=IF([.F792]=&quot;&quot;;&quot;IsMale&quot;; [.F792])" office:value-type="string" office:string-value="IsMale" calcext:value-type="string">
            <text:p>IsMale</text:p>
          </table:table-cell>
          <table:table-cell/>
          <table:table-cell table:formula="of:=[.C792]" office:value-type="float" office:value="0" calcext:value-type="float">
            <text:p>0</text:p>
          </table:table-cell>
          <table:table-cell table:formula="of:=[.G79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lavdiya" xlink:type="simple">Klavdiya</text:a>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1:8,528</text:p>
          </table:table-cell>
          <table:table-cell office:value-type="string" calcext:value-type="string">
            <text:p>IsFemale</text:p>
          </table:table-cell>
          <table:table-cell table:formula="of:=IF([.F793]=&quot;&quot;;&quot;IsMale&quot;; [.F793])" office:value-type="string" office:string-value="IsFemale" calcext:value-type="string">
            <text:p>IsFemale</text:p>
          </table:table-cell>
          <table:table-cell/>
          <table:table-cell table:formula="of:=[.C793]" office:value-type="string" office:string-value="Klavdiya" calcext:value-type="string">
            <text:p>Klavdiya</text:p>
          </table:table-cell>
          <table:table-cell table:formula="of:=[.G79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ilena" xlink:type="simple">Milena</text:a>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1:8,528</text:p>
          </table:table-cell>
          <table:table-cell office:value-type="string" calcext:value-type="string">
            <text:p>IsFemale</text:p>
          </table:table-cell>
          <table:table-cell table:formula="of:=IF([.F794]=&quot;&quot;;&quot;IsMale&quot;; [.F794])" office:value-type="string" office:string-value="IsFemale" calcext:value-type="string">
            <text:p>IsFemale</text:p>
          </table:table-cell>
          <table:table-cell/>
          <table:table-cell table:formula="of:=[.C794]" office:value-type="string" office:string-value="Milena" calcext:value-type="string">
            <text:p>Milena</text:p>
          </table:table-cell>
          <table:table-cell table:formula="of:=[.G79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<text:a xlink:href="https://forebears.io/forenames/nurshat" xlink:type="simple">Nurshat</text:a>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1:8,553</text:p>
          </table:table-cell>
          <table:table-cell office:value-type="string" calcext:value-type="string">
            <text:p>IsNB</text:p>
          </table:table-cell>
          <table:table-cell table:formula="of:=IF([.F795]=&quot;&quot;;&quot;IsMale&quot;; [.F795])" office:value-type="string" office:string-value="IsNB" calcext:value-type="string">
            <text:p>IsNB</text:p>
          </table:table-cell>
          <table:table-cell/>
          <table:table-cell table:formula="of:=[.C795]" office:value-type="string" office:string-value="Nurshat" calcext:value-type="string">
            <text:p>Nurshat</text:p>
          </table:table-cell>
          <table:table-cell table:formula="of:=[.G795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us" xlink:type="simple">Rus</text:a>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1:8,557</text:p>
          </table:table-cell>
          <table:table-cell/>
          <table:table-cell table:formula="of:=IF([.F796]=&quot;&quot;;&quot;IsMale&quot;; [.F796])" office:value-type="string" office:string-value="IsMale" calcext:value-type="string">
            <text:p>IsMale</text:p>
          </table:table-cell>
          <table:table-cell/>
          <table:table-cell table:formula="of:=[.C796]" office:value-type="string" office:string-value="Rus" calcext:value-type="string">
            <text:p>Rus</text:p>
          </table:table-cell>
          <table:table-cell table:formula="of:=[.G79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lay" xlink:type="simple">Ablay</text:a>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1:8,590</text:p>
          </table:table-cell>
          <table:table-cell/>
          <table:table-cell table:formula="of:=IF([.F797]=&quot;&quot;;&quot;IsMale&quot;; [.F797])" office:value-type="string" office:string-value="IsMale" calcext:value-type="string">
            <text:p>IsMale</text:p>
          </table:table-cell>
          <table:table-cell/>
          <table:table-cell table:formula="of:=[.C797]" office:value-type="string" office:string-value="Ablay" calcext:value-type="string">
            <text:p>Ablay</text:p>
          </table:table-cell>
          <table:table-cell table:formula="of:=[.G79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jas" xlink:type="simple">Oljas</text:a>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1:8,602</text:p>
          </table:table-cell>
          <table:table-cell/>
          <table:table-cell table:formula="of:=IF([.F798]=&quot;&quot;;&quot;IsMale&quot;; [.F798])" office:value-type="string" office:string-value="IsMale" calcext:value-type="string">
            <text:p>IsMale</text:p>
          </table:table-cell>
          <table:table-cell/>
          <table:table-cell table:formula="of:=[.C798]" office:value-type="string" office:string-value="Oljas" calcext:value-type="string">
            <text:p>Oljas</text:p>
          </table:table-cell>
          <table:table-cell table:formula="of:=[.G79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nat" xlink:type="simple">Arnat</text:a>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1:8,670</text:p>
          </table:table-cell>
          <table:table-cell/>
          <table:table-cell table:formula="of:=IF([.F799]=&quot;&quot;;&quot;IsMale&quot;; [.F799])" office:value-type="string" office:string-value="IsMale" calcext:value-type="string">
            <text:p>IsMale</text:p>
          </table:table-cell>
          <table:table-cell/>
          <table:table-cell table:formula="of:=[.C799]" office:value-type="string" office:string-value="Arnat" calcext:value-type="string">
            <text:p>Arnat</text:p>
          </table:table-cell>
          <table:table-cell table:formula="of:=[.G79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<text:a xlink:href="https://forebears.io/forenames/riza" xlink:type="simple">Riza</text:a>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1:8,678</text:p>
          </table:table-cell>
          <table:table-cell office:value-type="string" calcext:value-type="string">
            <text:p>IsNB</text:p>
          </table:table-cell>
          <table:table-cell table:formula="of:=IF([.F800]=&quot;&quot;;&quot;IsMale&quot;; [.F800])" office:value-type="string" office:string-value="IsNB" calcext:value-type="string">
            <text:p>IsNB</text:p>
          </table:table-cell>
          <table:table-cell/>
          <table:table-cell table:formula="of:=[.C800]" office:value-type="string" office:string-value="Riza" calcext:value-type="string">
            <text:p>Riza</text:p>
          </table:table-cell>
          <table:table-cell table:formula="of:=[.G80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lauat" xlink:type="simple">Salauat</text:a>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1:8,691</text:p>
          </table:table-cell>
          <table:table-cell/>
          <table:table-cell table:formula="of:=IF([.F801]=&quot;&quot;;&quot;IsMale&quot;; [.F801])" office:value-type="string" office:string-value="IsMale" calcext:value-type="string">
            <text:p>IsMale</text:p>
          </table:table-cell>
          <table:table-cell/>
          <table:table-cell table:formula="of:=[.C801]" office:value-type="string" office:string-value="Salauat" calcext:value-type="string">
            <text:p>Salauat</text:p>
          </table:table-cell>
          <table:table-cell table:formula="of:=[.G80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asulan" xlink:type="simple">Jasulan</text:a>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1:8,695</text:p>
          </table:table-cell>
          <table:table-cell/>
          <table:table-cell table:formula="of:=IF([.F802]=&quot;&quot;;&quot;IsMale&quot;; [.F802])" office:value-type="string" office:string-value="IsMale" calcext:value-type="string">
            <text:p>IsMale</text:p>
          </table:table-cell>
          <table:table-cell/>
          <table:table-cell table:formula="of:=[.C802]" office:value-type="string" office:string-value="Jasulan" calcext:value-type="string">
            <text:p>Jasulan</text:p>
          </table:table-cell>
          <table:table-cell table:formula="of:=[.G8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rusya" xlink:type="simple">Rusya</text:a>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1:8,704</text:p>
          </table:table-cell>
          <table:table-cell/>
          <table:table-cell table:formula="of:=IF([.F803]=&quot;&quot;;&quot;IsMale&quot;; [.F803])" office:value-type="string" office:string-value="IsMale" calcext:value-type="string">
            <text:p>IsMale</text:p>
          </table:table-cell>
          <table:table-cell/>
          <table:table-cell table:formula="of:=[.C803]" office:value-type="string" office:string-value="Rusya" calcext:value-type="string">
            <text:p>Rusya</text:p>
          </table:table-cell>
          <table:table-cell table:formula="of:=[.G803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804]=&quot;&quot;;&quot;IsMale&quot;; [.F804])" office:value-type="string" office:string-value="IsMale" calcext:value-type="string">
            <text:p>IsMale</text:p>
          </table:table-cell>
          <table:table-cell/>
          <table:table-cell table:formula="of:=[.C804]" office:value-type="float" office:value="0" calcext:value-type="float">
            <text:p>0</text:p>
          </table:table-cell>
          <table:table-cell table:formula="of:=[.G80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evara" xlink:type="simple">Sevara</text:a>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:8,742</text:p>
          </table:table-cell>
          <table:table-cell office:value-type="string" calcext:value-type="string">
            <text:p>IsFemale</text:p>
          </table:table-cell>
          <table:table-cell table:formula="of:=IF([.F805]=&quot;&quot;;&quot;IsMale&quot;; [.F805])" office:value-type="string" office:string-value="IsFemale" calcext:value-type="string">
            <text:p>IsFemale</text:p>
          </table:table-cell>
          <table:table-cell/>
          <table:table-cell table:formula="of:=[.C805]" office:value-type="string" office:string-value="Sevara" calcext:value-type="string">
            <text:p>Sevara</text:p>
          </table:table-cell>
          <table:table-cell table:formula="of:=[.G80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<text:a xlink:href="https://forebears.io/forenames/zhannur" xlink:type="simple">Zhannur</text:a>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:8,755</text:p>
          </table:table-cell>
          <table:table-cell office:value-type="string" calcext:value-type="string">
            <text:p>IsNB</text:p>
          </table:table-cell>
          <table:table-cell table:formula="of:=IF([.F806]=&quot;&quot;;&quot;IsMale&quot;; [.F806])" office:value-type="string" office:string-value="IsNB" calcext:value-type="string">
            <text:p>IsNB</text:p>
          </table:table-cell>
          <table:table-cell/>
          <table:table-cell table:formula="of:=[.C806]" office:value-type="string" office:string-value="Zhannur" calcext:value-type="string">
            <text:p>Zhannur</text:p>
          </table:table-cell>
          <table:table-cell table:formula="of:=[.G80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eila" xlink:type="simple">Leila</text:a>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:8,773</text:p>
          </table:table-cell>
          <table:table-cell office:value-type="string" calcext:value-type="string">
            <text:p>IsFemale</text:p>
          </table:table-cell>
          <table:table-cell table:formula="of:=IF([.F807]=&quot;&quot;;&quot;IsMale&quot;; [.F807])" office:value-type="string" office:string-value="IsFemale" calcext:value-type="string">
            <text:p>IsFemale</text:p>
          </table:table-cell>
          <table:table-cell/>
          <table:table-cell table:formula="of:=[.C807]" office:value-type="string" office:string-value="Leila" calcext:value-type="string">
            <text:p>Leila</text:p>
          </table:table-cell>
          <table:table-cell table:formula="of:=[.G80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yakov" xlink:type="simple">Yakov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:8,786</text:p>
          </table:table-cell>
          <table:table-cell/>
          <table:table-cell table:formula="of:=IF([.F808]=&quot;&quot;;&quot;IsMale&quot;; [.F808])" office:value-type="string" office:string-value="IsMale" calcext:value-type="string">
            <text:p>IsMale</text:p>
          </table:table-cell>
          <table:table-cell/>
          <table:table-cell table:formula="of:=[.C808]" office:value-type="string" office:string-value="Yakov" calcext:value-type="string">
            <text:p>Yakov</text:p>
          </table:table-cell>
          <table:table-cell table:formula="of:=[.G8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mida" xlink:type="simple">Umida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:8,799</text:p>
          </table:table-cell>
          <table:table-cell office:value-type="string" calcext:value-type="string">
            <text:p>IsFemale</text:p>
          </table:table-cell>
          <table:table-cell table:formula="of:=IF([.F809]=&quot;&quot;;&quot;IsMale&quot;; [.F809])" office:value-type="string" office:string-value="IsFemale" calcext:value-type="string">
            <text:p>IsFemale</text:p>
          </table:table-cell>
          <table:table-cell/>
          <table:table-cell table:formula="of:=[.C809]" office:value-type="string" office:string-value="Umida" calcext:value-type="string">
            <text:p>Umida</text:p>
          </table:table-cell>
          <table:table-cell table:formula="of:=[.G80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umabek" xlink:type="simple">Zhumabe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:8,799</text:p>
          </table:table-cell>
          <table:table-cell/>
          <table:table-cell table:formula="of:=IF([.F810]=&quot;&quot;;&quot;IsMale&quot;; [.F810])" office:value-type="string" office:string-value="IsMale" calcext:value-type="string">
            <text:p>IsMale</text:p>
          </table:table-cell>
          <table:table-cell/>
          <table:table-cell table:formula="of:=[.C810]" office:value-type="string" office:string-value="Zhumabek" calcext:value-type="string">
            <text:p>Zhumabek</text:p>
          </table:table-cell>
          <table:table-cell table:formula="of:=[.G8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lias" xlink:type="simple">Ilia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:8,807</text:p>
          </table:table-cell>
          <table:table-cell/>
          <table:table-cell table:formula="of:=IF([.F811]=&quot;&quot;;&quot;IsMale&quot;; [.F811])" office:value-type="string" office:string-value="IsMale" calcext:value-type="string">
            <text:p>IsMale</text:p>
          </table:table-cell>
          <table:table-cell/>
          <table:table-cell table:formula="of:=[.C811]" office:value-type="string" office:string-value="Ilias" calcext:value-type="string">
            <text:p>Ilias</text:p>
          </table:table-cell>
          <table:table-cell table:formula="of:=[.G81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lzhan" xlink:type="simple">Elzhan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1:8,825</text:p>
          </table:table-cell>
          <table:table-cell/>
          <table:table-cell table:formula="of:=IF([.F812]=&quot;&quot;;&quot;IsMale&quot;; [.F812])" office:value-type="string" office:string-value="IsMale" calcext:value-type="string">
            <text:p>IsMale</text:p>
          </table:table-cell>
          <table:table-cell/>
          <table:table-cell table:formula="of:=[.C812]" office:value-type="string" office:string-value="Elzhan" calcext:value-type="string">
            <text:p>Elzhan</text:p>
          </table:table-cell>
          <table:table-cell table:formula="of:=[.G8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esya" xlink:type="simple">Alesya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:8,842</text:p>
          </table:table-cell>
          <table:table-cell office:value-type="string" calcext:value-type="string">
            <text:p>IsFemale</text:p>
          </table:table-cell>
          <table:table-cell table:formula="of:=IF([.F813]=&quot;&quot;;&quot;IsMale&quot;; [.F813])" office:value-type="string" office:string-value="IsFemale" calcext:value-type="string">
            <text:p>IsFemale</text:p>
          </table:table-cell>
          <table:table-cell/>
          <table:table-cell table:formula="of:=[.C813]" office:value-type="string" office:string-value="Alesya" calcext:value-type="string">
            <text:p>Alesya</text:p>
          </table:table-cell>
          <table:table-cell table:formula="of:=[.G81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narbek" xlink:type="simple">Manarbek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:8,847</text:p>
          </table:table-cell>
          <table:table-cell/>
          <table:table-cell table:formula="of:=IF([.F814]=&quot;&quot;;&quot;IsMale&quot;; [.F814])" office:value-type="string" office:string-value="IsMale" calcext:value-type="string">
            <text:p>IsMale</text:p>
          </table:table-cell>
          <table:table-cell/>
          <table:table-cell table:formula="of:=[.C814]" office:value-type="string" office:string-value="Manarbek" calcext:value-type="string">
            <text:p>Manarbek</text:p>
          </table:table-cell>
          <table:table-cell table:formula="of:=[.G8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sbol" xlink:type="simple">Esbol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:8,856</text:p>
          </table:table-cell>
          <table:table-cell/>
          <table:table-cell table:formula="of:=IF([.F815]=&quot;&quot;;&quot;IsMale&quot;; [.F815])" office:value-type="string" office:string-value="IsMale" calcext:value-type="string">
            <text:p>IsMale</text:p>
          </table:table-cell>
          <table:table-cell/>
          <table:table-cell table:formula="of:=[.C815]" office:value-type="string" office:string-value="Esbol" calcext:value-type="string">
            <text:p>Esbol</text:p>
          </table:table-cell>
          <table:table-cell table:formula="of:=[.G81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<text:a xlink:href="https://forebears.io/forenames/nur" xlink:type="simple">Nur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:8,860</text:p>
          </table:table-cell>
          <table:table-cell office:value-type="string" calcext:value-type="string">
            <text:p>IsNB</text:p>
          </table:table-cell>
          <table:table-cell table:formula="of:=IF([.F816]=&quot;&quot;;&quot;IsMale&quot;; [.F816])" office:value-type="string" office:string-value="IsNB" calcext:value-type="string">
            <text:p>IsNB</text:p>
          </table:table-cell>
          <table:table-cell/>
          <table:table-cell table:formula="of:=[.C816]" office:value-type="string" office:string-value="Nur" calcext:value-type="string">
            <text:p>Nur</text:p>
          </table:table-cell>
          <table:table-cell table:formula="of:=[.G81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drei" xlink:type="simple">Andrei</text:a>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:8,918</text:p>
          </table:table-cell>
          <table:table-cell/>
          <table:table-cell table:formula="of:=IF([.F817]=&quot;&quot;;&quot;IsMale&quot;; [.F817])" office:value-type="string" office:string-value="IsMale" calcext:value-type="string">
            <text:p>IsMale</text:p>
          </table:table-cell>
          <table:table-cell/>
          <table:table-cell table:formula="of:=[.C817]" office:value-type="string" office:string-value="Andrei" calcext:value-type="string">
            <text:p>Andrei</text:p>
          </table:table-cell>
          <table:table-cell table:formula="of:=[.G81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kadiy" xlink:type="simple">Arkadiy</text:a>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1:8,922</text:p>
          </table:table-cell>
          <table:table-cell/>
          <table:table-cell table:formula="of:=IF([.F818]=&quot;&quot;;&quot;IsMale&quot;; [.F818])" office:value-type="string" office:string-value="IsMale" calcext:value-type="string">
            <text:p>IsMale</text:p>
          </table:table-cell>
          <table:table-cell/>
          <table:table-cell table:formula="of:=[.C818]" office:value-type="string" office:string-value="Arkadiy" calcext:value-type="string">
            <text:p>Arkadiy</text:p>
          </table:table-cell>
          <table:table-cell table:formula="of:=[.G8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mankos" xlink:type="simple">Amankos</text:a>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1:8,927</text:p>
          </table:table-cell>
          <table:table-cell/>
          <table:table-cell table:formula="of:=IF([.F819]=&quot;&quot;;&quot;IsMale&quot;; [.F819])" office:value-type="string" office:string-value="IsMale" calcext:value-type="string">
            <text:p>IsMale</text:p>
          </table:table-cell>
          <table:table-cell/>
          <table:table-cell table:formula="of:=[.C819]" office:value-type="string" office:string-value="Amankos" calcext:value-type="string">
            <text:p>Amankos</text:p>
          </table:table-cell>
          <table:table-cell table:formula="of:=[.G81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ruka" xlink:type="simple">Aruka</text:a>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1:8,945</text:p>
          </table:table-cell>
          <table:table-cell office:value-type="string" calcext:value-type="string">
            <text:p>IsFemale</text:p>
          </table:table-cell>
          <table:table-cell table:formula="of:=IF([.F820]=&quot;&quot;;&quot;IsMale&quot;; [.F820])" office:value-type="string" office:string-value="IsFemale" calcext:value-type="string">
            <text:p>IsFemale</text:p>
          </table:table-cell>
          <table:table-cell/>
          <table:table-cell table:formula="of:=[.C820]" office:value-type="string" office:string-value="Aruka" calcext:value-type="string">
            <text:p>Aruka</text:p>
          </table:table-cell>
          <table:table-cell table:formula="of:=[.G82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slu" xlink:type="simple">Ayslu</text:a>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1:8,972</text:p>
          </table:table-cell>
          <table:table-cell office:value-type="string" calcext:value-type="string">
            <text:p>IsFemale</text:p>
          </table:table-cell>
          <table:table-cell table:formula="of:=IF([.F821]=&quot;&quot;;&quot;IsMale&quot;; [.F821])" office:value-type="string" office:string-value="IsFemale" calcext:value-type="string">
            <text:p>IsFemale</text:p>
          </table:table-cell>
          <table:table-cell/>
          <table:table-cell table:formula="of:=[.C821]" office:value-type="string" office:string-value="Ayslu" calcext:value-type="string">
            <text:p>Ayslu</text:p>
          </table:table-cell>
          <table:table-cell table:formula="of:=[.G82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alen" xlink:type="simple">Alen</text:a>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1:8,977</text:p>
          </table:table-cell>
          <table:table-cell/>
          <table:table-cell table:formula="of:=IF([.F822]=&quot;&quot;;&quot;IsMale&quot;; [.F822])" office:value-type="string" office:string-value="IsMale" calcext:value-type="string">
            <text:p>IsMale</text:p>
          </table:table-cell>
          <table:table-cell/>
          <table:table-cell table:formula="of:=[.C822]" office:value-type="string" office:string-value="Alen" calcext:value-type="string">
            <text:p>Alen</text:p>
          </table:table-cell>
          <table:table-cell table:formula="of:=[.G82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amanbek" xlink:type="simple">Zamanbek</text:a>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:9,031</text:p>
          </table:table-cell>
          <table:table-cell/>
          <table:table-cell table:formula="of:=IF([.F823]=&quot;&quot;;&quot;IsMale&quot;; [.F823])" office:value-type="string" office:string-value="IsMale" calcext:value-type="string">
            <text:p>IsMale</text:p>
          </table:table-cell>
          <table:table-cell/>
          <table:table-cell table:formula="of:=[.C823]" office:value-type="string" office:string-value="Zamanbek" calcext:value-type="string">
            <text:p>Zamanbek</text:p>
          </table:table-cell>
          <table:table-cell table:formula="of:=[.G8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aly" xlink:type="simple">Eraly</text:a>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1:9,064</text:p>
          </table:table-cell>
          <table:table-cell/>
          <table:table-cell table:formula="of:=IF([.F824]=&quot;&quot;;&quot;IsMale&quot;; [.F824])" office:value-type="string" office:string-value="IsMale" calcext:value-type="string">
            <text:p>IsMale</text:p>
          </table:table-cell>
          <table:table-cell/>
          <table:table-cell table:formula="of:=[.C824]" office:value-type="string" office:string-value="Eraly" calcext:value-type="string">
            <text:p>Eraly</text:p>
          </table:table-cell>
          <table:table-cell table:formula="of:=[.G82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pamys" xlink:type="simple">Alpamys</text:a>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1:9,078</text:p>
          </table:table-cell>
          <table:table-cell/>
          <table:table-cell table:formula="of:=IF([.F825]=&quot;&quot;;&quot;IsMale&quot;; [.F825])" office:value-type="string" office:string-value="IsMale" calcext:value-type="string">
            <text:p>IsMale</text:p>
          </table:table-cell>
          <table:table-cell/>
          <table:table-cell table:formula="of:=[.C825]" office:value-type="string" office:string-value="Alpamys" calcext:value-type="string">
            <text:p>Alpamys</text:p>
          </table:table-cell>
          <table:table-cell table:formula="of:=[.G8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alnura" xlink:type="simple">Balnura</text:a>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1:9,153</text:p>
          </table:table-cell>
          <table:table-cell office:value-type="string" calcext:value-type="string">
            <text:p>IsFemale</text:p>
          </table:table-cell>
          <table:table-cell table:formula="of:=IF([.F826]=&quot;&quot;;&quot;IsMale&quot;; [.F826])" office:value-type="string" office:string-value="IsFemale" calcext:value-type="string">
            <text:p>IsFemale</text:p>
          </table:table-cell>
          <table:table-cell/>
          <table:table-cell table:formula="of:=[.C826]" office:value-type="string" office:string-value="Balnura" calcext:value-type="string">
            <text:p>Balnura</text:p>
          </table:table-cell>
          <table:table-cell table:formula="of:=[.G82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lzhas" xlink:type="simple">Elzhas</text:a>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1:9,214</text:p>
          </table:table-cell>
          <table:table-cell/>
          <table:table-cell table:formula="of:=IF([.F827]=&quot;&quot;;&quot;IsMale&quot;; [.F827])" office:value-type="string" office:string-value="IsMale" calcext:value-type="string">
            <text:p>IsMale</text:p>
          </table:table-cell>
          <table:table-cell/>
          <table:table-cell table:formula="of:=[.C827]" office:value-type="string" office:string-value="Elzhas" calcext:value-type="string">
            <text:p>Elzhas</text:p>
          </table:table-cell>
          <table:table-cell table:formula="of:=[.G8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va" xlink:type="simple">Eva</text:a>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1:9,229</text:p>
          </table:table-cell>
          <table:table-cell office:value-type="string" calcext:value-type="string">
            <text:p>IsFemale</text:p>
          </table:table-cell>
          <table:table-cell table:formula="of:=IF([.F828]=&quot;&quot;;&quot;IsMale&quot;; [.F828])" office:value-type="string" office:string-value="IsFemale" calcext:value-type="string">
            <text:p>IsFemale</text:p>
          </table:table-cell>
          <table:table-cell/>
          <table:table-cell table:formula="of:=[.C828]" office:value-type="string" office:string-value="Eva" calcext:value-type="string">
            <text:p>Eva</text:p>
          </table:table-cell>
          <table:table-cell table:formula="of:=[.G82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mirkhan" xlink:type="simple">Amirkhan</text:a>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1:9,277</text:p>
          </table:table-cell>
          <table:table-cell/>
          <table:table-cell table:formula="of:=IF([.F829]=&quot;&quot;;&quot;IsMale&quot;; [.F829])" office:value-type="string" office:string-value="IsMale" calcext:value-type="string">
            <text:p>IsMale</text:p>
          </table:table-cell>
          <table:table-cell/>
          <table:table-cell table:formula="of:=[.C829]" office:value-type="string" office:string-value="Amirkhan" calcext:value-type="string">
            <text:p>Amirkhan</text:p>
          </table:table-cell>
          <table:table-cell table:formula="of:=[.G8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milya" xlink:type="simple">Kamilya</text:a>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1:9,287</text:p>
          </table:table-cell>
          <table:table-cell office:value-type="string" calcext:value-type="string">
            <text:p>IsFemale</text:p>
          </table:table-cell>
          <table:table-cell table:formula="of:=IF([.F830]=&quot;&quot;;&quot;IsMale&quot;; [.F830])" office:value-type="string" office:string-value="IsFemale" calcext:value-type="string">
            <text:p>IsFemale</text:p>
          </table:table-cell>
          <table:table-cell/>
          <table:table-cell table:formula="of:=[.C830]" office:value-type="string" office:string-value="Kamilya" calcext:value-type="string">
            <text:p>Kamilya</text:p>
          </table:table-cell>
          <table:table-cell table:formula="of:=[.G8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ev" xlink:type="simple">Lev</text:a>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1:9,296</text:p>
          </table:table-cell>
          <table:table-cell/>
          <table:table-cell table:formula="of:=IF([.F831]=&quot;&quot;;&quot;IsMale&quot;; [.F831])" office:value-type="string" office:string-value="IsMale" calcext:value-type="string">
            <text:p>IsMale</text:p>
          </table:table-cell>
          <table:table-cell/>
          <table:table-cell table:formula="of:=[.C831]" office:value-type="string" office:string-value="Lev" calcext:value-type="string">
            <text:p>Lev</text:p>
          </table:table-cell>
          <table:table-cell table:formula="of:=[.G83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khammed" xlink:type="simple">Mukhammed</text:a>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1:9,296</text:p>
          </table:table-cell>
          <table:table-cell/>
          <table:table-cell table:formula="of:=IF([.F832]=&quot;&quot;;&quot;IsMale&quot;; [.F832])" office:value-type="string" office:string-value="IsMale" calcext:value-type="string">
            <text:p>IsMale</text:p>
          </table:table-cell>
          <table:table-cell/>
          <table:table-cell table:formula="of:=[.C832]" office:value-type="string" office:string-value="Mukhammed" calcext:value-type="string">
            <text:p>Mukhammed</text:p>
          </table:table-cell>
          <table:table-cell table:formula="of:=[.G8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shida" xlink:type="simple">Rashida</text:a>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1:9,355</text:p>
          </table:table-cell>
          <table:table-cell office:value-type="string" calcext:value-type="string">
            <text:p>IsFemale</text:p>
          </table:table-cell>
          <table:table-cell table:formula="of:=IF([.F833]=&quot;&quot;;&quot;IsMale&quot;; [.F833])" office:value-type="string" office:string-value="IsFemale" calcext:value-type="string">
            <text:p>IsFemale</text:p>
          </table:table-cell>
          <table:table-cell/>
          <table:table-cell table:formula="of:=[.C833]" office:value-type="string" office:string-value="Rashida" calcext:value-type="string">
            <text:p>Rashida</text:p>
          </table:table-cell>
          <table:table-cell table:formula="of:=[.G833]" office:value-type="string" office:string-value="IsFemale" calcext:value-type="string">
            <text:p>IsFemale</text:p>
          </table:table-cell>
        </table:table-row>
        <table:table-row table:style-name="ro1">
          <table:table-cell/>
          <table:table-cell table:style-name="ce1"/>
          <table:table-cell table:number-columns-repeated="4"/>
          <table:table-cell table:formula="of:=IF([.F834]=&quot;&quot;;&quot;IsMale&quot;; [.F834])" office:value-type="string" office:string-value="IsMale" calcext:value-type="string">
            <text:p>IsMale</text:p>
          </table:table-cell>
          <table:table-cell/>
          <table:table-cell table:formula="of:=[.C834]" office:value-type="float" office:value="0" calcext:value-type="float">
            <text:p>0</text:p>
          </table:table-cell>
          <table:table-cell table:formula="of:=[.G8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khmina" xlink:type="simple">Takhmina</text:a>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:9,365</text:p>
          </table:table-cell>
          <table:table-cell office:value-type="string" calcext:value-type="string">
            <text:p>IsFemale</text:p>
          </table:table-cell>
          <table:table-cell table:formula="of:=IF([.F835]=&quot;&quot;;&quot;IsMale&quot;; [.F835])" office:value-type="string" office:string-value="IsFemale" calcext:value-type="string">
            <text:p>IsFemale</text:p>
          </table:table-cell>
          <table:table-cell/>
          <table:table-cell table:formula="of:=[.C835]" office:value-type="string" office:string-value="Takhmina" calcext:value-type="string">
            <text:p>Takhmina</text:p>
          </table:table-cell>
          <table:table-cell table:formula="of:=[.G83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satay" xlink:type="simple">Isatay</text:a>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1:9,385</text:p>
          </table:table-cell>
          <table:table-cell/>
          <table:table-cell table:formula="of:=IF([.F836]=&quot;&quot;;&quot;IsMale&quot;; [.F836])" office:value-type="string" office:string-value="IsMale" calcext:value-type="string">
            <text:p>IsMale</text:p>
          </table:table-cell>
          <table:table-cell/>
          <table:table-cell table:formula="of:=[.C836]" office:value-type="string" office:string-value="Isatay" calcext:value-type="string">
            <text:p>Isatay</text:p>
          </table:table-cell>
          <table:table-cell table:formula="of:=[.G83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lan" xlink:type="simple">Arlan</text:a>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1:9,400</text:p>
          </table:table-cell>
          <table:table-cell/>
          <table:table-cell table:formula="of:=IF([.F837]=&quot;&quot;;&quot;IsMale&quot;; [.F837])" office:value-type="string" office:string-value="IsMale" calcext:value-type="string">
            <text:p>IsMale</text:p>
          </table:table-cell>
          <table:table-cell/>
          <table:table-cell table:formula="of:=[.C837]" office:value-type="string" office:string-value="Arlan" calcext:value-type="string">
            <text:p>Arlan</text:p>
          </table:table-cell>
          <table:table-cell table:formula="of:=[.G8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<text:a xlink:href="https://forebears.io/forenames/sagynysh" xlink:type="simple">Sagynysh</text:a>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1:9,425</text:p>
          </table:table-cell>
          <table:table-cell office:value-type="string" calcext:value-type="string">
            <text:p>IsNB</text:p>
          </table:table-cell>
          <table:table-cell table:formula="of:=IF([.F838]=&quot;&quot;;&quot;IsMale&quot;; [.F838])" office:value-type="string" office:string-value="IsNB" calcext:value-type="string">
            <text:p>IsNB</text:p>
          </table:table-cell>
          <table:table-cell/>
          <table:table-cell table:formula="of:=[.C838]" office:value-type="string" office:string-value="Sagynysh" calcext:value-type="string">
            <text:p>Sagynysh</text:p>
          </table:table-cell>
          <table:table-cell table:formula="of:=[.G83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<text:a xlink:href="https://forebears.io/forenames/sagadat" xlink:type="simple">Sagadat</text:a>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1:9,460</text:p>
          </table:table-cell>
          <table:table-cell office:value-type="string" calcext:value-type="string">
            <text:p>IsNB</text:p>
          </table:table-cell>
          <table:table-cell table:formula="of:=IF([.F839]=&quot;&quot;;&quot;IsMale&quot;; [.F839])" office:value-type="string" office:string-value="IsNB" calcext:value-type="string">
            <text:p>IsNB</text:p>
          </table:table-cell>
          <table:table-cell/>
          <table:table-cell table:formula="of:=[.C839]" office:value-type="string" office:string-value="Sagadat" calcext:value-type="string">
            <text:p>Sagadat</text:p>
          </table:table-cell>
          <table:table-cell table:formula="of:=[.G83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ltay" xlink:type="simple">Altay</text:a>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1:9,521</text:p>
          </table:table-cell>
          <table:table-cell/>
          <table:table-cell table:formula="of:=IF([.F840]=&quot;&quot;;&quot;IsMale&quot;; [.F840])" office:value-type="string" office:string-value="IsMale" calcext:value-type="string">
            <text:p>IsMale</text:p>
          </table:table-cell>
          <table:table-cell/>
          <table:table-cell table:formula="of:=[.C840]" office:value-type="string" office:string-value="Altay" calcext:value-type="string">
            <text:p>Altay</text:p>
          </table:table-cell>
          <table:table-cell table:formula="of:=[.G8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nessa" xlink:type="simple">Inessa</text:a>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1:9,536</text:p>
          </table:table-cell>
          <table:table-cell office:value-type="string" calcext:value-type="string">
            <text:p>IsFemale</text:p>
          </table:table-cell>
          <table:table-cell table:formula="of:=IF([.F841]=&quot;&quot;;&quot;IsMale&quot;; [.F841])" office:value-type="string" office:string-value="IsFemale" calcext:value-type="string">
            <text:p>IsFemale</text:p>
          </table:table-cell>
          <table:table-cell/>
          <table:table-cell table:formula="of:=[.C841]" office:value-type="string" office:string-value="Inessa" calcext:value-type="string">
            <text:p>Inessa</text:p>
          </table:table-cell>
          <table:table-cell table:formula="of:=[.G84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nagul" xlink:type="simple">Danagul</text:a>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1:9,567</text:p>
          </table:table-cell>
          <table:table-cell office:value-type="string" calcext:value-type="string">
            <text:p>IsFemale</text:p>
          </table:table-cell>
          <table:table-cell table:formula="of:=IF([.F842]=&quot;&quot;;&quot;IsMale&quot;; [.F842])" office:value-type="string" office:string-value="IsFemale" calcext:value-type="string">
            <text:p>IsFemale</text:p>
          </table:table-cell>
          <table:table-cell/>
          <table:table-cell table:formula="of:=[.C842]" office:value-type="string" office:string-value="Danagul" calcext:value-type="string">
            <text:p>Danagul</text:p>
          </table:table-cell>
          <table:table-cell table:formula="of:=[.G8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nsulu" xlink:type="simple">Kunsulu</text:a>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1:9,583</text:p>
          </table:table-cell>
          <table:table-cell office:value-type="string" calcext:value-type="string">
            <text:p>IsFemale</text:p>
          </table:table-cell>
          <table:table-cell table:formula="of:=IF([.F843]=&quot;&quot;;&quot;IsMale&quot;; [.F843])" office:value-type="string" office:string-value="IsFemale" calcext:value-type="string">
            <text:p>IsFemale</text:p>
          </table:table-cell>
          <table:table-cell/>
          <table:table-cell table:formula="of:=[.C843]" office:value-type="string" office:string-value="Kunsulu" calcext:value-type="string">
            <text:p>Kunsulu</text:p>
          </table:table-cell>
          <table:table-cell table:formula="of:=[.G84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edina" xlink:type="simple">Medina</text:a>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1:9,619</text:p>
          </table:table-cell>
          <table:table-cell office:value-type="string" calcext:value-type="string">
            <text:p>IsFemale</text:p>
          </table:table-cell>
          <table:table-cell table:formula="of:=IF([.F844]=&quot;&quot;;&quot;IsMale&quot;; [.F844])" office:value-type="string" office:string-value="IsFemale" calcext:value-type="string">
            <text:p>IsFemale</text:p>
          </table:table-cell>
          <table:table-cell/>
          <table:table-cell table:formula="of:=[.C844]" office:value-type="string" office:string-value="Medina" calcext:value-type="string">
            <text:p>Medina</text:p>
          </table:table-cell>
          <table:table-cell table:formula="of:=[.G84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enata" xlink:type="simple">Renata</text:a>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1:9,661</text:p>
          </table:table-cell>
          <table:table-cell office:value-type="string" calcext:value-type="string">
            <text:p>IsFemale</text:p>
          </table:table-cell>
          <table:table-cell table:formula="of:=IF([.F845]=&quot;&quot;;&quot;IsMale&quot;; [.F845])" office:value-type="string" office:string-value="IsFemale" calcext:value-type="string">
            <text:p>IsFemale</text:p>
          </table:table-cell>
          <table:table-cell/>
          <table:table-cell table:formula="of:=[.C845]" office:value-type="string" office:string-value="Renata" calcext:value-type="string">
            <text:p>Renata</text:p>
          </table:table-cell>
          <table:table-cell table:formula="of:=[.G84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mangul" xlink:type="simple">Amangul</text:a>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1:9,682</text:p>
          </table:table-cell>
          <table:table-cell office:value-type="string" calcext:value-type="string">
            <text:p>IsFemale</text:p>
          </table:table-cell>
          <table:table-cell table:formula="of:=IF([.F846]=&quot;&quot;;&quot;IsMale&quot;; [.F846])" office:value-type="string" office:string-value="IsFemale" calcext:value-type="string">
            <text:p>IsFemale</text:p>
          </table:table-cell>
          <table:table-cell/>
          <table:table-cell table:formula="of:=[.C846]" office:value-type="string" office:string-value="Amangul" calcext:value-type="string">
            <text:p>Amangul</text:p>
          </table:table-cell>
          <table:table-cell table:formula="of:=[.G84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<text:a xlink:href="https://forebears.io/forenames/kanagat" xlink:type="simple">Kanagat</text:a>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1:9,692</text:p>
          </table:table-cell>
          <table:table-cell office:value-type="string" calcext:value-type="string">
            <text:p>IsNB</text:p>
          </table:table-cell>
          <table:table-cell table:formula="of:=IF([.F847]=&quot;&quot;;&quot;IsMale&quot;; [.F847])" office:value-type="string" office:string-value="IsNB" calcext:value-type="string">
            <text:p>IsNB</text:p>
          </table:table-cell>
          <table:table-cell/>
          <table:table-cell table:formula="of:=[.C847]" office:value-type="string" office:string-value="Kanagat" calcext:value-type="string">
            <text:p>Kanagat</text:p>
          </table:table-cell>
          <table:table-cell table:formula="of:=[.G84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ralbek" xlink:type="simple">Oralbek</text:a>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1:9,692</text:p>
          </table:table-cell>
          <table:table-cell/>
          <table:table-cell table:formula="of:=IF([.F848]=&quot;&quot;;&quot;IsMale&quot;; [.F848])" office:value-type="string" office:string-value="IsMale" calcext:value-type="string">
            <text:p>IsMale</text:p>
          </table:table-cell>
          <table:table-cell/>
          <table:table-cell table:formula="of:=[.C848]" office:value-type="string" office:string-value="Oralbek" calcext:value-type="string">
            <text:p>Oralbek</text:p>
          </table:table-cell>
          <table:table-cell table:formula="of:=[.G848]" office:value-type="string" office:string-value="IsMale" calcext:value-type="string">
            <text:p>IsMale</text:p>
          </table:table-cell>
        </table:table-row>
        <table:table-row table:style-name="ro1">
          <table:table-cell/>
          <table:table-cell table:style-name="ce1"/>
          <table:table-cell table:number-columns-repeated="4"/>
          <table:table-cell table:formula="of:=IF([.F849]=&quot;&quot;;&quot;IsMale&quot;; [.F849])" office:value-type="string" office:string-value="IsMale" calcext:value-type="string">
            <text:p>IsMale</text:p>
          </table:table-cell>
          <table:table-cell/>
          <table:table-cell table:formula="of:=[.C849]" office:value-type="float" office:value="0" calcext:value-type="float">
            <text:p>0</text:p>
          </table:table-cell>
          <table:table-cell table:formula="of:=[.G84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<text:a xlink:href="https://forebears.io/forenames/aza" xlink:type="simple">Aza</text:a>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1:9,698</text:p>
          </table:table-cell>
          <table:table-cell office:value-type="string" calcext:value-type="string">
            <text:p>IsNB</text:p>
          </table:table-cell>
          <table:table-cell table:formula="of:=IF([.F850]=&quot;&quot;;&quot;IsMale&quot;; [.F850])" office:value-type="string" office:string-value="IsNB" calcext:value-type="string">
            <text:p>IsNB</text:p>
          </table:table-cell>
          <table:table-cell/>
          <table:table-cell table:formula="of:=[.C850]" office:value-type="string" office:string-value="Aza" calcext:value-type="string">
            <text:p>Aza</text:p>
          </table:table-cell>
          <table:table-cell table:formula="of:=[.G850]" office:value-type="string" office:string-value="IsNB" calcext:value-type="string">
            <text:p>IsNB</text:p>
          </table:table-cell>
        </table:table-row>
        <table:table-row table:style-name="ro1">
          <table:table-cell table:number-columns-repeated="6"/>
          <table:table-cell table:formula="of:=IF([.F851]=&quot;&quot;;&quot;IsMale&quot;; [.F851])" office:value-type="string" office:string-value="IsMale" calcext:value-type="string">
            <text:p>IsMale</text:p>
          </table:table-cell>
          <table:table-cell/>
          <table:table-cell table:formula="of:=[.C851]" office:value-type="float" office:value="0" calcext:value-type="float">
            <text:p>0</text:p>
          </table:table-cell>
          <table:table-cell table:formula="of:=[.G85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nia" xlink:type="simple">Zhania</text:a>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1:9,816</text:p>
          </table:table-cell>
          <table:table-cell office:value-type="string" calcext:value-type="string">
            <text:p>IsFemale</text:p>
          </table:table-cell>
          <table:table-cell table:formula="of:=IF([.F852]=&quot;&quot;;&quot;IsMale&quot;; [.F852])" office:value-type="string" office:string-value="IsFemale" calcext:value-type="string">
            <text:p>IsFemale</text:p>
          </table:table-cell>
          <table:table-cell/>
          <table:table-cell table:formula="of:=[.C852]" office:value-type="string" office:string-value="Zhania" calcext:value-type="string">
            <text:p>Zhania</text:p>
          </table:table-cell>
          <table:table-cell table:formula="of:=[.G85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tabek" xlink:type="simple">Atabek</text:a>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1:9,827</text:p>
          </table:table-cell>
          <table:table-cell/>
          <table:table-cell table:formula="of:=IF([.F853]=&quot;&quot;;&quot;IsMale&quot;; [.F853])" office:value-type="string" office:string-value="IsMale" calcext:value-type="string">
            <text:p>IsMale</text:p>
          </table:table-cell>
          <table:table-cell/>
          <table:table-cell table:formula="of:=[.C853]" office:value-type="string" office:string-value="Atabek" calcext:value-type="string">
            <text:p>Atabek</text:p>
          </table:table-cell>
          <table:table-cell table:formula="of:=[.G85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akytgul" xlink:type="simple">Bakytgul</text:a>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1:9,870</text:p>
          </table:table-cell>
          <table:table-cell office:value-type="string" calcext:value-type="string">
            <text:p>IsFemale</text:p>
          </table:table-cell>
          <table:table-cell table:formula="of:=IF([.F854]=&quot;&quot;;&quot;IsMale&quot;; [.F854])" office:value-type="string" office:string-value="IsFemale" calcext:value-type="string">
            <text:p>IsFemale</text:p>
          </table:table-cell>
          <table:table-cell/>
          <table:table-cell table:formula="of:=[.C854]" office:value-type="string" office:string-value="Bakytgul" calcext:value-type="string">
            <text:p>Bakytgul</text:p>
          </table:table-cell>
          <table:table-cell table:formula="of:=[.G85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bat" xlink:type="simple">Abat</text:a>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1:9,876</text:p>
          </table:table-cell>
          <table:table-cell/>
          <table:table-cell table:formula="of:=IF([.F855]=&quot;&quot;;&quot;IsMale&quot;; [.F855])" office:value-type="string" office:string-value="IsMale" calcext:value-type="string">
            <text:p>IsMale</text:p>
          </table:table-cell>
          <table:table-cell/>
          <table:table-cell table:formula="of:=[.C855]" office:value-type="string" office:string-value="Abat" calcext:value-type="string">
            <text:p>Abat</text:p>
          </table:table-cell>
          <table:table-cell table:formula="of:=[.G8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kzharkyn" xlink:type="simple">Akzharkyn</text:a>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1:9,903</text:p>
          </table:table-cell>
          <table:table-cell office:value-type="string" calcext:value-type="string">
            <text:p>IsFemale</text:p>
          </table:table-cell>
          <table:table-cell table:formula="of:=IF([.F856]=&quot;&quot;;&quot;IsMale&quot;; [.F856])" office:value-type="string" office:string-value="IsFemale" calcext:value-type="string">
            <text:p>IsFemale</text:p>
          </table:table-cell>
          <table:table-cell/>
          <table:table-cell table:formula="of:=[.C856]" office:value-type="string" office:string-value="Akzharkyn" calcext:value-type="string">
            <text:p>Akzharkyn</text:p>
          </table:table-cell>
          <table:table-cell table:formula="of:=[.G85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agomed" xlink:type="simple">Magomed</text:a>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1:9,926</text:p>
          </table:table-cell>
          <table:table-cell/>
          <table:table-cell table:formula="of:=IF([.F857]=&quot;&quot;;&quot;IsMale&quot;; [.F857])" office:value-type="string" office:string-value="IsMale" calcext:value-type="string">
            <text:p>IsMale</text:p>
          </table:table-cell>
          <table:table-cell/>
          <table:table-cell table:formula="of:=[.C857]" office:value-type="string" office:string-value="Magomed" calcext:value-type="string">
            <text:p>Magomed</text:p>
          </table:table-cell>
          <table:table-cell table:formula="of:=[.G85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rsenbay" xlink:type="simple">Sarsenbay</text:a>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1:9,937</text:p>
          </table:table-cell>
          <table:table-cell/>
          <table:table-cell table:formula="of:=IF([.F858]=&quot;&quot;;&quot;IsMale&quot;; [.F858])" office:value-type="string" office:string-value="IsMale" calcext:value-type="string">
            <text:p>IsMale</text:p>
          </table:table-cell>
          <table:table-cell/>
          <table:table-cell table:formula="of:=[.C858]" office:value-type="string" office:string-value="Sarsenbay" calcext:value-type="string">
            <text:p>Sarsenbay</text:p>
          </table:table-cell>
          <table:table-cell table:formula="of:=[.G8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ria" xlink:type="simple">Daria</text:a>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1:9,953</text:p>
          </table:table-cell>
          <table:table-cell office:value-type="string" calcext:value-type="string">
            <text:p>IsFemale</text:p>
          </table:table-cell>
          <table:table-cell table:formula="of:=IF([.F859]=&quot;&quot;;&quot;IsMale&quot;; [.F859])" office:value-type="string" office:string-value="IsFemale" calcext:value-type="string">
            <text:p>IsFemale</text:p>
          </table:table-cell>
          <table:table-cell/>
          <table:table-cell table:formula="of:=[.C859]" office:value-type="string" office:string-value="Daria" calcext:value-type="string">
            <text:p>Daria</text:p>
          </table:table-cell>
          <table:table-cell table:formula="of:=[.G85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lambek" xlink:type="simple">Islambek</text:a>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1:9,970</text:p>
          </table:table-cell>
          <table:table-cell/>
          <table:table-cell table:formula="of:=IF([.F860]=&quot;&quot;;&quot;IsMale&quot;; [.F860])" office:value-type="string" office:string-value="IsMale" calcext:value-type="string">
            <text:p>IsMale</text:p>
          </table:table-cell>
          <table:table-cell/>
          <table:table-cell table:formula="of:=[.C860]" office:value-type="string" office:string-value="Islambek" calcext:value-type="string">
            <text:p>Islambek</text:p>
          </table:table-cell>
          <table:table-cell table:formula="of:=[.G86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dra" xlink:type="simple">Zhadra</text:a>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1:10,015</text:p>
          </table:table-cell>
          <table:table-cell office:value-type="string" calcext:value-type="string">
            <text:p>IsFemale</text:p>
          </table:table-cell>
          <table:table-cell table:formula="of:=IF([.F861]=&quot;&quot;;&quot;IsMale&quot;; [.F861])" office:value-type="string" office:string-value="IsFemale" calcext:value-type="string">
            <text:p>IsFemale</text:p>
          </table:table-cell>
          <table:table-cell/>
          <table:table-cell table:formula="of:=[.C861]" office:value-type="string" office:string-value="Zhadra" calcext:value-type="string">
            <text:p>Zhadra</text:p>
          </table:table-cell>
          <table:table-cell table:formula="of:=[.G86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zhasik" xlink:type="simple">Zhasik</text:a>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1:10,021</text:p>
          </table:table-cell>
          <table:table-cell/>
          <table:table-cell table:formula="of:=IF([.F862]=&quot;&quot;;&quot;IsMale&quot;; [.F862])" office:value-type="string" office:string-value="IsMale" calcext:value-type="string">
            <text:p>IsMale</text:p>
          </table:table-cell>
          <table:table-cell/>
          <table:table-cell table:formula="of:=[.C862]" office:value-type="string" office:string-value="Zhasik" calcext:value-type="string">
            <text:p>Zhasik</text:p>
          </table:table-cell>
          <table:table-cell table:formula="of:=[.G86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evtina" xlink:type="simple">Alevtina</text:a>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1:10,038</text:p>
          </table:table-cell>
          <table:table-cell office:value-type="string" calcext:value-type="string">
            <text:p>IsFemale</text:p>
          </table:table-cell>
          <table:table-cell table:formula="of:=IF([.F863]=&quot;&quot;;&quot;IsMale&quot;; [.F863])" office:value-type="string" office:string-value="IsFemale" calcext:value-type="string">
            <text:p>IsFemale</text:p>
          </table:table-cell>
          <table:table-cell/>
          <table:table-cell table:formula="of:=[.C863]" office:value-type="string" office:string-value="Alevtina" calcext:value-type="string">
            <text:p>Alevtina</text:p>
          </table:table-cell>
          <table:table-cell table:formula="of:=[.G86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manbek" xlink:type="simple">Amanbek</text:a>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1:10,055</text:p>
          </table:table-cell>
          <table:table-cell/>
          <table:table-cell table:formula="of:=IF([.F864]=&quot;&quot;;&quot;IsMale&quot;; [.F864])" office:value-type="string" office:string-value="IsMale" calcext:value-type="string">
            <text:p>IsMale</text:p>
          </table:table-cell>
          <table:table-cell/>
          <table:table-cell table:formula="of:=[.C864]" office:value-type="string" office:string-value="Amanbek" calcext:value-type="string">
            <text:p>Amanbek</text:p>
          </table:table-cell>
          <table:table-cell table:formula="of:=[.G86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s" xlink:type="simple">Es</text:a>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1:10,083</text:p>
          </table:table-cell>
          <table:table-cell/>
          <table:table-cell table:formula="of:=IF([.F865]=&quot;&quot;;&quot;IsMale&quot;; [.F865])" office:value-type="string" office:string-value="IsMale" calcext:value-type="string">
            <text:p>IsMale</text:p>
          </table:table-cell>
          <table:table-cell/>
          <table:table-cell table:formula="of:=[.C865]" office:value-type="string" office:string-value="Es" calcext:value-type="string">
            <text:p>Es</text:p>
          </table:table-cell>
          <table:table-cell table:formula="of:=[.G8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kezhan" xlink:type="simple">Akezhan</text:a>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1:10,089</text:p>
          </table:table-cell>
          <table:table-cell/>
          <table:table-cell table:formula="of:=IF([.F866]=&quot;&quot;;&quot;IsMale&quot;; [.F866])" office:value-type="string" office:string-value="IsMale" calcext:value-type="string">
            <text:p>IsMale</text:p>
          </table:table-cell>
          <table:table-cell/>
          <table:table-cell table:formula="of:=[.C866]" office:value-type="string" office:string-value="Akezhan" calcext:value-type="string">
            <text:p>Akezhan</text:p>
          </table:table-cell>
          <table:table-cell table:formula="of:=[.G86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emen" xlink:type="simple">Semen</text:a>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1:10,089</text:p>
          </table:table-cell>
          <table:table-cell/>
          <table:table-cell table:formula="of:=IF([.F867]=&quot;&quot;;&quot;IsMale&quot;; [.F867])" office:value-type="string" office:string-value="IsMale" calcext:value-type="string">
            <text:p>IsMale</text:p>
          </table:table-cell>
          <table:table-cell/>
          <table:table-cell table:formula="of:=[.C867]" office:value-type="string" office:string-value="Semen" calcext:value-type="string">
            <text:p>Semen</text:p>
          </table:table-cell>
          <table:table-cell table:formula="of:=[.G86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rrukh" xlink:type="simple">Farrukh</text:a>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1:10,095</text:p>
          </table:table-cell>
          <table:table-cell/>
          <table:table-cell table:formula="of:=IF([.F868]=&quot;&quot;;&quot;IsMale&quot;; [.F868])" office:value-type="string" office:string-value="IsMale" calcext:value-type="string">
            <text:p>IsMale</text:p>
          </table:table-cell>
          <table:table-cell/>
          <table:table-cell table:formula="of:=[.C868]" office:value-type="string" office:string-value="Farrukh" calcext:value-type="string">
            <text:p>Farrukh</text:p>
          </table:table-cell>
          <table:table-cell table:formula="of:=[.G86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<text:a xlink:href="https://forebears.io/forenames/akim" xlink:type="simple">Akim</text:a>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1:10,118</text:p>
          </table:table-cell>
          <table:table-cell/>
          <table:table-cell table:formula="of:=IF([.F869]=&quot;&quot;;&quot;IsMale&quot;; [.F869])" office:value-type="string" office:string-value="IsMale" calcext:value-type="string">
            <text:p>IsMale</text:p>
          </table:table-cell>
          <table:table-cell/>
          <table:table-cell table:formula="of:=[.C869]" office:value-type="string" office:string-value="Akim" calcext:value-type="string">
            <text:p>Akim</text:p>
          </table:table-cell>
          <table:table-cell table:formula="of:=[.G8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iya" xlink:type="simple">Nuriya</text:a>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1:10,135</text:p>
          </table:table-cell>
          <table:table-cell office:value-type="string" calcext:value-type="string">
            <text:p>IsFemale</text:p>
          </table:table-cell>
          <table:table-cell table:formula="of:=IF([.F870]=&quot;&quot;;&quot;IsMale&quot;; [.F870])" office:value-type="string" office:string-value="IsFemale" calcext:value-type="string">
            <text:p>IsFemale</text:p>
          </table:table-cell>
          <table:table-cell/>
          <table:table-cell table:formula="of:=[.C870]" office:value-type="string" office:string-value="Nuriya" calcext:value-type="string">
            <text:p>Nuriya</text:p>
          </table:table-cell>
          <table:table-cell table:formula="of:=[.G87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khytgul" xlink:type="simple">Bakhytgul</text:a>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1:10,141</text:p>
          </table:table-cell>
          <table:table-cell office:value-type="string" calcext:value-type="string">
            <text:p>IsFemale</text:p>
          </table:table-cell>
          <table:table-cell table:formula="of:=IF([.F871]=&quot;&quot;;&quot;IsMale&quot;; [.F871])" office:value-type="string" office:string-value="IsFemale" calcext:value-type="string">
            <text:p>IsFemale</text:p>
          </table:table-cell>
          <table:table-cell/>
          <table:table-cell table:formula="of:=[.C871]" office:value-type="string" office:string-value="Bakhytgul" calcext:value-type="string">
            <text:p>Bakhytgul</text:p>
          </table:table-cell>
          <table:table-cell table:formula="of:=[.G8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nsyzbay" xlink:type="simple">Sansyzbay</text:a>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1:10,164</text:p>
          </table:table-cell>
          <table:table-cell/>
          <table:table-cell table:formula="of:=IF([.F872]=&quot;&quot;;&quot;IsMale&quot;; [.F872])" office:value-type="string" office:string-value="IsMale" calcext:value-type="string">
            <text:p>IsMale</text:p>
          </table:table-cell>
          <table:table-cell/>
          <table:table-cell table:formula="of:=[.C872]" office:value-type="string" office:string-value="Sansyzbay" calcext:value-type="string">
            <text:p>Sansyzbay</text:p>
          </table:table-cell>
          <table:table-cell table:formula="of:=[.G8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akhymzhan" xlink:type="simple">Rakhymzhan</text:a>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1:10,182</text:p>
          </table:table-cell>
          <table:table-cell/>
          <table:table-cell table:formula="of:=IF([.F873]=&quot;&quot;;&quot;IsMale&quot;; [.F873])" office:value-type="string" office:string-value="IsMale" calcext:value-type="string">
            <text:p>IsMale</text:p>
          </table:table-cell>
          <table:table-cell/>
          <table:table-cell table:formula="of:=[.C873]" office:value-type="string" office:string-value="Rakhymzhan" calcext:value-type="string">
            <text:p>Rakhymzhan</text:p>
          </table:table-cell>
          <table:table-cell table:formula="of:=[.G87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emirkhan" xlink:type="simple">Temirkhan</text:a>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1:10,188</text:p>
          </table:table-cell>
          <table:table-cell/>
          <table:table-cell table:formula="of:=IF([.F874]=&quot;&quot;;&quot;IsMale&quot;; [.F874])" office:value-type="string" office:string-value="IsMale" calcext:value-type="string">
            <text:p>IsMale</text:p>
          </table:table-cell>
          <table:table-cell/>
          <table:table-cell table:formula="of:=[.C874]" office:value-type="string" office:string-value="Temirkhan" calcext:value-type="string">
            <text:p>Temirkhan</text:p>
          </table:table-cell>
          <table:table-cell table:formula="of:=[.G87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kinbek" xlink:type="simple">Erkinbek</text:a>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1:10,193</text:p>
          </table:table-cell>
          <table:table-cell/>
          <table:table-cell table:formula="of:=IF([.F875]=&quot;&quot;;&quot;IsMale&quot;; [.F875])" office:value-type="string" office:string-value="IsMale" calcext:value-type="string">
            <text:p>IsMale</text:p>
          </table:table-cell>
          <table:table-cell/>
          <table:table-cell table:formula="of:=[.C875]" office:value-type="string" office:string-value="Erkinbek" calcext:value-type="string">
            <text:p>Erkinbek</text:p>
          </table:table-cell>
          <table:table-cell table:formula="of:=[.G8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rakoz" xlink:type="simple">Karakoz</text:a>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1:10,193</text:p>
          </table:table-cell>
          <table:table-cell office:value-type="string" calcext:value-type="string">
            <text:p>IsFemale</text:p>
          </table:table-cell>
          <table:table-cell table:formula="of:=IF([.F876]=&quot;&quot;;&quot;IsMale&quot;; [.F876])" office:value-type="string" office:string-value="IsFemale" calcext:value-type="string">
            <text:p>IsFemale</text:p>
          </table:table-cell>
          <table:table-cell/>
          <table:table-cell table:formula="of:=[.C876]" office:value-type="string" office:string-value="Karakoz" calcext:value-type="string">
            <text:p>Karakoz</text:p>
          </table:table-cell>
          <table:table-cell table:formula="of:=[.G87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ksut" xlink:type="simple">Maksut</text:a>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1:10,241</text:p>
          </table:table-cell>
          <table:table-cell/>
          <table:table-cell table:formula="of:=IF([.F877]=&quot;&quot;;&quot;IsMale&quot;; [.F877])" office:value-type="string" office:string-value="IsMale" calcext:value-type="string">
            <text:p>IsMale</text:p>
          </table:table-cell>
          <table:table-cell/>
          <table:table-cell table:formula="of:=[.C877]" office:value-type="string" office:string-value="Maksut" calcext:value-type="string">
            <text:p>Maksut</text:p>
          </table:table-cell>
          <table:table-cell table:formula="of:=[.G87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kan" xlink:type="simple">Akan</text:a>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1:10,270</text:p>
          </table:table-cell>
          <table:table-cell/>
          <table:table-cell table:formula="of:=IF([.F878]=&quot;&quot;;&quot;IsMale&quot;; [.F878])" office:value-type="string" office:string-value="IsMale" calcext:value-type="string">
            <text:p>IsMale</text:p>
          </table:table-cell>
          <table:table-cell/>
          <table:table-cell table:formula="of:=[.C878]" office:value-type="string" office:string-value="Akan" calcext:value-type="string">
            <text:p>Akan</text:p>
          </table:table-cell>
          <table:table-cell table:formula="of:=[.G8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niya" xlink:type="simple">Daniya</text:a>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1:10,270</text:p>
          </table:table-cell>
          <table:table-cell office:value-type="string" calcext:value-type="string">
            <text:p>IsFemale</text:p>
          </table:table-cell>
          <table:table-cell table:formula="of:=IF([.F879]=&quot;&quot;;&quot;IsMale&quot;; [.F879])" office:value-type="string" office:string-value="IsFemale" calcext:value-type="string">
            <text:p>IsFemale</text:p>
          </table:table-cell>
          <table:table-cell/>
          <table:table-cell table:formula="of:=[.C879]" office:value-type="string" office:string-value="Daniya" calcext:value-type="string">
            <text:p>Daniya</text:p>
          </table:table-cell>
          <table:table-cell table:formula="of:=[.G87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khat" xlink:type="simple">Arkhat</text:a>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1:10,282</text:p>
          </table:table-cell>
          <table:table-cell/>
          <table:table-cell table:formula="of:=IF([.F880]=&quot;&quot;;&quot;IsMale&quot;; [.F880])" office:value-type="string" office:string-value="IsMale" calcext:value-type="string">
            <text:p>IsMale</text:p>
          </table:table-cell>
          <table:table-cell/>
          <table:table-cell table:formula="of:=[.C880]" office:value-type="string" office:string-value="Arkhat" calcext:value-type="string">
            <text:p>Arkhat</text:p>
          </table:table-cell>
          <table:table-cell table:formula="of:=[.G8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<text:a xlink:href="https://forebears.io/forenames/janat" xlink:type="simple">Janat</text:a>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1:10,300</text:p>
          </table:table-cell>
          <table:table-cell office:value-type="string" calcext:value-type="string">
            <text:p>IsNB</text:p>
          </table:table-cell>
          <table:table-cell table:formula="of:=IF([.F881]=&quot;&quot;;&quot;IsMale&quot;; [.F881])" office:value-type="string" office:string-value="IsNB" calcext:value-type="string">
            <text:p>IsNB</text:p>
          </table:table-cell>
          <table:table-cell/>
          <table:table-cell table:formula="of:=[.C881]" office:value-type="string" office:string-value="Janat" calcext:value-type="string">
            <text:p>Janat</text:p>
          </table:table-cell>
          <table:table-cell table:formula="of:=[.G88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akhnoza" xlink:type="simple">Shakhnoza</text:a>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1:10,306</text:p>
          </table:table-cell>
          <table:table-cell office:value-type="string" calcext:value-type="string">
            <text:p>IsFemale</text:p>
          </table:table-cell>
          <table:table-cell table:formula="of:=IF([.F882]=&quot;&quot;;&quot;IsMale&quot;; [.F882])" office:value-type="string" office:string-value="IsFemale" calcext:value-type="string">
            <text:p>IsFemale</text:p>
          </table:table-cell>
          <table:table-cell/>
          <table:table-cell table:formula="of:=[.C882]" office:value-type="string" office:string-value="Shakhnoza" calcext:value-type="string">
            <text:p>Shakhnoza</text:p>
          </table:table-cell>
          <table:table-cell table:formula="of:=[.G88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ilshod" xlink:type="simple">Dilshod</text:a>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1:10,348</text:p>
          </table:table-cell>
          <table:table-cell/>
          <table:table-cell table:formula="of:=IF([.F883]=&quot;&quot;;&quot;IsMale&quot;; [.F883])" office:value-type="string" office:string-value="IsMale" calcext:value-type="string">
            <text:p>IsMale</text:p>
          </table:table-cell>
          <table:table-cell/>
          <table:table-cell table:formula="of:=[.C883]" office:value-type="string" office:string-value="Dilshod" calcext:value-type="string">
            <text:p>Dilshod</text:p>
          </table:table-cell>
          <table:table-cell table:formula="of:=[.G8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igera" xlink:type="simple">Aigera</text:a>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1:10,354</text:p>
          </table:table-cell>
          <table:table-cell office:value-type="string" calcext:value-type="string">
            <text:p>IsFemale</text:p>
          </table:table-cell>
          <table:table-cell table:formula="of:=IF([.F884]=&quot;&quot;;&quot;IsMale&quot;; [.F884])" office:value-type="string" office:string-value="IsFemale" calcext:value-type="string">
            <text:p>IsFemale</text:p>
          </table:table-cell>
          <table:table-cell/>
          <table:table-cell table:formula="of:=[.C884]" office:value-type="string" office:string-value="Aigera" calcext:value-type="string">
            <text:p>Aigera</text:p>
          </table:table-cell>
          <table:table-cell table:formula="of:=[.G88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khat" xlink:type="simple">Akhat</text:a>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1:10,372</text:p>
          </table:table-cell>
          <table:table-cell/>
          <table:table-cell table:formula="of:=IF([.F885]=&quot;&quot;;&quot;IsMale&quot;; [.F885])" office:value-type="string" office:string-value="IsMale" calcext:value-type="string">
            <text:p>IsMale</text:p>
          </table:table-cell>
          <table:table-cell/>
          <table:table-cell table:formula="of:=[.C885]" office:value-type="string" office:string-value="Akhat" calcext:value-type="string">
            <text:p>Akhat</text:p>
          </table:table-cell>
          <table:table-cell table:formula="of:=[.G8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zhamal" xlink:type="simple">Zhamal</text:a>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1:10,390</text:p>
          </table:table-cell>
          <table:table-cell office:value-type="string" calcext:value-type="string">
            <text:p>IsFemale</text:p>
          </table:table-cell>
          <table:table-cell table:formula="of:=IF([.F886]=&quot;&quot;;&quot;IsMale&quot;; [.F886])" office:value-type="string" office:string-value="IsFemale" calcext:value-type="string">
            <text:p>IsFemale</text:p>
          </table:table-cell>
          <table:table-cell/>
          <table:table-cell table:formula="of:=[.C886]" office:value-type="string" office:string-value="Zhamal" calcext:value-type="string">
            <text:p>Zhamal</text:p>
          </table:table-cell>
          <table:table-cell table:formula="of:=[.G8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gulzhayna" xlink:type="simple">Gulzhayna</text:a>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1:10,409</text:p>
          </table:table-cell>
          <table:table-cell office:value-type="string" calcext:value-type="string">
            <text:p>IsFemale</text:p>
          </table:table-cell>
          <table:table-cell table:formula="of:=IF([.F887]=&quot;&quot;;&quot;IsMale&quot;; [.F887])" office:value-type="string" office:string-value="IsFemale" calcext:value-type="string">
            <text:p>IsFemale</text:p>
          </table:table-cell>
          <table:table-cell/>
          <table:table-cell table:formula="of:=[.C887]" office:value-type="string" office:string-value="Gulzhayna" calcext:value-type="string">
            <text:p>Gulzhayna</text:p>
          </table:table-cell>
          <table:table-cell table:formula="of:=[.G88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yyrzhan" xlink:type="simple">Kayyrzhan</text:a>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1:10,433</text:p>
          </table:table-cell>
          <table:table-cell/>
          <table:table-cell table:formula="of:=IF([.F888]=&quot;&quot;;&quot;IsMale&quot;; [.F888])" office:value-type="string" office:string-value="IsMale" calcext:value-type="string">
            <text:p>IsMale</text:p>
          </table:table-cell>
          <table:table-cell/>
          <table:table-cell table:formula="of:=[.C888]" office:value-type="string" office:string-value="Kayyrzhan" calcext:value-type="string">
            <text:p>Kayyrzhan</text:p>
          </table:table-cell>
          <table:table-cell table:formula="of:=[.G88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urlan" xlink:type="simple">Turlan</text:a>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1:10,445</text:p>
          </table:table-cell>
          <table:table-cell/>
          <table:table-cell table:formula="of:=IF([.F889]=&quot;&quot;;&quot;IsMale&quot;; [.F889])" office:value-type="string" office:string-value="IsMale" calcext:value-type="string">
            <text:p>IsMale</text:p>
          </table:table-cell>
          <table:table-cell/>
          <table:table-cell table:formula="of:=[.C889]" office:value-type="string" office:string-value="Turlan" calcext:value-type="string">
            <text:p>Turlan</text:p>
          </table:table-cell>
          <table:table-cell table:formula="of:=[.G8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unara" xlink:type="simple">Lunara</text:a>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1:10,476</text:p>
          </table:table-cell>
          <table:table-cell office:value-type="string" calcext:value-type="string">
            <text:p>IsFemale</text:p>
          </table:table-cell>
          <table:table-cell table:formula="of:=IF([.F890]=&quot;&quot;;&quot;IsMale&quot;; [.F890])" office:value-type="string" office:string-value="IsFemale" calcext:value-type="string">
            <text:p>IsFemale</text:p>
          </table:table-cell>
          <table:table-cell/>
          <table:table-cell table:formula="of:=[.C890]" office:value-type="string" office:string-value="Lunara" calcext:value-type="string">
            <text:p>Lunara</text:p>
          </table:table-cell>
          <table:table-cell table:formula="of:=[.G89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gyndyk" xlink:type="simple">Sagyndyk</text:a>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1:10,476</text:p>
          </table:table-cell>
          <table:table-cell/>
          <table:table-cell table:formula="of:=IF([.F891]=&quot;&quot;;&quot;IsMale&quot;; [.F891])" office:value-type="string" office:string-value="IsMale" calcext:value-type="string">
            <text:p>IsMale</text:p>
          </table:table-cell>
          <table:table-cell/>
          <table:table-cell table:formula="of:=[.C891]" office:value-type="string" office:string-value="Sagyndyk" calcext:value-type="string">
            <text:p>Sagyndyk</text:p>
          </table:table-cell>
          <table:table-cell table:formula="of:=[.G89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<text:a xlink:href="https://forebears.io/forenames/zhanbota" xlink:type="simple">Zhanbota</text:a>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1:10,476</text:p>
          </table:table-cell>
          <table:table-cell office:value-type="string" calcext:value-type="string">
            <text:p>IsNB</text:p>
          </table:table-cell>
          <table:table-cell table:formula="of:=IF([.F892]=&quot;&quot;;&quot;IsMale&quot;; [.F892])" office:value-type="string" office:string-value="IsNB" calcext:value-type="string">
            <text:p>IsNB</text:p>
          </table:table-cell>
          <table:table-cell/>
          <table:table-cell table:formula="of:=[.C892]" office:value-type="string" office:string-value="Zhanbota" calcext:value-type="string">
            <text:p>Zhanbota</text:p>
          </table:table-cell>
          <table:table-cell table:formula="of:=[.G89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rukh" xlink:type="simple">Farukh</text:a>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1:10,495</text:p>
          </table:table-cell>
          <table:table-cell/>
          <table:table-cell table:formula="of:=IF([.F893]=&quot;&quot;;&quot;IsMale&quot;; [.F893])" office:value-type="string" office:string-value="IsMale" calcext:value-type="string">
            <text:p>IsMale</text:p>
          </table:table-cell>
          <table:table-cell/>
          <table:table-cell table:formula="of:=[.C893]" office:value-type="string" office:string-value="Farukh" calcext:value-type="string">
            <text:p>Farukh</text:p>
          </table:table-cell>
          <table:table-cell table:formula="of:=[.G89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<text:a xlink:href="https://forebears.io/forenames/merei" xlink:type="simple">Merei</text:a>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1:10,501</text:p>
          </table:table-cell>
          <table:table-cell office:value-type="string" calcext:value-type="string">
            <text:p>IsNB</text:p>
          </table:table-cell>
          <table:table-cell table:formula="of:=IF([.F894]=&quot;&quot;;&quot;IsMale&quot;; [.F894])" office:value-type="string" office:string-value="IsNB" calcext:value-type="string">
            <text:p>IsNB</text:p>
          </table:table-cell>
          <table:table-cell/>
          <table:table-cell table:formula="of:=[.C894]" office:value-type="string" office:string-value="Merei" calcext:value-type="string">
            <text:p>Merei</text:p>
          </table:table-cell>
          <table:table-cell table:formula="of:=[.G894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kytbek" xlink:type="simple">Bakytbek</text:a>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1:10,520</text:p>
          </table:table-cell>
          <table:table-cell/>
          <table:table-cell table:formula="of:=IF([.F895]=&quot;&quot;;&quot;IsMale&quot;; [.F895])" office:value-type="string" office:string-value="IsMale" calcext:value-type="string">
            <text:p>IsMale</text:p>
          </table:table-cell>
          <table:table-cell/>
          <table:table-cell table:formula="of:=[.C895]" office:value-type="string" office:string-value="Bakytbek" calcext:value-type="string">
            <text:p>Bakytbek</text:p>
          </table:table-cell>
          <table:table-cell table:formula="of:=[.G89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khasan" xlink:type="simple">Khasan</text:a>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1:10,557</text:p>
          </table:table-cell>
          <table:table-cell/>
          <table:table-cell table:formula="of:=IF([.F896]=&quot;&quot;;&quot;IsMale&quot;; [.F896])" office:value-type="string" office:string-value="IsMale" calcext:value-type="string">
            <text:p>IsMale</text:p>
          </table:table-cell>
          <table:table-cell/>
          <table:table-cell table:formula="of:=[.C896]" office:value-type="string" office:string-value="Khasan" calcext:value-type="string">
            <text:p>Khasan</text:p>
          </table:table-cell>
          <table:table-cell table:formula="of:=[.G89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hamit" xlink:type="simple">Khamit</text:a>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1:10,576</text:p>
          </table:table-cell>
          <table:table-cell/>
          <table:table-cell table:formula="of:=IF([.F897]=&quot;&quot;;&quot;IsMale&quot;; [.F897])" office:value-type="string" office:string-value="IsMale" calcext:value-type="string">
            <text:p>IsMale</text:p>
          </table:table-cell>
          <table:table-cell/>
          <table:table-cell table:formula="of:=[.C897]" office:value-type="string" office:string-value="Khamit" calcext:value-type="string">
            <text:p>Khamit</text:p>
          </table:table-cell>
          <table:table-cell table:formula="of:=[.G89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saule" xlink:type="simple">Nursaule</text:a>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1:10,601</text:p>
          </table:table-cell>
          <table:table-cell office:value-type="string" calcext:value-type="string">
            <text:p>IsFemale</text:p>
          </table:table-cell>
          <table:table-cell table:formula="of:=IF([.F898]=&quot;&quot;;&quot;IsMale&quot;; [.F898])" office:value-type="string" office:string-value="IsFemale" calcext:value-type="string">
            <text:p>IsFemale</text:p>
          </table:table-cell>
          <table:table-cell/>
          <table:table-cell table:formula="of:=[.C898]" office:value-type="string" office:string-value="Nursaule" calcext:value-type="string">
            <text:p>Nursaule</text:p>
          </table:table-cell>
          <table:table-cell table:formula="of:=[.G89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sum" xlink:type="simple">Gulsum</text:a>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1:10,620</text:p>
          </table:table-cell>
          <table:table-cell office:value-type="string" calcext:value-type="string">
            <text:p>IsFemale</text:p>
          </table:table-cell>
          <table:table-cell table:formula="of:=IF([.F899]=&quot;&quot;;&quot;IsMale&quot;; [.F899])" office:value-type="string" office:string-value="IsFemale" calcext:value-type="string">
            <text:p>IsFemale</text:p>
          </table:table-cell>
          <table:table-cell/>
          <table:table-cell table:formula="of:=[.C899]" office:value-type="string" office:string-value="Gulsum" calcext:value-type="string">
            <text:p>Gulsum</text:p>
          </table:table-cell>
          <table:table-cell table:formula="of:=[.G89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ukhara" xlink:type="simple">Gaukhara</text:a>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1:10,633</text:p>
          </table:table-cell>
          <table:table-cell office:value-type="string" calcext:value-type="string">
            <text:p>IsFemale</text:p>
          </table:table-cell>
          <table:table-cell table:formula="of:=IF([.F900]=&quot;&quot;;&quot;IsMale&quot;; [.F900])" office:value-type="string" office:string-value="IsFemale" calcext:value-type="string">
            <text:p>IsFemale</text:p>
          </table:table-cell>
          <table:table-cell/>
          <table:table-cell table:formula="of:=[.C900]" office:value-type="string" office:string-value="Gaukhara" calcext:value-type="string">
            <text:p>Gaukhara</text:p>
          </table:table-cell>
          <table:table-cell table:formula="of:=[.G90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ym" xlink:type="simple">Aiym</text:a>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1:10,640</text:p>
          </table:table-cell>
          <table:table-cell office:value-type="string" calcext:value-type="string">
            <text:p>IsFemale</text:p>
          </table:table-cell>
          <table:table-cell table:formula="of:=IF([.F901]=&quot;&quot;;&quot;IsMale&quot;; [.F901])" office:value-type="string" office:string-value="IsFemale" calcext:value-type="string">
            <text:p>IsFemale</text:p>
          </table:table-cell>
          <table:table-cell/>
          <table:table-cell table:formula="of:=[.C901]" office:value-type="string" office:string-value="Aiym" calcext:value-type="string">
            <text:p>Aiym</text:p>
          </table:table-cell>
          <table:table-cell table:formula="of:=[.G90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sofia" xlink:type="simple">Sofia</text:a>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1:10,640</text:p>
          </table:table-cell>
          <table:table-cell office:value-type="string" calcext:value-type="string">
            <text:p>IsFemale</text:p>
          </table:table-cell>
          <table:table-cell table:formula="of:=IF([.F902]=&quot;&quot;;&quot;IsMale&quot;; [.F902])" office:value-type="string" office:string-value="IsFemale" calcext:value-type="string">
            <text:p>IsFemale</text:p>
          </table:table-cell>
          <table:table-cell/>
          <table:table-cell table:formula="of:=[.C902]" office:value-type="string" office:string-value="Sofia" calcext:value-type="string">
            <text:p>Sofia</text:p>
          </table:table-cell>
          <table:table-cell table:formula="of:=[.G90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argul" xlink:type="simple">Anargul</text:a>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1:10,652</text:p>
          </table:table-cell>
          <table:table-cell office:value-type="string" calcext:value-type="string">
            <text:p>IsFemale</text:p>
          </table:table-cell>
          <table:table-cell table:formula="of:=IF([.F903]=&quot;&quot;;&quot;IsMale&quot;; [.F903])" office:value-type="string" office:string-value="IsFemale" calcext:value-type="string">
            <text:p>IsFemale</text:p>
          </table:table-cell>
          <table:table-cell/>
          <table:table-cell table:formula="of:=[.C903]" office:value-type="string" office:string-value="Anargul" calcext:value-type="string">
            <text:p>Anargul</text:p>
          </table:table-cell>
          <table:table-cell table:formula="of:=[.G90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arvara" xlink:type="simple">Varvara</text:a>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1:10,691</text:p>
          </table:table-cell>
          <table:table-cell office:value-type="string" calcext:value-type="string">
            <text:p>IsFemale</text:p>
          </table:table-cell>
          <table:table-cell table:formula="of:=IF([.F904]=&quot;&quot;;&quot;IsMale&quot;; [.F904])" office:value-type="string" office:string-value="IsFemale" calcext:value-type="string">
            <text:p>IsFemale</text:p>
          </table:table-cell>
          <table:table-cell/>
          <table:table-cell table:formula="of:=[.C904]" office:value-type="string" office:string-value="Varvara" calcext:value-type="string">
            <text:p>Varvara</text:p>
          </table:table-cell>
          <table:table-cell table:formula="of:=[.G90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ufina" xlink:type="simple">Rufina</text:a>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1:10,710</text:p>
          </table:table-cell>
          <table:table-cell office:value-type="string" calcext:value-type="string">
            <text:p>IsFemale</text:p>
          </table:table-cell>
          <table:table-cell table:formula="of:=IF([.F905]=&quot;&quot;;&quot;IsMale&quot;; [.F905])" office:value-type="string" office:string-value="IsFemale" calcext:value-type="string">
            <text:p>IsFemale</text:p>
          </table:table-cell>
          <table:table-cell/>
          <table:table-cell table:formula="of:=[.C905]" office:value-type="string" office:string-value="Rufina" calcext:value-type="string">
            <text:p>Rufina</text:p>
          </table:table-cell>
          <table:table-cell table:formula="of:=[.G90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milya" xlink:type="simple">Ramilya</text:a>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1:10,717</text:p>
          </table:table-cell>
          <table:table-cell office:value-type="string" calcext:value-type="string">
            <text:p>IsFemale</text:p>
          </table:table-cell>
          <table:table-cell table:formula="of:=IF([.F906]=&quot;&quot;;&quot;IsMale&quot;; [.F906])" office:value-type="string" office:string-value="IsFemale" calcext:value-type="string">
            <text:p>IsFemale</text:p>
          </table:table-cell>
          <table:table-cell/>
          <table:table-cell table:formula="of:=[.C906]" office:value-type="string" office:string-value="Ramilya" calcext:value-type="string">
            <text:p>Ramilya</text:p>
          </table:table-cell>
          <table:table-cell table:formula="of:=[.G90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odion" xlink:type="simple">Rodion</text:a>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1:10,730</text:p>
          </table:table-cell>
          <table:table-cell/>
          <table:table-cell table:formula="of:=IF([.F907]=&quot;&quot;;&quot;IsMale&quot;; [.F907])" office:value-type="string" office:string-value="IsMale" calcext:value-type="string">
            <text:p>IsMale</text:p>
          </table:table-cell>
          <table:table-cell/>
          <table:table-cell table:formula="of:=[.C907]" office:value-type="string" office:string-value="Rodion" calcext:value-type="string">
            <text:p>Rodion</text:p>
          </table:table-cell>
          <table:table-cell table:formula="of:=[.G90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ahmet" xlink:type="simple">Ahmet</text:a>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1:10,743</text:p>
          </table:table-cell>
          <table:table-cell/>
          <table:table-cell table:formula="of:=IF([.F908]=&quot;&quot;;&quot;IsMale&quot;; [.F908])" office:value-type="string" office:string-value="IsMale" calcext:value-type="string">
            <text:p>IsMale</text:p>
          </table:table-cell>
          <table:table-cell/>
          <table:table-cell table:formula="of:=[.C908]" office:value-type="string" office:string-value="Ahmet" calcext:value-type="string">
            <text:p>Ahmet</text:p>
          </table:table-cell>
          <table:table-cell table:formula="of:=[.G9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irlan" xlink:type="simple">Mirlan</text:a>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1:10,769</text:p>
          </table:table-cell>
          <table:table-cell/>
          <table:table-cell table:formula="of:=IF([.F909]=&quot;&quot;;&quot;IsMale&quot;; [.F909])" office:value-type="string" office:string-value="IsMale" calcext:value-type="string">
            <text:p>IsMale</text:p>
          </table:table-cell>
          <table:table-cell/>
          <table:table-cell table:formula="of:=[.C909]" office:value-type="string" office:string-value="Mirlan" calcext:value-type="string">
            <text:p>Mirlan</text:p>
          </table:table-cell>
          <table:table-cell table:formula="of:=[.G90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farid" xlink:type="simple">Farid</text:a>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1:10,788</text:p>
          </table:table-cell>
          <table:table-cell/>
          <table:table-cell table:formula="of:=IF([.F910]=&quot;&quot;;&quot;IsMale&quot;; [.F910])" office:value-type="string" office:string-value="IsMale" calcext:value-type="string">
            <text:p>IsMale</text:p>
          </table:table-cell>
          <table:table-cell/>
          <table:table-cell table:formula="of:=[.C910]" office:value-type="string" office:string-value="Farid" calcext:value-type="string">
            <text:p>Farid</text:p>
          </table:table-cell>
          <table:table-cell table:formula="of:=[.G9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akoz" xlink:type="simple">Ayakoz</text:a>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1:10,795</text:p>
          </table:table-cell>
          <table:table-cell office:value-type="string" calcext:value-type="string">
            <text:p>IsFemale</text:p>
          </table:table-cell>
          <table:table-cell table:formula="of:=IF([.F911]=&quot;&quot;;&quot;IsMale&quot;; [.F911])" office:value-type="string" office:string-value="IsFemale" calcext:value-type="string">
            <text:p>IsFemale</text:p>
          </table:table-cell>
          <table:table-cell/>
          <table:table-cell table:formula="of:=[.C911]" office:value-type="string" office:string-value="Ayakoz" calcext:value-type="string">
            <text:p>Ayakoz</text:p>
          </table:table-cell>
          <table:table-cell table:formula="of:=[.G91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nat" xlink:type="simple">Tanat</text:a>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1:10,801</text:p>
          </table:table-cell>
          <table:table-cell/>
          <table:table-cell table:formula="of:=IF([.F912]=&quot;&quot;;&quot;IsMale&quot;; [.F912])" office:value-type="string" office:string-value="IsMale" calcext:value-type="string">
            <text:p>IsMale</text:p>
          </table:table-cell>
          <table:table-cell/>
          <table:table-cell table:formula="of:=[.C912]" office:value-type="string" office:string-value="Tanat" calcext:value-type="string">
            <text:p>Tanat</text:p>
          </table:table-cell>
          <table:table-cell table:formula="of:=[.G9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lbolsyn" xlink:type="simple">Ulbolsyn</text:a>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1:10,808</text:p>
          </table:table-cell>
          <table:table-cell office:value-type="string" calcext:value-type="string">
            <text:p>IsFemale</text:p>
          </table:table-cell>
          <table:table-cell table:formula="of:=IF([.F913]=&quot;&quot;;&quot;IsMale&quot;; [.F913])" office:value-type="string" office:string-value="IsFemale" calcext:value-type="string">
            <text:p>IsFemale</text:p>
          </table:table-cell>
          <table:table-cell/>
          <table:table-cell table:formula="of:=[.C913]" office:value-type="string" office:string-value="Ulbolsyn" calcext:value-type="string">
            <text:p>Ulbolsyn</text:p>
          </table:table-cell>
          <table:table-cell table:formula="of:=[.G91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mirzhan" xlink:type="simple">Amirzhan</text:a>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1:10,815</text:p>
          </table:table-cell>
          <table:table-cell/>
          <table:table-cell table:formula="of:=IF([.F914]=&quot;&quot;;&quot;IsMale&quot;; [.F914])" office:value-type="string" office:string-value="IsMale" calcext:value-type="string">
            <text:p>IsMale</text:p>
          </table:table-cell>
          <table:table-cell/>
          <table:table-cell table:formula="of:=[.C914]" office:value-type="string" office:string-value="Amirzhan" calcext:value-type="string">
            <text:p>Amirzhan</text:p>
          </table:table-cell>
          <table:table-cell table:formula="of:=[.G9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mar" xlink:type="simple">Omar</text:a>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1:10,821</text:p>
          </table:table-cell>
          <table:table-cell/>
          <table:table-cell table:formula="of:=IF([.F915]=&quot;&quot;;&quot;IsMale&quot;; [.F915])" office:value-type="string" office:string-value="IsMale" calcext:value-type="string">
            <text:p>IsMale</text:p>
          </table:table-cell>
          <table:table-cell/>
          <table:table-cell table:formula="of:=[.C915]" office:value-type="string" office:string-value="Omar" calcext:value-type="string">
            <text:p>Omar</text:p>
          </table:table-cell>
          <table:table-cell table:formula="of:=[.G91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sagi" xlink:type="simple">Sagi</text:a>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1:10,828</text:p>
          </table:table-cell>
          <table:table-cell/>
          <table:table-cell table:formula="of:=IF([.F916]=&quot;&quot;;&quot;IsMale&quot;; [.F916])" office:value-type="string" office:string-value="IsMale" calcext:value-type="string">
            <text:p>IsMale</text:p>
          </table:table-cell>
          <table:table-cell/>
          <table:table-cell table:formula="of:=[.C916]" office:value-type="string" office:string-value="Sagi" calcext:value-type="string">
            <text:p>Sagi</text:p>
          </table:table-cell>
          <table:table-cell table:formula="of:=[.G91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tyngul" xlink:type="simple">Altyngul</text:a>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1:10,834</text:p>
          </table:table-cell>
          <table:table-cell office:value-type="string" calcext:value-type="string">
            <text:p>IsFemale</text:p>
          </table:table-cell>
          <table:table-cell table:formula="of:=IF([.F917]=&quot;&quot;;&quot;IsMale&quot;; [.F917])" office:value-type="string" office:string-value="IsFemale" calcext:value-type="string">
            <text:p>IsFemale</text:p>
          </table:table-cell>
          <table:table-cell/>
          <table:table-cell table:formula="of:=[.C917]" office:value-type="string" office:string-value="Altyngul" calcext:value-type="string">
            <text:p>Altyngul</text:p>
          </table:table-cell>
          <table:table-cell table:formula="of:=[.G91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jan" xlink:type="simple">Nurjan</text:a>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1:10,841</text:p>
          </table:table-cell>
          <table:table-cell/>
          <table:table-cell table:formula="of:=IF([.F918]=&quot;&quot;;&quot;IsMale&quot;; [.F918])" office:value-type="string" office:string-value="IsMale" calcext:value-type="string">
            <text:p>IsMale</text:p>
          </table:table-cell>
          <table:table-cell/>
          <table:table-cell table:formula="of:=[.C918]" office:value-type="string" office:string-value="Nurjan" calcext:value-type="string">
            <text:p>Nurjan</text:p>
          </table:table-cell>
          <table:table-cell table:formula="of:=[.G9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shalkar" xlink:type="simple">Shalkar</text:a>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1:10,868</text:p>
          </table:table-cell>
          <table:table-cell/>
          <table:table-cell table:formula="of:=IF([.F919]=&quot;&quot;;&quot;IsMale&quot;; [.F919])" office:value-type="string" office:string-value="IsMale" calcext:value-type="string">
            <text:p>IsMale</text:p>
          </table:table-cell>
          <table:table-cell/>
          <table:table-cell table:formula="of:=[.C919]" office:value-type="string" office:string-value="Shalkar" calcext:value-type="string">
            <text:p>Shalkar</text:p>
          </table:table-cell>
          <table:table-cell table:formula="of:=[.G91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iana" xlink:type="simple">Liana</text:a>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1:10,881</text:p>
          </table:table-cell>
          <table:table-cell office:value-type="string" calcext:value-type="string">
            <text:p>IsFemale</text:p>
          </table:table-cell>
          <table:table-cell table:formula="of:=IF([.F920]=&quot;&quot;;&quot;IsMale&quot;; [.F920])" office:value-type="string" office:string-value="IsFemale" calcext:value-type="string">
            <text:p>IsFemale</text:p>
          </table:table-cell>
          <table:table-cell/>
          <table:table-cell table:formula="of:=[.C920]" office:value-type="string" office:string-value="Liana" calcext:value-type="string">
            <text:p>Liana</text:p>
          </table:table-cell>
          <table:table-cell table:formula="of:=[.G92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hyngyskhan" xlink:type="simple">Shyngyskhan</text:a>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1:10,881</text:p>
          </table:table-cell>
          <table:table-cell/>
          <table:table-cell table:formula="of:=IF([.F921]=&quot;&quot;;&quot;IsMale&quot;; [.F921])" office:value-type="string" office:string-value="IsMale" calcext:value-type="string">
            <text:p>IsMale</text:p>
          </table:table-cell>
          <table:table-cell/>
          <table:table-cell table:formula="of:=[.C921]" office:value-type="string" office:string-value="Shyngyskhan" calcext:value-type="string">
            <text:p>Shyngyskhan</text:p>
          </table:table-cell>
          <table:table-cell table:formula="of:=[.G92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jan" xlink:type="simple">Aijan</text:a>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1:10,908</text:p>
          </table:table-cell>
          <table:table-cell office:value-type="string" calcext:value-type="string">
            <text:p>IsFemale</text:p>
          </table:table-cell>
          <table:table-cell table:formula="of:=IF([.F922]=&quot;&quot;;&quot;IsMale&quot;; [.F922])" office:value-type="string" office:string-value="IsFemale" calcext:value-type="string">
            <text:p>IsFemale</text:p>
          </table:table-cell>
          <table:table-cell/>
          <table:table-cell table:formula="of:=[.C922]" office:value-type="string" office:string-value="Aijan" calcext:value-type="string">
            <text:p>Aijan</text:p>
          </table:table-cell>
          <table:table-cell table:formula="of:=[.G92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<text:a xlink:href="https://forebears.io/forenames/zhumagul" xlink:type="simple">Zhumagul</text:a>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1:10,941</text:p>
          </table:table-cell>
          <table:table-cell office:value-type="string" calcext:value-type="string">
            <text:p>IsFemale</text:p>
          </table:table-cell>
          <table:table-cell table:formula="of:=IF([.F923]=&quot;&quot;;&quot;IsMale&quot;; [.F923])" office:value-type="string" office:string-value="IsFemale" calcext:value-type="string">
            <text:p>IsFemale</text:p>
          </table:table-cell>
          <table:table-cell/>
          <table:table-cell table:formula="of:=[.C923]" office:value-type="string" office:string-value="Zhumagul" calcext:value-type="string">
            <text:p>Zhumagul</text:p>
          </table:table-cell>
          <table:table-cell table:formula="of:=[.G92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zara" xlink:type="simple">Gulzara</text:a>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1:11,016</text:p>
          </table:table-cell>
          <table:table-cell office:value-type="string" calcext:value-type="string">
            <text:p>IsFemale</text:p>
          </table:table-cell>
          <table:table-cell table:formula="of:=IF([.F924]=&quot;&quot;;&quot;IsMale&quot;; [.F924])" office:value-type="string" office:string-value="IsFemale" calcext:value-type="string">
            <text:p>IsFemale</text:p>
          </table:table-cell>
          <table:table-cell/>
          <table:table-cell table:formula="of:=[.C924]" office:value-type="string" office:string-value="Gulzara" calcext:value-type="string">
            <text:p>Gulzara</text:p>
          </table:table-cell>
          <table:table-cell table:formula="of:=[.G92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zhamilya" xlink:type="simple">Dzhamilya</text:a>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1:11,023</text:p>
          </table:table-cell>
          <table:table-cell office:value-type="string" calcext:value-type="string">
            <text:p>IsFemale</text:p>
          </table:table-cell>
          <table:table-cell table:formula="of:=IF([.F925]=&quot;&quot;;&quot;IsMale&quot;; [.F925])" office:value-type="string" office:string-value="IsFemale" calcext:value-type="string">
            <text:p>IsFemale</text:p>
          </table:table-cell>
          <table:table-cell/>
          <table:table-cell table:formula="of:=[.C925]" office:value-type="string" office:string-value="Dzhamilya" calcext:value-type="string">
            <text:p>Dzhamilya</text:p>
          </table:table-cell>
          <table:table-cell table:formula="of:=[.G92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eyrbek" xlink:type="simple">Meyrbek</text:a>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1:11,023</text:p>
          </table:table-cell>
          <table:table-cell/>
          <table:table-cell table:formula="of:=IF([.F926]=&quot;&quot;;&quot;IsMale&quot;; [.F926])" office:value-type="string" office:string-value="IsMale" calcext:value-type="string">
            <text:p>IsMale</text:p>
          </table:table-cell>
          <table:table-cell/>
          <table:table-cell table:formula="of:=[.C926]" office:value-type="string" office:string-value="Meyrbek" calcext:value-type="string">
            <text:p>Meyrbek</text:p>
          </table:table-cell>
          <table:table-cell table:formula="of:=[.G92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erikzhan" xlink:type="simple">Serikzhan</text:a>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1:11,078</text:p>
          </table:table-cell>
          <table:table-cell/>
          <table:table-cell table:formula="of:=IF([.F927]=&quot;&quot;;&quot;IsMale&quot;; [.F927])" office:value-type="string" office:string-value="IsMale" calcext:value-type="string">
            <text:p>IsMale</text:p>
          </table:table-cell>
          <table:table-cell/>
          <table:table-cell table:formula="of:=[.C927]" office:value-type="string" office:string-value="Serikzhan" calcext:value-type="string">
            <text:p>Serikzhan</text:p>
          </table:table-cell>
          <table:table-cell table:formula="of:=[.G9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<text:a xlink:href="https://forebears.io/forenames/bereke" xlink:type="simple">Bereke</text:a>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1:11,141</text:p>
          </table:table-cell>
          <table:table-cell office:value-type="string" calcext:value-type="string">
            <text:p>IsNB</text:p>
          </table:table-cell>
          <table:table-cell table:formula="of:=IF([.F928]=&quot;&quot;;&quot;IsMale&quot;; [.F928])" office:value-type="string" office:string-value="IsNB" calcext:value-type="string">
            <text:p>IsNB</text:p>
          </table:table-cell>
          <table:table-cell/>
          <table:table-cell table:formula="of:=[.C928]" office:value-type="string" office:string-value="Bereke" calcext:value-type="string">
            <text:p>Bereke</text:p>
          </table:table-cell>
          <table:table-cell table:formula="of:=[.G92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erikbol" xlink:type="simple">Serikbol</text:a>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1:11,169</text:p>
          </table:table-cell>
          <table:table-cell/>
          <table:table-cell table:formula="of:=IF([.F929]=&quot;&quot;;&quot;IsMale&quot;; [.F929])" office:value-type="string" office:string-value="IsMale" calcext:value-type="string">
            <text:p>IsMale</text:p>
          </table:table-cell>
          <table:table-cell/>
          <table:table-cell table:formula="of:=[.C929]" office:value-type="string" office:string-value="Serikbol" calcext:value-type="string">
            <text:p>Serikbol</text:p>
          </table:table-cell>
          <table:table-cell table:formula="of:=[.G9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<text:a xlink:href="https://forebears.io/forenames/zharkyn" xlink:type="simple">Zharkyn</text:a>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1:11,239</text:p>
          </table:table-cell>
          <table:table-cell office:value-type="string" calcext:value-type="string">
            <text:p>IsNB</text:p>
          </table:table-cell>
          <table:table-cell table:formula="of:=IF([.F930]=&quot;&quot;;&quot;IsMale&quot;; [.F930])" office:value-type="string" office:string-value="IsNB" calcext:value-type="string">
            <text:p>IsNB</text:p>
          </table:table-cell>
          <table:table-cell/>
          <table:table-cell table:formula="of:=[.C930]" office:value-type="string" office:string-value="Zharkyn" calcext:value-type="string">
            <text:p>Zharkyn</text:p>
          </table:table-cell>
          <table:table-cell table:formula="of:=[.G93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<text:a xlink:href="https://forebears.io/forenames/kuka" xlink:type="simple">Kuka</text:a>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1:11,246</text:p>
          </table:table-cell>
          <table:table-cell/>
          <table:table-cell table:formula="of:=IF([.F931]=&quot;&quot;;&quot;IsMale&quot;; [.F931])" office:value-type="string" office:string-value="IsMale" calcext:value-type="string">
            <text:p>IsMale</text:p>
          </table:table-cell>
          <table:table-cell/>
          <table:table-cell table:formula="of:=[.C931]" office:value-type="string" office:string-value="Kuka" calcext:value-type="string">
            <text:p>Kuka</text:p>
          </table:table-cell>
          <table:table-cell table:formula="of:=[.G93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kbol" xlink:type="simple">Bekbol</text:a>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1:11,254</text:p>
          </table:table-cell>
          <table:table-cell/>
          <table:table-cell table:formula="of:=IF([.F932]=&quot;&quot;;&quot;IsMale&quot;; [.F932])" office:value-type="string" office:string-value="IsMale" calcext:value-type="string">
            <text:p>IsMale</text:p>
          </table:table-cell>
          <table:table-cell/>
          <table:table-cell table:formula="of:=[.C932]" office:value-type="string" office:string-value="Bekbol" calcext:value-type="string">
            <text:p>Bekbol</text:p>
          </table:table-cell>
          <table:table-cell table:formula="of:=[.G9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yam" xlink:type="simple">Maryam</text:a>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1:11,254</text:p>
          </table:table-cell>
          <table:table-cell office:value-type="string" calcext:value-type="string">
            <text:p>IsFemale</text:p>
          </table:table-cell>
          <table:table-cell table:formula="of:=IF([.F933]=&quot;&quot;;&quot;IsMale&quot;; [.F933])" office:value-type="string" office:string-value="IsFemale" calcext:value-type="string">
            <text:p>IsFemale</text:p>
          </table:table-cell>
          <table:table-cell/>
          <table:table-cell table:formula="of:=[.C933]" office:value-type="string" office:string-value="Maryam" calcext:value-type="string">
            <text:p>Maryam</text:p>
          </table:table-cell>
          <table:table-cell table:formula="of:=[.G93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hyryn" xlink:type="simple">Shyryn</text:a>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1:11,275</text:p>
          </table:table-cell>
          <table:table-cell office:value-type="string" calcext:value-type="string">
            <text:p>IsFemale</text:p>
          </table:table-cell>
          <table:table-cell table:formula="of:=IF([.F934]=&quot;&quot;;&quot;IsMale&quot;; [.F934])" office:value-type="string" office:string-value="IsFemale" calcext:value-type="string">
            <text:p>IsFemale</text:p>
          </table:table-cell>
          <table:table-cell/>
          <table:table-cell table:formula="of:=[.C934]" office:value-type="string" office:string-value="Shyryn" calcext:value-type="string">
            <text:p>Shyryn</text:p>
          </table:table-cell>
          <table:table-cell table:formula="of:=[.G93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jansaya" xlink:type="simple">Jansaya</text:a>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1:11,304</text:p>
          </table:table-cell>
          <table:table-cell office:value-type="string" calcext:value-type="string">
            <text:p>IsFemale</text:p>
          </table:table-cell>
          <table:table-cell table:formula="of:=IF([.F935]=&quot;&quot;;&quot;IsMale&quot;; [.F935])" office:value-type="string" office:string-value="IsFemale" calcext:value-type="string">
            <text:p>IsFemale</text:p>
          </table:table-cell>
          <table:table-cell/>
          <table:table-cell table:formula="of:=[.C935]" office:value-type="string" office:string-value="Jansaya" calcext:value-type="string">
            <text:p>Jansaya</text:p>
          </table:table-cell>
          <table:table-cell table:formula="of:=[.G93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ybarys" xlink:type="simple">Beybarys</text:a>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1:11,325</text:p>
          </table:table-cell>
          <table:table-cell/>
          <table:table-cell table:formula="of:=IF([.F936]=&quot;&quot;;&quot;IsMale&quot;; [.F936])" office:value-type="string" office:string-value="IsMale" calcext:value-type="string">
            <text:p>IsMale</text:p>
          </table:table-cell>
          <table:table-cell/>
          <table:table-cell table:formula="of:=[.C936]" office:value-type="string" office:string-value="Beybarys" calcext:value-type="string">
            <text:p>Beybarys</text:p>
          </table:table-cell>
          <table:table-cell table:formula="of:=[.G93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yaylya" xlink:type="simple">Lyaylya</text:a>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1:11,383</text:p>
          </table:table-cell>
          <table:table-cell office:value-type="string" calcext:value-type="string">
            <text:p>IsFemale</text:p>
          </table:table-cell>
          <table:table-cell table:formula="of:=IF([.F937]=&quot;&quot;;&quot;IsMale&quot;; [.F937])" office:value-type="string" office:string-value="IsFemale" calcext:value-type="string">
            <text:p>IsFemale</text:p>
          </table:table-cell>
          <table:table-cell/>
          <table:table-cell table:formula="of:=[.C937]" office:value-type="string" office:string-value="Lyaylya" calcext:value-type="string">
            <text:p>Lyaylya</text:p>
          </table:table-cell>
          <table:table-cell table:formula="of:=[.G93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ndibek" xlink:type="simple">Sandibek</text:a>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1:11,383</text:p>
          </table:table-cell>
          <table:table-cell/>
          <table:table-cell table:formula="of:=IF([.F938]=&quot;&quot;;&quot;IsMale&quot;; [.F938])" office:value-type="string" office:string-value="IsMale" calcext:value-type="string">
            <text:p>IsMale</text:p>
          </table:table-cell>
          <table:table-cell/>
          <table:table-cell table:formula="of:=[.C938]" office:value-type="string" office:string-value="Sandibek" calcext:value-type="string">
            <text:p>Sandibek</text:p>
          </table:table-cell>
          <table:table-cell table:formula="of:=[.G93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lona" xlink:type="simple">Ilona</text:a>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1:11,398</text:p>
          </table:table-cell>
          <table:table-cell office:value-type="string" calcext:value-type="string">
            <text:p>IsFemale</text:p>
          </table:table-cell>
          <table:table-cell table:formula="of:=IF([.F939]=&quot;&quot;;&quot;IsMale&quot;; [.F939])" office:value-type="string" office:string-value="IsFemale" calcext:value-type="string">
            <text:p>IsFemale</text:p>
          </table:table-cell>
          <table:table-cell/>
          <table:table-cell table:formula="of:=[.C939]" office:value-type="string" office:string-value="Ilona" calcext:value-type="string">
            <text:p>Ilona</text:p>
          </table:table-cell>
          <table:table-cell table:formula="of:=[.G93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nurtugan" xlink:type="simple">Nurtugan</text:a>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1:11,405</text:p>
          </table:table-cell>
          <table:table-cell/>
          <table:table-cell table:formula="of:=IF([.F940]=&quot;&quot;;&quot;IsMale&quot;; [.F940])" office:value-type="string" office:string-value="IsMale" calcext:value-type="string">
            <text:p>IsMale</text:p>
          </table:table-cell>
          <table:table-cell/>
          <table:table-cell table:formula="of:=[.C940]" office:value-type="string" office:string-value="Nurtugan" calcext:value-type="string">
            <text:p>Nurtugan</text:p>
          </table:table-cell>
          <table:table-cell table:formula="of:=[.G9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lyar" xlink:type="simple">Ilyar</text:a>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1:11,442</text:p>
          </table:table-cell>
          <table:table-cell/>
          <table:table-cell table:formula="of:=IF([.F941]=&quot;&quot;;&quot;IsMale&quot;; [.F941])" office:value-type="string" office:string-value="IsMale" calcext:value-type="string">
            <text:p>IsMale</text:p>
          </table:table-cell>
          <table:table-cell/>
          <table:table-cell table:formula="of:=[.C941]" office:value-type="string" office:string-value="Ilyar" calcext:value-type="string">
            <text:p>Ilyar</text:p>
          </table:table-cell>
          <table:table-cell table:formula="of:=[.G9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sem" xlink:type="simple">Assem</text:a>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1:11,464</text:p>
          </table:table-cell>
          <table:table-cell office:value-type="string" calcext:value-type="string">
            <text:p>IsFemale</text:p>
          </table:table-cell>
          <table:table-cell table:formula="of:=IF([.F942]=&quot;&quot;;&quot;IsMale&quot;; [.F942])" office:value-type="string" office:string-value="IsFemale" calcext:value-type="string">
            <text:p>IsFemale</text:p>
          </table:table-cell>
          <table:table-cell/>
          <table:table-cell table:formula="of:=[.C942]" office:value-type="string" office:string-value="Assem" calcext:value-type="string">
            <text:p>Assem</text:p>
          </table:table-cell>
          <table:table-cell table:formula="of:=[.G9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ket" xlink:type="simple">Beket</text:a>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1:11,464</text:p>
          </table:table-cell>
          <table:table-cell/>
          <table:table-cell table:formula="of:=IF([.F943]=&quot;&quot;;&quot;IsMale&quot;; [.F943])" office:value-type="string" office:string-value="IsMale" calcext:value-type="string">
            <text:p>IsMale</text:p>
          </table:table-cell>
          <table:table-cell/>
          <table:table-cell table:formula="of:=[.C943]" office:value-type="string" office:string-value="Beket" calcext:value-type="string">
            <text:p>Beket</text:p>
          </table:table-cell>
          <table:table-cell table:formula="of:=[.G9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ina" xlink:type="simple">Aina</text:a>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1:11,487</text:p>
          </table:table-cell>
          <table:table-cell office:value-type="string" calcext:value-type="string">
            <text:p>IsFemale</text:p>
          </table:table-cell>
          <table:table-cell table:formula="of:=IF([.F944]=&quot;&quot;;&quot;IsMale&quot;; [.F944])" office:value-type="string" office:string-value="IsFemale" calcext:value-type="string">
            <text:p>IsFemale</text:p>
          </table:table-cell>
          <table:table-cell/>
          <table:table-cell table:formula="of:=[.C944]" office:value-type="string" office:string-value="Aina" calcext:value-type="string">
            <text:p>Aina</text:p>
          </table:table-cell>
          <table:table-cell table:formula="of:=[.G94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igara" xlink:type="simple">Nigara</text:a>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1:11,487</text:p>
          </table:table-cell>
          <table:table-cell office:value-type="string" calcext:value-type="string">
            <text:p>IsFemale</text:p>
          </table:table-cell>
          <table:table-cell table:formula="of:=IF([.F945]=&quot;&quot;;&quot;IsMale&quot;; [.F945])" office:value-type="string" office:string-value="IsFemale" calcext:value-type="string">
            <text:p>IsFemale</text:p>
          </table:table-cell>
          <table:table-cell/>
          <table:table-cell table:formula="of:=[.C945]" office:value-type="string" office:string-value="Nigara" calcext:value-type="string">
            <text:p>Nigara</text:p>
          </table:table-cell>
          <table:table-cell table:formula="of:=[.G94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korkem" xlink:type="simple">Korkem</text:a>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1:11,516</text:p>
          </table:table-cell>
          <table:table-cell office:value-type="string" calcext:value-type="string">
            <text:p>IsFemale</text:p>
          </table:table-cell>
          <table:table-cell table:formula="of:=IF([.F946]=&quot;&quot;;&quot;IsMale&quot;; [.F946])" office:value-type="string" office:string-value="IsFemale" calcext:value-type="string">
            <text:p>IsFemale</text:p>
          </table:table-cell>
          <table:table-cell/>
          <table:table-cell table:formula="of:=[.C946]" office:value-type="string" office:string-value="Korkem" calcext:value-type="string">
            <text:p>Korkem</text:p>
          </table:table-cell>
          <table:table-cell table:formula="of:=[.G94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uza" xlink:type="simple">Rauza</text:a>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1:11,539</text:p>
          </table:table-cell>
          <table:table-cell office:value-type="string" calcext:value-type="string">
            <text:p>IsFemale</text:p>
          </table:table-cell>
          <table:table-cell table:formula="of:=IF([.F947]=&quot;&quot;;&quot;IsMale&quot;; [.F947])" office:value-type="string" office:string-value="IsFemale" calcext:value-type="string">
            <text:p>IsFemale</text:p>
          </table:table-cell>
          <table:table-cell/>
          <table:table-cell table:formula="of:=[.C947]" office:value-type="string" office:string-value="Rauza" calcext:value-type="string">
            <text:p>Rauza</text:p>
          </table:table-cell>
          <table:table-cell table:formula="of:=[.G94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elya" xlink:type="simple">Nelya</text:a>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1:11,569</text:p>
          </table:table-cell>
          <table:table-cell office:value-type="string" calcext:value-type="string">
            <text:p>IsFemale</text:p>
          </table:table-cell>
          <table:table-cell table:formula="of:=IF([.F948]=&quot;&quot;;&quot;IsMale&quot;; [.F948])" office:value-type="string" office:string-value="IsFemale" calcext:value-type="string">
            <text:p>IsFemale</text:p>
          </table:table-cell>
          <table:table-cell/>
          <table:table-cell table:formula="of:=[.C948]" office:value-type="string" office:string-value="Nelya" calcext:value-type="string">
            <text:p>Nelya</text:p>
          </table:table-cell>
          <table:table-cell table:formula="of:=[.G948]" office:value-type="string" office:string-value="IsFemale" calcext:value-type="string">
            <text:p>IsFemale</text:p>
          </table:table-cell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nyl" xlink:type="simple">Zhanyl</text:a>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1:11,614</text:p>
          </table:table-cell>
          <table:table-cell office:value-type="string" calcext:value-type="string">
            <text:p>IsFemale</text:p>
          </table:table-cell>
          <table:table-cell table:formula="of:=IF([.F950]=&quot;&quot;;&quot;IsMale&quot;; [.F950])" office:value-type="string" office:string-value="IsFemale" calcext:value-type="string">
            <text:p>IsFemale</text:p>
          </table:table-cell>
          <table:table-cell/>
          <table:table-cell table:formula="of:=[.C950]" office:value-type="string" office:string-value="Zhanyl" calcext:value-type="string">
            <text:p>Zhanyl</text:p>
          </table:table-cell>
          <table:table-cell table:formula="of:=[.G95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anar" xlink:type="simple">Janar</text:a>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1:11,630</text:p>
          </table:table-cell>
          <table:table-cell office:value-type="string" calcext:value-type="string">
            <text:p>IsFemale</text:p>
          </table:table-cell>
          <table:table-cell table:formula="of:=IF([.F951]=&quot;&quot;;&quot;IsMale&quot;; [.F951])" office:value-type="string" office:string-value="IsFemale" calcext:value-type="string">
            <text:p>IsFemale</text:p>
          </table:table-cell>
          <table:table-cell/>
          <table:table-cell table:formula="of:=[.C951]" office:value-type="string" office:string-value="Janar" calcext:value-type="string">
            <text:p>Janar</text:p>
          </table:table-cell>
          <table:table-cell table:formula="of:=[.G95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isar" xlink:type="simple">Kaisar</text:a>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1:11,630</text:p>
          </table:table-cell>
          <table:table-cell/>
          <table:table-cell table:formula="of:=IF([.F952]=&quot;&quot;;&quot;IsMale&quot;; [.F952])" office:value-type="string" office:string-value="IsMale" calcext:value-type="string">
            <text:p>IsMale</text:p>
          </table:table-cell>
          <table:table-cell/>
          <table:table-cell table:formula="of:=[.C952]" office:value-type="string" office:string-value="Kaisar" calcext:value-type="string">
            <text:p>Kaisar</text:p>
          </table:table-cell>
          <table:table-cell table:formula="of:=[.G95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ilya" xlink:type="simple">Lilya</text:a>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1:11,630</text:p>
          </table:table-cell>
          <table:table-cell office:value-type="string" calcext:value-type="string">
            <text:p>IsFemale</text:p>
          </table:table-cell>
          <table:table-cell table:formula="of:=IF([.F953]=&quot;&quot;;&quot;IsMale&quot;; [.F953])" office:value-type="string" office:string-value="IsFemale" calcext:value-type="string">
            <text:p>IsFemale</text:p>
          </table:table-cell>
          <table:table-cell/>
          <table:table-cell table:formula="of:=[.C953]" office:value-type="string" office:string-value="Lilya" calcext:value-type="string">
            <text:p>Lilya</text:p>
          </table:table-cell>
          <table:table-cell table:formula="of:=[.G95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inabat" xlink:type="simple">Inabat</text:a>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1:11,645</text:p>
          </table:table-cell>
          <table:table-cell office:value-type="string" calcext:value-type="string">
            <text:p>IsFemale</text:p>
          </table:table-cell>
          <table:table-cell table:formula="of:=IF([.F954]=&quot;&quot;;&quot;IsMale&quot;; [.F954])" office:value-type="string" office:string-value="IsFemale" calcext:value-type="string">
            <text:p>IsFemale</text:p>
          </table:table-cell>
          <table:table-cell/>
          <table:table-cell table:formula="of:=[.C954]" office:value-type="string" office:string-value="Inabat" calcext:value-type="string">
            <text:p>Inabat</text:p>
          </table:table-cell>
          <table:table-cell table:formula="of:=[.G95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guzelya" xlink:type="simple">Guzelya</text:a>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1:11,668</text:p>
          </table:table-cell>
          <table:table-cell office:value-type="string" calcext:value-type="string">
            <text:p>IsFemale</text:p>
          </table:table-cell>
          <table:table-cell table:formula="of:=IF([.F955]=&quot;&quot;;&quot;IsMale&quot;; [.F955])" office:value-type="string" office:string-value="IsFemale" calcext:value-type="string">
            <text:p>IsFemale</text:p>
          </table:table-cell>
          <table:table-cell/>
          <table:table-cell table:formula="of:=[.C955]" office:value-type="string" office:string-value="Guzelya" calcext:value-type="string">
            <text:p>Guzelya</text:p>
          </table:table-cell>
          <table:table-cell table:formula="of:=[.G95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amina" xlink:type="simple">Ramina</text:a>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1:11,668</text:p>
          </table:table-cell>
          <table:table-cell office:value-type="string" calcext:value-type="string">
            <text:p>IsFemale</text:p>
          </table:table-cell>
          <table:table-cell table:formula="of:=IF([.F956]=&quot;&quot;;&quot;IsMale&quot;; [.F956])" office:value-type="string" office:string-value="IsFemale" calcext:value-type="string">
            <text:p>IsFemale</text:p>
          </table:table-cell>
          <table:table-cell/>
          <table:table-cell table:formula="of:=[.C956]" office:value-type="string" office:string-value="Ramina" calcext:value-type="string">
            <text:p>Ramina</text:p>
          </table:table-cell>
          <table:table-cell table:formula="of:=[.G95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alikhan" xlink:type="simple">Ualikhan</text:a>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1:11,676</text:p>
          </table:table-cell>
          <table:table-cell/>
          <table:table-cell table:formula="of:=IF([.F957]=&quot;&quot;;&quot;IsMale&quot;; [.F957])" office:value-type="string" office:string-value="IsMale" calcext:value-type="string">
            <text:p>IsMale</text:p>
          </table:table-cell>
          <table:table-cell/>
          <table:table-cell table:formula="of:=[.C957]" office:value-type="string" office:string-value="Ualikhan" calcext:value-type="string">
            <text:p>Ualikhan</text:p>
          </table:table-cell>
          <table:table-cell table:formula="of:=[.G95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tair" xlink:type="simple">Altair</text:a>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1:11,768</text:p>
          </table:table-cell>
          <table:table-cell/>
          <table:table-cell table:formula="of:=IF([.F958]=&quot;&quot;;&quot;IsMale&quot;; [.F958])" office:value-type="string" office:string-value="IsMale" calcext:value-type="string">
            <text:p>IsMale</text:p>
          </table:table-cell>
          <table:table-cell/>
          <table:table-cell table:formula="of:=[.C958]" office:value-type="string" office:string-value="Altair" calcext:value-type="string">
            <text:p>Altair</text:p>
          </table:table-cell>
          <table:table-cell table:formula="of:=[.G9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uan" xlink:type="simple">Kuan</text:a>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1:11,768</text:p>
          </table:table-cell>
          <table:table-cell/>
          <table:table-cell table:formula="of:=IF([.F959]=&quot;&quot;;&quot;IsMale&quot;; [.F959])" office:value-type="string" office:string-value="IsMale" calcext:value-type="string">
            <text:p>IsMale</text:p>
          </table:table-cell>
          <table:table-cell/>
          <table:table-cell table:formula="of:=[.C959]" office:value-type="string" office:string-value="Kuan" calcext:value-type="string">
            <text:p>Kuan</text:p>
          </table:table-cell>
          <table:table-cell table:formula="of:=[.G9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vira" xlink:type="simple">Gulvira</text:a>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1:11,792</text:p>
          </table:table-cell>
          <table:table-cell office:value-type="string" calcext:value-type="string">
            <text:p>IsFemale</text:p>
          </table:table-cell>
          <table:table-cell table:formula="of:=IF([.F960]=&quot;&quot;;&quot;IsMale&quot;; [.F960])" office:value-type="string" office:string-value="IsFemale" calcext:value-type="string">
            <text:p>IsFemale</text:p>
          </table:table-cell>
          <table:table-cell/>
          <table:table-cell table:formula="of:=[.C960]" office:value-type="string" office:string-value="Gulvira" calcext:value-type="string">
            <text:p>Gulvira</text:p>
          </table:table-cell>
          <table:table-cell table:formula="of:=[.G96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<text:a xlink:href="https://forebears.io/forenames/aybat" xlink:type="simple">Aybat</text:a>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1:11,808</text:p>
          </table:table-cell>
          <table:table-cell/>
          <table:table-cell table:formula="of:=IF([.F961]=&quot;&quot;;&quot;IsMale&quot;; [.F961])" office:value-type="string" office:string-value="IsMale" calcext:value-type="string">
            <text:p>IsMale</text:p>
          </table:table-cell>
          <table:table-cell/>
          <table:table-cell table:formula="of:=[.C961]" office:value-type="string" office:string-value="Aybat" calcext:value-type="string">
            <text:p>Aybat</text:p>
          </table:table-cell>
          <table:table-cell table:formula="of:=[.G961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962]=&quot;&quot;;&quot;IsMale&quot;; [.F962])" office:value-type="string" office:string-value="IsMale" calcext:value-type="string">
            <text:p>IsMale</text:p>
          </table:table-cell>
          <table:table-cell/>
          <table:table-cell table:formula="of:=[.C962]" office:value-type="float" office:value="0" calcext:value-type="float">
            <text:p>0</text:p>
          </table:table-cell>
          <table:table-cell table:formula="of:=[.G96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diya" xlink:type="simple">Adiya</text:a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:11,831</text:p>
          </table:table-cell>
          <table:table-cell office:value-type="string" calcext:value-type="string">
            <text:p>IsFemale</text:p>
          </table:table-cell>
          <table:table-cell table:formula="of:=IF([.F963]=&quot;&quot;;&quot;IsMale&quot;; [.F963])" office:value-type="string" office:string-value="IsFemale" calcext:value-type="string">
            <text:p>IsFemale</text:p>
          </table:table-cell>
          <table:table-cell/>
          <table:table-cell table:formula="of:=[.C963]" office:value-type="string" office:string-value="Adiya" calcext:value-type="string">
            <text:p>Adiya</text:p>
          </table:table-cell>
          <table:table-cell table:formula="of:=[.G96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ya" xlink:type="simple">Raya</text:a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:11,831</text:p>
          </table:table-cell>
          <table:table-cell office:value-type="string" calcext:value-type="string">
            <text:p>IsFemale</text:p>
          </table:table-cell>
          <table:table-cell table:formula="of:=IF([.F964]=&quot;&quot;;&quot;IsMale&quot;; [.F964])" office:value-type="string" office:string-value="IsFemale" calcext:value-type="string">
            <text:p>IsFemale</text:p>
          </table:table-cell>
          <table:table-cell/>
          <table:table-cell table:formula="of:=[.C964]" office:value-type="string" office:string-value="Raya" calcext:value-type="string">
            <text:p>Raya</text:p>
          </table:table-cell>
          <table:table-cell table:formula="of:=[.G9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bar" xlink:type="simple">Aibar</text:a>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1:11,855</text:p>
          </table:table-cell>
          <table:table-cell/>
          <table:table-cell table:formula="of:=IF([.F965]=&quot;&quot;;&quot;IsMale&quot;; [.F965])" office:value-type="string" office:string-value="IsMale" calcext:value-type="string">
            <text:p>IsMale</text:p>
          </table:table-cell>
          <table:table-cell/>
          <table:table-cell table:formula="of:=[.C965]" office:value-type="string" office:string-value="Aibar" calcext:value-type="string">
            <text:p>Aibar</text:p>
          </table:table-cell>
          <table:table-cell table:formula="of:=[.G9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nga" xlink:type="simple">Inga</text:a>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1:11,855</text:p>
          </table:table-cell>
          <table:table-cell office:value-type="string" calcext:value-type="string">
            <text:p>IsFemale</text:p>
          </table:table-cell>
          <table:table-cell table:formula="of:=IF([.F966]=&quot;&quot;;&quot;IsMale&quot;; [.F966])" office:value-type="string" office:string-value="IsFemale" calcext:value-type="string">
            <text:p>IsFemale</text:p>
          </table:table-cell>
          <table:table-cell/>
          <table:table-cell table:formula="of:=[.C966]" office:value-type="string" office:string-value="Inga" calcext:value-type="string">
            <text:p>Inga</text:p>
          </table:table-cell>
          <table:table-cell table:formula="of:=[.G96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lmira" xlink:type="simple">Ilmira</text:a>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1:11,863</text:p>
          </table:table-cell>
          <table:table-cell office:value-type="string" calcext:value-type="string">
            <text:p>IsFemale</text:p>
          </table:table-cell>
          <table:table-cell table:formula="of:=IF([.F967]=&quot;&quot;;&quot;IsMale&quot;; [.F967])" office:value-type="string" office:string-value="IsFemale" calcext:value-type="string">
            <text:p>IsFemale</text:p>
          </table:table-cell>
          <table:table-cell/>
          <table:table-cell table:formula="of:=[.C967]" office:value-type="string" office:string-value="Ilmira" calcext:value-type="string">
            <text:p>Ilmira</text:p>
          </table:table-cell>
          <table:table-cell table:formula="of:=[.G96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nka" xlink:type="simple">Zhanka</text:a>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1:11,871</text:p>
          </table:table-cell>
          <table:table-cell office:value-type="string" calcext:value-type="string">
            <text:p>IsFemale</text:p>
          </table:table-cell>
          <table:table-cell table:formula="of:=IF([.F968]=&quot;&quot;;&quot;IsMale&quot;; [.F968])" office:value-type="string" office:string-value="IsFemale" calcext:value-type="string">
            <text:p>IsFemale</text:p>
          </table:table-cell>
          <table:table-cell/>
          <table:table-cell table:formula="of:=[.C968]" office:value-type="string" office:string-value="Zhanka" calcext:value-type="string">
            <text:p>Zhanka</text:p>
          </table:table-cell>
          <table:table-cell table:formula="of:=[.G9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<text:a xlink:href="https://forebears.io/forenames/kamal" xlink:type="simple">Kamal</text:a>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1:11,911</text:p>
          </table:table-cell>
          <table:table-cell/>
          <table:table-cell table:formula="of:=IF([.F969]=&quot;&quot;;&quot;IsMale&quot;; [.F969])" office:value-type="string" office:string-value="IsMale" calcext:value-type="string">
            <text:p>IsMale</text:p>
          </table:table-cell>
          <table:table-cell/>
          <table:table-cell table:formula="of:=[.C969]" office:value-type="string" office:string-value="Kamal" calcext:value-type="string">
            <text:p>Kamal</text:p>
          </table:table-cell>
          <table:table-cell table:formula="of:=[.G9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gulya" xlink:type="simple">Nurgulya</text:a>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1:11,943</text:p>
          </table:table-cell>
          <table:table-cell office:value-type="string" calcext:value-type="string">
            <text:p>IsFemale</text:p>
          </table:table-cell>
          <table:table-cell table:formula="of:=IF([.F970]=&quot;&quot;;&quot;IsMale&quot;; [.F970])" office:value-type="string" office:string-value="IsFemale" calcext:value-type="string">
            <text:p>IsFemale</text:p>
          </table:table-cell>
          <table:table-cell/>
          <table:table-cell table:formula="of:=[.C970]" office:value-type="string" office:string-value="Nurgulya" calcext:value-type="string">
            <text:p>Nurgulya</text:p>
          </table:table-cell>
          <table:table-cell table:formula="of:=[.G97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a" xlink:type="simple">Aya</text:a>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1:11,991</text:p>
          </table:table-cell>
          <table:table-cell office:value-type="string" calcext:value-type="string">
            <text:p>IsFemale</text:p>
          </table:table-cell>
          <table:table-cell table:formula="of:=IF([.F971]=&quot;&quot;;&quot;IsMale&quot;; [.F971])" office:value-type="string" office:string-value="IsFemale" calcext:value-type="string">
            <text:p>IsFemale</text:p>
          </table:table-cell>
          <table:table-cell/>
          <table:table-cell table:formula="of:=[.C971]" office:value-type="string" office:string-value="Aya" calcext:value-type="string">
            <text:p>Aya</text:p>
          </table:table-cell>
          <table:table-cell table:formula="of:=[.G9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ktas" xlink:type="simple">Bektas</text:a>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1:12,024</text:p>
          </table:table-cell>
          <table:table-cell/>
          <table:table-cell table:formula="of:=IF([.F972]=&quot;&quot;;&quot;IsMale&quot;; [.F972])" office:value-type="string" office:string-value="IsMale" calcext:value-type="string">
            <text:p>IsMale</text:p>
          </table:table-cell>
          <table:table-cell/>
          <table:table-cell table:formula="of:=[.C972]" office:value-type="string" office:string-value="Bektas" calcext:value-type="string">
            <text:p>Bektas</text:p>
          </table:table-cell>
          <table:table-cell table:formula="of:=[.G972]" office:value-type="string" office:string-value="IsMale" calcext:value-type="string">
            <text:p>IsMale</text:p>
          </table:table-cell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iko" xlink:type="simple">Aiko</text:a>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1:12,089</text:p>
          </table:table-cell>
          <table:table-cell office:value-type="string" calcext:value-type="string">
            <text:p>IsFemale</text:p>
          </table:table-cell>
          <table:table-cell table:formula="of:=IF([.F974]=&quot;&quot;;&quot;IsMale&quot;; [.F974])" office:value-type="string" office:string-value="IsFemale" calcext:value-type="string">
            <text:p>IsFemale</text:p>
          </table:table-cell>
          <table:table-cell/>
          <table:table-cell table:formula="of:=[.C974]" office:value-type="string" office:string-value="Aiko" calcext:value-type="string">
            <text:p>Aiko</text:p>
          </table:table-cell>
          <table:table-cell table:formula="of:=[.G97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siba" xlink:type="simple">Nasiba</text:a>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:12,222</text:p>
          </table:table-cell>
          <table:table-cell office:value-type="string" calcext:value-type="string">
            <text:p>IsFemale</text:p>
          </table:table-cell>
          <table:table-cell table:formula="of:=IF([.F975]=&quot;&quot;;&quot;IsMale&quot;; [.F975])" office:value-type="string" office:string-value="IsFemale" calcext:value-type="string">
            <text:p>IsFemale</text:p>
          </table:table-cell>
          <table:table-cell/>
          <table:table-cell table:formula="of:=[.C975]" office:value-type="string" office:string-value="Nasiba" calcext:value-type="string">
            <text:p>Nasiba</text:p>
          </table:table-cell>
          <table:table-cell table:formula="of:=[.G97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rano" xlink:type="simple">Rano</text:a>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1:12,316</text:p>
          </table:table-cell>
          <table:table-cell office:value-type="string" calcext:value-type="string">
            <text:p>IsFemale</text:p>
          </table:table-cell>
          <table:table-cell table:formula="of:=IF([.F976]=&quot;&quot;;&quot;IsMale&quot;; [.F976])" office:value-type="string" office:string-value="IsFemale" calcext:value-type="string">
            <text:p>IsFemale</text:p>
          </table:table-cell>
          <table:table-cell/>
          <table:table-cell table:formula="of:=[.C976]" office:value-type="string" office:string-value="Rano" calcext:value-type="string">
            <text:p>Rano</text:p>
          </table:table-cell>
          <table:table-cell table:formula="of:=[.G97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<text:a xlink:href="https://forebears.io/forenames/tlek" xlink:type="simple">Tlek</text:a>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:12,324</text:p>
          </table:table-cell>
          <table:table-cell/>
          <table:table-cell table:formula="of:=IF([.F977]=&quot;&quot;;&quot;IsMale&quot;; [.F977])" office:value-type="string" office:string-value="IsMale" calcext:value-type="string">
            <text:p>IsMale</text:p>
          </table:table-cell>
          <table:table-cell/>
          <table:table-cell table:formula="of:=[.C977]" office:value-type="string" office:string-value="Tlek" calcext:value-type="string">
            <text:p>Tlek</text:p>
          </table:table-cell>
          <table:table-cell table:formula="of:=[.G97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ere" xlink:type="simple">Zere</text:a>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1:12,350</text:p>
          </table:table-cell>
          <table:table-cell office:value-type="string" calcext:value-type="string">
            <text:p>IsFemale</text:p>
          </table:table-cell>
          <table:table-cell table:formula="of:=IF([.F978]=&quot;&quot;;&quot;IsMale&quot;; [.F978])" office:value-type="string" office:string-value="IsFemale" calcext:value-type="string">
            <text:p>IsFemale</text:p>
          </table:table-cell>
          <table:table-cell/>
          <table:table-cell table:formula="of:=[.C978]" office:value-type="string" office:string-value="Zere" calcext:value-type="string">
            <text:p>Zere</text:p>
          </table:table-cell>
          <table:table-cell table:formula="of:=[.G97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eyirzhan" xlink:type="simple">Meyirzhan</text:a>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1:12,359</text:p>
          </table:table-cell>
          <table:table-cell/>
          <table:table-cell table:formula="of:=IF([.F979]=&quot;&quot;;&quot;IsMale&quot;; [.F979])" office:value-type="string" office:string-value="IsMale" calcext:value-type="string">
            <text:p>IsMale</text:p>
          </table:table-cell>
          <table:table-cell/>
          <table:table-cell table:formula="of:=[.C979]" office:value-type="string" office:string-value="Meyirzhan" calcext:value-type="string">
            <text:p>Meyirzhan</text:p>
          </table:table-cell>
          <table:table-cell table:formula="of:=[.G9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zhasmin" xlink:type="simple">Zhasmin</text:a>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1:12,489</text:p>
          </table:table-cell>
          <table:table-cell office:value-type="string" calcext:value-type="string">
            <text:p>IsFemale</text:p>
          </table:table-cell>
          <table:table-cell table:formula="of:=IF([.F980]=&quot;&quot;;&quot;IsMale&quot;; [.F980])" office:value-type="string" office:string-value="IsFemale" calcext:value-type="string">
            <text:p>IsFemale</text:p>
          </table:table-cell>
          <table:table-cell/>
          <table:table-cell table:formula="of:=[.C980]" office:value-type="string" office:string-value="Zhasmin" calcext:value-type="string">
            <text:p>Zhasmin</text:p>
          </table:table-cell>
          <table:table-cell table:formula="of:=[.G98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naz" xlink:type="simple">Ernaz</text:a>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1:12,542</text:p>
          </table:table-cell>
          <table:table-cell/>
          <table:table-cell table:formula="of:=IF([.F981]=&quot;&quot;;&quot;IsMale&quot;; [.F981])" office:value-type="string" office:string-value="IsMale" calcext:value-type="string">
            <text:p>IsMale</text:p>
          </table:table-cell>
          <table:table-cell/>
          <table:table-cell table:formula="of:=[.C981]" office:value-type="string" office:string-value="Ernaz" calcext:value-type="string">
            <text:p>Ernaz</text:p>
          </table:table-cell>
          <table:table-cell table:formula="of:=[.G98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anali" xlink:type="simple">Asanali</text:a>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1:12,586</text:p>
          </table:table-cell>
          <table:table-cell/>
          <table:table-cell table:formula="of:=IF([.F982]=&quot;&quot;;&quot;IsMale&quot;; [.F982])" office:value-type="string" office:string-value="IsMale" calcext:value-type="string">
            <text:p>IsMale</text:p>
          </table:table-cell>
          <table:table-cell/>
          <table:table-cell table:formula="of:=[.C982]" office:value-type="string" office:string-value="Asanali" calcext:value-type="string">
            <text:p>Asanali</text:p>
          </table:table-cell>
          <table:table-cell table:formula="of:=[.G9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jan" xlink:type="simple">Erjan</text:a>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1:12,604</text:p>
          </table:table-cell>
          <table:table-cell/>
          <table:table-cell table:formula="of:=IF([.F983]=&quot;&quot;;&quot;IsMale&quot;; [.F983])" office:value-type="string" office:string-value="IsMale" calcext:value-type="string">
            <text:p>IsMale</text:p>
          </table:table-cell>
          <table:table-cell/>
          <table:table-cell table:formula="of:=[.C983]" office:value-type="string" office:string-value="Erjan" calcext:value-type="string">
            <text:p>Erjan</text:p>
          </table:table-cell>
          <table:table-cell table:formula="of:=[.G9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iger" xlink:type="simple">Zhiger</text:a>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1:12,604</text:p>
          </table:table-cell>
          <table:table-cell/>
          <table:table-cell table:formula="of:=IF([.F984]=&quot;&quot;;&quot;IsMale&quot;; [.F984])" office:value-type="string" office:string-value="IsMale" calcext:value-type="string">
            <text:p>IsMale</text:p>
          </table:table-cell>
          <table:table-cell/>
          <table:table-cell table:formula="of:=[.C984]" office:value-type="string" office:string-value="Zhiger" calcext:value-type="string">
            <text:p>Zhiger</text:p>
          </table:table-cell>
          <table:table-cell table:formula="of:=[.G9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nial" xlink:type="simple">Danial</text:a>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1:12,649</text:p>
          </table:table-cell>
          <table:table-cell/>
          <table:table-cell table:formula="of:=IF([.F985]=&quot;&quot;;&quot;IsMale&quot;; [.F985])" office:value-type="string" office:string-value="IsMale" calcext:value-type="string">
            <text:p>IsMale</text:p>
          </table:table-cell>
          <table:table-cell/>
          <table:table-cell table:formula="of:=[.C985]" office:value-type="string" office:string-value="Danial" calcext:value-type="string">
            <text:p>Danial</text:p>
          </table:table-cell>
          <table:table-cell table:formula="of:=[.G9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eirambek" xlink:type="simple">Meirambek</text:a>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1:12,658</text:p>
          </table:table-cell>
          <table:table-cell/>
          <table:table-cell table:formula="of:=IF([.F986]=&quot;&quot;;&quot;IsMale&quot;; [.F986])" office:value-type="string" office:string-value="IsMale" calcext:value-type="string">
            <text:p>IsMale</text:p>
          </table:table-cell>
          <table:table-cell/>
          <table:table-cell table:formula="of:=[.C986]" office:value-type="string" office:string-value="Meirambek" calcext:value-type="string">
            <text:p>Meirambek</text:p>
          </table:table-cell>
          <table:table-cell table:formula="of:=[.G98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asil" xlink:type="simple">Erasil</text:a>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1:12,667</text:p>
          </table:table-cell>
          <table:table-cell/>
          <table:table-cell table:formula="of:=IF([.F987]=&quot;&quot;;&quot;IsMale&quot;; [.F987])" office:value-type="string" office:string-value="IsMale" calcext:value-type="string">
            <text:p>IsMale</text:p>
          </table:table-cell>
          <table:table-cell/>
          <table:table-cell table:formula="of:=[.C987]" office:value-type="string" office:string-value="Erasil" calcext:value-type="string">
            <text:p>Erasil</text:p>
          </table:table-cell>
          <table:table-cell table:formula="of:=[.G98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tvey" xlink:type="simple">Matvey</text:a>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1:12,685</text:p>
          </table:table-cell>
          <table:table-cell/>
          <table:table-cell table:formula="of:=IF([.F988]=&quot;&quot;;&quot;IsMale&quot;; [.F988])" office:value-type="string" office:string-value="IsMale" calcext:value-type="string">
            <text:p>IsMale</text:p>
          </table:table-cell>
          <table:table-cell/>
          <table:table-cell table:formula="of:=[.C988]" office:value-type="string" office:string-value="Matvey" calcext:value-type="string">
            <text:p>Matvey</text:p>
          </table:table-cell>
          <table:table-cell table:formula="of:=[.G98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<text:a xlink:href="https://forebears.io/forenames/simbat" xlink:type="simple">Simbat</text:a>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1:12,685</text:p>
          </table:table-cell>
          <table:table-cell office:value-type="string" calcext:value-type="string">
            <text:p>IsFemale</text:p>
          </table:table-cell>
          <table:table-cell table:formula="of:=IF([.F989]=&quot;&quot;;&quot;IsMale&quot;; [.F989])" office:value-type="string" office:string-value="IsFemale" calcext:value-type="string">
            <text:p>IsFemale</text:p>
          </table:table-cell>
          <table:table-cell/>
          <table:table-cell table:formula="of:=[.C989]" office:value-type="string" office:string-value="Simbat" calcext:value-type="string">
            <text:p>Simbat</text:p>
          </table:table-cell>
          <table:table-cell table:formula="of:=[.G989]" office:value-type="string" office:string-value="IsFemale" calcext:value-type="string">
            <text:p>IsFemale</text:p>
          </table:table-cell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" xlink:type="simple">Zha</text:a>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1:12,713</text:p>
          </table:table-cell>
          <table:table-cell/>
          <table:table-cell table:formula="of:=IF([.F991]=&quot;&quot;;&quot;IsMale&quot;; [.F991])" office:value-type="string" office:string-value="IsMale" calcext:value-type="string">
            <text:p>IsMale</text:p>
          </table:table-cell>
          <table:table-cell/>
          <table:table-cell table:formula="of:=[.C991]" office:value-type="string" office:string-value="Zha" calcext:value-type="string">
            <text:p>Zha</text:p>
          </table:table-cell>
          <table:table-cell table:formula="of:=[.G991]" office:value-type="string" office:string-value="IsMale" calcext:value-type="string">
            <text:p>IsMale</text:p>
          </table:table-cell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dam" xlink:type="simple">Adam</text:a>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:12,731</text:p>
          </table:table-cell>
          <table:table-cell/>
          <table:table-cell table:formula="of:=IF([.F993]=&quot;&quot;;&quot;IsMale&quot;; [.F993])" office:value-type="string" office:string-value="IsMale" calcext:value-type="string">
            <text:p>IsMale</text:p>
          </table:table-cell>
          <table:table-cell/>
          <table:table-cell table:formula="of:=[.C993]" office:value-type="string" office:string-value="Adam" calcext:value-type="string">
            <text:p>Adam</text:p>
          </table:table-cell>
          <table:table-cell table:formula="of:=[.G99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aira" xlink:type="simple">Maira</text:a>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:12,731</text:p>
          </table:table-cell>
          <table:table-cell office:value-type="string" calcext:value-type="string">
            <text:p>IsFemale</text:p>
          </table:table-cell>
          <table:table-cell table:formula="of:=IF([.F994]=&quot;&quot;;&quot;IsMale&quot;; [.F994])" office:value-type="string" office:string-value="IsFemale" calcext:value-type="string">
            <text:p>IsFemale</text:p>
          </table:table-cell>
          <table:table-cell/>
          <table:table-cell table:formula="of:=[.C994]" office:value-type="string" office:string-value="Maira" calcext:value-type="string">
            <text:p>Maira</text:p>
          </table:table-cell>
          <table:table-cell table:formula="of:=[.G99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sym" xlink:type="simple">Kasym</text:a>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1:12,740</text:p>
          </table:table-cell>
          <table:table-cell/>
          <table:table-cell table:formula="of:=IF([.F995]=&quot;&quot;;&quot;IsMale&quot;; [.F995])" office:value-type="string" office:string-value="IsMale" calcext:value-type="string">
            <text:p>IsMale</text:p>
          </table:table-cell>
          <table:table-cell/>
          <table:table-cell table:formula="of:=[.C995]" office:value-type="string" office:string-value="Kasym" calcext:value-type="string">
            <text:p>Kasym</text:p>
          </table:table-cell>
          <table:table-cell table:formula="of:=[.G99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bergen" xlink:type="simple">Nurbergen</text:a>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1:12,740</text:p>
          </table:table-cell>
          <table:table-cell/>
          <table:table-cell table:formula="of:=IF([.F996]=&quot;&quot;;&quot;IsMale&quot;; [.F996])" office:value-type="string" office:string-value="IsMale" calcext:value-type="string">
            <text:p>IsMale</text:p>
          </table:table-cell>
          <table:table-cell/>
          <table:table-cell table:formula="of:=[.C996]" office:value-type="string" office:string-value="Nurbergen" calcext:value-type="string">
            <text:p>Nurbergen</text:p>
          </table:table-cell>
          <table:table-cell table:formula="of:=[.G99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manzhan" xlink:type="simple">Amanzhan</text:a>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1:12,777</text:p>
          </table:table-cell>
          <table:table-cell/>
          <table:table-cell table:formula="of:=IF([.F997]=&quot;&quot;;&quot;IsMale&quot;; [.F997])" office:value-type="string" office:string-value="IsMale" calcext:value-type="string">
            <text:p>IsMale</text:p>
          </table:table-cell>
          <table:table-cell/>
          <table:table-cell table:formula="of:=[.C997]" office:value-type="string" office:string-value="Amanzhan" calcext:value-type="string">
            <text:p>Amanzhan</text:p>
          </table:table-cell>
          <table:table-cell table:formula="of:=[.G99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arema" xlink:type="simple">Zarema</text:a>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1:12,795</text:p>
          </table:table-cell>
          <table:table-cell office:value-type="string" calcext:value-type="string">
            <text:p>IsFemale</text:p>
          </table:table-cell>
          <table:table-cell table:formula="of:=IF([.F998]=&quot;&quot;;&quot;IsMale&quot;; [.F998])" office:value-type="string" office:string-value="IsFemale" calcext:value-type="string">
            <text:p>IsFemale</text:p>
          </table:table-cell>
          <table:table-cell/>
          <table:table-cell table:formula="of:=[.C998]" office:value-type="string" office:string-value="Zarema" calcext:value-type="string">
            <text:p>Zarema</text:p>
          </table:table-cell>
          <table:table-cell table:formula="of:=[.G99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edeu" xlink:type="simple">Medeu</text:a>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1:12,804</text:p>
          </table:table-cell>
          <table:table-cell/>
          <table:table-cell table:formula="of:=IF([.F999]=&quot;&quot;;&quot;IsMale&quot;; [.F999])" office:value-type="string" office:string-value="IsMale" calcext:value-type="string">
            <text:p>IsMale</text:p>
          </table:table-cell>
          <table:table-cell/>
          <table:table-cell table:formula="of:=[.C999]" office:value-type="string" office:string-value="Medeu" calcext:value-type="string">
            <text:p>Medeu</text:p>
          </table:table-cell>
          <table:table-cell table:formula="of:=[.G99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naz" xlink:type="simple">Naz</text:a>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1:12,804</text:p>
          </table:table-cell>
          <table:table-cell office:value-type="string" calcext:value-type="string">
            <text:p>IsFemale</text:p>
          </table:table-cell>
          <table:table-cell table:formula="of:=IF([.F1000]=&quot;&quot;;&quot;IsMale&quot;; [.F1000])" office:value-type="string" office:string-value="IsFemale" calcext:value-type="string">
            <text:p>IsFemale</text:p>
          </table:table-cell>
          <table:table-cell/>
          <table:table-cell table:formula="of:=[.C1000]" office:value-type="string" office:string-value="Naz" calcext:value-type="string">
            <text:p>Naz</text:p>
          </table:table-cell>
          <table:table-cell table:formula="of:=[.G100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zhana" xlink:type="simple">Aizhana</text:a>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1:12,823</text:p>
          </table:table-cell>
          <table:table-cell office:value-type="string" calcext:value-type="string">
            <text:p>IsFemale</text:p>
          </table:table-cell>
          <table:table-cell table:formula="of:=IF([.F1001]=&quot;&quot;;&quot;IsMale&quot;; [.F1001])" office:value-type="string" office:string-value="IsFemale" calcext:value-type="string">
            <text:p>IsFemale</text:p>
          </table:table-cell>
          <table:table-cell/>
          <table:table-cell table:formula="of:=[.C1001]" office:value-type="string" office:string-value="Aizhana" calcext:value-type="string">
            <text:p>Aizhana</text:p>
          </table:table-cell>
          <table:table-cell table:formula="of:=[.G100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sel" xlink:type="simple">Marsel</text:a>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1:12,823</text:p>
          </table:table-cell>
          <table:table-cell/>
          <table:table-cell table:formula="of:=IF([.F1002]=&quot;&quot;;&quot;IsMale&quot;; [.F1002])" office:value-type="string" office:string-value="IsMale" calcext:value-type="string">
            <text:p>IsMale</text:p>
          </table:table-cell>
          <table:table-cell/>
          <table:table-cell table:formula="of:=[.C1002]" office:value-type="string" office:string-value="Marsel" calcext:value-type="string">
            <text:p>Marsel</text:p>
          </table:table-cell>
          <table:table-cell table:formula="of:=[.G10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unira" xlink:type="simple">Munira</text:a>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1:12,832</text:p>
          </table:table-cell>
          <table:table-cell office:value-type="string" calcext:value-type="string">
            <text:p>IsFemale</text:p>
          </table:table-cell>
          <table:table-cell table:formula="of:=IF([.F1003]=&quot;&quot;;&quot;IsMale&quot;; [.F1003])" office:value-type="string" office:string-value="IsFemale" calcext:value-type="string">
            <text:p>IsFemale</text:p>
          </table:table-cell>
          <table:table-cell/>
          <table:table-cell table:formula="of:=[.C1003]" office:value-type="string" office:string-value="Munira" calcext:value-type="string">
            <text:p>Munira</text:p>
          </table:table-cell>
          <table:table-cell table:formula="of:=[.G1003]" office:value-type="string" office:string-value="IsFemale" calcext:value-type="string">
            <text:p>Is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16:16:41.0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6T10:59:14.086000000</meta:creation-date>
    <dc:date>2021-09-08T19:23:54.241000000</dc:date>
    <meta:editing-duration>PT2H56M9S</meta:editing-duration>
    <meta:editing-cycles>7</meta:editing-cycles>
    <meta:generator>LibreOffice/7.0.6.2$Windows_X86_64 LibreOffice_project/144abb84a525d8e30c9dbbefa69cbbf2d8d4ae3b</meta:generator>
    <meta:document-statistic meta:table-count="1" meta:cell-count="8246" meta:object-count="0"/>
  </office:meta>
</office:document-meta>
</file>